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mbria" svg:font-family="Cambria"/>
    <style:font-face style:name="Consolas" svg:font-family="Consolas"/>
    <style:font-face style:name="Trebuchet MS" svg:font-family="Trebuchet M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P2" style:family="paragraph" style:parent-style-name="Standard">
      <style:paragraph-properties fo:text-align="center" fo:break-before="auto" fo:line-height="100%" fo:margin-top="0.423cm" style:writing-mode="lr-tb"/>
    </style:style>
    <style:style style:name="T2_1" style:family="text">
      <style:text-properties style:font-name="Cambria" fo:font-size="18pt" style:font-name-asian="Cambria" style:font-size-asian="18pt" style:font-name-complex="Cambria" style:font-size-complex="18pt" fo:font-weight="bold" style:font-weight-asian="bold" style:font-weight-complex="bold"/>
    </style:style>
    <style:style style:name="T2_2" style:family="text">
      <style:text-properties style:font-name="Cambria" fo:font-size="18pt" style:font-name-asian="Cambria" style:font-size-asian="18pt" style:font-name-complex="Cambria" style:font-size-complex="18pt" fo:font-weight="bold" style:font-weight-asian="bold" style:font-weight-complex="bold"/>
    </style:style>
    <style:style style:name="P3" style:family="paragraph" style:parent-style-name="Standard">
      <style:paragraph-properties fo:text-align="center" fo:break-before="auto" fo:line-height="100%" fo:margin-top="0.423cm" style:writing-mode="lr-tb"/>
    </style:style>
    <style:style style:name="T3_1" style:family="text">
      <style:text-properties style:font-name="Cambria" fo:font-size="18pt" style:font-name-asian="Cambria" style:font-size-asian="18pt" style:font-name-complex="Cambria" style:font-size-complex="18pt" fo:font-weight="bold" style:font-weight-asian="bold" style:font-weight-complex="bold"/>
    </style:style>
    <style:style style:name="T3_2" style:family="text">
      <style:text-properties style:font-name="Cambria" fo:font-size="18pt" style:font-name-asian="Cambria" style:font-size-asian="18pt" style:font-name-complex="Cambria" style:font-size-complex="18pt" fo:font-weight="bold" style:font-weight-asian="bold" style:font-weight-complex="bold"/>
    </style:style>
    <style:style style:name="T3_3" style:family="text">
      <style:text-properties style:font-name="Cambria" fo:font-size="18pt" style:font-name-asian="Cambria" style:font-size-asian="18pt" style:font-name-complex="Cambria" style:font-size-complex="18pt" fo:font-weight="bold" style:font-weight-asian="bold" style:font-weight-complex="bold"/>
    </style:style>
    <style:style style:name="T3_4" style:family="text">
      <style:text-properties style:font-name="Cambria" fo:font-size="18pt" style:font-name-asian="Cambria" style:font-size-asian="18pt" style:font-name-complex="Cambria" style:font-size-complex="18pt" fo:font-weight="bold" style:font-weight-asian="bold" style:font-weight-complex="bold"/>
    </style:style>
    <style:style style:name="T3_5" style:family="text">
      <style:text-properties style:font-name="Cambria" fo:font-size="18pt" style:font-name-asian="Cambria" style:font-size-asian="18pt" style:font-name-complex="Cambria" style:font-size-complex="18pt" fo:font-weight="bold" style:font-weight-asian="bold" style:font-weight-complex="bold"/>
    </style:style>
    <style:style style:name="T3_6" style:family="text">
      <style:text-properties style:font-name="Cambria" fo:font-size="18pt" style:font-name-asian="Cambria" style:font-size-asian="18pt" style:font-name-complex="Cambria" style:font-size-complex="18pt" fo:font-weight="bold" style:font-weight-asian="bold" style:font-weight-complex="bold"/>
    </style:style>
    <style:style style:name="T3_7" style:family="text">
      <style:text-properties style:font-name="Cambria" fo:font-size="18pt" style:font-name-asian="Cambria" style:font-size-asian="18pt" style:font-name-complex="Cambria" style:font-size-complex="18pt" fo:font-weight="bold" style:font-weight-asian="bold" style:font-weight-complex="bold"/>
    </style:style>
    <style:style style:name="P4" style:family="paragraph" style:parent-style-name="Standard">
      <style:paragraph-properties fo:text-align="center" fo:break-before="auto" fo:line-height="100%" fo:margin-top="0.423cm" fo:margin-bottom="0.212cm" style:writing-mode="lr-tb"/>
    </style:style>
    <style:style style:name="T4_1" style:family="text">
      <style:text-properties fo:font-style="italic" style:font-style-asian="italic" style:font-style-complex="italic" style:font-name="Cambria" fo:font-size="14pt" style:font-name-asian="Cambria" style:font-size-asian="14pt" style:font-name-complex="Cambria" style:font-size-complex="14pt"/>
    </style:style>
    <style:style style:name="T4_2" style:family="text">
      <style:text-properties fo:font-style="italic" style:font-style-asian="italic" style:font-style-complex="italic" style:font-name="Cambria" fo:font-size="14pt" style:font-name-asian="Cambria" style:font-size-asian="14pt" style:font-name-complex="Cambria" style:font-size-complex="14pt"/>
    </style:style>
    <style:style style:name="T4_3" style:family="text">
      <style:text-properties fo:font-style="italic" style:font-style-asian="italic" style:font-style-complex="italic" style:font-name="Cambria" fo:font-size="14pt" style:font-name-asian="Cambria" style:font-size-asian="14pt" style:font-name-complex="Cambria" style:font-size-complex="14pt"/>
    </style:style>
    <style:style style:name="T4_4" style:family="text">
      <style:text-properties fo:font-style="italic" style:font-style-asian="italic" style:font-style-complex="italic" style:font-name="Cambria" fo:font-size="14pt" style:font-name-asian="Cambria" style:font-size-asian="14pt" style:font-name-complex="Cambria" style:font-size-complex="14pt"/>
    </style:style>
    <style:style style:name="T4_5" style:family="text">
      <style:text-properties fo:font-style="italic" style:font-style-asian="italic" style:font-style-complex="italic" style:font-name="Cambria" fo:font-size="14pt" style:font-name-asian="Cambria" style:font-size-asian="14pt" style:font-name-complex="Cambria" style:font-size-complex="14pt"/>
    </style:style>
    <style:style style:name="P5" style:family="paragraph" style:parent-style-name="Standard">
      <style:paragraph-properties fo:text-align="center" fo:break-before="auto" fo:line-height="100%" fo:margin-bottom="0.212cm" style:writing-mode="lr-tb"/>
    </style:style>
    <style:style style:name="T5_1" style:family="text">
      <style:text-properties style:font-name="Verdana" fo:font-size="12pt" style:font-name-asian="Verdana" style:font-size-asian="12pt" style:font-name-complex="Verdana" style:font-size-complex="12pt"/>
    </style:style>
    <style:style style:name="T5_2" style:family="text">
      <style:text-properties style:font-name="Verdana" fo:font-size="12pt" style:font-name-asian="Verdana" style:font-size-asian="12pt" style:font-name-complex="Verdana" style:font-size-complex="12pt"/>
    </style:style>
    <style:style style:name="T5_3" style:family="text">
      <style:text-properties style:font-name="Verdana" fo:font-size="12pt" style:font-name-asian="Verdana" style:font-size-asian="12pt" style:font-name-complex="Verdana" style:font-size-complex="12pt"/>
    </style:style>
    <style:style style:name="T5_4" style:family="text">
      <style:text-properties style:font-name="Verdana" fo:font-size="12pt" style:font-name-asian="Verdana" style:font-size-asian="12pt" style:font-name-complex="Verdana" style:font-size-complex="12pt"/>
    </style:style>
    <style:style style:name="T5_5" style:family="text">
      <style:text-properties style:font-name="Verdana" fo:font-size="12pt" style:font-name-asian="Verdana" style:font-size-asian="12pt" style:font-name-complex="Verdana" style:font-size-complex="12pt"/>
    </style:style>
    <style:style style:name="P6" style:family="paragraph" style:parent-style-name="Standard">
      <style:paragraph-properties fo:text-align="center" fo:break-before="auto" fo:line-height="100%" fo:margin-bottom="0.212cm" style:writing-mode="lr-tb"/>
    </style:style>
    <style:style style:name="T6_1" style:family="text">
      <style:text-properties style:font-name="Verdana" fo:font-size="12pt" style:font-name-asian="Verdana" style:font-size-asian="12pt" style:font-name-complex="Verdana" style:font-size-complex="12pt"/>
    </style:style>
    <style:style style:name="T6_2" style:family="text">
      <style:text-properties style:font-name="Verdana" fo:font-size="12pt" style:font-name-asian="Verdana" style:font-size-asian="12pt" style:font-name-complex="Verdana" style:font-size-complex="12pt"/>
    </style:style>
    <style:style style:name="T6_3" style:family="text">
      <style:text-properties style:font-name="Verdana" fo:font-size="12pt" style:font-name-asian="Verdana" style:font-size-asian="12pt" style:font-name-complex="Verdana" style:font-size-complex="12pt"/>
    </style:style>
    <style:style style:name="T6_4" style:family="text">
      <style:text-properties style:font-name="Verdana" fo:font-size="12pt" style:font-name-asian="Verdana" style:font-size-asian="12pt" style:font-name-complex="Verdana" style:font-size-complex="12pt"/>
    </style:style>
    <style:style style:name="T6_5" style:family="text">
      <style:text-properties style:font-name="Verdana" fo:font-size="12pt" style:font-name-asian="Verdana" style:font-size-asian="12pt" style:font-name-complex="Verdana" style:font-size-complex="12pt"/>
    </style:style>
    <style:style style:name="T6_6" style:family="text">
      <style:text-properties style:font-name="Verdana" fo:font-size="12pt" style:font-name-asian="Verdana" style:font-size-asian="12pt" style:font-name-complex="Verdana" style:font-size-complex="12pt"/>
    </style:style>
    <style:style style:name="T6_7" style:family="text">
      <style:text-properties style:font-name="Verdana" fo:font-size="12pt" style:font-name-asian="Verdana" style:font-size-asian="12pt" style:font-name-complex="Verdana" style:font-size-complex="12pt"/>
    </style:style>
    <style:style style:name="T6_8" style:family="text">
      <style:text-properties style:font-name="Verdana" fo:font-size="12pt" style:font-name-asian="Verdana" style:font-size-asian="12pt" style:font-name-complex="Verdana" style:font-size-complex="12pt"/>
    </style:style>
    <style:style style:name="T6_9" style:family="text">
      <style:text-properties style:font-name="Verdana" fo:font-size="12pt" style:font-name-asian="Verdana" style:font-size-asian="12pt" style:font-name-complex="Verdana" style:font-size-complex="12pt"/>
    </style:style>
    <style:style style:name="P7" style:family="paragraph" style:parent-style-name="Standard">
      <style:paragraph-properties fo:break-before="auto" fo:line-height="100%" fo:margin-bottom="0.212cm" style:writing-mode="lr-tb"/>
    </style:style>
    <style:style style:name="T7_1" style:family="text">
      <style:text-properties style:font-name="Verdana" fo:font-size="12pt" style:font-name-asian="Verdana" style:font-size-asian="12pt" style:font-name-complex="Verdana" style:font-size-complex="12pt"/>
    </style:style>
    <style:style style:name="T7_2" style:family="text">
      <style:text-properties style:font-name="Verdana" fo:font-size="12pt" style:font-name-asian="Verdana" style:font-size-asian="12pt" style:font-name-complex="Verdana" style:font-size-complex="12pt"/>
    </style:style>
    <style:style style:name="P8" style:family="paragraph" style:parent-style-name="Standard">
      <style:paragraph-properties fo:break-before="auto" fo:line-height="100%" fo:margin-bottom="0.212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7.197cm"/>
    </style:style>
    <style:style style:name="Column2" style:family="table-column">
      <style:table-column-properties style:column-width="1.984cm"/>
    </style:style>
    <style:style style:name="Column3" style:family="table-column">
      <style:table-column-properties style:column-width="7.329cm"/>
    </style:style>
    <style:style style:name="Row1" style:family="table-row"/>
    <style:style style:name="Cell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Row2" style:family="table-row"/>
    <style:style style:name="Cell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break-before="auto" fo:line-height="100%" fo:margin-bottom="0.212cm" style:writing-mode="lr-tb"/>
    </style:style>
    <style:style style:name="P25" style:family="paragraph" style:parent-style-name="Standard">
      <style:paragraph-properties fo:break-before="auto" fo:line-height="100%" fo:margin-bottom="0.212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26" style:family="paragraph" style:parent-style-name="Standard">
      <style:paragraph-properties fo:break-before="auto" fo:line-height="100%" fo:margin-bottom="0.212cm" style:writing-mode="lr-tb"/>
    </style:style>
    <style:style style:name="T26_1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6_2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6_3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6_4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6_5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6_6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6_7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6_8" style:family="text">
      <style:text-properties style:font-name="Verdana" fo:font-size="12pt" style:font-name-asian="Verdana" style:font-size-asian="12pt" style:font-name-complex="Verdana" style:font-size-complex="12pt"/>
    </style:style>
    <style:style style:name="T26_9" style:family="text">
      <style:text-properties style:font-name="Verdana" fo:font-size="12pt" style:font-name-asian="Verdana" style:font-size-asian="12pt" style:font-name-complex="Verdana" style:font-size-complex="12pt"/>
    </style:style>
    <style:style style:name="T26_10" style:family="text">
      <style:text-properties style:font-name="Verdana" fo:font-size="12pt" style:font-name-asian="Verdana" style:font-size-asian="12pt" style:font-name-complex="Verdana" style:font-size-complex="12pt"/>
    </style:style>
    <style:style style:name="T26_11" style:family="text">
      <style:text-properties style:font-name="Verdana" fo:font-size="12pt" style:font-name-asian="Verdana" style:font-size-asian="12pt" style:font-name-complex="Verdana" style:font-size-complex="12pt"/>
    </style:style>
    <style:style style:name="T26_12" style:family="text">
      <style:text-properties style:font-name="Verdana" fo:font-size="12pt" style:font-name-asian="Verdana" style:font-size-asian="12pt" style:font-name-complex="Verdana" style:font-size-complex="12pt"/>
    </style:style>
    <style:style style:name="T26_13" style:family="text">
      <style:text-properties style:font-name="Verdana" fo:font-size="12pt" style:font-name-asian="Verdana" style:font-size-asian="12pt" style:font-name-complex="Verdana" style:font-size-complex="12pt"/>
    </style:style>
    <style:style style:name="T26_14" style:family="text">
      <style:text-properties style:font-name="Verdana" fo:font-size="12pt" style:font-name-asian="Verdana" style:font-size-asian="12pt" style:font-name-complex="Verdana" style:font-size-complex="12pt"/>
    </style:style>
    <style:style style:name="T26_15" style:family="text">
      <style:text-properties style:font-name="Verdana" fo:font-size="12pt" style:font-name-asian="Verdana" style:font-size-asian="12pt" style:font-name-complex="Verdana" style:font-size-complex="12pt"/>
    </style:style>
    <style:style style:name="T26_16" style:family="text">
      <style:text-properties style:font-name="Verdana" fo:font-size="12pt" style:font-name-asian="Verdana" style:font-size-asian="12pt" style:font-name-complex="Verdana" style:font-size-complex="12pt"/>
    </style:style>
    <style:style style:name="P27" style:family="paragraph" style:parent-style-name="Standard">
      <style:paragraph-properties fo:break-before="auto" fo:line-height="100%" fo:margin-bottom="0.212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28" style:family="paragraph" style:parent-style-name="Standard">
      <style:paragraph-properties fo:break-before="auto" fo:line-height="100%" fo:margin-bottom="0.212cm" style:writing-mode="lr-tb"/>
    </style:style>
    <style:style style:name="T28_1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8_2" style:family="text">
      <style:text-properties style:font-name="Verdana" fo:font-size="12pt" style:font-name-asian="Verdana" style:font-size-asian="12pt" style:font-name-complex="Verdana" style:font-size-complex="12pt"/>
    </style:style>
    <style:style style:name="P29" style:family="paragraph" style:parent-style-name="Standard">
      <style:paragraph-properties fo:break-before="auto" fo:line-height="100%" fo:margin-bottom="0.212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30" style:family="paragraph" style:parent-style-name="Standard">
      <style:paragraph-properties fo:break-before="auto" fo:line-height="100%" fo:margin-bottom="0.212cm" style:writing-mode="lr-tb"/>
    </style:style>
    <style:style style:name="T30_1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0_2" style:family="text">
      <style:text-properties style:font-name="Verdana" fo:font-size="12pt" style:font-name-asian="Verdana" style:font-size-asian="12pt" style:font-name-complex="Verdana" style:font-size-complex="12pt"/>
    </style:style>
    <style:style style:name="P31" style:family="paragraph" style:parent-style-name="Standard">
      <style:paragraph-properties fo:break-before="auto" fo:line-height="100%" fo:margin-bottom="0.212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32" style:family="paragraph" style:parent-style-name="Standard">
      <style:paragraph-properties fo:break-before="auto" fo:line-height="100%" fo:margin-bottom="0.212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33" style:family="paragraph" style:parent-style-name="Standard">
      <style:paragraph-properties fo:break-before="auto" fo:line-height="100%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Heading_20_1">
      <style:paragraph-properties fo:break-before="auto" fo:line-height="115%" fo:margin-top="0.847cm" style:writing-mode="lr-tb"/>
    </style:style>
    <style:style style:name="P36" style:family="paragraph" style:parent-style-name="Title">
      <style:paragraph-properties fo:break-before="page" fo:line-height="115%" style:writing-mode="lr-tb"/>
    </style:style>
    <style:style style:name="T36_1" style:family="text"/>
    <style:style style:name="P37" style:family="paragraph" style:parent-style-name="Heading_20_1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P40" style:family="paragraph" style:parent-style-name="Standard">
      <style:paragraph-properties fo:text-align="justify" fo:break-before="auto" fo:line-height="100%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41" style:family="paragraph" style:parent-style-name="Heading_20_1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T43_45" style:family="text"/>
    <style:style style:name="T43_46" style:family="text"/>
    <style:style style:name="T43_47" style:family="text"/>
    <style:style style:name="T43_48" style:family="text"/>
    <style:style style:name="T43_49" style:family="text"/>
    <style:style style:name="T43_50" style:family="text"/>
    <style:style style:name="T43_51" style:family="text"/>
    <style:style style:name="T43_52" style:family="text"/>
    <style:style style:name="T43_53" style:family="text"/>
    <style:style style:name="T43_54" style:family="text"/>
    <style:style style:name="T43_55" style:family="text"/>
    <style:style style:name="T43_56" style:family="text"/>
    <style:style style:name="T43_57" style:family="text"/>
    <style:style style:name="T43_58" style:family="text"/>
    <style:style style:name="T43_59" style:family="text"/>
    <style:style style:name="T43_60" style:family="text"/>
    <style:style style:name="T43_61" style:family="text"/>
    <style:style style:name="T43_62" style:family="text"/>
    <style:style style:name="T43_63" style:family="text"/>
    <style:style style:name="T43_64" style:family="text"/>
    <style:style style:name="T43_65" style:family="text"/>
    <style:style style:name="T43_66" style:family="text"/>
    <style:style style:name="T43_67" style:family="text"/>
    <style:style style:name="T43_68" style:family="text"/>
    <style:style style:name="T43_69" style:family="text"/>
    <style:style style:name="T43_70" style:family="text"/>
    <style:style style:name="T43_71" style:family="text"/>
    <style:style style:name="T43_72" style:family="text"/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Title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P47" style:family="paragraph" style:parent-style-name="Standard">
      <style:paragraph-properties fo:text-align="justify"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T47_43" style:family="text"/>
    <style:style style:name="T47_44" style:family="text"/>
    <style:style style:name="T47_45" style:family="text"/>
    <style:style style:name="T47_46" style:family="text"/>
    <style:style style:name="T47_47" style:family="text"/>
    <style:style style:name="T47_48" style:family="text"/>
    <style:style style:name="T47_49" style:family="text"/>
    <style:style style:name="T47_50" style:family="text"/>
    <style:style style:name="T47_51" style:family="text"/>
    <style:style style:name="T47_52" style:family="text"/>
    <style:style style:name="T47_53" style:family="text"/>
    <style:style style:name="T47_54" style:family="text"/>
    <style:style style:name="T47_55" style:family="text"/>
    <style:style style:name="T47_56" style:family="text"/>
    <style:style style:name="T47_57" style:family="text"/>
    <style:style style:name="T47_58" style:family="text"/>
    <style:style style:name="T47_59" style:family="text"/>
    <style:style style:name="P48" style:family="paragraph" style:parent-style-name="Standard">
      <style:paragraph-properties fo:text-align="justify" fo:break-before="auto" fo:line-height="115%" style:writing-mode="lr-tb"/>
    </style:style>
    <style:style style:name="P49" style:family="paragraph" style:parent-style-name="Standard">
      <style:paragraph-properties fo:text-align="justify" fo:break-before="auto" fo:line-height="115%" fo:margin-top="0cm" style:writing-mode="lr-tb"/>
    </style:style>
    <style:style style:name="T49_1" style:family="text"/>
    <style:style style:name="P50" style:family="paragraph" style:parent-style-name="Standard">
      <style:paragraph-properties fo:text-align="justify" fo:break-before="auto" fo:line-height="115%" fo:margin-top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P51" style:family="paragraph" style:parent-style-name="Standard">
      <style:paragraph-properties fo:text-align="justify" fo:break-before="auto" fo:line-height="115%" fo:margin-top="0cm" style:writing-mode="lr-tb"/>
    </style:style>
    <style:style style:name="T51_1" style:family="text"/>
    <style:style style:name="P52" style:family="paragraph" style:parent-style-name="Standard">
      <style:paragraph-properties fo:text-align="justify" fo:break-before="auto" fo:line-height="115%" fo:margin-top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P53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P54" style:family="paragraph" style:parent-style-name="Standard">
      <style:paragraph-properties fo:text-align="justify" fo:break-before="auto" fo:line-height="115%" style:writing-mode="lr-tb"/>
    </style:style>
    <style:style style:name="P55" style:family="paragraph" style:parent-style-name="Standard">
      <style:paragraph-properties fo:text-align="justify"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P56" style:family="paragraph" style:parent-style-name="Heading_20_3">
      <style:paragraph-properties fo:text-align="justify" fo:break-before="auto" fo:line-height="115%" style:writing-mode="lr-tb"/>
    </style:style>
    <style:style style:name="T56_1" style:family="text"/>
    <style:style style:name="P57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57_1" style:family="text">
      <style:text-properties fo:color="#666666"/>
    </style:style>
    <style:style style:name="T57_2" style:family="text">
      <style:text-properties fo:color="#666666"/>
    </style:style>
    <style:style style:name="T57_3" style:family="text">
      <style:text-properties fo:color="#666666"/>
    </style:style>
    <style:style style:name="T57_4" style:family="text">
      <style:text-properties fo:color="#666666"/>
    </style:style>
    <style:style style:name="T57_5" style:family="text">
      <style:text-properties fo:color="#666666"/>
    </style:style>
    <style:style style:name="T57_6" style:family="text">
      <style:text-properties fo:color="#666666"/>
    </style:style>
    <style:style style:name="T57_7" style:family="text">
      <style:text-properties fo:color="#666666"/>
    </style:style>
    <style:style style:name="T57_8" style:family="text">
      <style:text-properties fo:color="#666666"/>
    </style:style>
    <style:style style:name="T57_9" style:family="text">
      <style:text-properties fo:color="#666666"/>
    </style:style>
    <style:style style:name="T57_10" style:family="text">
      <style:text-properties fo:color="#666666"/>
    </style:style>
    <style:style style:name="T57_11" style:family="text">
      <style:text-properties fo:color="#666666"/>
    </style:style>
    <style:style style:name="T57_12" style:family="text">
      <style:text-properties fo:color="#666666"/>
    </style:style>
    <style:style style:name="T57_13" style:family="text">
      <style:text-properties fo:color="#666666"/>
    </style:style>
    <style:style style:name="T57_14" style:family="text">
      <style:text-properties fo:color="#666666"/>
    </style:style>
    <style:style style:name="T57_15" style:family="text">
      <style:text-properties fo:color="#666666"/>
    </style:style>
    <style:style style:name="T57_16" style:family="text">
      <style:text-properties fo:color="#666666"/>
    </style:style>
    <style:style style:name="T57_17" style:family="text">
      <style:text-properties fo:color="#666666"/>
    </style:style>
    <style:style style:name="T57_18" style:family="text">
      <style:text-properties fo:color="#666666"/>
    </style:style>
    <style:style style:name="T57_19" style:family="text">
      <style:text-properties fo:color="#666666"/>
    </style:style>
    <style:style style:name="T57_20" style:family="text">
      <style:text-properties fo:color="#666666"/>
    </style:style>
    <style:style style:name="T57_21" style:family="text">
      <style:text-properties fo:color="#666666"/>
    </style:style>
    <style:style style:name="T57_22" style:family="text">
      <style:text-properties fo:color="#666666"/>
    </style:style>
    <style:style style:name="T57_23" style:family="text">
      <style:text-properties fo:color="#666666"/>
    </style:style>
    <style:style style:name="T57_24" style:family="text">
      <style:text-properties fo:color="#666666"/>
    </style:style>
    <style:style style:name="T57_25" style:family="text">
      <style:text-properties fo:color="#666666"/>
    </style:style>
    <style:style style:name="T57_26" style:family="text">
      <style:text-properties fo:color="#666666"/>
    </style:style>
    <style:style style:name="T57_27" style:family="text">
      <style:text-properties fo:color="#666666"/>
    </style:style>
    <style:style style:name="T57_28" style:family="text">
      <style:text-properties fo:color="#666666"/>
    </style:style>
    <style:style style:name="T57_29" style:family="text">
      <style:text-properties fo:color="#666666"/>
    </style:style>
    <style:style style:name="T57_30" style:family="text">
      <style:text-properties fo:color="#666666"/>
    </style:style>
    <style:style style:name="T57_31" style:family="text">
      <style:text-properties fo:color="#666666"/>
    </style:style>
    <style:style style:name="T57_32" style:family="text">
      <style:text-properties fo:color="#666666"/>
    </style:style>
    <style:style style:name="T57_33" style:family="text">
      <style:text-properties fo:color="#666666"/>
    </style:style>
    <style:style style:name="T57_34" style:family="text">
      <style:text-properties fo:color="#666666"/>
    </style:style>
    <style:style style:name="T57_35" style:family="text">
      <style:text-properties fo:color="#666666"/>
    </style:style>
    <style:style style:name="T57_36" style:family="text">
      <style:text-properties fo:color="#666666"/>
    </style:style>
    <style:style style:name="P58" style:family="paragraph" style:parent-style-name="Standard">
      <style:paragraph-properties fo:text-align="justify" fo:break-before="auto" fo:text-indent="0cm" fo:line-height="115%" fo:margin-left="1.27cm" style:writing-mode="lr-tb"/>
      <style:text-properties fo:color="#666666"/>
    </style:style>
    <style:style style:name="Table2" style:family="table">
      <style:table-properties table:align="left" style:width="15.732cm" fo:margin-left="1.27cm"/>
    </style:style>
    <style:style style:name="Column4" style:family="table-column">
      <style:table-column-properties style:column-width="5.244cm"/>
    </style:style>
    <style:style style:name="Column5" style:family="table-column">
      <style:table-column-properties style:column-width="5.244cm"/>
    </style:style>
    <style:style style:name="Column6" style:family="table-column">
      <style:table-column-properties style:column-width="5.244cm"/>
    </style:style>
    <style:style style:name="Row6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666666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P75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75_1" style:family="text">
      <style:text-properties fo:color="#666666"/>
    </style:style>
    <style:style style:name="T75_2" style:family="text">
      <style:text-properties fo:color="#666666"/>
    </style:style>
    <style:style style:name="T75_3" style:family="text">
      <style:text-properties fo:color="#666666"/>
    </style:style>
    <style:style style:name="T75_4" style:family="text">
      <style:text-properties fo:color="#666666"/>
    </style:style>
    <style:style style:name="T75_5" style:family="text">
      <style:text-properties fo:color="#666666"/>
    </style:style>
    <style:style style:name="T75_6" style:family="text">
      <style:text-properties fo:color="#666666"/>
    </style:style>
    <style:style style:name="T75_7" style:family="text">
      <style:text-properties fo:color="#666666"/>
    </style:style>
    <style:style style:name="T75_8" style:family="text">
      <style:text-properties fo:color="#666666"/>
    </style:style>
    <style:style style:name="T75_9" style:family="text">
      <style:text-properties fo:color="#666666"/>
    </style:style>
    <style:style style:name="T75_10" style:family="text">
      <style:text-properties fo:color="#666666"/>
    </style:style>
    <style:style style:name="T75_11" style:family="text">
      <style:text-properties fo:color="#666666"/>
    </style:style>
    <style:style style:name="T75_12" style:family="text">
      <style:text-properties fo:color="#666666"/>
    </style:style>
    <style:style style:name="T75_13" style:family="text">
      <style:text-properties fo:color="#666666"/>
    </style:style>
    <style:style style:name="T75_14" style:family="text">
      <style:text-properties fo:color="#666666"/>
    </style:style>
    <style:style style:name="T75_15" style:family="text">
      <style:text-properties fo:color="#666666"/>
    </style:style>
    <style:style style:name="T75_16" style:family="text">
      <style:text-properties fo:color="#666666"/>
    </style:style>
    <style:style style:name="T75_17" style:family="text">
      <style:text-properties fo:color="#666666"/>
    </style:style>
    <style:style style:name="T75_18" style:family="text">
      <style:text-properties fo:color="#666666"/>
    </style:style>
    <style:style style:name="T75_19" style:family="text">
      <style:text-properties fo:color="#666666"/>
    </style:style>
    <style:style style:name="T75_20" style:family="text">
      <style:text-properties fo:color="#666666"/>
    </style:style>
    <style:style style:name="T75_21" style:family="text">
      <style:text-properties fo:color="#666666"/>
    </style:style>
    <style:style style:name="T75_22" style:family="text">
      <style:text-properties fo:color="#666666"/>
    </style:style>
    <style:style style:name="T75_23" style:family="text">
      <style:text-properties fo:color="#666666"/>
    </style:style>
    <style:style style:name="T75_24" style:family="text">
      <style:text-properties fo:color="#666666"/>
    </style:style>
    <style:style style:name="T75_25" style:family="text">
      <style:text-properties fo:color="#666666"/>
    </style:style>
    <style:style style:name="T75_26" style:family="text">
      <style:text-properties fo:color="#666666"/>
    </style:style>
    <style:style style:name="T75_27" style:family="text">
      <style:text-properties fo:color="#666666"/>
    </style:style>
    <style:style style:name="T75_28" style:family="text">
      <style:text-properties fo:color="#666666"/>
    </style:style>
    <style:style style:name="T75_29" style:family="text">
      <style:text-properties fo:color="#666666"/>
    </style:style>
    <style:style style:name="T75_30" style:family="text">
      <style:text-properties fo:color="#666666"/>
    </style:style>
    <style:style style:name="T75_31" style:family="text">
      <style:text-properties fo:color="#666666"/>
    </style:style>
    <style:style style:name="T75_32" style:family="text">
      <style:text-properties fo:color="#666666"/>
    </style:style>
    <style:style style:name="T75_33" style:family="text">
      <style:text-properties fo:color="#666666"/>
    </style:style>
    <style:style style:name="T75_34" style:family="text">
      <style:text-properties fo:color="#666666"/>
    </style:style>
    <style:style style:name="T75_35" style:family="text">
      <style:text-properties fo:color="#666666"/>
    </style:style>
    <style:style style:name="T75_36" style:family="text">
      <style:text-properties fo:color="#666666"/>
    </style:style>
    <style:style style:name="T75_37" style:family="text">
      <style:text-properties fo:color="#666666"/>
    </style:style>
    <style:style style:name="T75_38" style:family="text">
      <style:text-properties fo:color="#666666"/>
    </style:style>
    <style:style style:name="T75_39" style:family="text">
      <style:text-properties fo:color="#666666"/>
    </style:style>
    <style:style style:name="T75_40" style:family="text">
      <style:text-properties fo:color="#666666"/>
    </style:style>
    <style:style style:name="T75_41" style:family="text">
      <style:text-properties fo:color="#666666"/>
    </style:style>
    <style:style style:name="T75_42" style:family="text">
      <style:text-properties fo:color="#666666"/>
    </style:style>
    <style:style style:name="T75_43" style:family="text">
      <style:text-properties fo:color="#666666"/>
    </style:style>
    <style:style style:name="T75_44" style:family="text">
      <style:text-properties fo:color="#666666"/>
    </style:style>
    <style:style style:name="T75_45" style:family="text">
      <style:text-properties fo:color="#666666"/>
    </style:style>
    <style:style style:name="T75_46" style:family="text">
      <style:text-properties fo:color="#666666"/>
    </style:style>
    <style:style style:name="P76" style:family="paragraph" style:parent-style-name="Standard">
      <style:paragraph-properties fo:text-align="justify" fo:break-before="auto" fo:line-height="115%" style:writing-mode="lr-tb"/>
      <style:text-properties fo:color="#666666"/>
    </style:style>
    <style:style style:name="Table3" style:family="table">
      <style:table-properties table:align="left" style:width="15.732cm" fo:margin-left="1.27cm"/>
    </style:style>
    <style:style style:name="Column7" style:family="table-column">
      <style:table-column-properties style:column-width="5.244cm"/>
    </style:style>
    <style:style style:name="Column8" style:family="table-column">
      <style:table-column-properties style:column-width="5.244cm"/>
    </style:style>
    <style:style style:name="Column9" style:family="table-column">
      <style:table-column-properties style:column-width="5.244cm"/>
    </style:style>
    <style:style style:name="Row11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666666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2" style:family="paragraph" style:parent-style-name="Standard">
      <style:paragraph-properties fo:text-align="justify" fo:break-before="auto" fo:line-height="115%" style:writing-mode="lr-tb"/>
    </style:style>
    <style:style style:name="P93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93_1" style:family="text">
      <style:text-properties fo:color="#666666"/>
    </style:style>
    <style:style style:name="T93_2" style:family="text">
      <style:text-properties fo:color="#666666"/>
    </style:style>
    <style:style style:name="T93_3" style:family="text">
      <style:text-properties fo:color="#666666"/>
    </style:style>
    <style:style style:name="T93_4" style:family="text">
      <style:text-properties fo:color="#666666"/>
    </style:style>
    <style:style style:name="T93_5" style:family="text">
      <style:text-properties fo:color="#666666"/>
    </style:style>
    <style:style style:name="T93_6" style:family="text">
      <style:text-properties fo:color="#666666"/>
    </style:style>
    <style:style style:name="T93_7" style:family="text">
      <style:text-properties fo:color="#666666"/>
    </style:style>
    <style:style style:name="T93_8" style:family="text">
      <style:text-properties fo:color="#666666"/>
    </style:style>
    <style:style style:name="T93_9" style:family="text">
      <style:text-properties fo:color="#666666"/>
    </style:style>
    <style:style style:name="T93_10" style:family="text">
      <style:text-properties fo:color="#666666"/>
    </style:style>
    <style:style style:name="T93_11" style:family="text">
      <style:text-properties fo:color="#666666"/>
    </style:style>
    <style:style style:name="T93_12" style:family="text">
      <style:text-properties fo:color="#666666"/>
    </style:style>
    <style:style style:name="T93_13" style:family="text">
      <style:text-properties fo:color="#666666"/>
    </style:style>
    <style:style style:name="T93_14" style:family="text">
      <style:text-properties fo:color="#666666"/>
    </style:style>
    <style:style style:name="T93_15" style:family="text">
      <style:text-properties fo:color="#666666"/>
    </style:style>
    <style:style style:name="T93_16" style:family="text">
      <style:text-properties fo:color="#666666"/>
    </style:style>
    <style:style style:name="T93_17" style:family="text">
      <style:text-properties fo:color="#666666"/>
    </style:style>
    <style:style style:name="T93_18" style:family="text">
      <style:text-properties fo:color="#666666"/>
    </style:style>
    <style:style style:name="T93_19" style:family="text">
      <style:text-properties fo:color="#666666"/>
    </style:style>
    <style:style style:name="T93_20" style:family="text">
      <style:text-properties fo:color="#666666"/>
    </style:style>
    <style:style style:name="T93_21" style:family="text">
      <style:text-properties fo:color="#666666"/>
    </style:style>
    <style:style style:name="P94" style:family="paragraph" style:parent-style-name="Standard">
      <style:paragraph-properties fo:text-align="justify" fo:break-before="auto" fo:line-height="115%" style:writing-mode="lr-tb"/>
      <style:text-properties fo:color="#666666"/>
    </style:style>
    <style:style style:name="Table4" style:family="table">
      <style:table-properties table:align="left" style:width="15.732cm" fo:margin-left="1.27cm"/>
    </style:style>
    <style:style style:name="Column10" style:family="table-column">
      <style:table-column-properties style:column-width="5.244cm"/>
    </style:style>
    <style:style style:name="Column11" style:family="table-column">
      <style:table-column-properties style:column-width="5.244cm"/>
    </style:style>
    <style:style style:name="Column12" style:family="table-column">
      <style:table-column-properties style:column-width="5.244cm"/>
    </style:style>
    <style:style style:name="Row16" style:family="table-row"/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666666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0" style:family="paragraph" style:parent-style-name="Standard">
      <style:paragraph-properties fo:text-align="left" fo:break-before="auto" fo:line-height="100%" fo:margin-top="0cm" fo:margin-bottom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9" style:family="table-row"/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4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5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0" style:family="table-row"/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justify" fo:break-before="auto" fo:line-height="115%" style:writing-mode="lr-tb"/>
    </style:style>
    <style:style style:name="P111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11_1" style:family="text">
      <style:text-properties fo:color="#666666"/>
    </style:style>
    <style:style style:name="T111_2" style:family="text">
      <style:text-properties fo:color="#666666"/>
    </style:style>
    <style:style style:name="T111_3" style:family="text">
      <style:text-properties fo:color="#666666"/>
    </style:style>
    <style:style style:name="T111_4" style:family="text">
      <style:text-properties fo:color="#666666"/>
    </style:style>
    <style:style style:name="T111_5" style:family="text">
      <style:text-properties fo:color="#666666"/>
    </style:style>
    <style:style style:name="T111_6" style:family="text">
      <style:text-properties fo:color="#666666"/>
    </style:style>
    <style:style style:name="T111_7" style:family="text">
      <style:text-properties fo:color="#666666"/>
    </style:style>
    <style:style style:name="T111_8" style:family="text">
      <style:text-properties fo:color="#666666"/>
    </style:style>
    <style:style style:name="T111_9" style:family="text">
      <style:text-properties fo:color="#666666"/>
    </style:style>
    <style:style style:name="T111_10" style:family="text">
      <style:text-properties fo:color="#666666"/>
    </style:style>
    <style:style style:name="T111_11" style:family="text">
      <style:text-properties fo:color="#666666"/>
    </style:style>
    <style:style style:name="T111_12" style:family="text">
      <style:text-properties fo:color="#666666"/>
    </style:style>
    <style:style style:name="T111_13" style:family="text">
      <style:text-properties fo:color="#666666"/>
    </style:style>
    <style:style style:name="T111_14" style:family="text">
      <style:text-properties fo:color="#666666"/>
    </style:style>
    <style:style style:name="T111_15" style:family="text">
      <style:text-properties fo:color="#666666"/>
    </style:style>
    <style:style style:name="T111_16" style:family="text">
      <style:text-properties fo:color="#666666"/>
    </style:style>
    <style:style style:name="T111_17" style:family="text">
      <style:text-properties fo:color="#666666"/>
    </style:style>
    <style:style style:name="T111_18" style:family="text">
      <style:text-properties fo:color="#666666"/>
    </style:style>
    <style:style style:name="T111_19" style:family="text">
      <style:text-properties fo:color="#666666"/>
    </style:style>
    <style:style style:name="T111_20" style:family="text">
      <style:text-properties fo:color="#666666"/>
    </style:style>
    <style:style style:name="T111_21" style:family="text">
      <style:text-properties fo:color="#666666"/>
    </style:style>
    <style:style style:name="T111_22" style:family="text">
      <style:text-properties fo:color="#666666"/>
    </style:style>
    <style:style style:name="T111_23" style:family="text">
      <style:text-properties fo:color="#666666"/>
    </style:style>
    <style:style style:name="T111_24" style:family="text">
      <style:text-properties fo:color="#666666"/>
    </style:style>
    <style:style style:name="T111_25" style:family="text">
      <style:text-properties fo:color="#666666"/>
    </style:style>
    <style:style style:name="T111_26" style:family="text">
      <style:text-properties fo:color="#666666"/>
    </style:style>
    <style:style style:name="T111_27" style:family="text">
      <style:text-properties fo:color="#666666"/>
    </style:style>
    <style:style style:name="T111_28" style:family="text">
      <style:text-properties fo:color="#666666"/>
    </style:style>
    <style:style style:name="T111_29" style:family="text">
      <style:text-properties fo:color="#666666"/>
    </style:style>
    <style:style style:name="T111_30" style:family="text">
      <style:text-properties fo:color="#666666"/>
    </style:style>
    <style:style style:name="T111_31" style:family="text">
      <style:text-properties fo:color="#666666"/>
    </style:style>
    <style:style style:name="T111_32" style:family="text">
      <style:text-properties fo:color="#666666"/>
    </style:style>
    <style:style style:name="T111_33" style:family="text">
      <style:text-properties fo:color="#666666"/>
    </style:style>
    <style:style style:name="T111_34" style:family="text">
      <style:text-properties fo:color="#666666"/>
    </style:style>
    <style:style style:name="T111_35" style:family="text">
      <style:text-properties fo:color="#666666"/>
    </style:style>
    <style:style style:name="T111_36" style:family="text">
      <style:text-properties fo:color="#666666"/>
    </style:style>
    <style:style style:name="T111_37" style:family="text">
      <style:text-properties fo:color="#666666"/>
    </style:style>
    <style:style style:name="T111_38" style:family="text">
      <style:text-properties fo:color="#666666"/>
    </style:style>
    <style:style style:name="T111_39" style:family="text">
      <style:text-properties fo:color="#666666"/>
    </style:style>
    <style:style style:name="T111_40" style:family="text">
      <style:text-properties fo:color="#666666"/>
    </style:style>
    <style:style style:name="T111_41" style:family="text">
      <style:text-properties fo:color="#666666"/>
    </style:style>
    <style:style style:name="T111_42" style:family="text">
      <style:text-properties fo:color="#666666"/>
    </style:style>
    <style:style style:name="T111_43" style:family="text">
      <style:text-properties fo:color="#666666"/>
    </style:style>
    <style:style style:name="T111_44" style:family="text">
      <style:text-properties fo:color="#666666"/>
    </style:style>
    <style:style style:name="T111_45" style:family="text">
      <style:text-properties fo:color="#666666"/>
    </style:style>
    <style:style style:name="T111_46" style:family="text">
      <style:text-properties fo:color="#666666"/>
    </style:style>
    <style:style style:name="T111_47" style:family="text">
      <style:text-properties fo:color="#666666"/>
    </style:style>
    <style:style style:name="T111_48" style:family="text">
      <style:text-properties fo:color="#666666"/>
    </style:style>
    <style:style style:name="T111_49" style:family="text">
      <style:text-properties fo:color="#666666"/>
    </style:style>
    <style:style style:name="T111_50" style:family="text">
      <style:text-properties fo:color="#666666"/>
    </style:style>
    <style:style style:name="T111_51" style:family="text">
      <style:text-properties fo:color="#666666"/>
    </style:style>
    <style:style style:name="T111_52" style:family="text">
      <style:text-properties fo:color="#666666"/>
    </style:style>
    <style:style style:name="T111_53" style:family="text">
      <style:text-properties fo:color="#666666"/>
    </style:style>
    <style:style style:name="T111_54" style:family="text">
      <style:text-properties fo:color="#666666"/>
    </style:style>
    <style:style style:name="T111_55" style:family="text">
      <style:text-properties fo:color="#666666"/>
    </style:style>
    <style:style style:name="T111_56" style:family="text">
      <style:text-properties fo:color="#666666"/>
    </style:style>
    <style:style style:name="T111_57" style:family="text">
      <style:text-properties fo:color="#666666"/>
    </style:style>
    <style:style style:name="T111_58" style:family="text">
      <style:text-properties fo:color="#666666"/>
    </style:style>
    <style:style style:name="T111_59" style:family="text">
      <style:text-properties fo:color="#666666"/>
    </style:style>
    <style:style style:name="T111_60" style:family="text">
      <style:text-properties fo:color="#666666"/>
    </style:style>
    <style:style style:name="T111_61" style:family="text">
      <style:text-properties fo:color="#666666"/>
    </style:style>
    <style:style style:name="T111_62" style:family="text">
      <style:text-properties fo:color="#666666"/>
    </style:style>
    <style:style style:name="T111_63" style:family="text">
      <style:text-properties fo:color="#666666"/>
    </style:style>
    <style:style style:name="T111_64" style:family="text">
      <style:text-properties fo:color="#666666"/>
    </style:style>
    <style:style style:name="T111_65" style:family="text">
      <style:text-properties fo:color="#666666"/>
    </style:style>
    <style:style style:name="T111_66" style:family="text">
      <style:text-properties fo:color="#666666"/>
    </style:style>
    <style:style style:name="T111_67" style:family="text">
      <style:text-properties fo:color="#666666"/>
    </style:style>
    <style:style style:name="T111_68" style:family="text">
      <style:text-properties fo:color="#666666"/>
    </style:style>
    <style:style style:name="T111_69" style:family="text">
      <style:text-properties fo:color="#666666"/>
    </style:style>
    <style:style style:name="T111_70" style:family="text">
      <style:text-properties fo:color="#666666"/>
    </style:style>
    <style:style style:name="T111_71" style:family="text">
      <style:text-properties fo:color="#666666"/>
    </style:style>
    <style:style style:name="T111_72" style:family="text">
      <style:text-properties fo:color="#666666"/>
    </style:style>
    <style:style style:name="T111_73" style:family="text">
      <style:text-properties fo:color="#666666"/>
    </style:style>
    <style:style style:name="T111_74" style:family="text">
      <style:text-properties fo:color="#666666"/>
    </style:style>
    <style:style style:name="P112" style:family="paragraph" style:parent-style-name="Standard">
      <style:paragraph-properties fo:text-align="justify" fo:break-before="auto" fo:line-height="115%" style:writing-mode="lr-tb"/>
      <style:text-properties fo:color="#666666"/>
    </style:style>
    <style:style style:name="Table5" style:family="table">
      <style:table-properties table:align="left" style:width="15.732cm" fo:margin-left="1.27cm"/>
    </style:style>
    <style:style style:name="Column13" style:family="table-column">
      <style:table-column-properties style:column-width="5.244cm"/>
    </style:style>
    <style:style style:name="Column14" style:family="table-column">
      <style:table-column-properties style:column-width="5.244cm"/>
    </style:style>
    <style:style style:name="Column15" style:family="table-column">
      <style:table-column-properties style:column-width="5.244cm"/>
    </style:style>
    <style:style style:name="Row21" style:family="table-row"/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3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666666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2" style:family="table-row"/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5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6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7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8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9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0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2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3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4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5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6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7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8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3" style:family="table-row"/>
    <style:style style:name="Cell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4" style:family="table-row"/>
    <style:style style:name="Cell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4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5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5" style:family="table-row"/>
    <style:style style:name="Cell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8" style:family="paragraph" style:parent-style-name="Heading_20_3">
      <style:paragraph-properties fo:text-align="justify" fo:break-before="auto" fo:text-indent="0cm" fo:line-height="115%" fo:margin-top="0.564cm" fo:margin-left="0cm" fo:margin-right="0cm" fo:keep-with-next="always" fo:keep-together="always" style:writing-mode="lr-tb"/>
    </style:style>
    <style:style style:name="P129" style:family="paragraph" style:parent-style-name="Heading_20_3">
      <style:paragraph-properties fo:text-align="justify" fo:break-before="page" fo:text-indent="0cm" fo:line-height="115%" fo:margin-top="0.564cm" fo:margin-bottom="0.141cm" fo:margin-left="0cm" fo:margin-right="0cm" fo:keep-with-next="always" fo:keep-together="always" style:writing-mode="lr-tb"/>
    </style:style>
    <style:style style:name="T129_1" style:family="text">
      <style:text-properties fo:color="#434343" fo:font-size="14pt" style:font-size-asian="14pt" style:font-size-complex="14pt"/>
    </style:style>
    <style:style style:name="P130" style:family="paragraph" style:parent-style-name="Standard">
      <style:paragraph-properties fo:text-align="justify" fo:break-before="auto" fo:line-height="115%" fo:margin-top="0cm" fo:margin-bottom="0cm" fo:margin-right="0cm" style:writing-mode="lr-tb"/>
    </style:style>
    <style:style style:name="T130_1" style:family="text">
      <style:text-properties fo:color="#666666"/>
    </style:style>
    <style:style style:name="T130_2" style:family="text">
      <style:text-properties fo:color="#666666"/>
    </style:style>
    <style:style style:name="T130_3" style:family="text">
      <style:text-properties fo:color="#666666"/>
    </style:style>
    <style:style style:name="T130_4" style:family="text">
      <style:text-properties fo:color="#666666"/>
    </style:style>
    <style:style style:name="T130_5" style:family="text">
      <style:text-properties fo:color="#666666"/>
    </style:style>
    <style:style style:name="T130_6" style:family="text">
      <style:text-properties fo:color="#666666"/>
    </style:style>
    <style:style style:name="T130_7" style:family="text">
      <style:text-properties fo:color="#666666"/>
    </style:style>
    <style:style style:name="T130_8" style:family="text">
      <style:text-properties fo:color="#666666"/>
    </style:style>
    <style:style style:name="T130_9" style:family="text">
      <style:text-properties fo:color="#666666"/>
    </style:style>
    <style:style style:name="T130_10" style:family="text">
      <style:text-properties fo:color="#666666"/>
    </style:style>
    <style:style style:name="T130_11" style:family="text">
      <style:text-properties fo:color="#666666"/>
    </style:style>
    <style:style style:name="T130_12" style:family="text">
      <style:text-properties fo:color="#666666"/>
    </style:style>
    <style:style style:name="T130_13" style:family="text">
      <style:text-properties fo:color="#666666"/>
    </style:style>
    <style:style style:name="T130_14" style:family="text">
      <style:text-properties fo:color="#666666"/>
    </style:style>
    <style:style style:name="T130_15" style:family="text">
      <style:text-properties fo:color="#666666"/>
    </style:style>
    <style:style style:name="T130_16" style:family="text">
      <style:text-properties fo:color="#666666"/>
    </style:style>
    <style:style style:name="T130_17" style:family="text">
      <style:text-properties fo:color="#666666"/>
    </style:style>
    <style:style style:name="T130_18" style:family="text">
      <style:text-properties fo:color="#666666"/>
    </style:style>
    <style:style style:name="T130_19" style:family="text">
      <style:text-properties fo:color="#666666"/>
    </style:style>
    <style:style style:name="T130_20" style:family="text">
      <style:text-properties fo:color="#666666"/>
    </style:style>
    <style:style style:name="T130_21" style:family="text">
      <style:text-properties fo:color="#666666"/>
    </style:style>
    <style:style style:name="T130_22" style:family="text">
      <style:text-properties fo:color="#666666"/>
    </style:style>
    <style:style style:name="T130_23" style:family="text">
      <style:text-properties fo:color="#666666"/>
    </style:style>
    <style:style style:name="T130_24" style:family="text">
      <style:text-properties fo:color="#666666"/>
    </style:style>
    <style:style style:name="T130_25" style:family="text">
      <style:text-properties fo:color="#666666"/>
    </style:style>
    <style:style style:name="T130_26" style:family="text">
      <style:text-properties fo:color="#666666"/>
    </style:style>
    <style:style style:name="T130_27" style:family="text">
      <style:text-properties fo:color="#666666"/>
    </style:style>
    <style:style style:name="T130_28" style:family="text">
      <style:text-properties fo:color="#666666"/>
    </style:style>
    <style:style style:name="P131" style:family="paragraph" style:parent-style-name="Standard">
      <style:paragraph-properties fo:text-align="justify" fo:break-before="auto" fo:line-height="115%" style:writing-mode="lr-tb"/>
      <style:text-properties fo:color="#666666"/>
    </style:style>
    <style:style style:name="Table6" style:family="table">
      <style:table-properties table:align="left" style:width="15.732cm" fo:margin-left="1.27cm"/>
    </style:style>
    <style:style style:name="Column16" style:family="table-column">
      <style:table-column-properties style:column-width="5.244cm"/>
    </style:style>
    <style:style style:name="Column17" style:family="table-column">
      <style:table-column-properties style:column-width="5.244cm"/>
    </style:style>
    <style:style style:name="Column18" style:family="table-column">
      <style:table-column-properties style:column-width="5.244cm"/>
    </style:style>
    <style:style style:name="Row26" style:family="table-row"/>
    <style:style style:name="Cell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2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666666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Cell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7" style:family="table-row"/>
    <style:style style:name="Cell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4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5_5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8" style:family="table-row"/>
    <style:style style:name="Cell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8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9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9" style:family="table-row"/>
    <style:style style:name="Cell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1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4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1_5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2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3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0" style:family="table-row"/>
    <style:style style:name="Cell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4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5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6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7" style:family="paragraph" style:parent-style-name="Standard">
      <style:paragraph-properties fo:text-align="justify" fo:break-before="auto" fo:line-height="115%" style:writing-mode="lr-tb"/>
    </style:style>
    <style:style style:name="P148" style:family="paragraph" style:parent-style-name="Standard">
      <style:paragraph-properties fo:text-align="justify" fo:break-before="auto" fo:line-height="115%" fo:margin-top="0cm" fo:margin-bottom="0cm" fo:margin-right="0cm" style:writing-mode="lr-tb"/>
    </style:style>
    <style:style style:name="T148_1" style:family="text">
      <style:text-properties fo:color="#666666"/>
    </style:style>
    <style:style style:name="T148_2" style:family="text">
      <style:text-properties fo:color="#666666"/>
    </style:style>
    <style:style style:name="T148_3" style:family="text">
      <style:text-properties fo:color="#666666"/>
    </style:style>
    <style:style style:name="T148_4" style:family="text">
      <style:text-properties fo:color="#666666"/>
    </style:style>
    <style:style style:name="T148_5" style:family="text">
      <style:text-properties fo:color="#666666"/>
    </style:style>
    <style:style style:name="T148_6" style:family="text">
      <style:text-properties fo:color="#666666"/>
    </style:style>
    <style:style style:name="T148_7" style:family="text">
      <style:text-properties fo:color="#666666"/>
    </style:style>
    <style:style style:name="T148_8" style:family="text">
      <style:text-properties fo:color="#666666"/>
    </style:style>
    <style:style style:name="T148_9" style:family="text">
      <style:text-properties fo:color="#666666"/>
    </style:style>
    <style:style style:name="T148_10" style:family="text">
      <style:text-properties fo:color="#666666"/>
    </style:style>
    <style:style style:name="T148_11" style:family="text">
      <style:text-properties fo:color="#666666"/>
    </style:style>
    <style:style style:name="T148_12" style:family="text">
      <style:text-properties fo:color="#666666"/>
    </style:style>
    <style:style style:name="T148_13" style:family="text">
      <style:text-properties fo:color="#666666"/>
    </style:style>
    <style:style style:name="T148_14" style:family="text">
      <style:text-properties fo:color="#666666"/>
    </style:style>
    <style:style style:name="T148_15" style:family="text">
      <style:text-properties fo:color="#666666"/>
    </style:style>
    <style:style style:name="T148_16" style:family="text">
      <style:text-properties fo:color="#666666"/>
    </style:style>
    <style:style style:name="T148_17" style:family="text">
      <style:text-properties fo:color="#666666"/>
    </style:style>
    <style:style style:name="T148_18" style:family="text">
      <style:text-properties fo:color="#666666"/>
    </style:style>
    <style:style style:name="T148_19" style:family="text">
      <style:text-properties fo:color="#666666"/>
    </style:style>
    <style:style style:name="T148_20" style:family="text">
      <style:text-properties fo:color="#666666"/>
    </style:style>
    <style:style style:name="T148_21" style:family="text">
      <style:text-properties fo:color="#666666"/>
    </style:style>
    <style:style style:name="T148_22" style:family="text">
      <style:text-properties fo:color="#666666"/>
    </style:style>
    <style:style style:name="T148_23" style:family="text">
      <style:text-properties fo:color="#666666"/>
    </style:style>
    <style:style style:name="T148_24" style:family="text">
      <style:text-properties fo:color="#666666"/>
    </style:style>
    <style:style style:name="T148_25" style:family="text">
      <style:text-properties fo:color="#666666"/>
    </style:style>
    <style:style style:name="T148_26" style:family="text">
      <style:text-properties fo:color="#666666"/>
    </style:style>
    <style:style style:name="T148_27" style:family="text">
      <style:text-properties fo:color="#666666"/>
    </style:style>
    <style:style style:name="T148_28" style:family="text">
      <style:text-properties fo:color="#666666"/>
    </style:style>
    <style:style style:name="T148_29" style:family="text">
      <style:text-properties fo:color="#666666"/>
    </style:style>
    <style:style style:name="T148_30" style:family="text">
      <style:text-properties fo:color="#666666"/>
    </style:style>
    <style:style style:name="T148_31" style:family="text">
      <style:text-properties fo:color="#666666"/>
    </style:style>
    <style:style style:name="T148_32" style:family="text">
      <style:text-properties fo:color="#666666"/>
    </style:style>
    <style:style style:name="T148_33" style:family="text">
      <style:text-properties fo:color="#666666"/>
    </style:style>
    <style:style style:name="T148_34" style:family="text">
      <style:text-properties fo:color="#666666"/>
    </style:style>
    <style:style style:name="T148_35" style:family="text">
      <style:text-properties fo:color="#666666"/>
    </style:style>
    <style:style style:name="T148_36" style:family="text">
      <style:text-properties fo:color="#666666"/>
    </style:style>
    <style:style style:name="T148_37" style:family="text">
      <style:text-properties fo:color="#666666"/>
    </style:style>
    <style:style style:name="T148_38" style:family="text">
      <style:text-properties fo:color="#666666"/>
    </style:style>
    <style:style style:name="T148_39" style:family="text">
      <style:text-properties fo:color="#666666"/>
    </style:style>
    <style:style style:name="T148_40" style:family="text">
      <style:text-properties fo:color="#666666"/>
    </style:style>
    <style:style style:name="T148_41" style:family="text">
      <style:text-properties fo:color="#666666"/>
    </style:style>
    <style:style style:name="T148_42" style:family="text">
      <style:text-properties fo:color="#666666"/>
    </style:style>
    <style:style style:name="T148_43" style:family="text">
      <style:text-properties fo:color="#666666"/>
    </style:style>
    <style:style style:name="T148_44" style:family="text">
      <style:text-properties fo:color="#666666"/>
    </style:style>
    <style:style style:name="P149" style:family="paragraph" style:parent-style-name="Standard">
      <style:paragraph-properties fo:text-align="justify" fo:break-before="auto" fo:line-height="115%" style:writing-mode="lr-tb"/>
      <style:text-properties fo:color="#666666"/>
    </style:style>
    <style:style style:name="Table7" style:family="table">
      <style:table-properties table:align="left" style:width="15.732cm" fo:margin-left="1.27cm"/>
    </style:style>
    <style:style style:name="Column19" style:family="table-column">
      <style:table-column-properties style:column-width="5.244cm"/>
    </style:style>
    <style:style style:name="Column20" style:family="table-column">
      <style:table-column-properties style:column-width="5.244cm"/>
    </style:style>
    <style:style style:name="Column21" style:family="table-column">
      <style:table-column-properties style:column-width="5.244cm"/>
    </style:style>
    <style:style style:name="Row31" style:family="table-row"/>
    <style:style style:name="Cell9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0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50_1" style:family="text">
      <style:text-properties style:text-line-through-style="none" fo:font-style="normal" style:font-style-asian="normal" style:font-style-complex="normal" fo:color="#666666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Cell9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1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2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2" style:family="table-row"/>
    <style:style style:name="Cell9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3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3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4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3_5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4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3" style:family="table-row"/>
    <style:style style:name="Cell9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6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7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8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4" style:family="table-row"/>
    <style:style style:name="Cell10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9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2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3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4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5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0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1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5" style:family="table-row"/>
    <style:style style:name="Cell10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2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3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4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5" style:family="paragraph" style:parent-style-name="Standard">
      <style:paragraph-properties fo:text-align="justify" fo:break-before="auto" fo:line-height="115%" style:writing-mode="lr-tb"/>
    </style:style>
    <style:style style:name="P166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66_1" style:family="text">
      <style:text-properties fo:color="#666666"/>
    </style:style>
    <style:style style:name="T166_2" style:family="text">
      <style:text-properties fo:color="#666666"/>
    </style:style>
    <style:style style:name="T166_3" style:family="text">
      <style:text-properties fo:color="#666666"/>
    </style:style>
    <style:style style:name="T166_4" style:family="text">
      <style:text-properties fo:color="#666666"/>
    </style:style>
    <style:style style:name="T166_5" style:family="text">
      <style:text-properties fo:color="#666666"/>
    </style:style>
    <style:style style:name="T166_6" style:family="text">
      <style:text-properties fo:color="#666666"/>
    </style:style>
    <style:style style:name="T166_7" style:family="text">
      <style:text-properties fo:color="#666666"/>
    </style:style>
    <style:style style:name="T166_8" style:family="text">
      <style:text-properties fo:color="#666666"/>
    </style:style>
    <style:style style:name="T166_9" style:family="text">
      <style:text-properties fo:color="#666666"/>
    </style:style>
    <style:style style:name="T166_10" style:family="text">
      <style:text-properties fo:color="#666666"/>
    </style:style>
    <style:style style:name="T166_11" style:family="text">
      <style:text-properties fo:color="#666666"/>
    </style:style>
    <style:style style:name="T166_12" style:family="text">
      <style:text-properties fo:color="#666666"/>
    </style:style>
    <style:style style:name="T166_13" style:family="text">
      <style:text-properties fo:color="#666666"/>
    </style:style>
    <style:style style:name="T166_14" style:family="text">
      <style:text-properties fo:color="#666666"/>
    </style:style>
    <style:style style:name="T166_15" style:family="text">
      <style:text-properties fo:color="#666666"/>
    </style:style>
    <style:style style:name="T166_16" style:family="text">
      <style:text-properties fo:color="#666666"/>
    </style:style>
    <style:style style:name="T166_17" style:family="text">
      <style:text-properties fo:color="#666666"/>
    </style:style>
    <style:style style:name="T166_18" style:family="text">
      <style:text-properties fo:color="#666666"/>
    </style:style>
    <style:style style:name="T166_19" style:family="text">
      <style:text-properties fo:color="#666666"/>
    </style:style>
    <style:style style:name="T166_20" style:family="text">
      <style:text-properties fo:color="#666666"/>
    </style:style>
    <style:style style:name="T166_21" style:family="text">
      <style:text-properties fo:color="#666666"/>
    </style:style>
    <style:style style:name="T166_22" style:family="text">
      <style:text-properties fo:color="#666666"/>
    </style:style>
    <style:style style:name="T166_23" style:family="text">
      <style:text-properties fo:color="#666666"/>
    </style:style>
    <style:style style:name="T166_24" style:family="text">
      <style:text-properties fo:color="#666666"/>
    </style:style>
    <style:style style:name="T166_25" style:family="text">
      <style:text-properties fo:color="#666666"/>
    </style:style>
    <style:style style:name="T166_26" style:family="text">
      <style:text-properties fo:color="#666666"/>
    </style:style>
    <style:style style:name="T166_27" style:family="text">
      <style:text-properties fo:color="#666666"/>
    </style:style>
    <style:style style:name="T166_28" style:family="text">
      <style:text-properties fo:color="#666666"/>
    </style:style>
    <style:style style:name="T166_29" style:family="text">
      <style:text-properties fo:color="#666666"/>
    </style:style>
    <style:style style:name="T166_30" style:family="text">
      <style:text-properties fo:color="#666666"/>
    </style:style>
    <style:style style:name="T166_31" style:family="text">
      <style:text-properties fo:color="#666666"/>
    </style:style>
    <style:style style:name="T166_32" style:family="text">
      <style:text-properties fo:color="#666666"/>
    </style:style>
    <style:style style:name="P167" style:family="paragraph" style:parent-style-name="Standard">
      <style:paragraph-properties fo:text-align="justify" fo:break-before="auto" fo:line-height="115%" style:writing-mode="lr-tb"/>
      <style:text-properties fo:color="#666666"/>
    </style:style>
    <style:style style:name="Table8" style:family="table">
      <style:table-properties table:align="left" style:width="15.732cm" fo:margin-left="1.27cm"/>
    </style:style>
    <style:style style:name="Column22" style:family="table-column">
      <style:table-column-properties style:column-width="5.244cm"/>
    </style:style>
    <style:style style:name="Column23" style:family="table-column">
      <style:table-column-properties style:column-width="5.244cm"/>
    </style:style>
    <style:style style:name="Column24" style:family="table-column">
      <style:table-column-properties style:column-width="5.244cm"/>
    </style:style>
    <style:style style:name="Row36" style:family="table-row"/>
    <style:style style:name="Cell10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8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68_1" style:family="text">
      <style:text-properties style:text-line-through-style="none" fo:font-style="normal" style:font-style-asian="normal" style:font-style-complex="normal" fo:color="#666666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Cell10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9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0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7" style:family="table-row"/>
    <style:style style:name="Cell10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1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3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4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5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2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3" style:family="paragraph" style:parent-style-name="Standard">
      <style:paragraph-properties fo:text-align="left" fo:break-before="auto" fo:line-height="100%" fo:margin-top="0cm" fo:margin-bottom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8" style:family="table-row"/>
    <style:style style:name="Cell1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4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5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6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9" style:family="table-row"/>
    <style:style style:name="Cell1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7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2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3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4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7_5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8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9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0" style:family="table-row"/>
    <style:style style:name="Cell1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0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1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2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3" style:family="paragraph" style:parent-style-name="Standard">
      <style:paragraph-properties fo:text-align="justify" fo:break-before="auto" fo:line-height="115%" style:writing-mode="lr-tb"/>
    </style:style>
    <style:style style:name="P184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84_1" style:family="text">
      <style:text-properties fo:color="#666666"/>
    </style:style>
    <style:style style:name="T184_2" style:family="text">
      <style:text-properties fo:color="#666666"/>
    </style:style>
    <style:style style:name="T184_3" style:family="text">
      <style:text-properties fo:color="#666666"/>
    </style:style>
    <style:style style:name="T184_4" style:family="text">
      <style:text-properties fo:color="#666666"/>
    </style:style>
    <style:style style:name="T184_5" style:family="text">
      <style:text-properties fo:color="#666666"/>
    </style:style>
    <style:style style:name="T184_6" style:family="text">
      <style:text-properties fo:color="#666666"/>
    </style:style>
    <style:style style:name="T184_7" style:family="text">
      <style:text-properties fo:color="#666666"/>
    </style:style>
    <style:style style:name="T184_8" style:family="text">
      <style:text-properties fo:color="#666666"/>
    </style:style>
    <style:style style:name="T184_9" style:family="text">
      <style:text-properties fo:color="#666666"/>
    </style:style>
    <style:style style:name="T184_10" style:family="text">
      <style:text-properties fo:color="#666666"/>
    </style:style>
    <style:style style:name="T184_11" style:family="text">
      <style:text-properties fo:color="#666666"/>
    </style:style>
    <style:style style:name="T184_12" style:family="text">
      <style:text-properties fo:color="#666666"/>
    </style:style>
    <style:style style:name="T184_13" style:family="text">
      <style:text-properties fo:color="#666666"/>
    </style:style>
    <style:style style:name="T184_14" style:family="text">
      <style:text-properties fo:color="#666666"/>
    </style:style>
    <style:style style:name="T184_15" style:family="text">
      <style:text-properties fo:color="#666666"/>
    </style:style>
    <style:style style:name="T184_16" style:family="text">
      <style:text-properties fo:color="#666666"/>
    </style:style>
    <style:style style:name="T184_17" style:family="text">
      <style:text-properties fo:color="#666666"/>
    </style:style>
    <style:style style:name="T184_18" style:family="text">
      <style:text-properties fo:color="#666666"/>
    </style:style>
    <style:style style:name="T184_19" style:family="text">
      <style:text-properties fo:color="#666666"/>
    </style:style>
    <style:style style:name="T184_20" style:family="text">
      <style:text-properties fo:color="#666666"/>
    </style:style>
    <style:style style:name="T184_21" style:family="text">
      <style:text-properties fo:color="#666666"/>
    </style:style>
    <style:style style:name="T184_22" style:family="text">
      <style:text-properties fo:color="#666666"/>
    </style:style>
    <style:style style:name="T184_23" style:family="text">
      <style:text-properties fo:color="#666666"/>
    </style:style>
    <style:style style:name="T184_24" style:family="text">
      <style:text-properties fo:color="#666666"/>
    </style:style>
    <style:style style:name="T184_25" style:family="text">
      <style:text-properties fo:color="#666666"/>
    </style:style>
    <style:style style:name="T184_26" style:family="text">
      <style:text-properties fo:color="#666666"/>
    </style:style>
    <style:style style:name="T184_27" style:family="text">
      <style:text-properties fo:color="#666666"/>
    </style:style>
    <style:style style:name="T184_28" style:family="text">
      <style:text-properties fo:color="#666666"/>
    </style:style>
    <style:style style:name="T184_29" style:family="text">
      <style:text-properties fo:color="#666666"/>
    </style:style>
    <style:style style:name="T184_30" style:family="text">
      <style:text-properties fo:color="#666666"/>
    </style:style>
    <style:style style:name="T184_31" style:family="text">
      <style:text-properties fo:color="#666666"/>
    </style:style>
    <style:style style:name="T184_32" style:family="text">
      <style:text-properties fo:color="#666666"/>
    </style:style>
    <style:style style:name="T184_33" style:family="text">
      <style:text-properties fo:color="#666666"/>
    </style:style>
    <style:style style:name="T184_34" style:family="text">
      <style:text-properties fo:color="#666666"/>
    </style:style>
    <style:style style:name="T184_35" style:family="text">
      <style:text-properties fo:color="#666666"/>
    </style:style>
    <style:style style:name="T184_36" style:family="text">
      <style:text-properties fo:color="#666666"/>
    </style:style>
    <style:style style:name="T184_37" style:family="text">
      <style:text-properties fo:color="#666666"/>
    </style:style>
    <style:style style:name="T184_38" style:family="text">
      <style:text-properties fo:color="#666666"/>
    </style:style>
    <style:style style:name="T184_39" style:family="text">
      <style:text-properties fo:color="#666666"/>
    </style:style>
    <style:style style:name="T184_40" style:family="text">
      <style:text-properties fo:color="#666666"/>
    </style:style>
    <style:style style:name="T184_41" style:family="text">
      <style:text-properties fo:color="#666666"/>
    </style:style>
    <style:style style:name="T184_42" style:family="text">
      <style:text-properties fo:color="#666666"/>
    </style:style>
    <style:style style:name="T184_43" style:family="text">
      <style:text-properties fo:color="#666666"/>
    </style:style>
    <style:style style:name="T184_44" style:family="text">
      <style:text-properties fo:color="#666666"/>
    </style:style>
    <style:style style:name="T184_45" style:family="text">
      <style:text-properties fo:color="#666666"/>
    </style:style>
    <style:style style:name="T184_46" style:family="text">
      <style:text-properties fo:color="#666666"/>
    </style:style>
    <style:style style:name="T184_47" style:family="text">
      <style:text-properties fo:color="#666666"/>
    </style:style>
    <style:style style:name="T184_48" style:family="text">
      <style:text-properties fo:color="#666666"/>
    </style:style>
    <style:style style:name="T184_49" style:family="text">
      <style:text-properties fo:color="#666666"/>
    </style:style>
    <style:style style:name="T184_50" style:family="text">
      <style:text-properties fo:color="#666666"/>
    </style:style>
    <style:style style:name="T184_51" style:family="text">
      <style:text-properties fo:color="#666666"/>
    </style:style>
    <style:style style:name="T184_52" style:family="text">
      <style:text-properties fo:color="#666666"/>
    </style:style>
    <style:style style:name="T184_53" style:family="text">
      <style:text-properties fo:color="#666666"/>
    </style:style>
    <style:style style:name="T184_54" style:family="text">
      <style:text-properties fo:color="#666666"/>
    </style:style>
    <style:style style:name="T184_55" style:family="text">
      <style:text-properties fo:color="#666666"/>
    </style:style>
    <style:style style:name="T184_56" style:family="text">
      <style:text-properties fo:color="#666666"/>
    </style:style>
    <style:style style:name="T184_57" style:family="text">
      <style:text-properties fo:color="#666666"/>
    </style:style>
    <style:style style:name="T184_58" style:family="text">
      <style:text-properties fo:color="#666666"/>
    </style:style>
    <style:style style:name="T184_59" style:family="text">
      <style:text-properties fo:color="#666666"/>
    </style:style>
    <style:style style:name="T184_60" style:family="text">
      <style:text-properties fo:color="#666666"/>
    </style:style>
    <style:style style:name="T184_61" style:family="text">
      <style:text-properties fo:color="#666666"/>
    </style:style>
    <style:style style:name="T184_62" style:family="text">
      <style:text-properties fo:color="#666666"/>
    </style:style>
    <style:style style:name="T184_63" style:family="text">
      <style:text-properties fo:color="#666666"/>
    </style:style>
    <style:style style:name="T184_64" style:family="text">
      <style:text-properties fo:color="#666666"/>
    </style:style>
    <style:style style:name="T184_65" style:family="text">
      <style:text-properties fo:color="#666666"/>
    </style:style>
    <style:style style:name="T184_66" style:family="text">
      <style:text-properties fo:color="#666666"/>
    </style:style>
    <style:style style:name="T184_67" style:family="text">
      <style:text-properties fo:color="#666666"/>
    </style:style>
    <style:style style:name="T184_68" style:family="text">
      <style:text-properties fo:color="#666666"/>
    </style:style>
    <style:style style:name="T184_69" style:family="text">
      <style:text-properties fo:color="#666666"/>
    </style:style>
    <style:style style:name="T184_70" style:family="text">
      <style:text-properties fo:color="#666666"/>
    </style:style>
    <style:style style:name="T184_71" style:family="text">
      <style:text-properties fo:color="#666666"/>
    </style:style>
    <style:style style:name="T184_72" style:family="text">
      <style:text-properties fo:color="#666666"/>
    </style:style>
    <style:style style:name="P185" style:family="paragraph" style:parent-style-name="Standard">
      <style:paragraph-properties fo:text-align="justify" fo:break-before="auto" fo:line-height="115%" style:writing-mode="lr-tb"/>
      <style:text-properties fo:color="#666666"/>
    </style:style>
    <style:style style:name="Table9" style:family="table">
      <style:table-properties table:align="left" style:width="15.732cm" fo:margin-left="1.27cm"/>
    </style:style>
    <style:style style:name="Column25" style:family="table-column">
      <style:table-column-properties style:column-width="5.244cm"/>
    </style:style>
    <style:style style:name="Column26" style:family="table-column">
      <style:table-column-properties style:column-width="5.244cm"/>
    </style:style>
    <style:style style:name="Column27" style:family="table-column">
      <style:table-column-properties style:column-width="5.244cm"/>
    </style:style>
    <style:style style:name="Row41" style:family="table-row"/>
    <style:style style:name="Cell1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6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86_1" style:family="text">
      <style:text-properties style:text-line-through-style="none" fo:font-style="normal" style:font-style-asian="normal" style:font-style-complex="normal" fo:color="#666666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Cell1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7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2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7_3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2" style:family="table-row"/>
    <style:style style:name="Cell1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9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2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3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4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5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90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2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3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4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5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6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7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8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9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10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1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12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13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14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15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16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17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0_18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3" style:family="table-row"/>
    <style:style style:name="Cell1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2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93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4" style:family="table-row"/>
    <style:style style:name="Cell1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5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2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3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4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5_5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96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5" style:family="table-row"/>
    <style:style style:name="Cell1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8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99_1" style:family="text">
      <style:text-properties style:text-line-through-style="none" fo:font-style="normal" style:font-style-asian="normal" style:font-style-complex="normal" fo:color="#666666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1" style:family="paragraph" style:parent-style-name="Heading_20_3">
      <style:paragraph-properties fo:text-align="justify" fo:break-before="auto" fo:line-height="115%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T201_6" style:family="text"/>
    <style:style style:name="T201_7" style:family="text"/>
    <style:style style:name="T201_8" style:family="text"/>
    <style:style style:name="T201_9" style:family="text"/>
    <style:style style:name="P202" style:family="paragraph" style:parent-style-name="Standard">
      <style:paragraph-properties fo:text-align="justify" fo:break-before="auto" fo:line-height="115%" style:writing-mode="lr-tb"/>
    </style:style>
    <style:style style:name="P203" style:family="paragraph" style:parent-style-name="Standard">
      <style:paragraph-properties fo:text-align="justify" fo:break-before="auto" fo:line-height="115%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T203_6" style:family="text"/>
    <style:style style:name="T203_7" style:family="text"/>
    <style:style style:name="T203_8" style:family="text"/>
    <style:style style:name="T203_9" style:family="text"/>
    <style:style style:name="T203_10" style:family="text"/>
    <style:style style:name="T203_11" style:family="text"/>
    <style:style style:name="T203_12" style:family="text"/>
    <style:style style:name="T203_13" style:family="text">
      <style:text-properties fo:font-weight="bold" style:font-weight-asian="bold" style:font-weight-complex="bold" style:text-underline-style="solid" style:text-underline-color="font-color"/>
    </style:style>
    <style:style style:name="T203_14" style:family="text"/>
    <style:style style:name="T203_15" style:family="text"/>
    <style:style style:name="T203_16" style:family="text"/>
    <style:style style:name="T203_17" style:family="text"/>
    <style:style style:name="T203_18" style:family="text"/>
    <style:style style:name="T203_19" style:family="text"/>
    <style:style style:name="T203_20" style:family="text"/>
    <style:style style:name="T203_21" style:family="text"/>
    <style:style style:name="T203_22" style:family="text"/>
    <style:style style:name="P204" style:family="paragraph" style:parent-style-name="Standard">
      <style:paragraph-properties fo:text-align="justify" fo:break-before="auto" fo:line-height="115%" style:writing-mode="lr-tb"/>
    </style:style>
    <style:style style:name="Table10" style:family="table">
      <style:table-properties table:align="left" style:width="16.997cm" fo:margin-left="0cm"/>
    </style:style>
    <style:style style:name="Column28" style:family="table-column">
      <style:table-column-properties style:column-width="4.249cm"/>
    </style:style>
    <style:style style:name="Column29" style:family="table-column">
      <style:table-column-properties style:column-width="4.249cm"/>
    </style:style>
    <style:style style:name="Column30" style:family="table-column">
      <style:table-column-properties style:column-width="4.249cm"/>
    </style:style>
    <style:style style:name="Column31" style:family="table-column">
      <style:table-column-properties style:column-width="4.249cm"/>
    </style:style>
    <style:style style:name="Row46" style:family="table-row"/>
    <style:style style:name="Cell1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5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205_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2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6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7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8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7" style:family="table-row"/>
    <style:style style:name="Cell1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3" style:family="paragraph" style:parent-style-name="Standard">
      <style:paragraph-properties fo:text-align="justify" fo:break-before="auto" fo:line-height="115%" style:writing-mode="lr-tb"/>
    </style:style>
    <style:style style:name="P214" style:family="paragraph" style:parent-style-name="Standard">
      <style:paragraph-properties fo:text-align="justify" fo:break-before="auto" fo:line-height="115%" style:writing-mode="lr-tb"/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T214_5" style:family="text"/>
    <style:style style:name="T214_6" style:family="text"/>
    <style:style style:name="T214_7" style:family="text"/>
    <style:style style:name="T214_8" style:family="text"/>
    <style:style style:name="T214_9" style:family="text"/>
    <style:style style:name="T214_10" style:family="text"/>
    <style:style style:name="T214_11" style:family="text"/>
    <style:style style:name="T214_12" style:family="text"/>
    <style:style style:name="T214_13" style:family="text"/>
    <style:style style:name="T214_14" style:family="text"/>
    <style:style style:name="T214_15" style:family="text"/>
    <style:style style:name="T214_16" style:family="text"/>
    <style:style style:name="T214_17" style:family="text"/>
    <style:style style:name="T214_18" style:family="text"/>
    <style:style style:name="T214_19" style:family="text"/>
    <style:style style:name="T214_20" style:family="text"/>
    <style:style style:name="T214_21" style:family="text"/>
    <style:style style:name="T214_22" style:family="text"/>
    <style:style style:name="T214_23" style:family="text"/>
    <style:style style:name="T214_24" style:family="text"/>
    <style:style style:name="T214_25" style:family="text"/>
    <style:style style:name="T214_26" style:family="text"/>
    <style:style style:name="T214_27" style:family="text"/>
    <style:style style:name="T214_28" style:family="text"/>
    <style:style style:name="T214_29" style:family="text"/>
    <style:style style:name="T214_30" style:family="text"/>
    <style:style style:name="T214_31" style:family="text"/>
    <style:style style:name="T214_32" style:family="text"/>
    <style:style style:name="T214_33" style:family="text"/>
    <style:style style:name="T214_34" style:family="text"/>
    <style:style style:name="T214_35" style:family="text"/>
    <style:style style:name="T214_36" style:family="text"/>
    <style:style style:name="T214_37" style:family="text"/>
    <style:style style:name="T214_38" style:family="text"/>
    <style:style style:name="T214_39" style:family="text"/>
    <style:style style:name="T214_40" style:family="text"/>
    <style:style style:name="T214_41" style:family="text"/>
    <style:style style:name="T214_42" style:family="text"/>
    <style:style style:name="T214_43" style:family="text"/>
    <style:style style:name="T214_44" style:family="text"/>
    <style:style style:name="T214_45" style:family="text"/>
    <style:style style:name="T214_46" style:family="text"/>
    <style:style style:name="T214_47" style:family="text"/>
    <style:style style:name="T214_48" style:family="text"/>
    <style:style style:name="T214_49" style:family="text"/>
    <style:style style:name="T214_50" style:family="text"/>
    <style:style style:name="T214_51" style:family="text"/>
    <style:style style:name="T214_52" style:family="text"/>
    <style:style style:name="T214_53" style:family="text"/>
    <style:style style:name="T214_54" style:family="text"/>
    <style:style style:name="T214_55" style:family="text"/>
    <style:style style:name="T214_56" style:family="text"/>
    <style:style style:name="T214_57" style:family="text"/>
    <style:style style:name="T214_58" style:family="text"/>
    <style:style style:name="T214_59" style:family="text"/>
    <style:style style:name="T214_60" style:family="text"/>
    <style:style style:name="T214_61" style:family="text"/>
    <style:style style:name="T214_62" style:family="text"/>
    <style:style style:name="T214_63" style:family="text"/>
    <style:style style:name="T214_64" style:family="text"/>
    <style:style style:name="T214_65" style:family="text"/>
    <style:style style:name="T214_66" style:family="text"/>
    <style:style style:name="T214_67" style:family="text"/>
    <style:style style:name="T214_68" style:family="text"/>
    <style:style style:name="T214_69" style:family="text"/>
    <style:style style:name="T214_70" style:family="text"/>
    <style:style style:name="T214_71" style:family="text"/>
    <style:style style:name="T214_72" style:family="text"/>
    <style:style style:name="T214_73" style:family="text"/>
    <style:style style:name="T214_74" style:family="text"/>
    <style:style style:name="T214_75" style:family="text"/>
    <style:style style:name="T214_76" style:family="text"/>
    <style:style style:name="P215" style:family="paragraph" style:parent-style-name="Standard">
      <style:paragraph-properties fo:text-align="justify" fo:break-before="auto" fo:line-height="115%" style:writing-mode="lr-tb"/>
    </style:style>
    <style:style style:name="P216" style:family="paragraph" style:parent-style-name="Standard">
      <style:paragraph-properties fo:text-align="center" fo:break-before="auto" fo:line-height="115%" style:writing-mode="lr-tb"/>
    </style:style>
    <style:style style:name="Table11" style:family="table">
      <style:table-properties table:align="center" style:width="17.002cm" fo:margin-left="0cm"/>
    </style:style>
    <style:style style:name="Column32" style:family="table-column">
      <style:table-column-properties style:column-width="2.429cm"/>
    </style:style>
    <style:style style:name="Column33" style:family="table-column">
      <style:table-column-properties style:column-width="2.429cm"/>
    </style:style>
    <style:style style:name="Column34" style:family="table-column">
      <style:table-column-properties style:column-width="2.429cm"/>
    </style:style>
    <style:style style:name="Column35" style:family="table-column">
      <style:table-column-properties style:column-width="2.429cm"/>
    </style:style>
    <style:style style:name="Column36" style:family="table-column">
      <style:table-column-properties style:column-width="2.429cm"/>
    </style:style>
    <style:style style:name="Column37" style:family="table-column">
      <style:table-column-properties style:column-width="2.429cm"/>
    </style:style>
    <style:style style:name="Column38" style:family="table-column">
      <style:table-column-properties style:column-width="2.429cm"/>
    </style:style>
    <style:style style:name="Row48" style:family="table-row"/>
    <style:style style:name="Cell144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5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6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7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8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9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0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9" style:family="table-row"/>
    <style:style style:name="Cell151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2" style:family="table-cell">
      <style:table-cell-properties fo:background-color="#d9ead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3" style:family="table-cell">
      <style:table-cell-properties fo:background-color="#d9ead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4" style:family="table-cell">
      <style:table-cell-properties fo:background-color="#d9ead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5" style:family="table-cell">
      <style:table-cell-properties fo:background-color="#d9ead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6" style:family="table-cell">
      <style:table-cell-properties fo:background-color="#d9ead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7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0" style:family="table-row"/>
    <style:style style:name="Cell158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9" style:family="table-cell">
      <style:table-cell-properties fo:background-color="#d9ead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0" style:family="table-cell">
      <style:table-cell-properties fo:background-color="#d9ead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1" style:family="table-cell">
      <style:table-cell-properties fo:background-color="#d9ead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2" style:family="table-cell">
      <style:table-cell-properties fo:background-color="#d9ead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3" style:family="table-cell">
      <style:table-cell-properties fo:background-color="#d9ead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4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1" style:family="table-row"/>
    <style:style style:name="Cell165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6" style:family="table-cell">
      <style:table-cell-properties fo:background-color="#d9ead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7" style:family="table-cell">
      <style:table-cell-properties fo:background-color="#d9ead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8" style:family="table-cell">
      <style:table-cell-properties fo:background-color="#d9ead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41_1" style:family="text">
      <style:text-properties style:text-line-through-style="none" fo:font-style="normal" style:font-style-asian="normal" style:font-style-complex="normal" fo:color="#274e13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169" style:family="table-cell">
      <style:table-cell-properties fo:background-color="#d9ead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0" style:family="table-cell">
      <style:table-cell-properties fo:background-color="#d9ead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1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2" style:family="table-row"/>
    <style:style style:name="Cell172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3" style:family="table-cell">
      <style:table-cell-properties fo:background-color="#d9ead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4" style:family="table-cell">
      <style:table-cell-properties fo:background-color="#d9ead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5" style:family="table-cell">
      <style:table-cell-properties fo:background-color="#d9ead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6" style:family="table-cell">
      <style:table-cell-properties fo:background-color="#d9ead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7" style:family="table-cell">
      <style:table-cell-properties fo:background-color="#d9ead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8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3" style:family="table-row"/>
    <style:style style:name="Cell179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0" style:family="table-cell">
      <style:table-cell-properties fo:background-color="#d9ead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1" style:family="table-cell">
      <style:table-cell-properties fo:background-color="#d9ead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2" style:family="table-cell">
      <style:table-cell-properties fo:background-color="#d9ead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3" style:family="table-cell">
      <style:table-cell-properties fo:background-color="#d9ead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4" style:family="table-cell">
      <style:table-cell-properties fo:background-color="#d9ead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5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4" style:family="table-row"/>
    <style:style style:name="Cell186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7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8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9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0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1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2" style:family="table-cell">
      <style:table-cell-properties fo:background-color="#cfe2f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6" style:family="paragraph" style:parent-style-name="Standard">
      <style:paragraph-properties fo:text-align="center" fo:break-before="auto" fo:line-height="115%" style:writing-mode="lr-tb"/>
    </style:style>
    <style:style style:name="P267" style:family="paragraph" style:parent-style-name="Heading_20_3">
      <style:paragraph-properties fo:text-align="justify" fo:break-before="auto" fo:text-indent="0cm" fo:line-height="115%" fo:margin-top="0.564cm" fo:margin-bottom="0.141cm" fo:margin-left="0cm" fo:margin-right="0cm" fo:keep-with-next="always" fo:keep-together="always" style:writing-mode="lr-tb"/>
    </style:style>
    <style:style style:name="T267_1" style:family="text">
      <style:text-properties fo:color="#434343" fo:font-size="14pt" style:font-size-asian="14pt" style:font-size-complex="14pt"/>
    </style:style>
    <style:style style:name="T267_2" style:family="text">
      <style:text-properties fo:color="#434343" fo:font-size="14pt" style:font-size-asian="14pt" style:font-size-complex="14pt"/>
    </style:style>
    <style:style style:name="P268" style:family="paragraph" style:parent-style-name="Standard">
      <style:paragraph-properties fo:text-align="justify" fo:break-before="auto" fo:line-height="115%" style:writing-mode="lr-tb"/>
    </style:style>
    <style:style style:name="P269" style:family="paragraph" style:parent-style-name="Standard">
      <style:paragraph-properties fo:text-align="justify" fo:break-before="auto" fo:line-height="115%" style:writing-mode="lr-tb"/>
    </style:style>
    <style:style style:name="T269_1" style:family="text"/>
    <style:style style:name="P270" style:family="paragraph" style:parent-style-name="Standard">
      <style:paragraph-properties fo:text-align="justify" fo:break-before="auto" fo:line-height="115%" fo:margin-top="0cm" style:writing-mode="lr-tb"/>
    </style:style>
    <style:style style:name="T270_1" style:family="text">
      <style:text-properties fo:font-weight="bold" style:font-weight-asian="bold" style:font-weight-complex="bold"/>
    </style:style>
    <style:style style:name="T270_2" style:family="text"/>
    <style:style style:name="T270_3" style:family="text"/>
    <style:style style:name="T270_4" style:family="text"/>
    <style:style style:name="T270_5" style:family="text"/>
    <style:style style:name="T270_6" style:family="text"/>
    <style:style style:name="T270_7" style:family="text"/>
    <style:style style:name="T270_8" style:family="text"/>
    <style:style style:name="T270_9" style:family="text"/>
    <style:style style:name="T270_10" style:family="text"/>
    <style:style style:name="T270_11" style:family="text"/>
    <style:style style:name="T270_12" style:family="text"/>
    <style:style style:name="P271" style:family="paragraph" style:parent-style-name="Standard">
      <style:paragraph-properties fo:text-align="justify" fo:break-before="auto" fo:line-height="115%" fo:margin-top="0cm" style:writing-mode="lr-tb"/>
    </style:style>
    <style:style style:name="T271_1" style:family="text">
      <style:text-properties fo:font-weight="bold" style:font-weight-asian="bold" style:font-weight-complex="bold"/>
    </style:style>
    <style:style style:name="T271_2" style:family="text"/>
    <style:style style:name="T271_3" style:family="text"/>
    <style:style style:name="T271_4" style:family="text"/>
    <style:style style:name="T271_5" style:family="text"/>
    <style:style style:name="T271_6" style:family="text"/>
    <style:style style:name="T271_7" style:family="text"/>
    <style:style style:name="T271_8" style:family="text"/>
    <style:style style:name="T271_9" style:family="text"/>
    <style:style style:name="T271_10" style:family="text"/>
    <style:style style:name="T271_11" style:family="text"/>
    <style:style style:name="T271_12" style:family="text"/>
    <style:style style:name="T271_13" style:family="text"/>
    <style:style style:name="T271_14" style:family="text"/>
    <style:style style:name="T271_15" style:family="text"/>
    <style:style style:name="T271_16" style:family="text"/>
    <style:style style:name="T271_17" style:family="text"/>
    <style:style style:name="T271_18" style:family="text"/>
    <style:style style:name="T271_19" style:family="text"/>
    <style:style style:name="T271_20" style:family="text"/>
    <style:style style:name="T271_21" style:family="text"/>
    <style:style style:name="T271_22" style:family="text"/>
    <style:style style:name="T271_23" style:family="text"/>
    <style:style style:name="T271_24" style:family="text"/>
    <style:style style:name="T271_25" style:family="text"/>
    <style:style style:name="T271_26" style:family="text"/>
    <style:style style:name="T271_27" style:family="text"/>
    <style:style style:name="T271_28" style:family="text"/>
    <style:style style:name="T271_29" style:family="text"/>
    <style:style style:name="T271_30" style:family="text"/>
    <style:style style:name="T271_31" style:family="text"/>
    <style:style style:name="T271_32" style:family="text"/>
    <style:style style:name="T271_33" style:family="text"/>
    <style:style style:name="T271_34" style:family="text"/>
    <style:style style:name="T271_35" style:family="text"/>
    <style:style style:name="T271_36" style:family="text"/>
    <style:style style:name="T271_37" style:family="text"/>
    <style:style style:name="T271_38" style:family="text"/>
    <style:style style:name="T271_39" style:family="text"/>
    <style:style style:name="T271_40" style:family="text"/>
    <style:style style:name="T271_41" style:family="text"/>
    <style:style style:name="T271_42" style:family="text"/>
    <style:style style:name="P272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72_1" style:family="text">
      <style:text-properties fo:font-weight="bold" style:font-weight-asian="bold" style:font-weight-complex="bold"/>
    </style:style>
    <style:style style:name="T272_2" style:family="text"/>
    <style:style style:name="T272_3" style:family="text"/>
    <style:style style:name="T272_4" style:family="text"/>
    <style:style style:name="T272_5" style:family="text"/>
    <style:style style:name="T272_6" style:family="text"/>
    <style:style style:name="T272_7" style:family="text"/>
    <style:style style:name="T272_8" style:family="text"/>
    <style:style style:name="T272_9" style:family="text"/>
    <style:style style:name="T272_10" style:family="text"/>
    <style:style style:name="T272_11" style:family="text"/>
    <style:style style:name="T272_12" style:family="text"/>
    <style:style style:name="T272_13" style:family="text"/>
    <style:style style:name="T272_14" style:family="text"/>
    <style:style style:name="T272_15" style:family="text"/>
    <style:style style:name="T272_16" style:family="text"/>
    <style:style style:name="T272_17" style:family="text"/>
    <style:style style:name="T272_18" style:family="text"/>
    <style:style style:name="T272_19" style:family="text"/>
    <style:style style:name="T272_20" style:family="text"/>
    <style:style style:name="T272_21" style:family="text"/>
    <style:style style:name="T272_22" style:family="text"/>
    <style:style style:name="T272_23" style:family="text"/>
    <style:style style:name="T272_24" style:family="text"/>
    <style:style style:name="T272_25" style:family="text"/>
    <style:style style:name="T272_26" style:family="text"/>
    <style:style style:name="T272_27" style:family="text"/>
    <style:style style:name="T272_28" style:family="text"/>
    <style:style style:name="T272_29" style:family="text"/>
    <style:style style:name="T272_30" style:family="text"/>
    <style:style style:name="T272_31" style:family="text"/>
    <style:style style:name="T272_32" style:family="text"/>
    <style:style style:name="P273" style:family="paragraph" style:parent-style-name="Standard">
      <style:paragraph-properties fo:text-align="justify" fo:break-before="auto" fo:line-height="115%" style:writing-mode="lr-tb"/>
    </style:style>
    <style:style style:name="P274" style:family="paragraph" style:parent-style-name="Standard">
      <style:paragraph-properties fo:text-align="justify" fo:break-before="auto" fo:line-height="115%" style:writing-mode="lr-tb"/>
    </style:style>
    <style:style style:name="T274_1" style:family="text"/>
    <style:style style:name="P275" style:family="paragraph" style:parent-style-name="Standard">
      <style:paragraph-properties fo:text-align="justify" fo:break-before="auto" fo:line-height="115%" fo:margin-top="0cm" style:writing-mode="lr-tb"/>
    </style:style>
    <style:style style:name="T275_1" style:family="text">
      <style:text-properties fo:font-weight="bold" style:font-weight-asian="bold" style:font-weight-complex="bold"/>
    </style:style>
    <style:style style:name="T275_2" style:family="text"/>
    <style:style style:name="T275_3" style:family="text"/>
    <style:style style:name="T275_4" style:family="text"/>
    <style:style style:name="T275_5" style:family="text"/>
    <style:style style:name="T275_6" style:family="text"/>
    <style:style style:name="T275_7" style:family="text"/>
    <style:style style:name="T275_8" style:family="text"/>
    <style:style style:name="T275_9" style:family="text"/>
    <style:style style:name="T275_10" style:family="text"/>
    <style:style style:name="T275_11" style:family="text"/>
    <style:style style:name="T275_12" style:family="text"/>
    <style:style style:name="T275_13" style:family="text"/>
    <style:style style:name="T275_14" style:family="text"/>
    <style:style style:name="P276" style:family="paragraph" style:parent-style-name="Standard">
      <style:paragraph-properties fo:text-align="justify" fo:break-before="auto" fo:line-height="115%" fo:margin-top="0cm" style:writing-mode="lr-tb"/>
    </style:style>
    <style:style style:name="T276_1" style:family="text">
      <style:text-properties fo:font-weight="bold" style:font-weight-asian="bold" style:font-weight-complex="bold"/>
    </style:style>
    <style:style style:name="T276_2" style:family="text">
      <style:text-properties fo:font-weight="bold" style:font-weight-asian="bold" style:font-weight-complex="bold"/>
    </style:style>
    <style:style style:name="T276_3" style:family="text">
      <style:text-properties fo:font-weight="bold" style:font-weight-asian="bold" style:font-weight-complex="bold"/>
    </style:style>
    <style:style style:name="T276_4" style:family="text">
      <style:text-properties fo:font-weight="bold" style:font-weight-asian="bold" style:font-weight-complex="bold"/>
    </style:style>
    <style:style style:name="T276_5" style:family="text">
      <style:text-properties fo:font-weight="bold" style:font-weight-asian="bold" style:font-weight-complex="bold"/>
    </style:style>
    <style:style style:name="T276_6" style:family="text"/>
    <style:style style:name="T276_7" style:family="text"/>
    <style:style style:name="T276_8" style:family="text"/>
    <style:style style:name="T276_9" style:family="text"/>
    <style:style style:name="T276_10" style:family="text"/>
    <style:style style:name="T276_11" style:family="text"/>
    <style:style style:name="T276_12" style:family="text"/>
    <style:style style:name="T276_13" style:family="text"/>
    <style:style style:name="T276_14" style:family="text"/>
    <style:style style:name="T276_15" style:family="text"/>
    <style:style style:name="T276_16" style:family="text"/>
    <style:style style:name="T276_17" style:family="text"/>
    <style:style style:name="T276_18" style:family="text"/>
    <style:style style:name="P277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77_1" style:family="text">
      <style:text-properties fo:font-weight="bold" style:font-weight-asian="bold" style:font-weight-complex="bold"/>
    </style:style>
    <style:style style:name="T277_2" style:family="text">
      <style:text-properties fo:font-weight="bold" style:font-weight-asian="bold" style:font-weight-complex="bold"/>
    </style:style>
    <style:style style:name="T277_3" style:family="text">
      <style:text-properties fo:font-weight="bold" style:font-weight-asian="bold" style:font-weight-complex="bold"/>
    </style:style>
    <style:style style:name="T277_4" style:family="text"/>
    <style:style style:name="T277_5" style:family="text"/>
    <style:style style:name="T277_6" style:family="text"/>
    <style:style style:name="T277_7" style:family="text"/>
    <style:style style:name="T277_8" style:family="text"/>
    <style:style style:name="T277_9" style:family="text"/>
    <style:style style:name="T277_10" style:family="text"/>
    <style:style style:name="T277_11" style:family="text"/>
    <style:style style:name="T277_12" style:family="text"/>
    <style:style style:name="T277_13" style:family="text"/>
    <style:style style:name="T277_14" style:family="text"/>
    <style:style style:name="T277_15" style:family="text"/>
    <style:style style:name="T277_16" style:family="text"/>
    <style:style style:name="T277_17" style:family="text"/>
    <style:style style:name="T277_18" style:family="text"/>
    <style:style style:name="T277_19" style:family="text"/>
    <style:style style:name="T277_20" style:family="text"/>
    <style:style style:name="T277_21" style:family="text"/>
    <style:style style:name="T277_22" style:family="text"/>
    <style:style style:name="T277_23" style:family="text"/>
    <style:style style:name="T277_24" style:family="text"/>
    <style:style style:name="T277_25" style:family="text"/>
    <style:style style:name="T277_26" style:family="text"/>
    <style:style style:name="T277_27" style:family="text"/>
    <style:style style:name="T277_28" style:family="text"/>
    <style:style style:name="T277_29" style:family="text"/>
    <style:style style:name="T277_30" style:family="text"/>
    <style:style style:name="T277_31" style:family="text"/>
    <style:style style:name="T277_32" style:family="text"/>
    <style:style style:name="T277_33" style:family="text"/>
    <style:style style:name="T277_34" style:family="text"/>
    <style:style style:name="T277_35" style:family="text"/>
    <style:style style:name="T277_36" style:family="text"/>
    <style:style style:name="T277_37" style:family="text"/>
    <style:style style:name="T277_38" style:family="text"/>
    <style:style style:name="T277_39" style:family="text"/>
    <style:style style:name="T277_40" style:family="text"/>
    <style:style style:name="T277_41" style:family="text"/>
    <style:style style:name="T277_42" style:family="text"/>
    <style:style style:name="T277_43" style:family="text"/>
    <style:style style:name="T277_44" style:family="text"/>
    <style:style style:name="T277_45" style:family="text"/>
    <style:style style:name="T277_46" style:family="text"/>
    <style:style style:name="T277_47" style:family="text"/>
    <style:style style:name="T277_48" style:family="text"/>
    <style:style style:name="T277_49" style:family="text"/>
    <style:style style:name="T277_50" style:family="text"/>
    <style:style style:name="T277_51" style:family="text"/>
    <style:style style:name="T277_52" style:family="text"/>
    <style:style style:name="T277_53" style:family="text">
      <style:text-properties fo:font-weight="bold" style:font-weight-asian="bold" style:font-weight-complex="bold"/>
    </style:style>
    <style:style style:name="T277_54" style:family="text">
      <style:text-properties fo:font-weight="bold" style:font-weight-asian="bold" style:font-weight-complex="bold"/>
    </style:style>
    <style:style style:name="T277_55" style:family="text">
      <style:text-properties fo:font-weight="bold" style:font-weight-asian="bold" style:font-weight-complex="bold"/>
    </style:style>
    <style:style style:name="T277_56" style:family="text">
      <style:text-properties fo:font-weight="bold" style:font-weight-asian="bold" style:font-weight-complex="bold"/>
    </style:style>
    <style:style style:name="T277_57" style:family="text"/>
    <style:style style:name="T277_58" style:family="text"/>
    <style:style style:name="T277_59" style:family="text"/>
    <style:style style:name="T277_60" style:family="text"/>
    <style:style style:name="T277_61" style:family="text"/>
    <style:style style:name="T277_62" style:family="text"/>
    <style:style style:name="T277_63" style:family="text"/>
    <style:style style:name="T277_64" style:family="text"/>
    <style:style style:name="T277_65" style:family="text"/>
    <style:style style:name="T277_66" style:family="text"/>
    <style:style style:name="T277_67" style:family="text"/>
    <style:style style:name="T277_68" style:family="text"/>
    <style:style style:name="T277_69" style:family="text"/>
    <style:style style:name="T277_70" style:family="text"/>
    <style:style style:name="T277_71" style:family="text"/>
    <style:style style:name="T277_72" style:family="text"/>
    <style:style style:name="T277_73" style:family="text"/>
    <style:style style:name="T277_74" style:family="text"/>
    <style:style style:name="T277_75" style:family="text"/>
    <style:style style:name="T277_76" style:family="text"/>
    <style:style style:name="T277_77" style:family="text"/>
    <style:style style:name="T277_78" style:family="text"/>
    <style:style style:name="T277_79" style:family="text"/>
    <style:style style:name="T277_80" style:family="text"/>
    <style:style style:name="T277_81" style:family="text"/>
    <style:style style:name="T277_82" style:family="text"/>
    <style:style style:name="T277_83" style:family="text"/>
    <style:style style:name="T277_84" style:family="text"/>
    <style:style style:name="T277_85" style:family="text"/>
    <style:style style:name="T277_86" style:family="text"/>
    <style:style style:name="T277_87" style:family="text"/>
    <style:style style:name="T277_88" style:family="text"/>
    <style:style style:name="T277_89" style:family="text"/>
    <style:style style:name="T277_90" style:family="text"/>
    <style:style style:name="T277_91" style:family="text"/>
    <style:style style:name="T277_92" style:family="text"/>
    <style:style style:name="T277_93" style:family="text"/>
    <style:style style:name="T277_94" style:family="text"/>
    <style:style style:name="T277_95" style:family="text"/>
    <style:style style:name="T277_96" style:family="text"/>
    <style:style style:name="T277_97" style:family="text"/>
    <style:style style:name="T277_98" style:family="text"/>
    <style:style style:name="T277_99" style:family="text"/>
    <style:style style:name="T277_100" style:family="text"/>
    <style:style style:name="T277_101" style:family="text"/>
    <style:style style:name="T277_102" style:family="text"/>
    <style:style style:name="T277_103" style:family="text"/>
    <style:style style:name="T277_104" style:family="text"/>
    <style:style style:name="T277_105" style:family="text"/>
    <style:style style:name="T277_106" style:family="text"/>
    <style:style style:name="T277_107" style:family="text"/>
    <style:style style:name="T277_108" style:family="text"/>
    <style:style style:name="T277_109" style:family="text"/>
    <style:style style:name="T277_110" style:family="text"/>
    <style:style style:name="T277_111" style:family="text"/>
    <style:style style:name="T277_112" style:family="text"/>
    <style:style style:name="T277_113" style:family="text"/>
    <style:style style:name="P278" style:family="paragraph" style:parent-style-name="Heading_20_3">
      <style:paragraph-properties fo:text-align="justify" fo:break-before="auto" fo:line-height="115%" style:writing-mode="lr-tb"/>
    </style:style>
    <style:style style:name="T278_1" style:family="text"/>
    <style:style style:name="T278_2" style:family="text" style:parent-style-name="Heading_20_3"/>
    <style:style style:name="P279" style:family="paragraph" style:parent-style-name="Standard">
      <style:paragraph-properties fo:break-before="auto" fo:line-height="100%" style:writing-mode="lr-tb"/>
    </style:style>
    <style:style style:name="T279_1" style:family="text">
      <style:text-properties fo:font-size="10pt" style:font-size-asian="10pt" style:font-size-complex="10pt"/>
    </style:style>
    <style:style style:name="T279_2" style:family="text">
      <style:text-properties fo:font-size="10pt" style:font-size-asian="10pt" style:font-size-complex="10pt"/>
    </style:style>
    <style:style style:name="T279_3" style:family="text">
      <style:text-properties fo:font-size="10pt" style:font-size-asian="10pt" style:font-size-complex="10pt"/>
    </style:style>
    <style:style style:name="T279_4" style:family="text">
      <style:text-properties fo:font-size="10pt" style:font-size-asian="10pt" style:font-size-complex="10pt"/>
    </style:style>
    <style:style style:name="T279_5" style:family="text">
      <style:text-properties fo:font-size="10pt" style:font-size-asian="10pt" style:font-size-complex="10pt"/>
    </style:style>
    <style:style style:name="T279_6" style:family="text">
      <style:text-properties fo:font-size="10pt" style:font-size-asian="10pt" style:font-size-complex="10pt"/>
    </style:style>
    <style:style style:name="T279_7" style:family="text">
      <style:text-properties fo:font-size="10pt" style:font-size-asian="10pt" style:font-size-complex="10pt"/>
    </style:style>
    <style:style style:name="T279_8" style:family="text">
      <style:text-properties fo:font-size="10pt" style:font-size-asian="10pt" style:font-size-complex="10pt"/>
    </style:style>
    <style:style style:name="T279_9" style:family="text">
      <style:text-properties fo:font-size="10pt" style:font-size-asian="10pt" style:font-size-complex="10pt"/>
    </style:style>
    <style:style style:name="T279_10" style:family="text">
      <style:text-properties fo:font-size="10pt" style:font-size-asian="10pt" style:font-size-complex="10pt"/>
    </style:style>
    <style:style style:name="T279_11" style:family="text">
      <style:text-properties fo:font-size="10pt" style:font-size-asian="10pt" style:font-size-complex="10pt"/>
    </style:style>
    <style:style style:name="T279_12" style:family="text">
      <style:text-properties fo:font-size="10pt" style:font-size-asian="10pt" style:font-size-complex="10pt"/>
    </style:style>
    <style:style style:name="T279_13" style:family="text">
      <style:text-properties fo:font-size="10pt" style:font-size-asian="10pt" style:font-size-complex="10pt"/>
    </style:style>
    <style:style style:name="T279_14" style:family="text">
      <style:text-properties fo:font-size="10pt" style:font-size-asian="10pt" style:font-size-complex="10pt"/>
    </style:style>
    <style:style style:name="T279_15" style:family="text">
      <style:text-properties fo:font-size="10pt" style:font-size-asian="10pt" style:font-size-complex="10pt"/>
    </style:style>
    <style:style style:name="T279_16" style:family="text">
      <style:text-properties fo:font-size="10pt" style:font-size-asian="10pt" style:font-size-complex="10pt"/>
    </style:style>
    <style:style style:name="T279_17" style:family="text">
      <style:text-properties fo:font-size="10pt" style:font-size-asian="10pt" style:font-size-complex="10pt"/>
    </style:style>
    <style:style style:name="T279_18" style:family="text">
      <style:text-properties fo:font-size="10pt" style:font-size-asian="10pt" style:font-size-complex="10pt"/>
    </style:style>
    <style:style style:name="T279_19" style:family="text">
      <style:text-properties fo:font-size="10pt" style:font-size-asian="10pt" style:font-size-complex="10pt"/>
    </style:style>
    <style:style style:name="T279_20" style:family="text">
      <style:text-properties fo:font-size="10pt" style:font-size-asian="10pt" style:font-size-complex="10pt"/>
    </style:style>
    <style:style style:name="T279_21" style:family="text">
      <style:text-properties fo:font-size="10pt" style:font-size-asian="10pt" style:font-size-complex="10pt"/>
    </style:style>
    <style:style style:name="T279_22" style:family="text">
      <style:text-properties fo:font-size="10pt" style:font-size-asian="10pt" style:font-size-complex="10pt"/>
    </style:style>
    <style:style style:name="T279_23" style:family="text">
      <style:text-properties fo:font-size="10pt" style:font-size-asian="10pt" style:font-size-complex="10pt"/>
    </style:style>
    <style:style style:name="T279_24" style:family="text">
      <style:text-properties fo:font-size="10pt" style:font-size-asian="10pt" style:font-size-complex="10pt"/>
    </style:style>
    <style:style style:name="T279_25" style:family="text">
      <style:text-properties fo:font-size="10pt" style:font-size-asian="10pt" style:font-size-complex="10pt"/>
    </style:style>
    <style:style style:name="T279_26" style:family="text">
      <style:text-properties fo:font-size="10pt" style:font-size-asian="10pt" style:font-size-complex="10pt"/>
    </style:style>
    <style:style style:name="T279_27" style:family="text">
      <style:text-properties fo:font-size="10pt" style:font-size-asian="10pt" style:font-size-complex="10pt"/>
    </style:style>
    <style:style style:name="T279_28" style:family="text">
      <style:text-properties fo:font-size="10pt" style:font-size-asian="10pt" style:font-size-complex="10pt"/>
    </style:style>
    <style:style style:name="T279_29" style:family="text">
      <style:text-properties fo:font-size="10pt" style:font-size-asian="10pt" style:font-size-complex="10pt"/>
    </style:style>
    <style:style style:name="T279_30" style:family="text">
      <style:text-properties fo:font-size="10pt" style:font-size-asian="10pt" style:font-size-complex="10pt"/>
    </style:style>
    <style:style style:name="T279_31" style:family="text">
      <style:text-properties fo:font-size="10pt" style:font-size-asian="10pt" style:font-size-complex="10pt"/>
    </style:style>
    <style:style style:name="T279_32" style:family="text">
      <style:text-properties fo:font-size="10pt" style:font-size-asian="10pt" style:font-size-complex="10pt"/>
    </style:style>
    <style:style style:name="T279_33" style:family="text">
      <style:text-properties fo:font-size="10pt" style:font-size-asian="10pt" style:font-size-complex="10pt"/>
    </style:style>
    <style:style style:name="P280" style:family="paragraph" style:parent-style-name="Standard">
      <style:paragraph-properties fo:break-before="auto" fo:line-height="115%" style:writing-mode="lr-tb"/>
    </style:style>
    <style:style style:name="T280_1" style:family="text"/>
    <style:style style:name="T280_2" style:family="text"/>
    <style:style style:name="T280_3" style:family="text"/>
    <style:style style:name="T280_4" style:family="text"/>
    <style:style style:name="T280_5" style:family="text"/>
    <style:style style:name="T280_6" style:family="text"/>
    <style:style style:name="T280_7" style:family="text"/>
    <style:style style:name="T280_8" style:family="text"/>
    <style:style style:name="T280_9" style:family="text"/>
    <style:style style:name="T280_10" style:family="text"/>
    <style:style style:name="T280_11" style:family="text"/>
    <style:style style:name="T280_12" style:family="text"/>
    <style:style style:name="T280_13" style:family="text"/>
    <style:style style:name="T280_14" style:family="text"/>
    <style:style style:name="T280_15" style:family="text"/>
    <style:style style:name="T280_16" style:family="text"/>
    <style:style style:name="T280_17" style:family="text"/>
    <style:style style:name="T280_18" style:family="text"/>
    <style:style style:name="T280_19" style:family="text"/>
    <style:style style:name="T280_20" style:family="text"/>
    <style:style style:name="T280_21" style:family="text"/>
    <style:style style:name="T280_22" style:family="text"/>
    <style:style style:name="T280_23" style:family="text"/>
    <style:style style:name="T280_24" style:family="text"/>
    <style:style style:name="T280_25" style:family="text"/>
    <style:style style:name="T280_26" style:family="text"/>
    <style:style style:name="T280_27" style:family="text"/>
    <style:style style:name="T280_28" style:family="text"/>
    <style:style style:name="T280_29" style:family="text"/>
    <style:style style:name="T280_30" style:family="text"/>
    <style:style style:name="T280_31" style:family="text"/>
    <style:style style:name="T280_32" style:family="text"/>
    <style:style style:name="T280_33" style:family="text"/>
    <style:style style:name="T280_34" style:family="text"/>
    <style:style style:name="T280_35" style:family="text"/>
    <style:style style:name="T280_36" style:family="text"/>
    <style:style style:name="T280_37" style:family="text"/>
    <style:style style:name="T280_38" style:family="text"/>
    <style:style style:name="T280_39" style:family="text"/>
    <style:style style:name="T280_40" style:family="text"/>
    <style:style style:name="T280_41" style:family="text"/>
    <style:style style:name="T280_42" style:family="text"/>
    <style:style style:name="T280_43" style:family="text"/>
    <style:style style:name="T280_44" style:family="text"/>
    <style:style style:name="P281" style:family="paragraph" style:parent-style-name="Standard">
      <style:paragraph-properties fo:break-before="auto" fo:line-height="115%" style:writing-mode="lr-tb"/>
    </style:style>
    <style:style style:name="P282" style:family="paragraph" style:parent-style-name="Standard">
      <style:paragraph-properties fo:break-before="auto" fo:line-height="115%" fo:margin-top="0cm" style:writing-mode="lr-tb"/>
    </style:style>
    <style:style style:name="T282_1" style:family="text">
      <style:text-properties fo:font-weight="bold" style:font-weight-asian="bold" style:font-weight-complex="bold"/>
    </style:style>
    <style:style style:name="T282_2" style:family="text"/>
    <style:style style:name="T282_3" style:family="text">
      <style:text-properties fo:font-weight="bold" style:font-weight-asian="bold" style:font-weight-complex="bold"/>
    </style:style>
    <style:style style:name="T282_4" style:family="text"/>
    <style:style style:name="T282_5" style:family="text"/>
    <style:style style:name="T282_6" style:family="text"/>
    <style:style style:name="T282_7" style:family="text"/>
    <style:style style:name="T282_8" style:family="text"/>
    <style:style style:name="T282_9" style:family="text"/>
    <style:style style:name="T282_10" style:family="text"/>
    <style:style style:name="T282_11" style:family="text"/>
    <style:style style:name="T282_12" style:family="text"/>
    <style:style style:name="T282_13" style:family="text"/>
    <style:style style:name="T282_14" style:family="text"/>
    <style:style style:name="T282_15" style:family="text"/>
    <style:style style:name="T282_16" style:family="text"/>
    <style:style style:name="T282_17" style:family="text"/>
    <style:style style:name="T282_18" style:family="text"/>
    <style:style style:name="T282_19" style:family="text"/>
    <style:style style:name="T282_20" style:family="text"/>
    <style:style style:name="T282_21" style:family="text"/>
    <style:style style:name="T282_22" style:family="text"/>
    <style:style style:name="T282_23" style:family="text"/>
    <style:style style:name="T282_24" style:family="text"/>
    <style:style style:name="T282_25" style:family="text"/>
    <style:style style:name="T282_26" style:family="text"/>
    <style:style style:name="T282_27" style:family="text"/>
    <style:style style:name="T282_28" style:family="text"/>
    <style:style style:name="T282_29" style:family="text"/>
    <style:style style:name="T282_30" style:family="text"/>
    <style:style style:name="T282_31" style:family="text"/>
    <style:style style:name="T282_32" style:family="text"/>
    <style:style style:name="T282_33" style:family="text">
      <style:text-properties style:text-underline-style="solid" style:text-underline-color="font-color"/>
    </style:style>
    <style:style style:name="T282_34" style:family="text">
      <style:text-properties style:text-underline-style="solid" style:text-underline-color="font-color"/>
    </style:style>
    <style:style style:name="T282_35" style:family="text">
      <style:text-properties style:text-underline-style="solid" style:text-underline-color="font-color"/>
    </style:style>
    <style:style style:name="T282_36" style:family="text"/>
    <style:style style:name="P283" style:family="paragraph" style:parent-style-name="Standard">
      <style:paragraph-properties fo:break-before="auto" fo:line-height="115%" fo:margin-top="0cm" style:writing-mode="lr-tb"/>
    </style:style>
    <style:style style:name="T283_1" style:family="text"/>
    <style:style style:name="T283_2" style:family="text">
      <style:text-properties fo:font-weight="bold" style:font-weight-asian="bold" style:font-weight-complex="bold"/>
    </style:style>
    <style:style style:name="T283_3" style:family="text">
      <style:text-properties fo:font-weight="bold" style:font-weight-asian="bold" style:font-weight-complex="bold"/>
    </style:style>
    <style:style style:name="T283_4" style:family="text">
      <style:text-properties fo:font-weight="bold" style:font-weight-asian="bold" style:font-weight-complex="bold"/>
    </style:style>
    <style:style style:name="T283_5" style:family="text"/>
    <style:style style:name="T283_6" style:family="text"/>
    <style:style style:name="T283_7" style:family="text"/>
    <style:style style:name="T283_8" style:family="text"/>
    <style:style style:name="T283_9" style:family="text"/>
    <style:style style:name="T283_10" style:family="text"/>
    <style:style style:name="T283_11" style:family="text"/>
    <style:style style:name="T283_12" style:family="text"/>
    <style:style style:name="T283_13" style:family="text"/>
    <style:style style:name="T283_14" style:family="text"/>
    <style:style style:name="T283_15" style:family="text"/>
    <style:style style:name="T283_16" style:family="text"/>
    <style:style style:name="T283_17" style:family="text"/>
    <style:style style:name="T283_18" style:family="text"/>
    <style:style style:name="T283_19" style:family="text"/>
    <style:style style:name="T283_20" style:family="text"/>
    <style:style style:name="T283_21" style:family="text"/>
    <style:style style:name="T283_22" style:family="text"/>
    <style:style style:name="T283_23" style:family="text"/>
    <style:style style:name="T283_24" style:family="text"/>
    <style:style style:name="T283_25" style:family="text"/>
    <style:style style:name="T283_26" style:family="text"/>
    <style:style style:name="T283_27" style:family="text"/>
    <style:style style:name="T283_28" style:family="text"/>
    <style:style style:name="T283_29" style:family="text"/>
    <style:style style:name="T283_30" style:family="text"/>
    <style:style style:name="T283_31" style:family="text"/>
    <style:style style:name="T283_32" style:family="text"/>
    <style:style style:name="T283_33" style:family="text"/>
    <style:style style:name="T283_34" style:family="text"/>
    <style:style style:name="T283_35" style:family="text"/>
    <style:style style:name="T283_36" style:family="text"/>
    <style:style style:name="T283_37" style:family="text"/>
    <style:style style:name="T283_38" style:family="text"/>
    <style:style style:name="T283_39" style:family="text"/>
    <style:style style:name="T283_40" style:family="text"/>
    <style:style style:name="T283_41" style:family="text"/>
    <style:style style:name="T283_42" style:family="text"/>
    <style:style style:name="T283_43" style:family="text"/>
    <style:style style:name="T283_44" style:family="text"/>
    <style:style style:name="T283_45" style:family="text"/>
    <style:style style:name="T283_46" style:family="text"/>
    <style:style style:name="T283_47" style:family="text"/>
    <style:style style:name="T283_48" style:family="text">
      <style:text-properties style:text-underline-style="solid" style:text-underline-color="font-color"/>
    </style:style>
    <style:style style:name="T283_49" style:family="text">
      <style:text-properties style:text-underline-style="solid" style:text-underline-color="font-color"/>
    </style:style>
    <style:style style:name="T283_50" style:family="text">
      <style:text-properties style:text-underline-style="solid" style:text-underline-color="font-color"/>
    </style:style>
    <style:style style:name="T283_51" style:family="text"/>
    <style:style style:name="P284" style:family="paragraph" style:parent-style-name="Standard">
      <style:paragraph-properties fo:break-before="auto" fo:line-height="115%" fo:margin-top="0cm" fo:margin-bottom="0cm" style:writing-mode="lr-tb"/>
    </style:style>
    <style:style style:name="T284_1" style:family="text">
      <style:text-properties fo:font-weight="bold" style:font-weight-asian="bold" style:font-weight-complex="bold"/>
    </style:style>
    <style:style style:name="T284_2" style:family="text"/>
    <style:style style:name="T284_3" style:family="text"/>
    <style:style style:name="T284_4" style:family="text"/>
    <style:style style:name="T284_5" style:family="text"/>
    <style:style style:name="T284_6" style:family="text"/>
    <style:style style:name="T284_7" style:family="text"/>
    <style:style style:name="T284_8" style:family="text"/>
    <style:style style:name="T284_9" style:family="text"/>
    <style:style style:name="T284_10" style:family="text"/>
    <style:style style:name="T284_11" style:family="text"/>
    <style:style style:name="T284_12" style:family="text"/>
    <style:style style:name="T284_13" style:family="text"/>
    <style:style style:name="T284_14" style:family="text"/>
    <style:style style:name="T284_15" style:family="text"/>
    <style:style style:name="T284_16" style:family="text"/>
    <style:style style:name="T284_17" style:family="text"/>
    <style:style style:name="T284_18" style:family="text"/>
    <style:style style:name="T284_19" style:family="text"/>
    <style:style style:name="T284_20" style:family="text"/>
    <style:style style:name="T284_21" style:family="text"/>
    <style:style style:name="T284_22" style:family="text"/>
    <style:style style:name="T284_23" style:family="text"/>
    <style:style style:name="T284_24" style:family="text"/>
    <style:style style:name="T284_25" style:family="text"/>
    <style:style style:name="T284_26" style:family="text"/>
    <style:style style:name="T284_27" style:family="text"/>
    <style:style style:name="T284_28" style:family="text"/>
    <style:style style:name="T284_29" style:family="text"/>
    <style:style style:name="T284_30" style:family="text"/>
    <style:style style:name="T284_31" style:family="text">
      <style:text-properties style:text-underline-style="solid" style:text-underline-color="font-color"/>
    </style:style>
    <style:style style:name="T284_32" style:family="text">
      <style:text-properties style:text-underline-style="solid" style:text-underline-color="font-color"/>
    </style:style>
    <style:style style:name="T284_33" style:family="text">
      <style:text-properties style:text-underline-style="solid" style:text-underline-color="font-color"/>
    </style:style>
    <style:style style:name="T284_34" style:family="text"/>
    <style:style style:name="P285" style:family="paragraph" style:parent-style-name="Heading_20_4">
      <style:paragraph-properties fo:break-before="auto" fo:line-height="115%" style:writing-mode="lr-tb"/>
    </style:style>
    <style:style style:name="T285_1" style:family="text"/>
    <style:style style:name="T285_2" style:family="text"/>
    <style:style style:name="T285_3" style:family="text"/>
    <style:style style:name="T285_4" style:family="text"/>
    <style:style style:name="T285_5" style:family="text"/>
    <style:style style:name="T285_6" style:family="text"/>
    <style:style style:name="T285_7" style:family="text"/>
    <style:style style:name="T285_8" style:family="text"/>
    <style:style style:name="P286" style:family="paragraph" style:parent-style-name="Standard">
      <style:paragraph-properties fo:break-before="auto" fo:line-height="115%" style:writing-mode="lr-tb"/>
    </style:style>
    <style:style style:name="T286_1" style:family="text">
      <style:text-properties fo:font-style="italic" style:font-style-asian="italic" style:font-style-complex="italic" style:text-underline-style="solid" style:text-underline-color="font-color"/>
    </style:style>
    <style:style style:name="T286_2" style:family="text">
      <style:text-properties fo:font-style="italic" style:font-style-asian="italic" style:font-style-complex="italic" style:text-underline-style="solid" style:text-underline-color="font-color"/>
    </style:style>
    <style:style style:name="T286_3" style:family="text">
      <style:text-properties fo:font-style="italic" style:font-style-asian="italic" style:font-style-complex="italic" style:text-underline-style="solid" style:text-underline-color="font-color"/>
    </style:style>
    <style:style style:name="T286_4" style:family="text">
      <style:text-properties style:text-underline-style="solid" style:text-underline-color="font-color"/>
    </style:style>
    <style:style style:name="P287" style:family="paragraph" style:parent-style-name="Standard">
      <style:paragraph-properties fo:break-before="auto" fo:text-indent="1.27cm" fo:line-height="115%" style:writing-mode="lr-tb"/>
    </style:style>
    <style:style style:name="T287_1" style:family="text">
      <style:text-properties fo:font-weight="bold" style:font-weight-asian="bold" style:font-weight-complex="bold"/>
    </style:style>
    <style:style style:name="T287_2" style:family="text">
      <style:text-properties fo:font-weight="bold" style:font-weight-asian="bold" style:font-weight-complex="bold"/>
    </style:style>
    <style:style style:name="T287_3" style:family="text">
      <style:text-properties fo:font-weight="bold" style:font-weight-asian="bold" style:font-weight-complex="bold"/>
    </style:style>
    <style:style style:name="T287_4" style:family="text">
      <style:text-properties fo:font-weight="bold" style:font-weight-asian="bold" style:font-weight-complex="bold"/>
    </style:style>
    <style:style style:name="T287_5" style:family="text">
      <style:text-properties fo:font-weight="bold" style:font-weight-asian="bold" style:font-weight-complex="bold"/>
    </style:style>
    <style:style style:name="T287_6" style:family="text">
      <style:text-properties fo:font-weight="bold" style:font-weight-asian="bold" style:font-weight-complex="bold"/>
    </style:style>
    <style:style style:name="T287_7" style:family="text">
      <style:text-properties fo:font-weight="bold" style:font-weight-asian="bold" style:font-weight-complex="bold"/>
    </style:style>
    <style:style style:name="T287_8" style:family="text">
      <style:text-properties fo:font-weight="bold" style:font-weight-asian="bold" style:font-weight-complex="bold"/>
    </style:style>
    <style:style style:name="T287_9" style:family="text">
      <style:text-properties fo:font-weight="bold" style:font-weight-asian="bold" style:font-weight-complex="bold"/>
    </style:style>
    <style:style style:name="P288" style:family="paragraph" style:parent-style-name="Standard">
      <style:paragraph-properties fo:break-before="auto" fo:text-indent="1.27cm" fo:line-height="115%" style:writing-mode="lr-tb"/>
      <style:text-properties fo:font-weight="bold" style:font-weight-asian="bold" style:font-weight-complex="bold"/>
    </style:style>
    <style:style style:name="P289" style:family="paragraph" style:parent-style-name="Standard">
      <style:paragraph-properties fo:break-before="auto" fo:line-height="115%" style:writing-mode="lr-tb"/>
    </style:style>
    <style:style style:name="T289_1" style:family="text">
      <style:text-properties fo:font-style="italic" style:font-style-asian="italic" style:font-style-complex="italic" style:text-underline-style="solid" style:text-underline-color="font-color"/>
    </style:style>
    <style:style style:name="T289_2" style:family="text">
      <style:text-properties fo:font-style="italic" style:font-style-asian="italic" style:font-style-complex="italic" style:text-underline-style="solid" style:text-underline-color="font-color"/>
    </style:style>
    <style:style style:name="T289_3" style:family="text">
      <style:text-properties fo:font-style="italic" style:font-style-asian="italic" style:font-style-complex="italic" style:text-underline-style="solid" style:text-underline-color="font-color"/>
    </style:style>
    <style:style style:name="P290" style:family="paragraph" style:parent-style-name="Standard">
      <style:paragraph-properties fo:break-before="auto" fo:text-indent="1.27cm" fo:line-height="115%" style:writing-mode="lr-tb"/>
    </style:style>
    <style:style style:name="T290_1" style:family="text">
      <style:text-properties fo:font-weight="bold" style:font-weight-asian="bold" style:font-weight-complex="bold"/>
    </style:style>
    <style:style style:name="P291" style:family="paragraph" style:parent-style-name="Standard">
      <style:paragraph-properties fo:break-before="auto" fo:line-height="115%" style:writing-mode="lr-tb"/>
    </style:style>
    <style:style style:name="T291_1" style:family="text">
      <style:text-properties fo:font-style="italic" style:font-style-asian="italic" style:font-style-complex="italic" style:text-underline-style="solid" style:text-underline-color="font-color"/>
    </style:style>
    <style:style style:name="T291_2" style:family="text">
      <style:text-properties fo:font-style="italic" style:font-style-asian="italic" style:font-style-complex="italic" style:text-underline-style="solid" style:text-underline-color="font-color"/>
    </style:style>
    <style:style style:name="T291_3" style:family="text">
      <style:text-properties fo:font-style="italic" style:font-style-asian="italic" style:font-style-complex="italic" style:text-underline-style="solid" style:text-underline-color="font-color"/>
    </style:style>
    <style:style style:name="T291_4" style:family="text">
      <style:text-properties fo:font-style="italic" style:font-style-asian="italic" style:font-style-complex="italic" style:text-underline-style="solid" style:text-underline-color="font-color"/>
    </style:style>
    <style:style style:name="P292" style:family="paragraph" style:parent-style-name="Standard">
      <style:paragraph-properties fo:break-before="auto" fo:text-indent="1.27cm" fo:line-height="115%" style:writing-mode="lr-tb"/>
    </style:style>
    <style:style style:name="T292_1" style:family="text">
      <style:text-properties fo:font-weight="bold" style:font-weight-asian="bold" style:font-weight-complex="bold"/>
    </style:style>
    <style:style style:name="T292_2" style:family="text">
      <style:text-properties fo:font-weight="bold" style:font-weight-asian="bold" style:font-weight-complex="bold"/>
    </style:style>
    <style:style style:name="T292_3" style:family="text">
      <style:text-properties fo:font-weight="bold" style:font-weight-asian="bold" style:font-weight-complex="bold"/>
    </style:style>
    <style:style style:name="T292_4" style:family="text">
      <style:text-properties fo:font-weight="bold" style:font-weight-asian="bold" style:font-weight-complex="bold"/>
    </style:style>
    <style:style style:name="T292_5" style:family="text">
      <style:text-properties fo:font-weight="bold" style:font-weight-asian="bold" style:font-weight-complex="bold"/>
    </style:style>
    <style:style style:name="T292_6" style:family="text">
      <style:text-properties fo:font-weight="bold" style:font-weight-asian="bold" style:font-weight-complex="bold"/>
    </style:style>
    <style:style style:name="T292_7" style:family="text">
      <style:text-properties fo:font-weight="bold" style:font-weight-asian="bold" style:font-weight-complex="bold"/>
    </style:style>
    <style:style style:name="T292_8" style:family="text">
      <style:text-properties fo:font-weight="bold" style:font-weight-asian="bold" style:font-weight-complex="bold"/>
    </style:style>
    <style:style style:name="P293" style:family="paragraph" style:parent-style-name="Standard">
      <style:paragraph-properties fo:break-before="auto" fo:line-height="115%" style:writing-mode="lr-tb"/>
    </style:style>
    <style:style style:name="T293_1" style:family="text">
      <style:text-properties fo:font-style="italic" style:font-style-asian="italic" style:font-style-complex="italic" style:text-underline-style="solid" style:text-underline-color="font-color"/>
    </style:style>
    <style:style style:name="T293_2" style:family="text">
      <style:text-properties fo:font-style="italic" style:font-style-asian="italic" style:font-style-complex="italic" style:text-underline-style="solid" style:text-underline-color="font-color"/>
    </style:style>
    <style:style style:name="T293_3" style:family="text">
      <style:text-properties fo:font-style="italic" style:font-style-asian="italic" style:font-style-complex="italic" style:text-underline-style="solid" style:text-underline-color="font-color"/>
    </style:style>
    <style:style style:name="P294" style:family="paragraph" style:parent-style-name="Standard">
      <style:paragraph-properties fo:break-before="auto" fo:text-indent="1.27cm" fo:line-height="115%" style:writing-mode="lr-tb"/>
    </style:style>
    <style:style style:name="T294_1" style:family="text"/>
    <style:style style:name="P295" style:family="paragraph" style:parent-style-name="Standard">
      <style:paragraph-properties fo:break-before="auto" fo:line-height="115%" style:writing-mode="lr-tb"/>
    </style:style>
    <style:style style:name="T295_1" style:family="text">
      <style:text-properties fo:font-style="italic" style:font-style-asian="italic" style:font-style-complex="italic" style:text-underline-style="solid" style:text-underline-color="font-color"/>
    </style:style>
    <style:style style:name="T295_2" style:family="text">
      <style:text-properties fo:font-style="italic" style:font-style-asian="italic" style:font-style-complex="italic" style:text-underline-style="solid" style:text-underline-color="font-color"/>
    </style:style>
    <style:style style:name="T295_3" style:family="text">
      <style:text-properties fo:font-style="italic" style:font-style-asian="italic" style:font-style-complex="italic" style:text-underline-style="solid" style:text-underline-color="font-color"/>
    </style:style>
    <style:style style:name="T295_4" style:family="text">
      <style:text-properties fo:font-style="italic" style:font-style-asian="italic" style:font-style-complex="italic" style:text-underline-style="solid" style:text-underline-color="font-color"/>
    </style:style>
    <style:style style:name="P296" style:family="paragraph" style:parent-style-name="Standard">
      <style:paragraph-properties fo:break-before="auto" fo:text-indent="1.27cm" fo:line-height="115%" style:writing-mode="lr-tb"/>
    </style:style>
    <style:style style:name="T296_1" style:family="text">
      <style:text-properties fo:font-weight="bold" style:font-weight-asian="bold" style:font-weight-complex="bold"/>
    </style:style>
    <style:style style:name="T296_2" style:family="text">
      <style:text-properties fo:font-weight="bold" style:font-weight-asian="bold" style:font-weight-complex="bold"/>
    </style:style>
    <style:style style:name="T296_3" style:family="text">
      <style:text-properties fo:font-weight="bold" style:font-weight-asian="bold" style:font-weight-complex="bold"/>
    </style:style>
    <style:style style:name="T296_4" style:family="text">
      <style:text-properties fo:font-weight="bold" style:font-weight-asian="bold" style:font-weight-complex="bold"/>
    </style:style>
    <style:style style:name="T296_5" style:family="text">
      <style:text-properties fo:font-weight="bold" style:font-weight-asian="bold" style:font-weight-complex="bold"/>
    </style:style>
    <style:style style:name="T296_6" style:family="text">
      <style:text-properties fo:font-weight="bold" style:font-weight-asian="bold" style:font-weight-complex="bold"/>
    </style:style>
    <style:style style:name="T296_7" style:family="text">
      <style:text-properties fo:font-weight="bold" style:font-weight-asian="bold" style:font-weight-complex="bold"/>
    </style:style>
    <style:style style:name="T296_8" style:family="text">
      <style:text-properties fo:font-weight="bold" style:font-weight-asian="bold" style:font-weight-complex="bold"/>
    </style:style>
    <style:style style:name="P297" style:family="paragraph" style:parent-style-name="Standard">
      <style:paragraph-properties fo:break-before="auto" fo:line-height="115%" style:writing-mode="lr-tb"/>
    </style:style>
    <style:style style:name="T297_1" style:family="text">
      <style:text-properties fo:font-style="italic" style:font-style-asian="italic" style:font-style-complex="italic" style:text-underline-style="solid" style:text-underline-color="font-color"/>
    </style:style>
    <style:style style:name="T297_2" style:family="text">
      <style:text-properties fo:font-style="italic" style:font-style-asian="italic" style:font-style-complex="italic" style:text-underline-style="solid" style:text-underline-color="font-color"/>
    </style:style>
    <style:style style:name="T297_3" style:family="text">
      <style:text-properties fo:font-style="italic" style:font-style-asian="italic" style:font-style-complex="italic" style:text-underline-style="solid" style:text-underline-color="font-color"/>
    </style:style>
    <style:style style:name="T297_4" style:family="text">
      <style:text-properties fo:font-style="italic" style:font-style-asian="italic" style:font-style-complex="italic" style:text-underline-style="solid" style:text-underline-color="font-color"/>
    </style:style>
    <style:style style:name="P298" style:family="paragraph" style:parent-style-name="Standard">
      <style:paragraph-properties fo:break-before="auto" fo:text-indent="1.27cm" fo:line-height="115%" style:writing-mode="lr-tb"/>
    </style:style>
    <style:style style:name="T298_1" style:family="text"/>
    <style:style style:name="P299" style:family="paragraph" style:parent-style-name="Standard">
      <style:paragraph-properties fo:break-before="auto" fo:line-height="115%" style:writing-mode="lr-tb"/>
    </style:style>
    <style:style style:name="T299_1" style:family="text">
      <style:text-properties fo:font-style="italic" style:font-style-asian="italic" style:font-style-complex="italic" style:text-underline-style="solid" style:text-underline-color="font-color"/>
    </style:style>
    <style:style style:name="T299_2" style:family="text">
      <style:text-properties fo:font-style="italic" style:font-style-asian="italic" style:font-style-complex="italic" style:text-underline-style="solid" style:text-underline-color="font-color"/>
    </style:style>
    <style:style style:name="T299_3" style:family="text">
      <style:text-properties fo:font-style="italic" style:font-style-asian="italic" style:font-style-complex="italic" style:text-underline-style="solid" style:text-underline-color="font-color"/>
    </style:style>
    <style:style style:name="T299_4" style:family="text">
      <style:text-properties fo:font-style="italic" style:font-style-asian="italic" style:font-style-complex="italic" style:text-underline-style="solid" style:text-underline-color="font-color"/>
    </style:style>
    <style:style style:name="P300" style:family="paragraph" style:parent-style-name="Standard">
      <style:paragraph-properties fo:break-before="auto" fo:text-indent="1.27cm" fo:line-height="115%" style:writing-mode="lr-tb"/>
    </style:style>
    <style:style style:name="T300_1" style:family="text">
      <style:text-properties fo:font-weight="bold" style:font-weight-asian="bold" style:font-weight-complex="bold"/>
    </style:style>
    <style:style style:name="T300_2" style:family="text">
      <style:text-properties fo:font-weight="bold" style:font-weight-asian="bold" style:font-weight-complex="bold"/>
    </style:style>
    <style:style style:name="T300_3" style:family="text">
      <style:text-properties fo:font-weight="bold" style:font-weight-asian="bold" style:font-weight-complex="bold"/>
    </style:style>
    <style:style style:name="T300_4" style:family="text">
      <style:text-properties fo:font-weight="bold" style:font-weight-asian="bold" style:font-weight-complex="bold"/>
    </style:style>
    <style:style style:name="T300_5" style:family="text">
      <style:text-properties fo:font-weight="bold" style:font-weight-asian="bold" style:font-weight-complex="bold"/>
    </style:style>
    <style:style style:name="T300_6" style:family="text">
      <style:text-properties fo:font-weight="bold" style:font-weight-asian="bold" style:font-weight-complex="bold"/>
    </style:style>
    <style:style style:name="T300_7" style:family="text">
      <style:text-properties fo:font-weight="bold" style:font-weight-asian="bold" style:font-weight-complex="bold"/>
    </style:style>
    <style:style style:name="T300_8" style:family="text">
      <style:text-properties fo:font-weight="bold" style:font-weight-asian="bold" style:font-weight-complex="bold"/>
    </style:style>
    <style:style style:name="P301" style:family="paragraph" style:parent-style-name="Standard">
      <style:paragraph-properties fo:break-before="auto" fo:line-height="115%" style:writing-mode="lr-tb"/>
    </style:style>
    <style:style style:name="T301_1" style:family="text">
      <style:text-properties fo:font-style="italic" style:font-style-asian="italic" style:font-style-complex="italic" style:text-underline-style="solid" style:text-underline-color="font-color"/>
    </style:style>
    <style:style style:name="T301_2" style:family="text">
      <style:text-properties fo:font-style="italic" style:font-style-asian="italic" style:font-style-complex="italic" style:text-underline-style="solid" style:text-underline-color="font-color"/>
    </style:style>
    <style:style style:name="T301_3" style:family="text">
      <style:text-properties fo:font-style="italic" style:font-style-asian="italic" style:font-style-complex="italic" style:text-underline-style="solid" style:text-underline-color="font-color"/>
    </style:style>
    <style:style style:name="T301_4" style:family="text">
      <style:text-properties fo:font-style="italic" style:font-style-asian="italic" style:font-style-complex="italic" style:text-underline-style="solid" style:text-underline-color="font-color"/>
    </style:style>
    <style:style style:name="P302" style:family="paragraph" style:parent-style-name="Standard">
      <style:paragraph-properties fo:break-before="auto" fo:text-indent="1.27cm" fo:line-height="115%" style:writing-mode="lr-tb"/>
    </style:style>
    <style:style style:name="T302_1" style:family="text"/>
    <style:style style:name="P303" style:family="paragraph" style:parent-style-name="Standard">
      <style:paragraph-properties fo:break-before="auto" fo:line-height="115%" style:writing-mode="lr-tb"/>
    </style:style>
    <style:style style:name="T303_1" style:family="text">
      <style:text-properties fo:font-style="italic" style:font-style-asian="italic" style:font-style-complex="italic" style:text-underline-style="solid" style:text-underline-color="font-color"/>
    </style:style>
    <style:style style:name="T303_2" style:family="text">
      <style:text-properties fo:font-style="italic" style:font-style-asian="italic" style:font-style-complex="italic" style:text-underline-style="solid" style:text-underline-color="font-color"/>
    </style:style>
    <style:style style:name="T303_3" style:family="text">
      <style:text-properties fo:font-style="italic" style:font-style-asian="italic" style:font-style-complex="italic" style:text-underline-style="solid" style:text-underline-color="font-color"/>
    </style:style>
    <style:style style:name="T303_4" style:family="text">
      <style:text-properties fo:font-style="italic" style:font-style-asian="italic" style:font-style-complex="italic" style:text-underline-style="solid" style:text-underline-color="font-color"/>
    </style:style>
    <style:style style:name="P304" style:family="paragraph" style:parent-style-name="Standard">
      <style:paragraph-properties fo:break-before="auto" fo:text-indent="1.27cm" fo:line-height="115%" style:writing-mode="lr-tb"/>
    </style:style>
    <style:style style:name="T304_1" style:family="text">
      <style:text-properties fo:font-weight="bold" style:font-weight-asian="bold" style:font-weight-complex="bold"/>
    </style:style>
    <style:style style:name="T304_2" style:family="text">
      <style:text-properties fo:font-weight="bold" style:font-weight-asian="bold" style:font-weight-complex="bold"/>
    </style:style>
    <style:style style:name="T304_3" style:family="text">
      <style:text-properties fo:font-weight="bold" style:font-weight-asian="bold" style:font-weight-complex="bold"/>
    </style:style>
    <style:style style:name="T304_4" style:family="text">
      <style:text-properties fo:font-weight="bold" style:font-weight-asian="bold" style:font-weight-complex="bold"/>
    </style:style>
    <style:style style:name="T304_5" style:family="text">
      <style:text-properties fo:font-weight="bold" style:font-weight-asian="bold" style:font-weight-complex="bold"/>
    </style:style>
    <style:style style:name="T304_6" style:family="text">
      <style:text-properties fo:font-weight="bold" style:font-weight-asian="bold" style:font-weight-complex="bold"/>
    </style:style>
    <style:style style:name="P305" style:family="paragraph" style:parent-style-name="Standard">
      <style:paragraph-properties fo:break-before="auto" fo:line-height="115%" style:writing-mode="lr-tb"/>
    </style:style>
    <style:style style:name="P306" style:family="paragraph" style:parent-style-name="Standard">
      <style:paragraph-properties fo:break-before="auto" fo:line-height="115%" style:writing-mode="lr-tb"/>
    </style:style>
    <style:style style:name="T306_1" style:family="text"/>
    <style:style style:name="T306_2" style:family="text"/>
    <style:style style:name="T306_3" style:family="text"/>
    <style:style style:name="T306_4" style:family="text"/>
    <style:style style:name="T306_5" style:family="text"/>
    <style:style style:name="T306_6" style:family="text"/>
    <style:style style:name="T306_7" style:family="text"/>
    <style:style style:name="T306_8" style:family="text"/>
    <style:style style:name="T306_9" style:family="text"/>
    <style:style style:name="T306_10" style:family="text"/>
    <style:style style:name="T306_11" style:family="text"/>
    <style:style style:name="T306_12" style:family="text"/>
    <style:style style:name="T306_13" style:family="text"/>
    <style:style style:name="T306_14" style:family="text"/>
    <style:style style:name="T306_15" style:family="text"/>
    <style:style style:name="T306_16" style:family="text"/>
    <style:style style:name="T306_17" style:family="text"/>
    <style:style style:name="T306_18" style:family="text"/>
    <style:style style:name="T306_19" style:family="text"/>
    <style:style style:name="T306_20" style:family="text"/>
    <style:style style:name="T306_21" style:family="text"/>
    <style:style style:name="T306_22" style:family="text"/>
    <style:style style:name="T306_23" style:family="text"/>
    <style:style style:name="T306_24" style:family="text"/>
    <style:style style:name="T306_25" style:family="text"/>
    <style:style style:name="T306_26" style:family="text"/>
    <style:style style:name="T306_27" style:family="text"/>
    <style:style style:name="T306_28" style:family="text"/>
    <style:style style:name="T306_29" style:family="text"/>
    <style:style style:name="T306_30" style:family="text"/>
    <style:style style:name="T306_31" style:family="text"/>
    <style:style style:name="T306_32" style:family="text"/>
    <style:style style:name="T306_33" style:family="text"/>
    <style:style style:name="T306_34" style:family="text"/>
    <style:style style:name="T306_35" style:family="text"/>
    <style:style style:name="T306_36" style:family="text"/>
    <style:style style:name="T306_37" style:family="text"/>
    <style:style style:name="T306_38" style:family="text"/>
    <style:style style:name="T306_39" style:family="text"/>
    <style:style style:name="T306_40" style:family="text"/>
    <style:style style:name="T306_41" style:family="text"/>
    <style:style style:name="T306_42" style:family="text"/>
    <style:style style:name="T306_43" style:family="text"/>
    <style:style style:name="T306_44" style:family="text"/>
    <style:style style:name="T306_45" style:family="text"/>
    <style:style style:name="T306_46" style:family="text"/>
    <style:style style:name="T306_47" style:family="text"/>
    <style:style style:name="T306_48" style:family="text"/>
    <style:style style:name="T306_49" style:family="text"/>
    <style:style style:name="T306_50" style:family="text"/>
    <style:style style:name="T306_51" style:family="text"/>
    <style:style style:name="T306_52" style:family="text"/>
    <style:style style:name="T306_53" style:family="text"/>
    <style:style style:name="T306_54" style:family="text"/>
    <style:style style:name="T306_55" style:family="text"/>
    <style:style style:name="T306_56" style:family="text"/>
    <style:style style:name="P307" style:family="paragraph" style:parent-style-name="Heading_20_3">
      <style:paragraph-properties fo:text-align="justify" fo:break-before="auto" fo:line-height="115%" style:writing-mode="lr-tb"/>
    </style:style>
    <style:style style:name="T307_1" style:family="text"/>
    <style:style style:name="P308" style:family="paragraph" style:parent-style-name="Standard">
      <style:paragraph-properties fo:text-align="justify" fo:break-before="auto" fo:line-height="115%" style:writing-mode="lr-tb"/>
    </style:style>
    <style:style style:name="P309" style:family="paragraph" style:parent-style-name="Standard">
      <style:paragraph-properties fo:text-align="justify" fo:break-before="auto" fo:line-height="115%" style:writing-mode="lr-tb"/>
    </style:style>
    <style:style style:name="T309_1" style:family="text"/>
    <style:style style:name="T309_2" style:family="text"/>
    <style:style style:name="T309_3" style:family="text"/>
    <style:style style:name="T309_4" style:family="text"/>
    <style:style style:name="T309_5" style:family="text"/>
    <style:style style:name="T309_6" style:family="text"/>
    <style:style style:name="T309_7" style:family="text"/>
    <style:style style:name="T309_8" style:family="text"/>
    <style:style style:name="T309_9" style:family="text"/>
    <style:style style:name="T309_10" style:family="text"/>
    <style:style style:name="T309_11" style:family="text"/>
    <style:style style:name="T309_12" style:family="text"/>
    <style:style style:name="T309_13" style:family="text"/>
    <style:style style:name="T309_14" style:family="text"/>
    <style:style style:name="T309_15" style:family="text"/>
    <style:style style:name="T309_16" style:family="text"/>
    <style:style style:name="T309_17" style:family="text"/>
    <style:style style:name="T309_18" style:family="text"/>
    <style:style style:name="T309_19" style:family="text"/>
    <style:style style:name="T309_20" style:family="text"/>
    <style:style style:name="T309_21" style:family="text"/>
    <style:style style:name="T309_22" style:family="text"/>
    <style:style style:name="T309_23" style:family="text"/>
    <style:style style:name="T309_24" style:family="text"/>
    <style:style style:name="T309_25" style:family="text"/>
    <style:style style:name="T309_26" style:family="text"/>
    <style:style style:name="T309_27" style:family="text"/>
    <style:style style:name="T309_28" style:family="text"/>
    <style:style style:name="T309_29" style:family="text"/>
    <style:style style:name="T309_30" style:family="text"/>
    <style:style style:name="T309_31" style:family="text"/>
    <style:style style:name="T309_32" style:family="text"/>
    <style:style style:name="T309_33" style:family="text"/>
    <style:style style:name="T309_34" style:family="text"/>
    <style:style style:name="T309_35" style:family="text"/>
    <style:style style:name="T309_36" style:family="text"/>
    <style:style style:name="T309_37" style:family="text"/>
    <style:style style:name="T309_38" style:family="text"/>
    <style:style style:name="T309_39" style:family="text"/>
    <style:style style:name="T309_40" style:family="text"/>
    <style:style style:name="T309_41" style:family="text"/>
    <style:style style:name="T309_42" style:family="text"/>
    <style:style style:name="P310" style:family="paragraph" style:parent-style-name="Standard">
      <style:paragraph-properties fo:text-align="justify" fo:break-before="auto" fo:line-height="115%" style:writing-mode="lr-tb"/>
    </style:style>
    <style:style style:name="T310_1" style:family="text"/>
    <style:style style:name="T310_2" style:family="text"/>
    <style:style style:name="T310_3" style:family="text"/>
    <style:style style:name="T310_4" style:family="text"/>
    <style:style style:name="T310_5" style:family="text"/>
    <style:style style:name="T310_6" style:family="text"/>
    <style:style style:name="T310_7" style:family="text"/>
    <style:style style:name="T310_8" style:family="text"/>
    <style:style style:name="T310_9" style:family="text"/>
    <style:style style:name="T310_10" style:family="text"/>
    <style:style style:name="T310_11" style:family="text"/>
    <style:style style:name="T310_12" style:family="text"/>
    <style:style style:name="T310_13" style:family="text"/>
    <style:style style:name="T310_14" style:family="text"/>
    <style:style style:name="T310_15" style:family="text"/>
    <style:style style:name="T310_16" style:family="text"/>
    <style:style style:name="T310_17" style:family="text"/>
    <style:style style:name="T310_18" style:family="text"/>
    <style:style style:name="T310_19" style:family="text"/>
    <style:style style:name="T310_20" style:family="text"/>
    <style:style style:name="T310_21" style:family="text"/>
    <style:style style:name="T310_22" style:family="text"/>
    <style:style style:name="T310_23" style:family="text"/>
    <style:style style:name="T310_24" style:family="text"/>
    <style:style style:name="T310_25" style:family="text"/>
    <style:style style:name="T310_26" style:family="text"/>
    <style:style style:name="T310_27" style:family="text"/>
    <style:style style:name="T310_28" style:family="text"/>
    <style:style style:name="T310_29" style:family="text"/>
    <style:style style:name="T310_30" style:family="text"/>
    <style:style style:name="T310_31" style:family="text"/>
    <style:style style:name="T310_32" style:family="text"/>
    <style:style style:name="T310_33" style:family="text"/>
    <style:style style:name="T310_34" style:family="text"/>
    <style:style style:name="T310_35" style:family="text"/>
    <style:style style:name="T310_36" style:family="text"/>
    <style:style style:name="T310_37" style:family="text"/>
    <style:style style:name="T310_38" style:family="text"/>
    <style:style style:name="T310_39" style:family="text"/>
    <style:style style:name="T310_40" style:family="text"/>
    <style:style style:name="T310_41" style:family="text"/>
    <style:style style:name="T310_42" style:family="text"/>
    <style:style style:name="T310_43" style:family="text"/>
    <style:style style:name="T310_44" style:family="text"/>
    <style:style style:name="T310_45" style:family="text"/>
    <style:style style:name="T310_46" style:family="text"/>
    <style:style style:name="T310_47" style:family="text"/>
    <style:style style:name="T310_48" style:family="text"/>
    <style:style style:name="T310_49" style:family="text"/>
    <style:style style:name="T310_50" style:family="text"/>
    <style:style style:name="T310_51" style:family="text"/>
    <style:style style:name="T310_52" style:family="text"/>
    <style:style style:name="T310_53" style:family="text"/>
    <style:style style:name="T310_54" style:family="text"/>
    <style:style style:name="T310_55" style:family="text"/>
    <style:style style:name="T310_56" style:family="text"/>
    <style:style style:name="T310_57" style:family="text"/>
    <style:style style:name="T310_58" style:family="text"/>
    <style:style style:name="T310_59" style:family="text"/>
    <style:style style:name="T310_60" style:family="text"/>
    <style:style style:name="T310_61" style:family="text"/>
    <style:style style:name="T310_62" style:family="text"/>
    <style:style style:name="T310_63" style:family="text"/>
    <style:style style:name="T310_64" style:family="text"/>
    <style:style style:name="T310_65" style:family="text"/>
    <style:style style:name="T310_66" style:family="text"/>
    <style:style style:name="T310_67" style:family="text"/>
    <style:style style:name="T310_68" style:family="text"/>
    <style:style style:name="T310_69" style:family="text"/>
    <style:style style:name="T310_70" style:family="text"/>
    <style:style style:name="T310_71" style:family="text"/>
    <style:style style:name="T310_72" style:family="text"/>
    <style:style style:name="T310_73" style:family="text"/>
    <style:style style:name="T310_74" style:family="text"/>
    <style:style style:name="T310_75" style:family="text"/>
    <style:style style:name="T310_76" style:family="text"/>
    <style:style style:name="T310_77" style:family="text"/>
    <style:style style:name="T310_78" style:family="text"/>
    <style:style style:name="T310_79" style:family="text"/>
    <style:style style:name="T310_80" style:family="text"/>
    <style:style style:name="T310_81" style:family="text"/>
    <style:style style:name="T310_82" style:family="text"/>
    <style:style style:name="T310_83" style:family="text"/>
    <style:style style:name="T310_84" style:family="text"/>
    <style:style style:name="T310_85" style:family="text"/>
    <style:style style:name="T310_86" style:family="text"/>
    <style:style style:name="P311" style:family="paragraph" style:parent-style-name="Standard">
      <style:paragraph-properties fo:text-align="justify" fo:break-before="auto" fo:line-height="115%" style:writing-mode="lr-tb"/>
    </style:style>
    <style:style style:name="T311_1" style:family="text"/>
    <style:style style:name="T311_2" style:family="text"/>
    <style:style style:name="T311_3" style:family="text"/>
    <style:style style:name="T311_4" style:family="text"/>
    <style:style style:name="T311_5" style:family="text"/>
    <style:style style:name="T311_6" style:family="text"/>
    <style:style style:name="T311_7" style:family="text"/>
    <style:style style:name="T311_8" style:family="text"/>
    <style:style style:name="T311_9" style:family="text"/>
    <style:style style:name="T311_10" style:family="text"/>
    <style:style style:name="T311_11" style:family="text"/>
    <style:style style:name="T311_12" style:family="text"/>
    <style:style style:name="T311_13" style:family="text"/>
    <style:style style:name="T311_14" style:family="text"/>
    <style:style style:name="T311_15" style:family="text"/>
    <style:style style:name="T311_16" style:family="text"/>
    <style:style style:name="T311_17" style:family="text"/>
    <style:style style:name="T311_18" style:family="text"/>
    <style:style style:name="T311_19" style:family="text"/>
    <style:style style:name="T311_20" style:family="text"/>
    <style:style style:name="T311_21" style:family="text"/>
    <style:style style:name="T311_22" style:family="text"/>
    <style:style style:name="T311_23" style:family="text"/>
    <style:style style:name="T311_24" style:family="text"/>
    <style:style style:name="T311_25" style:family="text"/>
    <style:style style:name="T311_26" style:family="text"/>
    <style:style style:name="T311_27" style:family="text"/>
    <style:style style:name="T311_28" style:family="text"/>
    <style:style style:name="T311_29" style:family="text"/>
    <style:style style:name="T311_30" style:family="text"/>
    <style:style style:name="T311_31" style:family="text"/>
    <style:style style:name="T311_32" style:family="text"/>
    <style:style style:name="T311_33" style:family="text"/>
    <style:style style:name="T311_34" style:family="text"/>
    <style:style style:name="T311_35" style:family="text"/>
    <style:style style:name="T311_36" style:family="text"/>
    <style:style style:name="T311_37" style:family="text"/>
    <style:style style:name="T311_38" style:family="text"/>
    <style:style style:name="T311_39" style:family="text"/>
    <style:style style:name="T311_40" style:family="text"/>
    <style:style style:name="T311_41" style:family="text"/>
    <style:style style:name="T311_42" style:family="text"/>
    <style:style style:name="P312" style:family="paragraph" style:parent-style-name="Standard">
      <style:paragraph-properties fo:text-align="justify" fo:break-before="auto" fo:line-height="115%" style:writing-mode="lr-tb"/>
    </style:style>
    <style:style style:name="P313" style:family="paragraph" style:parent-style-name="Heading_20_4">
      <style:paragraph-properties fo:text-align="justify" fo:break-before="auto" fo:line-height="115%" style:writing-mode="lr-tb"/>
    </style:style>
    <style:style style:name="T313_1" style:family="text"/>
    <style:style style:name="P314" style:family="paragraph" style:parent-style-name="Standard">
      <style:paragraph-properties fo:text-align="justify" fo:break-before="auto" fo:line-height="115%" style:writing-mode="lr-tb"/>
    </style:style>
    <style:style style:name="P315" style:family="paragraph" style:parent-style-name="Standard">
      <style:paragraph-properties fo:text-align="justify" fo:break-before="auto" fo:line-height="115%" style:writing-mode="lr-tb"/>
    </style:style>
    <style:style style:name="T315_1" style:family="text"/>
    <style:style style:name="T315_2" style:family="text"/>
    <style:style style:name="T315_3" style:family="text"/>
    <style:style style:name="T315_4" style:family="text"/>
    <style:style style:name="T315_5" style:family="text"/>
    <style:style style:name="T315_6" style:family="text"/>
    <style:style style:name="T315_7" style:family="text"/>
    <style:style style:name="T315_8" style:family="text"/>
    <style:style style:name="T315_9" style:family="text"/>
    <style:style style:name="T315_10" style:family="text"/>
    <style:style style:name="T315_11" style:family="text"/>
    <style:style style:name="T315_12" style:family="text"/>
    <style:style style:name="T315_13" style:family="text"/>
    <style:style style:name="T315_14" style:family="text"/>
    <style:style style:name="T315_15" style:family="text"/>
    <style:style style:name="T315_16" style:family="text"/>
    <style:style style:name="T315_17" style:family="text"/>
    <style:style style:name="T315_18" style:family="text"/>
    <style:style style:name="T315_19" style:family="text"/>
    <style:style style:name="T315_20" style:family="text"/>
    <style:style style:name="T315_21" style:family="text"/>
    <style:style style:name="T315_22" style:family="text"/>
    <style:style style:name="T315_23" style:family="text"/>
    <style:style style:name="T315_24" style:family="text"/>
    <style:style style:name="T315_25" style:family="text"/>
    <style:style style:name="T315_26" style:family="text"/>
    <style:style style:name="T315_27" style:family="text"/>
    <style:style style:name="T315_28" style:family="text"/>
    <style:style style:name="T315_29" style:family="text"/>
    <style:style style:name="T315_30" style:family="text"/>
    <style:style style:name="T315_31" style:family="text"/>
    <style:style style:name="T315_32" style:family="text"/>
    <style:style style:name="T315_33" style:family="text"/>
    <style:style style:name="T315_34" style:family="text"/>
    <style:style style:name="T315_35" style:family="text"/>
    <style:style style:name="T315_36" style:family="text"/>
    <style:style style:name="T315_37" style:family="text"/>
    <style:style style:name="T315_38" style:family="text"/>
    <style:style style:name="T315_39" style:family="text"/>
    <style:style style:name="T315_40" style:family="text"/>
    <style:style style:name="T315_41" style:family="text"/>
    <style:style style:name="T315_42" style:family="text"/>
    <style:style style:name="T315_43" style:family="text"/>
    <style:style style:name="T315_44" style:family="text"/>
    <style:style style:name="T315_45" style:family="text"/>
    <style:style style:name="T315_46" style:family="text"/>
    <style:style style:name="T315_47" style:family="text"/>
    <style:style style:name="T315_48" style:family="text"/>
    <style:style style:name="T315_49" style:family="text"/>
    <style:style style:name="T315_50" style:family="text"/>
    <style:style style:name="T315_51" style:family="text"/>
    <style:style style:name="T315_52" style:family="text"/>
    <style:style style:name="T315_53" style:family="text"/>
    <style:style style:name="T315_54" style:family="text"/>
    <style:style style:name="T315_55" style:family="text"/>
    <style:style style:name="T315_56" style:family="text"/>
    <style:style style:name="T315_57" style:family="text"/>
    <style:style style:name="T315_58" style:family="text"/>
    <style:style style:name="T315_59" style:family="text"/>
    <style:style style:name="T315_60" style:family="text"/>
    <style:style style:name="P316" style:family="paragraph" style:parent-style-name="Standard">
      <style:paragraph-properties fo:text-align="justify" fo:break-before="auto" fo:line-height="115%" style:writing-mode="lr-tb"/>
    </style:style>
    <style:style style:name="T316_1" style:family="text"/>
    <style:style style:name="T316_2" style:family="text"/>
    <style:style style:name="T316_3" style:family="text"/>
    <style:style style:name="T316_4" style:family="text"/>
    <style:style style:name="T316_5" style:family="text"/>
    <style:style style:name="T316_6" style:family="text"/>
    <style:style style:name="T316_7" style:family="text"/>
    <style:style style:name="T316_8" style:family="text"/>
    <style:style style:name="T316_9" style:family="text"/>
    <style:style style:name="T316_10" style:family="text"/>
    <style:style style:name="T316_11" style:family="text"/>
    <style:style style:name="T316_12" style:family="text"/>
    <style:style style:name="T316_13" style:family="text"/>
    <style:style style:name="T316_14" style:family="text"/>
    <style:style style:name="T316_15" style:family="text"/>
    <style:style style:name="T316_16" style:family="text"/>
    <style:style style:name="T316_17" style:family="text"/>
    <style:style style:name="T316_18" style:family="text"/>
    <style:style style:name="T316_19" style:family="text"/>
    <style:style style:name="T316_20" style:family="text"/>
    <style:style style:name="T316_21" style:family="text"/>
    <style:style style:name="T316_22" style:family="text"/>
    <style:style style:name="T316_23" style:family="text"/>
    <style:style style:name="T316_24" style:family="text"/>
    <style:style style:name="T316_25" style:family="text"/>
    <style:style style:name="T316_26" style:family="text"/>
    <style:style style:name="T316_27" style:family="text"/>
    <style:style style:name="T316_28" style:family="text"/>
    <style:style style:name="T316_29" style:family="text"/>
    <style:style style:name="T316_30" style:family="text"/>
    <style:style style:name="T316_31" style:family="text"/>
    <style:style style:name="T316_32" style:family="text"/>
    <style:style style:name="T316_33" style:family="text"/>
    <style:style style:name="T316_34" style:family="text"/>
    <style:style style:name="T316_35" style:family="text"/>
    <style:style style:name="T316_36" style:family="text"/>
    <style:style style:name="T316_37" style:family="text"/>
    <style:style style:name="T316_38" style:family="text"/>
    <style:style style:name="T316_39" style:family="text"/>
    <style:style style:name="T316_40" style:family="text"/>
    <style:style style:name="T316_41" style:family="text"/>
    <style:style style:name="T316_42" style:family="text"/>
    <style:style style:name="T316_43" style:family="text"/>
    <style:style style:name="T316_44" style:family="text"/>
    <style:style style:name="T316_45" style:family="text"/>
    <style:style style:name="T316_46" style:family="text"/>
    <style:style style:name="P317" style:family="paragraph" style:parent-style-name="Standard">
      <style:paragraph-properties fo:text-align="justify" fo:break-before="auto" fo:line-height="115%" style:writing-mode="lr-tb"/>
    </style:style>
    <style:style style:name="T317_1" style:family="text"/>
    <style:style style:name="T317_2" style:family="text"/>
    <style:style style:name="T317_3" style:family="text"/>
    <style:style style:name="T317_4" style:family="text"/>
    <style:style style:name="T317_5" style:family="text"/>
    <style:style style:name="T317_6" style:family="text"/>
    <style:style style:name="T317_7" style:family="text"/>
    <style:style style:name="T317_8" style:family="text"/>
    <style:style style:name="T317_9" style:family="text"/>
    <style:style style:name="T317_10" style:family="text"/>
    <style:style style:name="T317_11" style:family="text"/>
    <style:style style:name="T317_12" style:family="text"/>
    <style:style style:name="T317_13" style:family="text"/>
    <style:style style:name="T317_14" style:family="text"/>
    <style:style style:name="T317_15" style:family="text"/>
    <style:style style:name="T317_16" style:family="text"/>
    <style:style style:name="T317_17" style:family="text"/>
    <style:style style:name="T317_18" style:family="text"/>
    <style:style style:name="T317_19" style:family="text"/>
    <style:style style:name="T317_20" style:family="text"/>
    <style:style style:name="T317_21" style:family="text"/>
    <style:style style:name="T317_22" style:family="text"/>
    <style:style style:name="T317_23" style:family="text"/>
    <style:style style:name="T317_24" style:family="text"/>
    <style:style style:name="T317_25" style:family="text"/>
    <style:style style:name="T317_26" style:family="text"/>
    <style:style style:name="T317_27" style:family="text"/>
    <style:style style:name="T317_28" style:family="text"/>
    <style:style style:name="T317_29" style:family="text"/>
    <style:style style:name="T317_30" style:family="text"/>
    <style:style style:name="T317_31" style:family="text"/>
    <style:style style:name="T317_32" style:family="text"/>
    <style:style style:name="T317_33" style:family="text"/>
    <style:style style:name="T317_34" style:family="text"/>
    <style:style style:name="T317_35" style:family="text"/>
    <style:style style:name="T317_36" style:family="text"/>
    <style:style style:name="T317_37" style:family="text"/>
    <style:style style:name="T317_38" style:family="text"/>
    <style:style style:name="T317_39" style:family="text"/>
    <style:style style:name="T317_40" style:family="text"/>
    <style:style style:name="T317_41" style:family="text"/>
    <style:style style:name="T317_42" style:family="text"/>
    <style:style style:name="T317_43" style:family="text"/>
    <style:style style:name="T317_44" style:family="text"/>
    <style:style style:name="T317_45" style:family="text"/>
    <style:style style:name="T317_46" style:family="text"/>
    <style:style style:name="T317_47" style:family="text"/>
    <style:style style:name="T317_48" style:family="text"/>
    <style:style style:name="T317_49" style:family="text"/>
    <style:style style:name="T317_50" style:family="text"/>
    <style:style style:name="T317_51" style:family="text"/>
    <style:style style:name="T317_52" style:family="text"/>
    <style:style style:name="T317_53" style:family="text"/>
    <style:style style:name="T317_54" style:family="text"/>
    <style:style style:name="T317_55" style:family="text"/>
    <style:style style:name="T317_56" style:family="text"/>
    <style:style style:name="T317_57" style:family="text"/>
    <style:style style:name="T317_58" style:family="text"/>
    <style:style style:name="T317_59" style:family="text"/>
    <style:style style:name="T317_60" style:family="text"/>
    <style:style style:name="T317_61" style:family="text"/>
    <style:style style:name="T317_62" style:family="text"/>
    <style:style style:name="T317_63" style:family="text"/>
    <style:style style:name="T317_64" style:family="text"/>
    <style:style style:name="T317_65" style:family="text"/>
    <style:style style:name="T317_66" style:family="text"/>
    <style:style style:name="T317_67" style:family="text"/>
    <style:style style:name="T317_68" style:family="text"/>
    <style:style style:name="T317_69" style:family="text"/>
    <style:style style:name="T317_70" style:family="text"/>
    <style:style style:name="T317_71" style:family="text"/>
    <style:style style:name="T317_72" style:family="text"/>
    <style:style style:name="T317_73" style:family="text"/>
    <style:style style:name="T317_74" style:family="text"/>
    <style:style style:name="T317_75" style:family="text"/>
    <style:style style:name="T317_76" style:family="text"/>
    <style:style style:name="T317_77" style:family="text"/>
    <style:style style:name="T317_78" style:family="text"/>
    <style:style style:name="P318" style:family="paragraph" style:parent-style-name="Standard">
      <style:paragraph-properties fo:text-align="justify" fo:break-before="auto" fo:line-height="115%" style:writing-mode="lr-tb"/>
      <style:text-properties fo:font-style="italic" style:font-style-asian="italic" style:font-style-complex="italic" fo:color="#666666"/>
    </style:style>
    <style:style style:name="P319" style:family="paragraph" style:parent-style-name="Standard">
      <style:paragraph-properties fo:text-align="justify" fo:break-before="auto" fo:line-height="115%" style:writing-mode="lr-tb"/>
    </style:style>
    <style:style style:name="T319_1" style:family="text">
      <style:text-properties fo:font-style="italic" style:font-style-asian="italic" style:font-style-complex="italic" fo:color="#666666"/>
    </style:style>
    <style:style style:name="T319_2" style:family="text">
      <style:text-properties fo:font-style="italic" style:font-style-asian="italic" style:font-style-complex="italic" fo:color="#666666"/>
    </style:style>
    <style:style style:name="T319_3" style:family="text">
      <style:text-properties fo:font-style="italic" style:font-style-asian="italic" style:font-style-complex="italic" fo:color="#666666"/>
    </style:style>
    <style:style style:name="T319_4" style:family="text">
      <style:text-properties fo:font-style="italic" style:font-style-asian="italic" style:font-style-complex="italic" fo:color="#666666"/>
    </style:style>
    <style:style style:name="P320" style:family="paragraph" style:parent-style-name="Standard">
      <style:paragraph-properties fo:text-align="center" fo:break-before="auto" fo:line-height="115%" style:writing-mode="lr-tb"/>
    </style:style>
    <style:style style:name="Table12" style:family="table">
      <style:table-properties table:align="center" style:width="16.997cm" fo:margin-left="0.002cm"/>
    </style:style>
    <style:style style:name="Column39" style:family="table-column">
      <style:table-column-properties style:column-width="2.833cm"/>
    </style:style>
    <style:style style:name="Column40" style:family="table-column">
      <style:table-column-properties style:column-width="2.833cm"/>
    </style:style>
    <style:style style:name="Column41" style:family="table-column">
      <style:table-column-properties style:column-width="2.833cm"/>
    </style:style>
    <style:style style:name="Column42" style:family="table-column">
      <style:table-column-properties style:column-width="2.833cm"/>
    </style:style>
    <style:style style:name="Column43" style:family="table-column">
      <style:table-column-properties style:column-width="2.833cm"/>
    </style:style>
    <style:style style:name="Column44" style:family="table-column">
      <style:table-column-properties style:column-width="2.833cm"/>
    </style:style>
    <style:style style:name="Row55" style:family="table-row"/>
    <style:style style:name="Cell193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4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5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6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7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8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6" style:family="table-row"/>
    <style:style style:name="Cell199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27_1" style:family="text">
      <style:text-properties style:text-line-through-style="none" fo:font-style="normal" style:font-style-asian="normal" style:font-style-complex="normal" fo:color="#783f04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200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1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2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3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4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7" style:family="table-row"/>
    <style:style style:name="Cell205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6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7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8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9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0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9" style:family="paragraph" style:parent-style-name="Standard">
      <style:paragraph-properties fo:text-align="center" fo:break-before="auto" fo:line-height="115%" style:writing-mode="lr-tb"/>
    </style:style>
    <style:style style:name="P340" style:family="paragraph" style:parent-style-name="Standard">
      <style:paragraph-properties fo:text-align="center" fo:break-before="auto" fo:line-height="115%" style:writing-mode="lr-tb"/>
    </style:style>
    <style:style style:name="T340_1" style:family="text">
      <style:text-properties fo:background-color="#fff2cc" fo:color="#b45f06" fo:font-size="14pt" style:font-size-asian="14pt" style:font-size-complex="14pt" fo:font-weight="bold" style:font-weight-asian="bold" style:font-weight-complex="bold"/>
    </style:style>
    <style:style style:name="T340_2" style:family="text">
      <style:text-properties fo:background-color="#fff2cc" fo:color="#b45f06" fo:font-size="14pt" style:font-size-asian="14pt" style:font-size-complex="14pt" fo:font-weight="bold" style:font-weight-asian="bold" style:font-weight-complex="bold"/>
    </style:style>
    <style:style style:name="T340_3" style:family="text">
      <style:text-properties fo:background-color="#fff2cc" fo:color="#b45f06" fo:font-size="14pt" style:font-size-asian="14pt" style:font-size-complex="14pt" fo:font-weight="bold" style:font-weight-asian="bold" style:font-weight-complex="bold"/>
    </style:style>
    <style:style style:name="T340_4" style:family="text">
      <style:text-properties fo:background-color="#fff2cc" fo:color="#b45f06" fo:font-size="14pt" style:font-size-asian="14pt" style:font-size-complex="14pt" fo:font-weight="bold" style:font-weight-asian="bold" style:font-weight-complex="bold"/>
    </style:style>
    <style:style style:name="T340_5" style:family="text">
      <style:text-properties fo:background-color="#fff2cc" fo:color="#b45f06" fo:font-size="14pt" style:font-size-asian="14pt" style:font-size-complex="14pt" fo:font-weight="bold" style:font-weight-asian="bold" style:font-weight-complex="bold"/>
    </style:style>
    <style:style style:name="T340_6" style:family="text">
      <style:text-properties fo:background-color="#fff2cc" fo:color="#b45f06" fo:font-size="14pt" style:font-size-asian="14pt" style:font-size-complex="14pt" fo:font-weight="bold" style:font-weight-asian="bold" style:font-weight-complex="bold"/>
    </style:style>
    <style:style style:name="T340_7" style:family="text">
      <style:text-properties fo:background-color="#fff2cc" fo:color="#b45f06"/>
    </style:style>
    <style:style style:name="P341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341_1" style:family="text">
      <style:text-properties fo:font-style="italic" style:font-style-asian="italic" style:font-style-complex="italic" fo:color="#666666"/>
    </style:style>
    <style:style style:name="T341_2" style:family="text">
      <style:text-properties fo:font-style="italic" style:font-style-asian="italic" style:font-style-complex="italic" fo:color="#666666"/>
    </style:style>
    <style:style style:name="T341_3" style:family="text">
      <style:text-properties fo:font-style="italic" style:font-style-asian="italic" style:font-style-complex="italic" fo:color="#666666"/>
    </style:style>
    <style:style style:name="T341_4" style:family="text">
      <style:text-properties fo:font-style="italic" style:font-style-asian="italic" style:font-style-complex="italic" fo:color="#666666"/>
    </style:style>
    <style:style style:name="P342" style:family="paragraph" style:parent-style-name="Standard">
      <style:paragraph-properties fo:text-align="center" fo:break-before="auto" fo:line-height="115%" style:writing-mode="lr-tb"/>
    </style:style>
    <style:style style:name="Table13" style:family="table">
      <style:table-properties table:align="center" style:width="16.997cm" fo:margin-left="0.002cm"/>
    </style:style>
    <style:style style:name="Column45" style:family="table-column">
      <style:table-column-properties style:column-width="2.833cm"/>
    </style:style>
    <style:style style:name="Column46" style:family="table-column">
      <style:table-column-properties style:column-width="2.833cm"/>
    </style:style>
    <style:style style:name="Column47" style:family="table-column">
      <style:table-column-properties style:column-width="2.833cm"/>
    </style:style>
    <style:style style:name="Column48" style:family="table-column">
      <style:table-column-properties style:column-width="2.833cm"/>
    </style:style>
    <style:style style:name="Column49" style:family="table-column">
      <style:table-column-properties style:column-width="2.833cm"/>
    </style:style>
    <style:style style:name="Column50" style:family="table-column">
      <style:table-column-properties style:column-width="2.833cm"/>
    </style:style>
    <style:style style:name="Row58" style:family="table-row"/>
    <style:style style:name="Cell211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2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3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4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5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6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9" style:family="table-row"/>
    <style:style style:name="Cell217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8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9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0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1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2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54_1" style:family="text">
      <style:text-properties style:text-line-through-style="none" fo:font-style="normal" style:font-style-asian="normal" style:font-style-complex="normal" fo:color="#783f04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60" style:family="table-row"/>
    <style:style style:name="Cell223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4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5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6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7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8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1" style:family="paragraph" style:parent-style-name="Standard">
      <style:paragraph-properties fo:text-align="center" fo:break-before="auto" fo:line-height="115%" style:writing-mode="lr-tb"/>
    </style:style>
    <style:style style:name="P362" style:family="paragraph" style:parent-style-name="Heading_20_3">
      <style:paragraph-properties fo:break-before="auto" fo:line-height="115%" style:writing-mode="lr-tb"/>
    </style:style>
    <style:style style:name="P363" style:family="paragraph" style:parent-style-name="Heading_20_3">
      <style:paragraph-properties fo:break-before="page" fo:line-height="115%" style:writing-mode="lr-tb"/>
    </style:style>
    <style:style style:name="T363_1" style:family="text"/>
    <style:style style:name="T363_2" style:family="text"/>
    <style:style style:name="T363_3" style:family="text"/>
    <style:style style:name="P364" style:family="paragraph" style:parent-style-name="Standard">
      <style:paragraph-properties fo:text-align="left" fo:break-before="auto" fo:line-height="115%" style:writing-mode="lr-tb"/>
    </style:style>
    <style:style style:name="T364_1" style:family="text"/>
    <style:style style:name="T364_2" style:family="text"/>
    <style:style style:name="T364_3" style:family="text"/>
    <style:style style:name="T364_4" style:family="text"/>
    <style:style style:name="T364_5" style:family="text"/>
    <style:style style:name="T364_6" style:family="text"/>
    <style:style style:name="T364_7" style:family="text"/>
    <style:style style:name="T364_8" style:family="text"/>
    <style:style style:name="T364_9" style:family="text"/>
    <style:style style:name="T364_10" style:family="text"/>
    <style:style style:name="T364_11" style:family="text"/>
    <style:style style:name="T364_12" style:family="text"/>
    <style:style style:name="T364_13" style:family="text"/>
    <style:style style:name="T364_14" style:family="text"/>
    <style:style style:name="T364_15" style:family="text"/>
    <style:style style:name="T364_16" style:family="text"/>
    <style:style style:name="T364_17" style:family="text"/>
    <style:style style:name="T364_18" style:family="text"/>
    <style:style style:name="T364_19" style:family="text"/>
    <style:style style:name="T364_20" style:family="text"/>
    <style:style style:name="T364_21" style:family="text"/>
    <style:style style:name="T364_22" style:family="text"/>
    <style:style style:name="T364_23" style:family="text"/>
    <style:style style:name="T364_24" style:family="text"/>
    <style:style style:name="T364_25" style:family="text"/>
    <style:style style:name="T364_26" style:family="text"/>
    <style:style style:name="T364_27" style:family="text"/>
    <style:style style:name="T364_28" style:family="text"/>
    <style:style style:name="T364_29" style:family="text"/>
    <style:style style:name="T364_30" style:family="text"/>
    <style:style style:name="T364_31" style:family="text"/>
    <style:style style:name="T364_32" style:family="text"/>
    <style:style style:name="T364_33" style:family="text"/>
    <style:style style:name="T364_34" style:family="text"/>
    <style:style style:name="T364_35" style:family="text"/>
    <style:style style:name="T364_36" style:family="text"/>
    <style:style style:name="T364_37" style:family="text"/>
    <style:style style:name="T364_38" style:family="text"/>
    <style:style style:name="T364_39" style:family="text"/>
    <style:style style:name="T364_40" style:family="text"/>
    <style:style style:name="T364_41" style:family="text"/>
    <style:style style:name="T364_42" style:family="text"/>
    <style:style style:name="T364_43" style:family="text"/>
    <style:style style:name="T364_44" style:family="text"/>
    <style:style style:name="T364_45" style:family="text"/>
    <style:style style:name="T364_46" style:family="text"/>
    <style:style style:name="T364_47" style:family="text"/>
    <style:style style:name="T364_48" style:family="text"/>
    <style:style style:name="T364_49" style:family="text"/>
    <style:style style:name="T364_50" style:family="text"/>
    <style:style style:name="T364_51" style:family="text"/>
    <style:style style:name="T364_52" style:family="text"/>
    <style:style style:name="T364_53" style:family="text"/>
    <style:style style:name="T364_54" style:family="text"/>
    <style:style style:name="T364_55" style:family="text"/>
    <style:style style:name="T364_56" style:family="text"/>
    <style:style style:name="T364_57" style:family="text"/>
    <style:style style:name="T364_58" style:family="text"/>
    <style:style style:name="T364_59" style:family="text">
      <style:text-properties style:text-underline-style="solid" style:text-underline-color="font-color"/>
    </style:style>
    <style:style style:name="T364_60" style:family="text">
      <style:text-properties style:text-underline-style="solid" style:text-underline-color="font-color"/>
    </style:style>
    <style:style style:name="T364_61" style:family="text">
      <style:text-properties style:text-underline-style="solid" style:text-underline-color="font-color"/>
    </style:style>
    <style:style style:name="T364_62" style:family="text">
      <style:text-properties style:text-underline-style="solid" style:text-underline-color="font-color"/>
    </style:style>
    <style:style style:name="T364_63" style:family="text">
      <style:text-properties style:text-underline-style="solid" style:text-underline-color="font-color"/>
    </style:style>
    <style:style style:name="T364_64" style:family="text">
      <style:text-properties style:text-underline-style="solid" style:text-underline-color="font-color"/>
    </style:style>
    <style:style style:name="T364_65" style:family="text">
      <style:text-properties style:text-underline-style="solid" style:text-underline-color="font-color"/>
    </style:style>
    <style:style style:name="T364_66" style:family="text">
      <style:text-properties style:text-underline-style="solid" style:text-underline-color="font-color"/>
    </style:style>
    <style:style style:name="T364_67" style:family="text">
      <style:text-properties style:text-underline-style="solid" style:text-underline-color="font-color"/>
    </style:style>
    <style:style style:name="T364_68" style:family="text">
      <style:text-properties style:text-underline-style="solid" style:text-underline-color="font-color"/>
    </style:style>
    <style:style style:name="T364_69" style:family="text">
      <style:text-properties style:text-underline-style="solid" style:text-underline-color="font-color"/>
    </style:style>
    <style:style style:name="T364_70" style:family="text">
      <style:text-properties style:text-underline-style="solid" style:text-underline-color="font-color"/>
    </style:style>
    <style:style style:name="T364_71" style:family="text">
      <style:text-properties style:text-underline-style="solid" style:text-underline-color="font-color"/>
    </style:style>
    <style:style style:name="T364_72" style:family="text">
      <style:text-properties style:text-underline-style="solid" style:text-underline-color="font-color"/>
    </style:style>
    <style:style style:name="T364_73" style:family="text">
      <style:text-properties style:text-underline-style="solid" style:text-underline-color="font-color"/>
    </style:style>
    <style:style style:name="T364_74" style:family="text">
      <style:text-properties style:text-underline-style="solid" style:text-underline-color="font-color"/>
    </style:style>
    <style:style style:name="T364_75" style:family="text">
      <style:text-properties style:text-underline-style="solid" style:text-underline-color="font-color"/>
    </style:style>
    <style:style style:name="T364_76" style:family="text"/>
    <style:style style:name="P365" style:family="paragraph" style:parent-style-name="Standard">
      <style:paragraph-properties fo:text-align="center" fo:break-before="auto" fo:line-height="115%" style:writing-mode="lr-tb"/>
    </style:style>
    <style:style style:name="Table14" style:family="table">
      <style:table-properties table:align="center" style:width="17.002cm" fo:margin-left="0cm"/>
    </style:style>
    <style:style style:name="Column51" style:family="table-column">
      <style:table-column-properties style:column-width="2.429cm"/>
    </style:style>
    <style:style style:name="Column52" style:family="table-column">
      <style:table-column-properties style:column-width="2.429cm"/>
    </style:style>
    <style:style style:name="Column53" style:family="table-column">
      <style:table-column-properties style:column-width="2.429cm"/>
    </style:style>
    <style:style style:name="Column54" style:family="table-column">
      <style:table-column-properties style:column-width="2.429cm"/>
    </style:style>
    <style:style style:name="Column55" style:family="table-column">
      <style:table-column-properties style:column-width="2.429cm"/>
    </style:style>
    <style:style style:name="Column56" style:family="table-column">
      <style:table-column-properties style:column-width="2.429cm"/>
    </style:style>
    <style:style style:name="Column57" style:family="table-column">
      <style:table-column-properties style:column-width="2.429cm"/>
    </style:style>
    <style:style style:name="Row61" style:family="table-row"/>
    <style:style style:name="Cell229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0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1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2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3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4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5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2" style:family="table-row"/>
    <style:style style:name="Cell236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7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8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9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0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1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2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3" style:family="table-row"/>
    <style:style style:name="Cell243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4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5" style:family="table-cell">
      <style:table-cell-properties fo:background-color="#d9ead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6" style:family="table-cell">
      <style:table-cell-properties fo:background-color="#d9ead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7" style:family="table-cell">
      <style:table-cell-properties fo:background-color="#d9ead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8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9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4" style:family="table-row"/>
    <style:style style:name="Cell250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1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2" style:family="table-cell">
      <style:table-cell-properties fo:background-color="#d9ead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3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90_1" style:family="text">
      <style:text-properties style:text-line-through-style="none" fo:font-style="normal" style:font-style-asian="normal" style:font-style-complex="normal" fo:color="#783f04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254" style:family="table-cell">
      <style:table-cell-properties fo:background-color="#d9ead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5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6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5" style:family="table-row"/>
    <style:style style:name="Cell257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8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9" style:family="table-cell">
      <style:table-cell-properties fo:background-color="#d9ead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0" style:family="table-cell">
      <style:table-cell-properties fo:background-color="#d9ead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1" style:family="table-cell">
      <style:table-cell-properties fo:background-color="#d9ead3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2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3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6" style:family="table-row"/>
    <style:style style:name="Cell264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5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6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7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8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9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0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7" style:family="table-row"/>
    <style:style style:name="Cell271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2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3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4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5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6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7" style:family="table-cell">
      <style:table-cell-properties fo:background-color="#fce5cd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5" style:family="paragraph" style:parent-style-name="Standard">
      <style:paragraph-properties fo:text-align="center" fo:break-before="auto" fo:line-height="115%" style:writing-mode="lr-tb"/>
    </style:style>
    <style:style style:name="P416" style:family="paragraph" style:parent-style-name="Standard">
      <style:paragraph-properties fo:text-align="justify" fo:break-before="auto" fo:line-height="115%" style:writing-mode="lr-tb"/>
    </style:style>
    <style:style style:name="T416_1" style:family="text">
      <style:text-properties fo:color="#666666" fo:font-size="12pt" style:font-size-asian="12pt" style:font-size-complex="12pt"/>
    </style:style>
    <style:style style:name="T416_2" style:family="text">
      <style:text-properties fo:color="#666666" fo:font-size="12pt" style:font-size-asian="12pt" style:font-size-complex="12pt"/>
    </style:style>
    <style:style style:name="T416_3" style:family="text">
      <style:text-properties fo:color="#666666" fo:font-size="12pt" style:font-size-asian="12pt" style:font-size-complex="12pt"/>
    </style:style>
    <style:style style:name="T416_4" style:family="text">
      <style:text-properties fo:color="#666666" fo:font-size="12pt" style:font-size-asian="12pt" style:font-size-complex="12pt"/>
    </style:style>
    <style:style style:name="T416_5" style:family="text">
      <style:text-properties fo:color="#666666" fo:font-size="12pt" style:font-size-asian="12pt" style:font-size-complex="12pt"/>
    </style:style>
    <style:style style:name="T416_6" style:family="text">
      <style:text-properties fo:color="#666666" fo:font-size="12pt" style:font-size-asian="12pt" style:font-size-complex="12pt"/>
    </style:style>
    <style:style style:name="P417" style:family="paragraph" style:parent-style-name="Standard">
      <style:paragraph-properties fo:text-align="justify" fo:break-before="auto" fo:line-height="115%" style:writing-mode="lr-tb"/>
    </style:style>
    <style:style style:name="T417_1" style:family="text"/>
    <style:style style:name="T417_2" style:family="text"/>
    <style:style style:name="T417_3" style:family="text"/>
    <style:style style:name="T417_4" style:family="text"/>
    <style:style style:name="T417_5" style:family="text"/>
    <style:style style:name="T417_6" style:family="text"/>
    <style:style style:name="T417_7" style:family="text"/>
    <style:style style:name="T417_8" style:family="text"/>
    <style:style style:name="T417_9" style:family="text"/>
    <style:style style:name="T417_10" style:family="text"/>
    <style:style style:name="T417_11" style:family="text"/>
    <style:style style:name="T417_12" style:family="text"/>
    <style:style style:name="T417_13" style:family="text"/>
    <style:style style:name="T417_14" style:family="text"/>
    <style:style style:name="T417_15" style:family="text"/>
    <style:style style:name="T417_16" style:family="text"/>
    <style:style style:name="T417_17" style:family="text"/>
    <style:style style:name="T417_18" style:family="text"/>
    <style:style style:name="T417_19" style:family="text"/>
    <style:style style:name="T417_20" style:family="text"/>
    <style:style style:name="T417_21" style:family="text"/>
    <style:style style:name="T417_22" style:family="text"/>
    <style:style style:name="T417_23" style:family="text"/>
    <style:style style:name="T417_24" style:family="text"/>
    <style:style style:name="T417_25" style:family="text"/>
    <style:style style:name="T417_26" style:family="text"/>
    <style:style style:name="T417_27" style:family="text"/>
    <style:style style:name="T417_28" style:family="text"/>
    <style:style style:name="T417_29" style:family="text"/>
    <style:style style:name="T417_30" style:family="text"/>
    <style:style style:name="T417_31" style:family="text"/>
    <style:style style:name="T417_32" style:family="text"/>
    <style:style style:name="T417_33" style:family="text"/>
    <style:style style:name="T417_34" style:family="text"/>
    <style:style style:name="T417_35" style:family="text"/>
    <style:style style:name="T417_36" style:family="text"/>
    <style:style style:name="T417_37" style:family="text"/>
    <style:style style:name="T417_38" style:family="text"/>
    <style:style style:name="T417_39" style:family="text"/>
    <style:style style:name="T417_40" style:family="text"/>
    <style:style style:name="T417_41" style:family="text"/>
    <style:style style:name="T417_42" style:family="text"/>
    <style:style style:name="T417_43" style:family="text"/>
    <style:style style:name="T417_44" style:family="text"/>
    <style:style style:name="T417_45" style:family="text"/>
    <style:style style:name="T417_46" style:family="text"/>
    <style:style style:name="T417_47" style:family="text"/>
    <style:style style:name="T417_48" style:family="text"/>
    <style:style style:name="T417_49" style:family="text"/>
    <style:style style:name="T417_50" style:family="text"/>
    <style:style style:name="T417_51" style:family="text"/>
    <style:style style:name="T417_52" style:family="text"/>
    <style:style style:name="T417_53" style:family="text"/>
    <style:style style:name="T417_54" style:family="text"/>
    <style:style style:name="T417_55" style:family="text"/>
    <style:style style:name="T417_56" style:family="text"/>
    <style:style style:name="T417_57" style:family="text"/>
    <style:style style:name="T417_58" style:family="text"/>
    <style:style style:name="T417_59" style:family="text"/>
    <style:style style:name="T417_60" style:family="text"/>
    <style:style style:name="T417_61" style:family="text"/>
    <style:style style:name="T417_62" style:family="text"/>
    <style:style style:name="T417_63" style:family="text"/>
    <style:style style:name="T417_64" style:family="text"/>
    <style:style style:name="T417_65" style:family="text"/>
    <style:style style:name="T417_66" style:family="text"/>
    <style:style style:name="T417_67" style:family="text"/>
    <style:style style:name="T417_68" style:family="text"/>
    <style:style style:name="T417_69" style:family="text"/>
    <style:style style:name="T417_70" style:family="text"/>
    <style:style style:name="T417_71" style:family="text"/>
    <style:style style:name="T417_72" style:family="text"/>
    <style:style style:name="T417_73" style:family="text"/>
    <style:style style:name="T417_74" style:family="text"/>
    <style:style style:name="T417_75" style:family="text"/>
    <style:style style:name="T417_76" style:family="text"/>
    <style:style style:name="T417_77" style:family="text"/>
    <style:style style:name="T417_78" style:family="text"/>
    <style:style style:name="T417_79" style:family="text"/>
    <style:style style:name="T417_80" style:family="text"/>
    <style:style style:name="T417_81" style:family="text"/>
    <style:style style:name="T417_82" style:family="text"/>
    <style:style style:name="T417_83" style:family="text"/>
    <style:style style:name="T417_84" style:family="text"/>
    <style:style style:name="T417_85" style:family="text"/>
    <style:style style:name="T417_86" style:family="text"/>
    <style:style style:name="T417_87" style:family="text"/>
    <style:style style:name="T417_88" style:family="text"/>
    <style:style style:name="T417_89" style:family="text"/>
    <style:style style:name="T417_90" style:family="text"/>
    <style:style style:name="T417_91" style:family="text"/>
    <style:style style:name="T417_92" style:family="text"/>
    <style:style style:name="T417_93" style:family="text"/>
    <style:style style:name="T417_94" style:family="text"/>
    <style:style style:name="T417_95" style:family="text"/>
    <style:style style:name="T417_96" style:family="text"/>
    <style:style style:name="T417_97" style:family="text"/>
    <style:style style:name="T417_98" style:family="text"/>
    <style:style style:name="T417_99" style:family="text"/>
    <style:style style:name="T417_100" style:family="text"/>
    <style:style style:name="T417_101" style:family="text"/>
    <style:style style:name="T417_102" style:family="text"/>
    <style:style style:name="T417_103" style:family="text"/>
    <style:style style:name="T417_104" style:family="text"/>
    <style:style style:name="T417_105" style:family="text"/>
    <style:style style:name="T417_106" style:family="text"/>
    <style:style style:name="T417_107" style:family="text"/>
    <style:style style:name="T417_108" style:family="text"/>
    <style:style style:name="T417_109" style:family="text"/>
    <style:style style:name="T417_110" style:family="text"/>
    <style:style style:name="T417_111" style:family="text"/>
    <style:style style:name="T417_112" style:family="text"/>
    <style:style style:name="T417_113" style:family="text"/>
    <style:style style:name="T417_114" style:family="text"/>
    <style:style style:name="T417_115" style:family="text"/>
    <style:style style:name="T417_116" style:family="text"/>
    <style:style style:name="T417_117" style:family="text"/>
    <style:style style:name="T417_118" style:family="text"/>
    <style:style style:name="T417_119" style:family="text"/>
    <style:style style:name="T417_120" style:family="text"/>
    <style:style style:name="T417_121" style:family="text"/>
    <style:style style:name="T417_122" style:family="text"/>
    <style:style style:name="T417_123" style:family="text"/>
    <style:style style:name="T417_124" style:family="text"/>
    <style:style style:name="T417_125" style:family="text"/>
    <style:style style:name="T417_126" style:family="text"/>
    <style:style style:name="T417_127" style:family="text"/>
    <style:style style:name="T417_128" style:family="text"/>
    <style:style style:name="P418" style:family="paragraph" style:parent-style-name="Standard">
      <style:paragraph-properties fo:text-align="justify" fo:break-before="auto" fo:line-height="115%" style:writing-mode="lr-tb"/>
    </style:style>
    <style:style style:name="P419" style:family="paragraph" style:parent-style-name="Standard">
      <style:paragraph-properties fo:text-align="justify" fo:break-before="auto" fo:line-height="115%" style:writing-mode="lr-tb"/>
    </style:style>
    <style:style style:name="P420" style:family="paragraph" style:parent-style-name="Standard">
      <style:paragraph-properties fo:text-align="justify" fo:break-before="auto" fo:line-height="115%" style:writing-mode="lr-tb"/>
    </style:style>
    <style:style style:name="T420_1" style:family="text">
      <style:text-properties fo:color="#666666" fo:font-size="12pt" style:font-size-asian="12pt" style:font-size-complex="12pt"/>
    </style:style>
    <style:style style:name="T420_2" style:family="text">
      <style:text-properties fo:color="#666666" fo:font-size="12pt" style:font-size-asian="12pt" style:font-size-complex="12pt"/>
    </style:style>
    <style:style style:name="T420_3" style:family="text">
      <style:text-properties fo:color="#666666" fo:font-size="12pt" style:font-size-asian="12pt" style:font-size-complex="12pt"/>
    </style:style>
    <style:style style:name="T420_4" style:family="text">
      <style:text-properties fo:color="#666666" fo:font-size="12pt" style:font-size-asian="12pt" style:font-size-complex="12pt"/>
    </style:style>
    <style:style style:name="T420_5" style:family="text">
      <style:text-properties fo:color="#666666" fo:font-size="12pt" style:font-size-asian="12pt" style:font-size-complex="12pt"/>
    </style:style>
    <style:style style:name="T420_6" style:family="text">
      <style:text-properties fo:color="#666666" fo:font-size="12pt" style:font-size-asian="12pt" style:font-size-complex="12pt"/>
    </style:style>
    <style:style style:name="T420_7" style:family="text">
      <style:text-properties fo:color="#666666" fo:font-size="12pt" style:font-size-asian="12pt" style:font-size-complex="12pt"/>
    </style:style>
    <style:style style:name="T420_8" style:family="text">
      <style:text-properties fo:color="#666666" fo:font-size="12pt" style:font-size-asian="12pt" style:font-size-complex="12pt"/>
    </style:style>
    <style:style style:name="T420_9" style:family="text">
      <style:text-properties fo:color="#666666" fo:font-size="12pt" style:font-size-asian="12pt" style:font-size-complex="12pt"/>
    </style:style>
    <style:style style:name="T420_10" style:family="text">
      <style:text-properties fo:color="#666666" fo:font-size="12pt" style:font-size-asian="12pt" style:font-size-complex="12pt"/>
    </style:style>
    <style:style style:name="T420_11" style:family="text">
      <style:text-properties fo:color="#666666" fo:font-size="12pt" style:font-size-asian="12pt" style:font-size-complex="12pt"/>
    </style:style>
    <style:style style:name="T420_12" style:family="text">
      <style:text-properties fo:color="#666666" fo:font-size="12pt" style:font-size-asian="12pt" style:font-size-complex="12pt"/>
    </style:style>
    <style:style style:name="T420_13" style:family="text">
      <style:text-properties fo:color="#666666" fo:font-size="12pt" style:font-size-asian="12pt" style:font-size-complex="12pt"/>
    </style:style>
    <style:style style:name="T420_14" style:family="text">
      <style:text-properties fo:color="#666666" fo:font-size="12pt" style:font-size-asian="12pt" style:font-size-complex="12pt"/>
    </style:style>
    <style:style style:name="T420_15" style:family="text">
      <style:text-properties fo:color="#666666" fo:font-size="12pt" style:font-size-asian="12pt" style:font-size-complex="12pt"/>
    </style:style>
    <style:style style:name="T420_16" style:family="text">
      <style:text-properties fo:color="#666666" fo:font-size="12pt" style:font-size-asian="12pt" style:font-size-complex="12pt"/>
    </style:style>
    <style:style style:name="T420_17" style:family="text">
      <style:text-properties fo:color="#666666" fo:font-size="12pt" style:font-size-asian="12pt" style:font-size-complex="12pt"/>
    </style:style>
    <style:style style:name="P421" style:family="paragraph" style:parent-style-name="Standard">
      <style:paragraph-properties fo:text-align="justify" fo:break-before="auto" fo:line-height="115%" style:writing-mode="lr-tb"/>
    </style:style>
    <style:style style:name="T421_1" style:family="text"/>
    <style:style style:name="T421_2" style:family="text"/>
    <style:style style:name="T421_3" style:family="text"/>
    <style:style style:name="T421_4" style:family="text"/>
    <style:style style:name="T421_5" style:family="text"/>
    <style:style style:name="T421_6" style:family="text"/>
    <style:style style:name="T421_7" style:family="text"/>
    <style:style style:name="T421_8" style:family="text"/>
    <style:style style:name="T421_9" style:family="text"/>
    <style:style style:name="T421_10" style:family="text"/>
    <style:style style:name="T421_11" style:family="text"/>
    <style:style style:name="T421_12" style:family="text"/>
    <style:style style:name="T421_13" style:family="text"/>
    <style:style style:name="T421_14" style:family="text"/>
    <style:style style:name="T421_15" style:family="text"/>
    <style:style style:name="T421_16" style:family="text"/>
    <style:style style:name="T421_17" style:family="text"/>
    <style:style style:name="T421_18" style:family="text"/>
    <style:style style:name="T421_19" style:family="text"/>
    <style:style style:name="T421_20" style:family="text"/>
    <style:style style:name="T421_21" style:family="text"/>
    <style:style style:name="T421_22" style:family="text"/>
    <style:style style:name="T421_23" style:family="text"/>
    <style:style style:name="T421_24" style:family="text"/>
    <style:style style:name="T421_25" style:family="text"/>
    <style:style style:name="T421_26" style:family="text"/>
    <style:style style:name="T421_27" style:family="text"/>
    <style:style style:name="T421_28" style:family="text"/>
    <style:style style:name="T421_29" style:family="text"/>
    <style:style style:name="T421_30" style:family="text"/>
    <style:style style:name="T421_31" style:family="text"/>
    <style:style style:name="T421_32" style:family="text"/>
    <style:style style:name="T421_33" style:family="text"/>
    <style:style style:name="T421_34" style:family="text"/>
    <style:style style:name="T421_35" style:family="text"/>
    <style:style style:name="T421_36" style:family="text"/>
    <style:style style:name="T421_37" style:family="text"/>
    <style:style style:name="T421_38" style:family="text"/>
    <style:style style:name="T421_39" style:family="text"/>
    <style:style style:name="T421_40" style:family="text"/>
    <style:style style:name="T421_41" style:family="text"/>
    <style:style style:name="T421_42" style:family="text"/>
    <style:style style:name="T421_43" style:family="text"/>
    <style:style style:name="T421_44" style:family="text"/>
    <style:style style:name="T421_45" style:family="text"/>
    <style:style style:name="T421_46" style:family="text"/>
    <style:style style:name="T421_47" style:family="text"/>
    <style:style style:name="T421_48" style:family="text"/>
    <style:style style:name="T421_49" style:family="text"/>
    <style:style style:name="T421_50" style:family="text"/>
    <style:style style:name="T421_51" style:family="text"/>
    <style:style style:name="T421_52" style:family="text"/>
    <style:style style:name="T421_53" style:family="text"/>
    <style:style style:name="T421_54" style:family="text"/>
    <style:style style:name="T421_55" style:family="text"/>
    <style:style style:name="T421_56" style:family="text"/>
    <style:style style:name="T421_57" style:family="text"/>
    <style:style style:name="T421_58" style:family="text"/>
    <style:style style:name="T421_59" style:family="text"/>
    <style:style style:name="T421_60" style:family="text"/>
    <style:style style:name="T421_61" style:family="text"/>
    <style:style style:name="T421_62" style:family="text"/>
    <style:style style:name="T421_63" style:family="text"/>
    <style:style style:name="T421_64" style:family="text"/>
    <style:style style:name="T421_65" style:family="text"/>
    <style:style style:name="T421_66" style:family="text"/>
    <style:style style:name="T421_67" style:family="text"/>
    <style:style style:name="T421_68" style:family="text"/>
    <style:style style:name="T421_69" style:family="text"/>
    <style:style style:name="T421_70" style:family="text"/>
    <style:style style:name="T421_71" style:family="text"/>
    <style:style style:name="T421_72" style:family="text"/>
    <style:style style:name="T421_73" style:family="text"/>
    <style:style style:name="T421_74" style:family="text"/>
    <style:style style:name="T421_75" style:family="text"/>
    <style:style style:name="T421_76" style:family="text"/>
    <style:style style:name="T421_77" style:family="text"/>
    <style:style style:name="T421_78" style:family="text"/>
    <style:style style:name="T421_79" style:family="text"/>
    <style:style style:name="T421_80" style:family="text"/>
    <style:style style:name="T421_81" style:family="text"/>
    <style:style style:name="T421_82" style:family="text"/>
    <style:style style:name="T421_83" style:family="text"/>
    <style:style style:name="T421_84" style:family="text"/>
    <style:style style:name="T421_85" style:family="text"/>
    <style:style style:name="T421_86" style:family="text"/>
    <style:style style:name="T421_87" style:family="text"/>
    <style:style style:name="T421_88" style:family="text"/>
    <style:style style:name="T421_89" style:family="text"/>
    <style:style style:name="T421_90" style:family="text"/>
    <style:style style:name="P422" style:family="paragraph" style:parent-style-name="Heading_20_2">
      <style:paragraph-properties fo:text-align="justify" fo:break-before="auto" fo:line-height="115%" style:writing-mode="lr-tb"/>
    </style:style>
    <style:style style:name="T422_1" style:family="text"/>
    <style:style style:name="T422_2" style:family="text"/>
    <style:style style:name="T422_3" style:family="text"/>
    <style:style style:name="P423" style:family="paragraph" style:parent-style-name="Standard">
      <style:paragraph-properties fo:text-align="justify" fo:break-before="auto" fo:line-height="115%" style:writing-mode="lr-tb"/>
    </style:style>
    <style:style style:name="P424" style:family="paragraph" style:parent-style-name="Standard">
      <style:paragraph-properties fo:text-align="justify" fo:break-before="auto" fo:line-height="115%" style:writing-mode="lr-tb"/>
    </style:style>
    <style:style style:name="T424_1" style:family="text"/>
    <style:style style:name="T424_2" style:family="text"/>
    <style:style style:name="T424_3" style:family="text"/>
    <style:style style:name="T424_4" style:family="text"/>
    <style:style style:name="T424_5" style:family="text"/>
    <style:style style:name="T424_6" style:family="text"/>
    <style:style style:name="T424_7" style:family="text"/>
    <style:style style:name="T424_8" style:family="text"/>
    <style:style style:name="T424_9" style:family="text"/>
    <style:style style:name="T424_10" style:family="text"/>
    <style:style style:name="T424_11" style:family="text"/>
    <style:style style:name="T424_12" style:family="text"/>
    <style:style style:name="T424_13" style:family="text"/>
    <style:style style:name="T424_14" style:family="text"/>
    <style:style style:name="T424_15" style:family="text"/>
    <style:style style:name="T424_16" style:family="text"/>
    <style:style style:name="T424_17" style:family="text"/>
    <style:style style:name="T424_18" style:family="text"/>
    <style:style style:name="T424_19" style:family="text"/>
    <style:style style:name="T424_20" style:family="text"/>
    <style:style style:name="T424_21" style:family="text"/>
    <style:style style:name="T424_22" style:family="text"/>
    <style:style style:name="T424_23" style:family="text"/>
    <style:style style:name="T424_24" style:family="text"/>
    <style:style style:name="T424_25" style:family="text"/>
    <style:style style:name="T424_26" style:family="text"/>
    <style:style style:name="T424_27" style:family="text"/>
    <style:style style:name="T424_28" style:family="text"/>
    <style:style style:name="T424_29" style:family="text"/>
    <style:style style:name="T424_30" style:family="text"/>
    <style:style style:name="T424_31" style:family="text"/>
    <style:style style:name="T424_32" style:family="text"/>
    <style:style style:name="T424_33" style:family="text"/>
    <style:style style:name="T424_34" style:family="text"/>
    <style:style style:name="T424_35" style:family="text"/>
    <style:style style:name="T424_36" style:family="text"/>
    <style:style style:name="T424_37" style:family="text"/>
    <style:style style:name="T424_38" style:family="text"/>
    <style:style style:name="T424_39" style:family="text"/>
    <style:style style:name="T424_40" style:family="text"/>
    <style:style style:name="T424_41" style:family="text"/>
    <style:style style:name="T424_42" style:family="text"/>
    <style:style style:name="T424_43" style:family="text"/>
    <style:style style:name="T424_44" style:family="text"/>
    <style:style style:name="T424_45" style:family="text"/>
    <style:style style:name="T424_46" style:family="text"/>
    <style:style style:name="T424_47" style:family="text"/>
    <style:style style:name="T424_48" style:family="text"/>
    <style:style style:name="T424_49" style:family="text"/>
    <style:style style:name="T424_50" style:family="text"/>
    <style:style style:name="T424_51" style:family="text"/>
    <style:style style:name="T424_52" style:family="text"/>
    <style:style style:name="T424_53" style:family="text"/>
    <style:style style:name="T424_54" style:family="text"/>
    <style:style style:name="T424_55" style:family="text"/>
    <style:style style:name="T424_56" style:family="text"/>
    <style:style style:name="T424_57" style:family="text">
      <style:text-properties fo:font-weight="bold" style:font-weight-asian="bold" style:font-weight-complex="bold"/>
    </style:style>
    <style:style style:name="T424_58" style:family="text"/>
    <style:style style:name="T424_59" style:family="text"/>
    <style:style style:name="T424_60" style:family="text"/>
    <style:style style:name="T424_61" style:family="text"/>
    <style:style style:name="T424_62" style:family="text"/>
    <style:style style:name="T424_63" style:family="text"/>
    <style:style style:name="T424_64" style:family="text"/>
    <style:style style:name="P425" style:family="paragraph" style:parent-style-name="Standard">
      <style:paragraph-properties fo:text-align="justify" fo:break-before="auto" fo:line-height="115%" style:writing-mode="lr-tb"/>
    </style:style>
    <style:style style:name="T425_1" style:family="text"/>
    <style:style style:name="T425_2" style:family="text"/>
    <style:style style:name="T425_3" style:family="text"/>
    <style:style style:name="T425_4" style:family="text"/>
    <style:style style:name="T425_5" style:family="text"/>
    <style:style style:name="T425_6" style:family="text"/>
    <style:style style:name="T425_7" style:family="text"/>
    <style:style style:name="T425_8" style:family="text"/>
    <style:style style:name="T425_9" style:family="text"/>
    <style:style style:name="T425_10" style:family="text"/>
    <style:style style:name="T425_11" style:family="text"/>
    <style:style style:name="T425_12" style:family="text"/>
    <style:style style:name="T425_13" style:family="text"/>
    <style:style style:name="T425_14" style:family="text"/>
    <style:style style:name="T425_15" style:family="text"/>
    <style:style style:name="T425_16" style:family="text"/>
    <style:style style:name="T425_17" style:family="text"/>
    <style:style style:name="T425_18" style:family="text"/>
    <style:style style:name="T425_19" style:family="text"/>
    <style:style style:name="T425_20" style:family="text"/>
    <style:style style:name="T425_21" style:family="text"/>
    <style:style style:name="T425_22" style:family="text"/>
    <style:style style:name="T425_23" style:family="text"/>
    <style:style style:name="T425_24" style:family="text"/>
    <style:style style:name="T425_25" style:family="text"/>
    <style:style style:name="T425_26" style:family="text"/>
    <style:style style:name="T425_27" style:family="text"/>
    <style:style style:name="T425_28" style:family="text"/>
    <style:style style:name="T425_29" style:family="text"/>
    <style:style style:name="T425_30" style:family="text"/>
    <style:style style:name="T425_31" style:family="text"/>
    <style:style style:name="T425_32" style:family="text"/>
    <style:style style:name="T425_33" style:family="text"/>
    <style:style style:name="T425_34" style:family="text"/>
    <style:style style:name="T425_35" style:family="text"/>
    <style:style style:name="T425_36" style:family="text"/>
    <style:style style:name="T425_37" style:family="text"/>
    <style:style style:name="T425_38" style:family="text"/>
    <style:style style:name="T425_39" style:family="text"/>
    <style:style style:name="T425_40" style:family="text"/>
    <style:style style:name="T425_41" style:family="text"/>
    <style:style style:name="T425_42" style:family="text"/>
    <style:style style:name="T425_43" style:family="text"/>
    <style:style style:name="T425_44" style:family="text"/>
    <style:style style:name="T425_45" style:family="text"/>
    <style:style style:name="T425_46" style:family="text"/>
    <style:style style:name="T425_47" style:family="text"/>
    <style:style style:name="T425_48" style:family="text"/>
    <style:style style:name="T425_49" style:family="text"/>
    <style:style style:name="T425_50" style:family="text"/>
    <style:style style:name="P426" style:family="paragraph" style:parent-style-name="Standard">
      <style:paragraph-properties fo:text-align="justify" fo:break-before="auto" fo:line-height="115%" style:writing-mode="lr-tb"/>
    </style:style>
    <style:style style:name="P427" style:family="paragraph" style:parent-style-name="Title">
      <style:paragraph-properties fo:break-before="auto" fo:line-height="115%" style:writing-mode="lr-tb"/>
    </style:style>
    <style:style style:name="T427_1" style:family="text"/>
    <style:style style:name="P428" style:family="paragraph" style:parent-style-name="Standard">
      <style:paragraph-properties fo:break-before="auto" fo:line-height="115%" style:writing-mode="lr-tb"/>
    </style:style>
    <style:style style:name="P429" style:family="paragraph" style:parent-style-name="Standard">
      <style:paragraph-properties fo:text-align="justify" fo:break-before="auto" fo:line-height="100%" fo:margin-top="0cm" style:writing-mode="lr-tb"/>
    </style:style>
    <style:style style:name="T429_1" style:family="text"/>
    <style:style style:name="T429_2" style:family="text"/>
    <style:style style:name="T429_3" style:family="text"/>
    <style:style style:name="T429_4" style:family="text"/>
    <style:style style:name="T429_5" style:family="text"/>
    <style:style style:name="T429_6" style:family="text"/>
    <style:style style:name="T429_7" style:family="text"/>
    <style:style style:name="T429_8" style:family="text"/>
    <style:style style:name="T429_9" style:family="text"/>
    <style:style style:name="T429_10" style:family="text"/>
    <style:style style:name="T429_11" style:family="text"/>
    <style:style style:name="T429_12" style:family="text"/>
    <style:style style:name="T429_13" style:family="text"/>
    <style:style style:name="T429_14" style:family="text"/>
    <style:style style:name="T429_15" style:family="text"/>
    <style:style style:name="T429_16" style:family="text"/>
    <style:style style:name="T429_17" style:family="text"/>
    <style:style style:name="T429_18" style:family="text"/>
    <style:style style:name="T429_19" style:family="text"/>
    <style:style style:name="T429_20" style:family="text"/>
    <style:style style:name="T429_21" style:family="text"/>
    <style:style style:name="T429_22" style:family="text"/>
    <style:style style:name="T429_23" style:family="text"/>
    <style:style style:name="T429_24" style:family="text"/>
    <style:style style:name="T429_25" style:family="text"/>
    <style:style style:name="T429_26" style:family="text"/>
    <style:style style:name="T429_27" style:family="text"/>
    <style:style style:name="T429_28" style:family="text"/>
    <style:style style:name="T429_29" style:family="text"/>
    <style:style style:name="P430" style:family="paragraph" style:parent-style-name="Standard">
      <style:paragraph-properties fo:break-before="auto" fo:line-height="100%" fo:margin-top="0cm" style:writing-mode="lr-tb"/>
    </style:style>
    <style:style style:name="T430_1" style:family="text"/>
    <style:style style:name="T430_2" style:family="text"/>
    <style:style style:name="T430_3" style:family="text"/>
    <style:style style:name="T430_4" style:family="text"/>
    <style:style style:name="T430_5" style:family="text"/>
    <style:style style:name="T430_6" style:family="text"/>
    <style:style style:name="T430_7" style:family="text"/>
    <style:style style:name="T430_8" style:family="text"/>
    <style:style style:name="T430_9" style:family="text"/>
    <style:style style:name="T430_10" style:family="text"/>
    <style:style style:name="T430_11" style:family="text"/>
    <style:style style:name="T430_12" style:family="text"/>
    <style:style style:name="P431" style:family="paragraph" style:parent-style-name="Standard">
      <style:paragraph-properties fo:break-before="auto" fo:line-height="100%" fo:margin-top="0cm" fo:margin-bottom="0cm" style:writing-mode="lr-tb"/>
    </style:style>
    <style:style style:name="T431_1" style:family="text"/>
    <style:style style:name="T431_2" style:family="text"/>
    <style:style style:name="T431_3" style:family="text"/>
    <style:style style:name="T431_4" style:family="text"/>
    <style:style style:name="T431_5" style:family="text"/>
    <style:style style:name="T431_6" style:family="text"/>
    <style:style style:name="T431_7" style:family="text"/>
    <style:style style:name="T431_8" style:family="text"/>
    <style:style style:name="T431_9" style:family="text"/>
    <style:style style:name="T431_10" style:family="text"/>
    <style:style style:name="T431_11" style:family="text"/>
    <style:style style:name="T431_12" style:family="text"/>
    <style:style style:name="T431_13" style:family="text"/>
    <style:style style:name="T431_14" style:family="text"/>
    <style:style style:name="T431_15" style:family="text"/>
    <style:style style:name="P432" style:family="paragraph" style:parent-style-name="Standard">
      <style:paragraph-properties fo:break-before="auto" fo:line-height="100%" fo:margin-bottom="0.212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433" style:family="paragraph" style:parent-style-name="Heading_20_1">
      <style:paragraph-properties fo:break-before="auto" fo:line-height="115%" fo:margin-bottom="0.141cm" style:writing-mode="lr-tb"/>
    </style:style>
    <style:style style:name="T433_1" style:family="text"/>
    <style:style style:name="T433_2" style:family="text"/>
    <style:style style:name="T433_3" style:family="text"/>
    <style:style style:name="T433_4" style:family="text"/>
    <style:style style:name="T433_5" style:family="text"/>
    <style:style style:name="P434" style:family="paragraph" style:parent-style-name="Standard">
      <style:paragraph-properties fo:break-before="auto" fo:line-height="115%" fo:margin-bottom="0.141cm" style:writing-mode="lr-tb"/>
    </style:style>
    <style:style style:name="T434_1" style:family="text"/>
    <style:style style:name="T434_2" style:family="text"/>
    <style:style style:name="T434_3" style:family="text">
      <style:text-properties fo:color="#434343" fo:font-weight="bold" style:font-weight-asian="bold" style:font-weight-complex="bold" style:text-underline-style="solid" style:text-underline-color="font-color"/>
    </style:style>
    <style:style style:name="T434_4" style:family="text">
      <style:text-properties fo:color="#434343" fo:font-weight="bold" style:font-weight-asian="bold" style:font-weight-complex="bold" style:text-underline-style="solid" style:text-underline-color="font-color"/>
    </style:style>
    <style:style style:name="T434_5" style:family="text">
      <style:text-properties fo:color="#434343" fo:font-weight="bold" style:font-weight-asian="bold" style:font-weight-complex="bold" style:text-underline-style="solid" style:text-underline-color="font-color"/>
    </style:style>
    <style:style style:name="T434_6" style:family="text">
      <style:text-properties fo:color="#434343" fo:font-weight="bold" style:font-weight-asian="bold" style:font-weight-complex="bold" style:text-underline-style="solid" style:text-underline-color="font-color"/>
    </style:style>
    <style:style style:name="T434_7" style:family="text">
      <style:text-properties fo:font-weight="bold" style:font-weight-asian="bold" style:font-weight-complex="bold"/>
    </style:style>
    <style:style style:name="T434_8" style:family="text"/>
    <style:style style:name="T434_9" style:family="text"/>
    <style:style style:name="T434_10" style:family="text"/>
    <style:style style:name="T434_11" style:family="text"/>
    <style:style style:name="T434_12" style:family="text"/>
    <style:style style:name="T434_13" style:family="text"/>
    <style:style style:name="T434_14" style:family="text"/>
    <style:style style:name="T434_15" style:family="text"/>
    <style:style style:name="T434_16" style:family="text"/>
    <style:style style:name="T434_17" style:family="text"/>
    <style:style style:name="T434_18" style:family="text"/>
    <style:style style:name="T434_19" style:family="text"/>
    <style:style style:name="T434_20" style:family="text">
      <style:text-properties fo:color="#274e13" fo:font-weight="bold" style:font-weight-asian="bold" style:font-weight-complex="bold"/>
    </style:style>
    <style:style style:name="T434_21" style:family="text">
      <style:text-properties fo:color="#274e13" fo:font-weight="bold" style:font-weight-asian="bold" style:font-weight-complex="bold"/>
    </style:style>
    <style:style style:name="T434_22" style:family="text">
      <style:text-properties fo:font-weight="bold" style:font-weight-asian="bold" style:font-weight-complex="bold"/>
    </style:style>
    <style:style style:name="T434_23" style:family="text">
      <style:text-properties fo:font-weight="bold" style:font-weight-asian="bold" style:font-weight-complex="bold"/>
    </style:style>
    <style:style style:name="T434_24" style:family="text">
      <style:text-properties fo:color="#ff0000" fo:font-weight="bold" style:font-weight-asian="bold" style:font-weight-complex="bold"/>
    </style:style>
    <style:style style:name="T434_25" style:family="text">
      <style:text-properties fo:color="#ff0000" fo:font-weight="bold" style:font-weight-asian="bold" style:font-weight-complex="bold"/>
    </style:style>
    <style:style style:name="T434_26" style:family="text">
      <style:text-properties fo:color="#ff0000" fo:font-weight="bold" style:font-weight-asian="bold" style:font-weight-complex="bold"/>
    </style:style>
    <style:style style:name="T434_27" style:family="text">
      <style:text-properties fo:font-weight="bold" style:font-weight-asian="bold" style:font-weight-complex="bold"/>
    </style:style>
    <style:style style:name="T434_28" style:family="text"/>
    <style:style style:name="T434_29" style:family="text"/>
    <style:style style:name="T434_30" style:family="text"/>
    <style:style style:name="T434_31" style:family="text"/>
    <style:style style:name="T434_32" style:family="text"/>
    <style:style style:name="T434_33" style:family="text"/>
    <style:style style:name="T434_34" style:family="text"/>
    <style:style style:name="T434_35" style:family="text"/>
    <style:style style:name="T434_36" style:family="text"/>
    <style:style style:name="T434_37" style:family="text"/>
    <style:style style:name="T434_38" style:family="text"/>
    <style:style style:name="T434_39" style:family="text"/>
    <style:style style:name="P435" style:family="paragraph" style:parent-style-name="Standard">
      <style:paragraph-properties fo:text-align="justify" fo:break-before="auto" fo:line-height="100%" fo:margin-bottom="0.212cm" style:writing-mode="lr-tb"/>
    </style:style>
    <style:style style:name="T435_1" style:family="text"/>
    <style:style style:name="T435_2" style:family="text"/>
    <style:style style:name="T435_3" style:family="text"/>
    <style:style style:name="T435_4" style:family="text"/>
    <style:style style:name="T435_5" style:family="text"/>
    <style:style style:name="T435_6" style:family="text"/>
    <style:style style:name="T435_7" style:family="text"/>
    <style:style style:name="T435_8" style:family="text"/>
    <style:style style:name="T435_9" style:family="text"/>
    <style:style style:name="T435_10" style:family="text"/>
    <style:style style:name="T435_11" style:family="text"/>
    <style:style style:name="T435_12" style:family="text"/>
    <style:style style:name="T435_13" style:family="text"/>
    <style:style style:name="T435_14" style:family="text"/>
    <style:style style:name="T435_15" style:family="text"/>
    <style:style style:name="T435_16" style:family="text"/>
    <style:style style:name="T435_17" style:family="text"/>
    <style:style style:name="T435_18" style:family="text"/>
    <style:style style:name="T435_19" style:family="text"/>
    <style:style style:name="T435_20" style:family="text"/>
    <style:style style:name="T435_21" style:family="text"/>
    <style:style style:name="T435_22" style:family="text"/>
    <style:style style:name="T435_23" style:family="text"/>
    <style:style style:name="T435_24" style:family="text"/>
    <style:style style:name="T435_25" style:family="text"/>
    <style:style style:name="T435_26" style:family="text"/>
    <style:style style:name="T435_27" style:family="text"/>
    <style:style style:name="T435_28" style:family="text"/>
    <style:style style:name="T435_29" style:family="text"/>
    <style:style style:name="T435_30" style:family="text"/>
    <style:style style:name="T435_31" style:family="text"/>
    <style:style style:name="T435_32" style:family="text"/>
    <style:style style:name="T435_33" style:family="text"/>
    <style:style style:name="T435_34" style:family="text"/>
    <style:style style:name="T435_35" style:family="text"/>
    <style:style style:name="T435_36" style:family="text"/>
    <style:style style:name="T435_37" style:family="text"/>
    <style:style style:name="T435_38" style:family="text"/>
    <style:style style:name="T435_39" style:family="text"/>
    <style:style style:name="T435_40" style:family="text"/>
    <style:style style:name="T435_41" style:family="text"/>
    <style:style style:name="T435_42" style:family="text"/>
    <style:style style:name="T435_43" style:family="text"/>
    <style:style style:name="T435_44" style:family="text"/>
    <style:style style:name="T435_45" style:family="text"/>
    <style:style style:name="T435_46" style:family="text"/>
    <style:style style:name="T435_47" style:family="text"/>
    <style:style style:name="T435_48" style:family="text"/>
    <style:style style:name="T435_49" style:family="text"/>
    <style:style style:name="T435_50" style:family="text"/>
    <style:style style:name="T435_51" style:family="text"/>
    <style:style style:name="T435_52" style:family="text"/>
    <style:style style:name="T435_53" style:family="text"/>
    <style:style style:name="T435_54" style:family="text"/>
    <style:style style:name="T435_55" style:family="text"/>
    <style:style style:name="P436" style:family="paragraph" style:parent-style-name="Heading_20_1">
      <style:paragraph-properties fo:text-align="justify" fo:break-before="auto" fo:line-height="100%" fo:margin-bottom="0.212cm" style:writing-mode="lr-tb"/>
    </style:style>
    <style:style style:name="T436_1" style:family="text"/>
    <style:style style:name="P437" style:family="paragraph" style:parent-style-name="Standard">
      <style:paragraph-properties fo:text-align="justify" fo:break-before="auto" fo:line-height="115%" style:writing-mode="lr-tb"/>
    </style:style>
    <style:style style:name="T437_1" style:family="text"/>
    <style:style style:name="T437_2" style:family="text"/>
    <style:style style:name="T437_3" style:family="text"/>
    <style:style style:name="T437_4" style:family="text"/>
    <style:style style:name="T437_5" style:family="text"/>
    <style:style style:name="T437_6" style:family="text"/>
    <style:style style:name="T437_7" style:family="text"/>
    <style:style style:name="T437_8" style:family="text"/>
    <style:style style:name="T437_9" style:family="text"/>
    <style:style style:name="T437_10" style:family="text"/>
    <style:style style:name="T437_11" style:family="text"/>
    <style:style style:name="T437_12" style:family="text"/>
    <style:style style:name="T437_13" style:family="text"/>
    <style:style style:name="T437_14" style:family="text"/>
    <style:style style:name="T437_15" style:family="text"/>
    <style:style style:name="T437_16" style:family="text"/>
    <style:style style:name="T437_17" style:family="text"/>
    <style:style style:name="T437_18" style:family="text"/>
    <style:style style:name="T437_19" style:family="text"/>
    <style:style style:name="T437_20" style:family="text"/>
    <style:style style:name="T437_21" style:family="text"/>
    <style:style style:name="T437_22" style:family="text"/>
    <style:style style:name="T437_23" style:family="text"/>
    <style:style style:name="T437_24" style:family="text"/>
    <style:style style:name="T437_25" style:family="text"/>
    <style:style style:name="T437_26" style:family="text"/>
    <style:style style:name="T437_27" style:family="text"/>
    <style:style style:name="T437_28" style:family="text"/>
    <style:style style:name="T437_29" style:family="text"/>
    <style:style style:name="T437_30" style:family="text"/>
    <style:style style:name="T437_31" style:family="text"/>
    <style:style style:name="T437_32" style:family="text"/>
    <style:style style:name="T437_33" style:family="text"/>
    <style:style style:name="T437_34" style:family="text"/>
    <style:style style:name="T437_35" style:family="text"/>
    <style:style style:name="T437_36" style:family="text"/>
    <style:style style:name="T437_37" style:family="text"/>
    <style:style style:name="T437_38" style:family="text"/>
    <style:style style:name="T437_39" style:family="text"/>
    <style:style style:name="T437_40" style:family="text"/>
    <style:style style:name="T437_41" style:family="text"/>
    <style:style style:name="T437_42" style:family="text"/>
    <style:style style:name="T437_43" style:family="text"/>
    <style:style style:name="T437_44" style:family="text"/>
    <style:style style:name="T437_45" style:family="text"/>
    <style:style style:name="T437_46" style:family="text"/>
    <style:style style:name="T437_47" style:family="text"/>
    <style:style style:name="T437_48" style:family="text"/>
    <style:style style:name="T437_49" style:family="text"/>
    <style:style style:name="T437_50" style:family="text"/>
    <style:style style:name="T437_51" style:family="text"/>
    <style:style style:name="T437_52" style:family="text"/>
    <style:style style:name="T437_53" style:family="text"/>
    <style:style style:name="T437_54" style:family="text"/>
    <style:style style:name="T437_55" style:family="text"/>
    <style:style style:name="T437_56" style:family="text"/>
    <style:style style:name="P438" style:family="paragraph" style:parent-style-name="Standard">
      <style:paragraph-properties fo:text-align="justify" fo:break-before="auto" fo:line-height="115%" style:writing-mode="lr-tb"/>
    </style:style>
    <style:style style:name="T438_1" style:family="text">
      <style:text-properties fo:color="#ff0000" fo:font-weight="bold" style:font-weight-asian="bold" style:font-weight-complex="bold"/>
    </style:style>
    <style:style style:name="T438_2" style:family="text">
      <style:text-properties fo:color="#ff0000" fo:font-weight="bold" style:font-weight-asian="bold" style:font-weight-complex="bold"/>
    </style:style>
    <style:style style:name="T438_3" style:family="text">
      <style:text-properties fo:color="#ff0000" fo:font-weight="bold" style:font-weight-asian="bold" style:font-weight-complex="bold"/>
    </style:style>
    <style:style style:name="T438_4" style:family="text">
      <style:text-properties fo:color="#ff0000" fo:font-weight="bold" style:font-weight-asian="bold" style:font-weight-complex="bold"/>
    </style:style>
    <style:style style:name="T438_5" style:family="text">
      <style:text-properties fo:color="#ff0000" fo:font-weight="bold" style:font-weight-asian="bold" style:font-weight-complex="bold"/>
    </style:style>
    <style:style style:name="T438_6" style:family="text">
      <style:text-properties fo:color="#ff0000" fo:font-weight="bold" style:font-weight-asian="bold" style:font-weight-complex="bold"/>
    </style:style>
    <style:style style:name="T438_7" style:family="text">
      <style:text-properties fo:color="#ff0000" fo:font-weight="bold" style:font-weight-asian="bold" style:font-weight-complex="bold"/>
    </style:style>
    <style:style style:name="T438_8" style:family="text">
      <style:text-properties fo:color="#ff0000" fo:font-weight="bold" style:font-weight-asian="bold" style:font-weight-complex="bold"/>
    </style:style>
    <style:style style:name="T438_9" style:family="text">
      <style:text-properties fo:color="#ff0000" fo:font-weight="bold" style:font-weight-asian="bold" style:font-weight-complex="bold"/>
    </style:style>
    <style:style style:name="T438_10" style:family="text">
      <style:text-properties fo:color="#ff0000" fo:font-weight="bold" style:font-weight-asian="bold" style:font-weight-complex="bold"/>
    </style:style>
    <style:style style:name="T438_11" style:family="text">
      <style:text-properties fo:color="#ff0000" fo:font-weight="bold" style:font-weight-asian="bold" style:font-weight-complex="bold"/>
    </style:style>
    <style:style style:name="T438_12" style:family="text">
      <style:text-properties fo:color="#ff0000" fo:font-weight="bold" style:font-weight-asian="bold" style:font-weight-complex="bold"/>
    </style:style>
    <style:style style:name="T438_13" style:family="text">
      <style:text-properties fo:color="#ff0000" fo:font-weight="bold" style:font-weight-asian="bold" style:font-weight-complex="bold"/>
    </style:style>
    <style:style style:name="T438_14" style:family="text">
      <style:text-properties fo:color="#ff0000" fo:font-weight="bold" style:font-weight-asian="bold" style:font-weight-complex="bold"/>
    </style:style>
    <style:style style:name="T438_15" style:family="text">
      <style:text-properties fo:color="#ff0000" fo:font-weight="bold" style:font-weight-asian="bold" style:font-weight-complex="bold"/>
    </style:style>
    <style:style style:name="T438_16" style:family="text">
      <style:text-properties fo:color="#ff0000" fo:font-weight="bold" style:font-weight-asian="bold" style:font-weight-complex="bold"/>
    </style:style>
    <style:style style:name="T438_17" style:family="text">
      <style:text-properties fo:color="#ff0000" fo:font-weight="bold" style:font-weight-asian="bold" style:font-weight-complex="bold"/>
    </style:style>
    <style:style style:name="T438_18" style:family="text">
      <style:text-properties fo:color="#ff0000" fo:font-weight="bold" style:font-weight-asian="bold" style:font-weight-complex="bold"/>
    </style:style>
    <style:style style:name="T438_19" style:family="text">
      <style:text-properties fo:color="#ff0000" fo:font-weight="bold" style:font-weight-asian="bold" style:font-weight-complex="bold"/>
    </style:style>
    <style:style style:name="T438_20" style:family="text">
      <style:text-properties fo:color="#ff0000" fo:font-weight="bold" style:font-weight-asian="bold" style:font-weight-complex="bold"/>
    </style:style>
    <style:style style:name="T438_21" style:family="text">
      <style:text-properties fo:color="#ff0000" fo:font-weight="bold" style:font-weight-asian="bold" style:font-weight-complex="bold"/>
    </style:style>
    <style:style style:name="T438_22" style:family="text">
      <style:text-properties fo:color="#ff0000" fo:font-weight="bold" style:font-weight-asian="bold" style:font-weight-complex="bold"/>
    </style:style>
    <style:style style:name="T438_23" style:family="text">
      <style:text-properties fo:color="#ff0000" fo:font-weight="bold" style:font-weight-asian="bold" style:font-weight-complex="bold"/>
    </style:style>
    <style:style style:name="T438_24" style:family="text">
      <style:text-properties fo:color="#ff0000" fo:font-weight="bold" style:font-weight-asian="bold" style:font-weight-complex="bold"/>
    </style:style>
    <style:style style:name="T438_25" style:family="text">
      <style:text-properties fo:color="#ff0000" fo:font-weight="bold" style:font-weight-asian="bold" style:font-weight-complex="bold"/>
    </style:style>
    <style:style style:name="T438_26" style:family="text">
      <style:text-properties fo:color="#ff0000" fo:font-weight="bold" style:font-weight-asian="bold" style:font-weight-complex="bold"/>
    </style:style>
    <style:style style:name="T438_27" style:family="text">
      <style:text-properties fo:color="#ff0000" fo:font-weight="bold" style:font-weight-asian="bold" style:font-weight-complex="bold"/>
    </style:style>
    <style:style style:name="T438_28" style:family="text">
      <style:text-properties fo:color="#ff0000" fo:font-weight="bold" style:font-weight-asian="bold" style:font-weight-complex="bold"/>
    </style:style>
    <style:style style:name="T438_29" style:family="text">
      <style:text-properties fo:color="#ff0000" fo:font-weight="bold" style:font-weight-asian="bold" style:font-weight-complex="bold"/>
    </style:style>
    <style:style style:name="T438_30" style:family="text">
      <style:text-properties fo:color="#ff0000" fo:font-weight="bold" style:font-weight-asian="bold" style:font-weight-complex="bold"/>
    </style:style>
    <style:style style:name="P439" style:family="paragraph" style:parent-style-name="Standard">
      <style:paragraph-properties fo:text-align="justify" fo:break-before="auto" fo:line-height="115%" style:writing-mode="lr-tb"/>
    </style:style>
    <style:style style:name="T439_1" style:family="text"/>
    <style:style style:name="T439_2" style:family="text"/>
    <style:style style:name="T439_3" style:family="text"/>
    <style:style style:name="T439_4" style:family="text"/>
    <style:style style:name="T439_5" style:family="text"/>
    <style:style style:name="T439_6" style:family="text"/>
    <style:style style:name="T439_7" style:family="text"/>
    <style:style style:name="T439_8" style:family="text"/>
    <style:style style:name="T439_9" style:family="text"/>
    <style:style style:name="T439_10" style:family="text"/>
    <style:style style:name="T439_11" style:family="text"/>
    <style:style style:name="T439_12" style:family="text"/>
    <style:style style:name="T439_13" style:family="text"/>
    <style:style style:name="T439_14" style:family="text"/>
    <style:style style:name="T439_15" style:family="text"/>
    <style:style style:name="T439_16" style:family="text"/>
    <style:style style:name="T439_17" style:family="text"/>
    <style:style style:name="T439_18" style:family="text"/>
    <style:style style:name="T439_19" style:family="text"/>
    <style:style style:name="T439_20" style:family="text"/>
    <style:style style:name="T439_21" style:family="text"/>
    <style:style style:name="T439_22" style:family="text"/>
    <style:style style:name="T439_23" style:family="text"/>
    <style:style style:name="T439_24" style:family="text"/>
    <style:style style:name="T439_25" style:family="text"/>
    <style:style style:name="T439_26" style:family="text"/>
    <style:style style:name="T439_27" style:family="text"/>
    <style:style style:name="T439_28" style:family="text"/>
    <style:style style:name="T439_29" style:family="text"/>
    <style:style style:name="T439_30" style:family="text"/>
    <style:style style:name="T439_31" style:family="text"/>
    <style:style style:name="T439_32" style:family="text"/>
    <style:style style:name="T439_33" style:family="text"/>
    <style:style style:name="T439_34" style:family="text"/>
    <style:style style:name="T439_35" style:family="text"/>
    <style:style style:name="T439_36" style:family="text"/>
    <style:style style:name="T439_37" style:family="text"/>
    <style:style style:name="T439_38" style:family="text"/>
    <style:style style:name="T439_39" style:family="text"/>
    <style:style style:name="T439_40" style:family="text"/>
    <style:style style:name="T439_41" style:family="text"/>
    <style:style style:name="T439_42" style:family="text"/>
    <style:style style:name="T439_43" style:family="text"/>
    <style:style style:name="T439_44" style:family="text"/>
    <style:style style:name="T439_45" style:family="text"/>
    <style:style style:name="T439_46" style:family="text"/>
    <style:style style:name="T439_47" style:family="text"/>
    <style:style style:name="T439_48" style:family="text"/>
    <style:style style:name="T439_49" style:family="text"/>
    <style:style style:name="T439_50" style:family="text"/>
    <style:style style:name="T439_51" style:family="text"/>
    <style:style style:name="T439_52" style:family="text"/>
    <style:style style:name="T439_53" style:family="text"/>
    <style:style style:name="T439_54" style:family="text"/>
    <style:style style:name="T439_55" style:family="text"/>
    <style:style style:name="T439_56" style:family="text"/>
    <style:style style:name="T439_57" style:family="text"/>
    <style:style style:name="T439_58" style:family="text"/>
    <style:style style:name="T439_59" style:family="text"/>
    <style:style style:name="T439_60" style:family="text"/>
    <style:style style:name="T439_61" style:family="text"/>
    <style:style style:name="T439_62" style:family="text"/>
    <style:style style:name="T439_63" style:family="text"/>
    <style:style style:name="T439_64" style:family="text"/>
    <style:style style:name="T439_65" style:family="text"/>
    <style:style style:name="T439_66" style:family="text"/>
    <style:style style:name="T439_67" style:family="text"/>
    <style:style style:name="T439_68" style:family="text"/>
    <style:style style:name="T439_69" style:family="text"/>
    <style:style style:name="T439_70" style:family="text"/>
    <style:style style:name="T439_71" style:family="text"/>
    <style:style style:name="T439_72" style:family="text"/>
    <style:style style:name="T439_73" style:family="text"/>
    <style:style style:name="T439_74" style:family="text"/>
    <style:style style:name="T439_75" style:family="text"/>
    <style:style style:name="T439_76" style:family="text"/>
    <style:style style:name="T439_77" style:family="text"/>
    <style:style style:name="T439_78" style:family="text"/>
    <style:style style:name="T439_79" style:family="text"/>
    <style:style style:name="T439_80" style:family="text"/>
    <style:style style:name="T439_81" style:family="text"/>
    <style:style style:name="T439_82" style:family="text"/>
    <style:style style:name="T439_83" style:family="text"/>
    <style:style style:name="T439_84" style:family="text"/>
    <style:style style:name="T439_85" style:family="text"/>
    <style:style style:name="T439_86" style:family="text"/>
    <style:style style:name="T439_87" style:family="text"/>
    <style:style style:name="T439_88" style:family="text"/>
    <style:style style:name="T439_89" style:family="text"/>
    <style:style style:name="T439_90" style:family="text"/>
    <style:style style:name="T439_91" style:family="text"/>
    <style:style style:name="T439_92" style:family="text"/>
    <style:style style:name="T439_93" style:family="text"/>
    <style:style style:name="T439_94" style:family="text"/>
    <style:style style:name="T439_95" style:family="text"/>
    <style:style style:name="T439_96" style:family="text"/>
    <style:style style:name="T439_97" style:family="text"/>
    <style:style style:name="T439_98" style:family="text"/>
    <style:style style:name="T439_99" style:family="text"/>
    <style:style style:name="T439_100" style:family="text"/>
    <style:style style:name="T439_101" style:family="text"/>
    <style:style style:name="T439_102" style:family="text"/>
    <style:style style:name="T439_103" style:family="text"/>
    <style:style style:name="T439_104" style:family="text"/>
    <style:style style:name="P440" style:family="paragraph" style:parent-style-name="Standard">
      <style:paragraph-properties fo:text-align="justify" fo:break-before="auto" fo:line-height="115%" style:writing-mode="lr-tb"/>
    </style:style>
    <style:style style:name="T440_1" style:family="text"/>
    <style:style style:name="T440_2" style:family="text"/>
    <style:style style:name="T440_3" style:family="text"/>
    <style:style style:name="T440_4" style:family="text"/>
    <style:style style:name="T440_5" style:family="text"/>
    <style:style style:name="T440_6" style:family="text"/>
    <style:style style:name="T440_7" style:family="text"/>
    <style:style style:name="T440_8" style:family="text"/>
    <style:style style:name="T440_9" style:family="text"/>
    <style:style style:name="T440_10" style:family="text"/>
    <style:style style:name="T440_11" style:family="text"/>
    <style:style style:name="T440_12" style:family="text"/>
    <style:style style:name="T440_13" style:family="text"/>
    <style:style style:name="T440_14" style:family="text"/>
    <style:style style:name="T440_15" style:family="text"/>
    <style:style style:name="T440_16" style:family="text"/>
    <style:style style:name="T440_17" style:family="text"/>
    <style:style style:name="T440_18" style:family="text"/>
    <style:style style:name="T440_19" style:family="text"/>
    <style:style style:name="T440_20" style:family="text"/>
    <style:style style:name="T440_21" style:family="text"/>
    <style:style style:name="T440_22" style:family="text"/>
    <style:style style:name="T440_23" style:family="text"/>
    <style:style style:name="T440_24" style:family="text"/>
    <style:style style:name="T440_25" style:family="text"/>
    <style:style style:name="T440_26" style:family="text"/>
    <style:style style:name="T440_27" style:family="text"/>
    <style:style style:name="T440_28" style:family="text"/>
    <style:style style:name="T440_29" style:family="text"/>
    <style:style style:name="T440_30" style:family="text"/>
    <style:style style:name="T440_31" style:family="text"/>
    <style:style style:name="T440_32" style:family="text"/>
    <style:style style:name="T440_33" style:family="text"/>
    <style:style style:name="T440_34" style:family="text"/>
    <style:style style:name="T440_35" style:family="text"/>
    <style:style style:name="T440_36" style:family="text"/>
    <style:style style:name="T440_37" style:family="text"/>
    <style:style style:name="T440_38" style:family="text"/>
    <style:style style:name="T440_39" style:family="text"/>
    <style:style style:name="T440_40" style:family="text"/>
    <style:style style:name="T440_41" style:family="text"/>
    <style:style style:name="T440_42" style:family="text"/>
    <style:style style:name="T440_43" style:family="text"/>
    <style:style style:name="T440_44" style:family="text"/>
    <style:style style:name="T440_45" style:family="text"/>
    <style:style style:name="T440_46" style:family="text"/>
    <style:style style:name="T440_47" style:family="text"/>
    <style:style style:name="T440_48" style:family="text"/>
    <style:style style:name="T440_49" style:family="text"/>
    <style:style style:name="T440_50" style:family="text"/>
    <style:style style:name="T440_51" style:family="text"/>
    <style:style style:name="T440_52" style:family="text"/>
    <style:style style:name="T440_53" style:family="text"/>
    <style:style style:name="T440_54" style:family="text"/>
    <style:style style:name="T440_55" style:family="text"/>
    <style:style style:name="T440_56" style:family="text"/>
    <style:style style:name="T440_57" style:family="text"/>
    <style:style style:name="T440_58" style:family="text"/>
    <style:style style:name="T440_59" style:family="text"/>
    <style:style style:name="T440_60" style:family="text"/>
    <style:style style:name="T440_61" style:family="text"/>
    <style:style style:name="T440_62" style:family="text"/>
    <style:style style:name="T440_63" style:family="text"/>
    <style:style style:name="T440_64" style:family="text"/>
    <style:style style:name="T440_65" style:family="text"/>
    <style:style style:name="T440_66" style:family="text"/>
    <style:style style:name="T440_67" style:family="text"/>
    <style:style style:name="T440_68" style:family="text"/>
    <style:style style:name="T440_69" style:family="text"/>
    <style:style style:name="T440_70" style:family="text"/>
    <style:style style:name="P441" style:family="paragraph" style:parent-style-name="Heading_20_1">
      <style:paragraph-properties fo:break-before="auto" fo:line-height="115%" fo:margin-bottom="0.141cm" style:writing-mode="lr-tb"/>
    </style:style>
    <style:style style:name="T441_1" style:family="text"/>
    <style:style style:name="T441_2" style:family="text"/>
    <style:style style:name="T441_3" style:family="text"/>
    <style:style style:name="T441_4" style:family="text"/>
    <style:style style:name="T441_5" style:family="text"/>
    <style:style style:name="T441_6" style:family="text"/>
    <style:style style:name="T441_7" style:family="text"/>
    <style:style style:name="T441_8" style:family="text"/>
    <style:style style:name="T441_9" style:family="text"/>
    <style:style style:name="T441_10" style:family="text"/>
    <style:style style:name="T441_11" style:family="text"/>
    <style:style style:name="P442" style:family="paragraph" style:parent-style-name="Standard">
      <style:paragraph-properties fo:text-align="justify" fo:break-before="auto" fo:line-height="100%" fo:margin-bottom="0.212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443" style:family="paragraph" style:parent-style-name="Subtitle">
      <style:paragraph-properties fo:break-before="auto" fo:line-height="100%" fo:margin-bottom="0.212cm" style:writing-mode="lr-tb"/>
    </style:style>
    <style:style style:name="T443_1" style:family="text">
      <style:text-properties style:text-underline-style="solid" style:text-underline-color="font-color"/>
    </style:style>
    <style:style style:name="T443_2" style:family="text">
      <style:text-properties style:text-underline-style="solid" style:text-underline-color="font-color"/>
    </style:style>
    <style:style style:name="T443_3" style:family="text">
      <style:text-properties style:text-underline-style="solid" style:text-underline-color="font-color"/>
    </style:style>
    <style:style style:name="T443_4" style:family="text">
      <style:text-properties style:text-underline-style="solid" style:text-underline-color="font-color"/>
    </style:style>
    <style:style style:name="T443_5" style:family="text"/>
    <style:style style:name="T443_6" style:family="text"/>
    <style:style style:name="T443_7" style:family="text"/>
    <style:style style:name="T443_8" style:family="text"/>
    <style:style style:name="T443_9" style:family="text"/>
    <style:style style:name="T443_10" style:family="text">
      <style:text-properties fo:font-style="italic" style:font-style-asian="italic" style:font-style-complex="italic" fo:color="#999999" style:font-name="Consolas" fo:font-size="12pt" style:font-name-asian="Consolas" style:font-size-asian="12pt" style:font-name-complex="Consolas" style:font-size-complex="12pt"/>
    </style:style>
    <style:style style:name="T443_11" style:family="text">
      <style:text-properties fo:font-style="italic" style:font-style-asian="italic" style:font-style-complex="italic" fo:color="#999999" style:font-name="Consolas" fo:font-size="12pt" style:font-name-asian="Consolas" style:font-size-asian="12pt" style:font-name-complex="Consolas" style:font-size-complex="12pt"/>
    </style:style>
    <style:style style:name="T443_12" style:family="text">
      <style:text-properties fo:font-style="italic" style:font-style-asian="italic" style:font-style-complex="italic" fo:color="#999999" style:font-name="Consolas" fo:font-size="12pt" style:font-name-asian="Consolas" style:font-size-asian="12pt" style:font-name-complex="Consolas" style:font-size-complex="12pt"/>
    </style:style>
    <style:style style:name="T443_13" style:family="text">
      <style:text-properties fo:font-style="italic" style:font-style-asian="italic" style:font-style-complex="italic" fo:color="#999999" style:font-name="Consolas" fo:font-size="12pt" style:font-name-asian="Consolas" style:font-size-asian="12pt" style:font-name-complex="Consolas" style:font-size-complex="12pt"/>
    </style:style>
    <style:style style:name="T443_14" style:family="text">
      <style:text-properties fo:font-style="italic" style:font-style-asian="italic" style:font-style-complex="italic" fo:color="#999999" style:font-name="Consolas" fo:font-size="12pt" style:font-name-asian="Consolas" style:font-size-asian="12pt" style:font-name-complex="Consolas" style:font-size-complex="12pt"/>
    </style:style>
    <style:style style:name="T443_15" style:family="text">
      <style:text-properties fo:font-style="italic" style:font-style-asian="italic" style:font-style-complex="italic" fo:color="#999999" style:font-name="Consolas" fo:font-size="12pt" style:font-name-asian="Consolas" style:font-size-asian="12pt" style:font-name-complex="Consolas" style:font-size-complex="12pt"/>
    </style:style>
    <style:style style:name="T443_16" style:family="text">
      <style:text-properties fo:font-style="italic" style:font-style-asian="italic" style:font-style-complex="italic" fo:color="#999999" style:font-name="Consolas" fo:font-size="12pt" style:font-name-asian="Consolas" style:font-size-asian="12pt" style:font-name-complex="Consolas" style:font-size-complex="12pt"/>
    </style:style>
    <style:style style:name="T443_17" style:family="text">
      <style:text-properties fo:font-style="italic" style:font-style-asian="italic" style:font-style-complex="italic" fo:color="#999999" style:font-name="Consolas" fo:font-size="12pt" style:font-name-asian="Consolas" style:font-size-asian="12pt" style:font-name-complex="Consolas" style:font-size-complex="12pt"/>
    </style:style>
    <style:style style:name="T443_18" style:family="text">
      <style:text-properties fo:font-style="italic" style:font-style-asian="italic" style:font-style-complex="italic" fo:color="#999999" style:font-name="Consolas" fo:font-size="12pt" style:font-name-asian="Consolas" style:font-size-asian="12pt" style:font-name-complex="Consolas" style:font-size-complex="12pt"/>
    </style:style>
    <style:style style:name="T443_19" style:family="text"/>
    <style:style style:name="T443_20" style:family="text"/>
    <style:style style:name="T443_21" style:family="text"/>
    <style:style style:name="T443_22" style:family="text"/>
    <style:style style:name="T443_23" style:family="text"/>
    <style:style style:name="T443_24" style:family="text"/>
    <style:style style:name="T443_25" style:family="text"/>
    <style:style style:name="T443_26" style:family="text"/>
    <style:style style:name="T443_27" style:family="text"/>
    <style:style style:name="P444" style:family="paragraph" style:parent-style-name="Standard">
      <style:paragraph-properties fo:break-before="auto" fo:line-height="115%" style:writing-mode="lr-tb"/>
    </style:style>
    <style:style style:name="T444_1" style:family="text"/>
    <style:style style:name="T444_2" style:family="text"/>
    <style:style style:name="T444_3" style:family="text"/>
    <style:style style:name="T444_4" style:family="text"/>
    <style:style style:name="T444_5" style:family="text"/>
    <style:style style:name="T444_6" style:family="text"/>
    <style:style style:name="T444_7" style:family="text"/>
    <style:style style:name="T444_8" style:family="text"/>
    <style:style style:name="T444_9" style:family="text"/>
    <style:style style:name="P445" style:family="paragraph" style:parent-style-name="Standard">
      <style:paragraph-properties fo:break-before="auto" fo:line-height="115%" style:writing-mode="lr-tb"/>
    </style:style>
    <style:style style:name="P446" style:family="paragraph" style:parent-style-name="Standard">
      <style:paragraph-properties fo:break-before="auto" fo:line-height="115%" fo:margin-top="0cm" style:writing-mode="lr-tb"/>
    </style:style>
    <style:style style:name="T446_1" style:family="text"/>
    <style:style style:name="T446_2" style:family="text"/>
    <style:style style:name="T446_3" style:family="text"/>
    <style:style style:name="T446_4" style:family="text"/>
    <style:style style:name="T446_5" style:family="text"/>
    <style:style style:name="T446_6" style:family="text"/>
    <style:style style:name="T446_7" style:family="text"/>
    <style:style style:name="T446_8" style:family="text"/>
    <style:style style:name="T446_9" style:family="text"/>
    <style:style style:name="T446_10" style:family="text"/>
    <style:style style:name="T446_11" style:family="text"/>
    <style:style style:name="T446_12" style:family="text"/>
    <style:style style:name="T446_13" style:family="text"/>
    <style:style style:name="T446_14" style:family="text"/>
    <style:style style:name="T446_15" style:family="text"/>
    <style:style style:name="T446_16" style:family="text"/>
    <style:style style:name="T446_17" style:family="text"/>
    <style:style style:name="T446_18" style:family="text"/>
    <style:style style:name="T446_19" style:family="text"/>
    <style:style style:name="T446_20" style:family="text"/>
    <style:style style:name="T446_21" style:family="text"/>
    <style:style style:name="T446_22" style:family="text"/>
    <style:style style:name="T446_23" style:family="text"/>
    <style:style style:name="T446_24" style:family="text"/>
    <style:style style:name="T446_25" style:family="text"/>
    <style:style style:name="T446_26" style:family="text"/>
    <style:style style:name="T446_27" style:family="text"/>
    <style:style style:name="T446_28" style:family="text"/>
    <style:style style:name="T446_29" style:family="text"/>
    <style:style style:name="T446_30" style:family="text"/>
    <style:style style:name="T446_31" style:family="text"/>
    <style:style style:name="T446_32" style:family="text"/>
    <style:style style:name="T446_33" style:family="text"/>
    <style:style style:name="T446_34" style:family="text"/>
    <style:style style:name="T446_35" style:family="text"/>
    <style:style style:name="T446_36" style:family="text"/>
    <style:style style:name="T446_37" style:family="text"/>
    <style:style style:name="T446_38" style:family="text"/>
    <style:style style:name="T446_39" style:family="text"/>
    <style:style style:name="T446_40" style:family="text"/>
    <style:style style:name="T446_41" style:family="text"/>
    <style:style style:name="T446_42" style:family="text"/>
    <style:style style:name="P447" style:family="paragraph" style:parent-style-name="Standard">
      <style:paragraph-properties fo:break-before="auto" fo:line-height="115%" fo:margin-top="0cm" style:writing-mode="lr-tb"/>
    </style:style>
    <style:style style:name="T447_1" style:family="text"/>
    <style:style style:name="T447_2" style:family="text"/>
    <style:style style:name="T447_3" style:family="text"/>
    <style:style style:name="T447_4" style:family="text"/>
    <style:style style:name="T447_5" style:family="text"/>
    <style:style style:name="T447_6" style:family="text"/>
    <style:style style:name="T447_7" style:family="text"/>
    <style:style style:name="T447_8" style:family="text"/>
    <style:style style:name="T447_9" style:family="text"/>
    <style:style style:name="T447_10" style:family="text"/>
    <style:style style:name="T447_11" style:family="text"/>
    <style:style style:name="T447_12" style:family="text"/>
    <style:style style:name="T447_13" style:family="text"/>
    <style:style style:name="T447_14" style:family="text"/>
    <style:style style:name="T447_15" style:family="text"/>
    <style:style style:name="T447_16" style:family="text"/>
    <style:style style:name="T447_17" style:family="text"/>
    <style:style style:name="T447_18" style:family="text"/>
    <style:style style:name="T447_19" style:family="text"/>
    <style:style style:name="T447_20" style:family="text"/>
    <style:style style:name="T447_21" style:family="text"/>
    <style:style style:name="T447_22" style:family="text"/>
    <style:style style:name="T447_23" style:family="text"/>
    <style:style style:name="T447_24" style:family="text"/>
    <style:style style:name="T447_25" style:family="text"/>
    <style:style style:name="T447_26" style:family="text"/>
    <style:style style:name="T447_27" style:family="text"/>
    <style:style style:name="T447_28" style:family="text"/>
    <style:style style:name="T447_29" style:family="text"/>
    <style:style style:name="T447_30" style:family="text"/>
    <style:style style:name="T447_31" style:family="text"/>
    <style:style style:name="T447_32" style:family="text"/>
    <style:style style:name="T447_33" style:family="text"/>
    <style:style style:name="T447_34" style:family="text"/>
    <style:style style:name="P448" style:family="paragraph" style:parent-style-name="Standard">
      <style:paragraph-properties fo:break-before="auto" fo:line-height="115%" fo:margin-top="0cm" style:writing-mode="lr-tb"/>
    </style:style>
    <style:style style:name="T448_1" style:family="text"/>
    <style:style style:name="T448_2" style:family="text"/>
    <style:style style:name="T448_3" style:family="text"/>
    <style:style style:name="T448_4" style:family="text"/>
    <style:style style:name="T448_5" style:family="text"/>
    <style:style style:name="T448_6" style:family="text"/>
    <style:style style:name="T448_7" style:family="text"/>
    <style:style style:name="T448_8" style:family="text"/>
    <style:style style:name="T448_9" style:family="text"/>
    <style:style style:name="T448_10" style:family="text"/>
    <style:style style:name="T448_11" style:family="text"/>
    <style:style style:name="T448_12" style:family="text"/>
    <style:style style:name="T448_13" style:family="text"/>
    <style:style style:name="T448_14" style:family="text"/>
    <style:style style:name="T448_15" style:family="text"/>
    <style:style style:name="T448_16" style:family="text"/>
    <style:style style:name="T448_17" style:family="text"/>
    <style:style style:name="T448_18" style:family="text"/>
    <style:style style:name="T448_19" style:family="text"/>
    <style:style style:name="T448_20" style:family="text"/>
    <style:style style:name="T448_21" style:family="text"/>
    <style:style style:name="T448_22" style:family="text"/>
    <style:style style:name="T448_23" style:family="text"/>
    <style:style style:name="T448_24" style:family="text"/>
    <style:style style:name="T448_25" style:family="text"/>
    <style:style style:name="T448_26" style:family="text"/>
    <style:style style:name="T448_27" style:family="text"/>
    <style:style style:name="T448_28" style:family="text"/>
    <style:style style:name="T448_29" style:family="text"/>
    <style:style style:name="T448_30" style:family="text"/>
    <style:style style:name="T448_31" style:family="text"/>
    <style:style style:name="T448_32" style:family="text"/>
    <style:style style:name="T448_33" style:family="text"/>
    <style:style style:name="T448_34" style:family="text"/>
    <style:style style:name="T448_35" style:family="text"/>
    <style:style style:name="T448_36" style:family="text"/>
    <style:style style:name="T448_37" style:family="text"/>
    <style:style style:name="T448_38" style:family="text"/>
    <style:style style:name="T448_39" style:family="text"/>
    <style:style style:name="T448_40" style:family="text"/>
    <style:style style:name="T448_41" style:family="text"/>
    <style:style style:name="T448_42" style:family="text"/>
    <style:style style:name="T448_43" style:family="text"/>
    <style:style style:name="T448_44" style:family="text"/>
    <style:style style:name="T448_45" style:family="text"/>
    <style:style style:name="T448_46" style:family="text"/>
    <style:style style:name="P449" style:family="paragraph" style:parent-style-name="Standard">
      <style:paragraph-properties fo:break-before="auto" fo:line-height="115%" fo:margin-top="0cm" style:writing-mode="lr-tb"/>
    </style:style>
    <style:style style:name="T449_1" style:family="text"/>
    <style:style style:name="T449_2" style:family="text"/>
    <style:style style:name="T449_3" style:family="text"/>
    <style:style style:name="T449_4" style:family="text"/>
    <style:style style:name="T449_5" style:family="text"/>
    <style:style style:name="T449_6" style:family="text"/>
    <style:style style:name="T449_7" style:family="text"/>
    <style:style style:name="T449_8" style:family="text"/>
    <style:style style:name="T449_9" style:family="text"/>
    <style:style style:name="T449_10" style:family="text"/>
    <style:style style:name="T449_11" style:family="text"/>
    <style:style style:name="T449_12" style:family="text"/>
    <style:style style:name="T449_13" style:family="text"/>
    <style:style style:name="T449_14" style:family="text"/>
    <style:style style:name="T449_15" style:family="text"/>
    <style:style style:name="T449_16" style:family="text"/>
    <style:style style:name="T449_17" style:family="text"/>
    <style:style style:name="T449_18" style:family="text"/>
    <style:style style:name="T449_19" style:family="text"/>
    <style:style style:name="T449_20" style:family="text"/>
    <style:style style:name="T449_21" style:family="text"/>
    <style:style style:name="T449_22" style:family="text"/>
    <style:style style:name="T449_23" style:family="text"/>
    <style:style style:name="T449_24" style:family="text"/>
    <style:style style:name="T449_25" style:family="text"/>
    <style:style style:name="T449_26" style:family="text"/>
    <style:style style:name="T449_27" style:family="text"/>
    <style:style style:name="T449_28" style:family="text"/>
    <style:style style:name="T449_29" style:family="text"/>
    <style:style style:name="T449_30" style:family="text"/>
    <style:style style:name="T449_31" style:family="text"/>
    <style:style style:name="T449_32" style:family="text"/>
    <style:style style:name="T449_33" style:family="text"/>
    <style:style style:name="T449_34" style:family="text"/>
    <style:style style:name="T449_35" style:family="text"/>
    <style:style style:name="T449_36" style:family="text"/>
    <style:style style:name="T449_37" style:family="text"/>
    <style:style style:name="T449_38" style:family="text"/>
    <style:style style:name="T449_39" style:family="text"/>
    <style:style style:name="T449_40" style:family="text"/>
    <style:style style:name="T449_41" style:family="text"/>
    <style:style style:name="T449_42" style:family="text"/>
    <style:style style:name="T449_43" style:family="text"/>
    <style:style style:name="T449_44" style:family="text"/>
    <style:style style:name="T449_45" style:family="text"/>
    <style:style style:name="T449_46" style:family="text"/>
    <style:style style:name="T449_47" style:family="text"/>
    <style:style style:name="T449_48" style:family="text"/>
    <style:style style:name="T449_49" style:family="text"/>
    <style:style style:name="T449_50" style:family="text"/>
    <style:style style:name="T449_51" style:family="text"/>
    <style:style style:name="T449_52" style:family="text"/>
    <style:style style:name="T449_53" style:family="text"/>
    <style:style style:name="T449_54" style:family="text"/>
    <style:style style:name="T449_55" style:family="text"/>
    <style:style style:name="T449_56" style:family="text"/>
    <style:style style:name="T449_57" style:family="text"/>
    <style:style style:name="T449_58" style:family="text"/>
    <style:style style:name="T449_59" style:family="text"/>
    <style:style style:name="T449_60" style:family="text"/>
    <style:style style:name="T449_61" style:family="text"/>
    <style:style style:name="T449_62" style:family="text"/>
    <style:style style:name="T449_63" style:family="text"/>
    <style:style style:name="T449_64" style:family="text"/>
    <style:style style:name="T449_65" style:family="text"/>
    <style:style style:name="T449_66" style:family="text"/>
    <style:style style:name="T449_67" style:family="text"/>
    <style:style style:name="T449_68" style:family="text"/>
    <style:style style:name="T449_69" style:family="text"/>
    <style:style style:name="T449_70" style:family="text"/>
    <style:style style:name="T449_71" style:family="text"/>
    <style:style style:name="T449_72" style:family="text"/>
    <style:style style:name="T449_73" style:family="text"/>
    <style:style style:name="T449_74" style:family="text"/>
    <style:style style:name="T449_75" style:family="text"/>
    <style:style style:name="T449_76" style:family="text"/>
    <style:style style:name="P450" style:family="paragraph" style:parent-style-name="Standard">
      <style:paragraph-properties fo:break-before="auto" fo:line-height="115%" fo:margin-top="0cm" fo:margin-bottom="0cm" style:writing-mode="lr-tb"/>
    </style:style>
    <style:style style:name="T450_1" style:family="text"/>
    <style:style style:name="T450_2" style:family="text"/>
    <style:style style:name="T450_3" style:family="text"/>
    <style:style style:name="T450_4" style:family="text"/>
    <style:style style:name="T450_5" style:family="text"/>
    <style:style style:name="T450_6" style:family="text"/>
    <style:style style:name="T450_7" style:family="text"/>
    <style:style style:name="T450_8" style:family="text"/>
    <style:style style:name="T450_9" style:family="text"/>
    <style:style style:name="T450_10" style:family="text"/>
    <style:style style:name="T450_11" style:family="text"/>
    <style:style style:name="T450_12" style:family="text"/>
    <style:style style:name="T450_13" style:family="text"/>
    <style:style style:name="T450_14" style:family="text"/>
    <style:style style:name="T450_15" style:family="text"/>
    <style:style style:name="T450_16" style:family="text"/>
    <style:style style:name="T450_17" style:family="text"/>
    <style:style style:name="T450_18" style:family="text"/>
    <style:style style:name="T450_19" style:family="text"/>
    <style:style style:name="T450_20" style:family="text"/>
    <style:style style:name="T450_21" style:family="text"/>
    <style:style style:name="T450_22" style:family="text"/>
    <style:style style:name="T450_23" style:family="text"/>
    <style:style style:name="T450_24" style:family="text"/>
    <style:style style:name="T450_25" style:family="text"/>
    <style:style style:name="T450_26" style:family="text"/>
    <style:style style:name="T450_27" style:family="text"/>
    <style:style style:name="T450_28" style:family="text"/>
    <style:style style:name="T450_29" style:family="text"/>
    <style:style style:name="T450_30" style:family="text"/>
    <style:style style:name="T450_31" style:family="text"/>
    <style:style style:name="T450_32" style:family="text"/>
    <style:style style:name="T450_33" style:family="text"/>
    <style:style style:name="T450_34" style:family="text"/>
    <style:style style:name="T450_35" style:family="text"/>
    <style:style style:name="T450_36" style:family="text"/>
    <style:style style:name="T450_37" style:family="text"/>
    <style:style style:name="T450_38" style:family="text"/>
    <style:style style:name="T450_39" style:family="text"/>
    <style:style style:name="T450_40" style:family="text"/>
    <style:style style:name="T450_41" style:family="text"/>
    <style:style style:name="T450_42" style:family="text"/>
    <style:style style:name="T450_43" style:family="text"/>
    <style:style style:name="T450_44" style:family="text"/>
    <style:style style:name="T450_45" style:family="text"/>
    <style:style style:name="T450_46" style:family="text"/>
    <style:style style:name="T450_47" style:family="text"/>
    <style:style style:name="T450_48" style:family="text"/>
    <style:style style:name="T450_49" style:family="text"/>
    <style:style style:name="T450_50" style:family="text"/>
    <style:style style:name="P451" style:family="paragraph" style:parent-style-name="Standard">
      <style:paragraph-properties fo:break-before="auto" fo:line-height="115%" style:writing-mode="lr-tb"/>
    </style:style>
    <style:style style:name="P452" style:family="paragraph" style:parent-style-name="Standard">
      <style:paragraph-properties fo:break-before="auto" fo:line-height="115%" style:writing-mode="lr-tb"/>
    </style:style>
    <style:style style:name="P453" style:family="paragraph" style:parent-style-name="Subtitle">
      <style:paragraph-properties fo:break-before="auto" fo:line-height="100%" fo:margin-bottom="0.212cm" style:writing-mode="lr-tb"/>
    </style:style>
    <style:style style:name="P454" style:family="paragraph" style:parent-style-name="Subtitle">
      <style:paragraph-properties fo:break-before="page" fo:line-height="100%" fo:margin-bottom="0.212cm" style:writing-mode="lr-tb"/>
    </style:style>
    <style:style style:name="T454_1" style:family="text">
      <style:text-properties style:text-underline-style="solid" style:text-underline-color="font-color"/>
    </style:style>
    <style:style style:name="T454_2" style:family="text">
      <style:text-properties style:text-underline-style="solid" style:text-underline-color="font-color"/>
    </style:style>
    <style:style style:name="T454_3" style:family="text">
      <style:text-properties style:text-underline-style="solid" style:text-underline-color="font-color"/>
    </style:style>
    <style:style style:name="T454_4" style:family="text">
      <style:text-properties style:text-underline-style="solid" style:text-underline-color="font-color"/>
    </style:style>
    <style:style style:name="T454_5" style:family="text"/>
    <style:style style:name="T454_6" style:family="text"/>
    <style:style style:name="T454_7" style:family="text"/>
    <style:style style:name="T454_8" style:family="text"/>
    <style:style style:name="T454_9" style:family="text"/>
    <style:style style:name="T454_10" style:family="text">
      <style:text-properties fo:font-weight="bold" style:font-weight-asian="bold" style:font-weight-complex="bold"/>
    </style:style>
    <style:style style:name="T454_11" style:family="text">
      <style:text-properties fo:font-style="italic" style:font-style-asian="italic" style:font-style-complex="italic" fo:color="#999999" style:font-name="Consolas" fo:font-size="12pt" style:font-name-asian="Consolas" style:font-size-asian="12pt" style:font-name-complex="Consolas" style:font-size-complex="12pt"/>
    </style:style>
    <style:style style:name="T454_12" style:family="text">
      <style:text-properties fo:font-style="italic" style:font-style-asian="italic" style:font-style-complex="italic" fo:color="#999999" style:font-name="Consolas" fo:font-size="12pt" style:font-name-asian="Consolas" style:font-size-asian="12pt" style:font-name-complex="Consolas" style:font-size-complex="12pt"/>
    </style:style>
    <style:style style:name="T454_13" style:family="text">
      <style:text-properties fo:font-style="italic" style:font-style-asian="italic" style:font-style-complex="italic" fo:color="#999999" style:font-name="Consolas" fo:font-size="12pt" style:font-name-asian="Consolas" style:font-size-asian="12pt" style:font-name-complex="Consolas" style:font-size-complex="12pt"/>
    </style:style>
    <style:style style:name="T454_14" style:family="text">
      <style:text-properties fo:font-style="italic" style:font-style-asian="italic" style:font-style-complex="italic" fo:color="#999999" style:font-name="Consolas" fo:font-size="12pt" style:font-name-asian="Consolas" style:font-size-asian="12pt" style:font-name-complex="Consolas" style:font-size-complex="12pt"/>
    </style:style>
    <style:style style:name="T454_15" style:family="text">
      <style:text-properties fo:font-style="italic" style:font-style-asian="italic" style:font-style-complex="italic" fo:color="#999999" style:font-name="Consolas" fo:font-size="12pt" style:font-name-asian="Consolas" style:font-size-asian="12pt" style:font-name-complex="Consolas" style:font-size-complex="12pt"/>
    </style:style>
    <style:style style:name="T454_16" style:family="text">
      <style:text-properties fo:font-style="italic" style:font-style-asian="italic" style:font-style-complex="italic" fo:color="#999999" style:font-name="Consolas" fo:font-size="12pt" style:font-name-asian="Consolas" style:font-size-asian="12pt" style:font-name-complex="Consolas" style:font-size-complex="12pt"/>
    </style:style>
    <style:style style:name="T454_17" style:family="text">
      <style:text-properties fo:font-style="italic" style:font-style-asian="italic" style:font-style-complex="italic" fo:color="#999999" style:font-name="Consolas" fo:font-size="12pt" style:font-name-asian="Consolas" style:font-size-asian="12pt" style:font-name-complex="Consolas" style:font-size-complex="12pt"/>
    </style:style>
    <style:style style:name="T454_18" style:family="text">
      <style:text-properties fo:font-style="italic" style:font-style-asian="italic" style:font-style-complex="italic" fo:color="#999999" style:font-name="Consolas" fo:font-size="12pt" style:font-name-asian="Consolas" style:font-size-asian="12pt" style:font-name-complex="Consolas" style:font-size-complex="12pt"/>
    </style:style>
    <style:style style:name="T454_19" style:family="text">
      <style:text-properties fo:font-style="italic" style:font-style-asian="italic" style:font-style-complex="italic" fo:color="#999999" style:font-name="Consolas" fo:font-size="12pt" style:font-name-asian="Consolas" style:font-size-asian="12pt" style:font-name-complex="Consolas" style:font-size-complex="12pt"/>
    </style:style>
    <style:style style:name="T454_20" style:family="text"/>
    <style:style style:name="T454_21" style:family="text"/>
    <style:style style:name="T454_22" style:family="text"/>
    <style:style style:name="T454_23" style:family="text"/>
    <style:style style:name="T454_24" style:family="text"/>
    <style:style style:name="T454_25" style:family="text"/>
    <style:style style:name="T454_26" style:family="text"/>
    <style:style style:name="T454_27" style:family="text"/>
    <style:style style:name="T454_28" style:family="text"/>
    <style:style style:name="P455" style:family="paragraph" style:parent-style-name="Standard">
      <style:paragraph-properties fo:break-before="auto" fo:line-height="115%" style:writing-mode="lr-tb"/>
    </style:style>
    <style:style style:name="T455_1" style:family="text"/>
    <style:style style:name="T455_2" style:family="text"/>
    <style:style style:name="T455_3" style:family="text"/>
    <style:style style:name="T455_4" style:family="text"/>
    <style:style style:name="T455_5" style:family="text"/>
    <style:style style:name="T455_6" style:family="text"/>
    <style:style style:name="T455_7" style:family="text"/>
    <style:style style:name="T455_8" style:family="text"/>
    <style:style style:name="T455_9" style:family="text"/>
    <style:style style:name="T455_10" style:family="text"/>
    <style:style style:name="P456" style:family="paragraph" style:parent-style-name="Standard">
      <style:paragraph-properties fo:break-before="auto" fo:line-height="115%" style:writing-mode="lr-tb"/>
    </style:style>
    <style:style style:name="P457" style:family="paragraph" style:parent-style-name="Standard">
      <style:paragraph-properties fo:break-before="auto" fo:line-height="115%" fo:margin-top="0cm" style:writing-mode="lr-tb"/>
    </style:style>
    <style:style style:name="T457_1" style:family="text"/>
    <style:style style:name="T457_2" style:family="text"/>
    <style:style style:name="T457_3" style:family="text"/>
    <style:style style:name="T457_4" style:family="text"/>
    <style:style style:name="T457_5" style:family="text"/>
    <style:style style:name="T457_6" style:family="text"/>
    <style:style style:name="T457_7" style:family="text"/>
    <style:style style:name="T457_8" style:family="text"/>
    <style:style style:name="T457_9" style:family="text"/>
    <style:style style:name="T457_10" style:family="text"/>
    <style:style style:name="T457_11" style:family="text"/>
    <style:style style:name="T457_12" style:family="text"/>
    <style:style style:name="T457_13" style:family="text"/>
    <style:style style:name="T457_14" style:family="text"/>
    <style:style style:name="T457_15" style:family="text"/>
    <style:style style:name="T457_16" style:family="text"/>
    <style:style style:name="T457_17" style:family="text"/>
    <style:style style:name="T457_18" style:family="text"/>
    <style:style style:name="T457_19" style:family="text"/>
    <style:style style:name="T457_20" style:family="text"/>
    <style:style style:name="T457_21" style:family="text"/>
    <style:style style:name="T457_22" style:family="text"/>
    <style:style style:name="T457_23" style:family="text"/>
    <style:style style:name="T457_24" style:family="text"/>
    <style:style style:name="T457_25" style:family="text"/>
    <style:style style:name="T457_26" style:family="text"/>
    <style:style style:name="T457_27" style:family="text"/>
    <style:style style:name="T457_28" style:family="text"/>
    <style:style style:name="T457_29" style:family="text"/>
    <style:style style:name="T457_30" style:family="text"/>
    <style:style style:name="T457_31" style:family="text"/>
    <style:style style:name="T457_32" style:family="text"/>
    <style:style style:name="T457_33" style:family="text"/>
    <style:style style:name="P458" style:family="paragraph" style:parent-style-name="Standard">
      <style:paragraph-properties fo:break-before="auto" fo:line-height="115%" fo:margin-top="0cm" style:writing-mode="lr-tb"/>
    </style:style>
    <style:style style:name="T458_1" style:family="text"/>
    <style:style style:name="T458_2" style:family="text"/>
    <style:style style:name="T458_3" style:family="text"/>
    <style:style style:name="T458_4" style:family="text"/>
    <style:style style:name="T458_5" style:family="text"/>
    <style:style style:name="T458_6" style:family="text"/>
    <style:style style:name="T458_7" style:family="text"/>
    <style:style style:name="T458_8" style:family="text"/>
    <style:style style:name="T458_9" style:family="text"/>
    <style:style style:name="T458_10" style:family="text"/>
    <style:style style:name="T458_11" style:family="text"/>
    <style:style style:name="T458_12" style:family="text"/>
    <style:style style:name="T458_13" style:family="text"/>
    <style:style style:name="T458_14" style:family="text"/>
    <style:style style:name="T458_15" style:family="text"/>
    <style:style style:name="T458_16" style:family="text"/>
    <style:style style:name="T458_17" style:family="text"/>
    <style:style style:name="T458_18" style:family="text"/>
    <style:style style:name="T458_19" style:family="text"/>
    <style:style style:name="T458_20" style:family="text"/>
    <style:style style:name="T458_21" style:family="text"/>
    <style:style style:name="T458_22" style:family="text"/>
    <style:style style:name="T458_23" style:family="text"/>
    <style:style style:name="T458_24" style:family="text"/>
    <style:style style:name="T458_25" style:family="text"/>
    <style:style style:name="T458_26" style:family="text"/>
    <style:style style:name="P459" style:family="paragraph" style:parent-style-name="Standard">
      <style:paragraph-properties fo:break-before="auto" fo:line-height="115%" fo:margin-top="0cm" style:writing-mode="lr-tb"/>
    </style:style>
    <style:style style:name="T459_1" style:family="text"/>
    <style:style style:name="T459_2" style:family="text"/>
    <style:style style:name="T459_3" style:family="text"/>
    <style:style style:name="T459_4" style:family="text"/>
    <style:style style:name="T459_5" style:family="text"/>
    <style:style style:name="T459_6" style:family="text"/>
    <style:style style:name="T459_7" style:family="text"/>
    <style:style style:name="T459_8" style:family="text"/>
    <style:style style:name="T459_9" style:family="text"/>
    <style:style style:name="T459_10" style:family="text"/>
    <style:style style:name="T459_11" style:family="text"/>
    <style:style style:name="T459_12" style:family="text"/>
    <style:style style:name="T459_13" style:family="text"/>
    <style:style style:name="T459_14" style:family="text"/>
    <style:style style:name="T459_15" style:family="text"/>
    <style:style style:name="T459_16" style:family="text"/>
    <style:style style:name="T459_17" style:family="text"/>
    <style:style style:name="T459_18" style:family="text"/>
    <style:style style:name="T459_19" style:family="text"/>
    <style:style style:name="T459_20" style:family="text"/>
    <style:style style:name="T459_21" style:family="text"/>
    <style:style style:name="T459_22" style:family="text"/>
    <style:style style:name="T459_23" style:family="text"/>
    <style:style style:name="T459_24" style:family="text"/>
    <style:style style:name="T459_25" style:family="text"/>
    <style:style style:name="T459_26" style:family="text"/>
    <style:style style:name="T459_27" style:family="text"/>
    <style:style style:name="T459_28" style:family="text"/>
    <style:style style:name="T459_29" style:family="text"/>
    <style:style style:name="T459_30" style:family="text"/>
    <style:style style:name="T459_31" style:family="text"/>
    <style:style style:name="T459_32" style:family="text"/>
    <style:style style:name="T459_33" style:family="text"/>
    <style:style style:name="P460" style:family="paragraph" style:parent-style-name="Standard">
      <style:paragraph-properties fo:break-before="auto" fo:line-height="115%" fo:margin-top="0cm" style:writing-mode="lr-tb"/>
    </style:style>
    <style:style style:name="T460_1" style:family="text"/>
    <style:style style:name="T460_2" style:family="text"/>
    <style:style style:name="T460_3" style:family="text"/>
    <style:style style:name="T460_4" style:family="text"/>
    <style:style style:name="T460_5" style:family="text"/>
    <style:style style:name="T460_6" style:family="text"/>
    <style:style style:name="T460_7" style:family="text"/>
    <style:style style:name="T460_8" style:family="text"/>
    <style:style style:name="T460_9" style:family="text"/>
    <style:style style:name="T460_10" style:family="text"/>
    <style:style style:name="T460_11" style:family="text"/>
    <style:style style:name="T460_12" style:family="text"/>
    <style:style style:name="T460_13" style:family="text"/>
    <style:style style:name="T460_14" style:family="text"/>
    <style:style style:name="T460_15" style:family="text"/>
    <style:style style:name="T460_16" style:family="text"/>
    <style:style style:name="T460_17" style:family="text"/>
    <style:style style:name="T460_18" style:family="text"/>
    <style:style style:name="T460_19" style:family="text"/>
    <style:style style:name="T460_20" style:family="text"/>
    <style:style style:name="T460_21" style:family="text"/>
    <style:style style:name="T460_22" style:family="text"/>
    <style:style style:name="T460_23" style:family="text"/>
    <style:style style:name="T460_24" style:family="text"/>
    <style:style style:name="T460_25" style:family="text"/>
    <style:style style:name="P461" style:family="paragraph" style:parent-style-name="Standard">
      <style:paragraph-properties fo:break-before="auto" fo:line-height="115%" fo:margin-top="0cm" style:writing-mode="lr-tb"/>
    </style:style>
    <style:style style:name="T461_1" style:family="text"/>
    <style:style style:name="T461_2" style:family="text"/>
    <style:style style:name="T461_3" style:family="text"/>
    <style:style style:name="T461_4" style:family="text"/>
    <style:style style:name="T461_5" style:family="text"/>
    <style:style style:name="T461_6" style:family="text"/>
    <style:style style:name="T461_7" style:family="text"/>
    <style:style style:name="T461_8" style:family="text"/>
    <style:style style:name="T461_9" style:family="text"/>
    <style:style style:name="T461_10" style:family="text"/>
    <style:style style:name="T461_11" style:family="text"/>
    <style:style style:name="T461_12" style:family="text"/>
    <style:style style:name="T461_13" style:family="text"/>
    <style:style style:name="T461_14" style:family="text"/>
    <style:style style:name="T461_15" style:family="text"/>
    <style:style style:name="T461_16" style:family="text"/>
    <style:style style:name="T461_17" style:family="text"/>
    <style:style style:name="T461_18" style:family="text"/>
    <style:style style:name="T461_19" style:family="text"/>
    <style:style style:name="T461_20" style:family="text"/>
    <style:style style:name="T461_21" style:family="text"/>
    <style:style style:name="T461_22" style:family="text"/>
    <style:style style:name="T461_23" style:family="text"/>
    <style:style style:name="T461_24" style:family="text"/>
    <style:style style:name="T461_25" style:family="text"/>
    <style:style style:name="T461_26" style:family="text"/>
    <style:style style:name="T461_27" style:family="text"/>
    <style:style style:name="T461_28" style:family="text"/>
    <style:style style:name="T461_29" style:family="text"/>
    <style:style style:name="T461_30" style:family="text"/>
    <style:style style:name="T461_31" style:family="text"/>
    <style:style style:name="T461_32" style:family="text"/>
    <style:style style:name="T461_33" style:family="text"/>
    <style:style style:name="T461_34" style:family="text"/>
    <style:style style:name="T461_35" style:family="text"/>
    <style:style style:name="T461_36" style:family="text"/>
    <style:style style:name="T461_37" style:family="text"/>
    <style:style style:name="T461_38" style:family="text"/>
    <style:style style:name="T461_39" style:family="text"/>
    <style:style style:name="T461_40" style:family="text"/>
    <style:style style:name="T461_41" style:family="text"/>
    <style:style style:name="T461_42" style:family="text"/>
    <style:style style:name="T461_43" style:family="text"/>
    <style:style style:name="T461_44" style:family="text"/>
    <style:style style:name="T461_45" style:family="text"/>
    <style:style style:name="P462" style:family="paragraph" style:parent-style-name="Standard">
      <style:paragraph-properties fo:break-before="auto" fo:line-height="115%" fo:margin-top="0cm" style:writing-mode="lr-tb"/>
    </style:style>
    <style:style style:name="T462_1" style:family="text"/>
    <style:style style:name="T462_2" style:family="text"/>
    <style:style style:name="T462_3" style:family="text"/>
    <style:style style:name="T462_4" style:family="text"/>
    <style:style style:name="T462_5" style:family="text"/>
    <style:style style:name="T462_6" style:family="text"/>
    <style:style style:name="T462_7" style:family="text"/>
    <style:style style:name="T462_8" style:family="text"/>
    <style:style style:name="T462_9" style:family="text"/>
    <style:style style:name="T462_10" style:family="text"/>
    <style:style style:name="T462_11" style:family="text"/>
    <style:style style:name="T462_12" style:family="text"/>
    <style:style style:name="T462_13" style:family="text"/>
    <style:style style:name="T462_14" style:family="text"/>
    <style:style style:name="T462_15" style:family="text"/>
    <style:style style:name="T462_16" style:family="text"/>
    <style:style style:name="T462_17" style:family="text"/>
    <style:style style:name="T462_18" style:family="text"/>
    <style:style style:name="T462_19" style:family="text"/>
    <style:style style:name="T462_20" style:family="text"/>
    <style:style style:name="T462_21" style:family="text"/>
    <style:style style:name="T462_22" style:family="text"/>
    <style:style style:name="T462_23" style:family="text"/>
    <style:style style:name="T462_24" style:family="text"/>
    <style:style style:name="T462_25" style:family="text"/>
    <style:style style:name="T462_26" style:family="text"/>
    <style:style style:name="T462_27" style:family="text"/>
    <style:style style:name="T462_28" style:family="text"/>
    <style:style style:name="P463" style:family="paragraph" style:parent-style-name="Standard">
      <style:paragraph-properties fo:break-before="auto" fo:line-height="115%" fo:margin-top="0cm" style:writing-mode="lr-tb"/>
    </style:style>
    <style:style style:name="T463_1" style:family="text"/>
    <style:style style:name="T463_2" style:family="text"/>
    <style:style style:name="T463_3" style:family="text"/>
    <style:style style:name="T463_4" style:family="text"/>
    <style:style style:name="T463_5" style:family="text"/>
    <style:style style:name="T463_6" style:family="text"/>
    <style:style style:name="T463_7" style:family="text"/>
    <style:style style:name="T463_8" style:family="text"/>
    <style:style style:name="T463_9" style:family="text"/>
    <style:style style:name="T463_10" style:family="text"/>
    <style:style style:name="T463_11" style:family="text"/>
    <style:style style:name="T463_12" style:family="text"/>
    <style:style style:name="T463_13" style:family="text"/>
    <style:style style:name="T463_14" style:family="text"/>
    <style:style style:name="T463_15" style:family="text"/>
    <style:style style:name="T463_16" style:family="text"/>
    <style:style style:name="T463_17" style:family="text"/>
    <style:style style:name="T463_18" style:family="text"/>
    <style:style style:name="T463_19" style:family="text"/>
    <style:style style:name="T463_20" style:family="text"/>
    <style:style style:name="T463_21" style:family="text"/>
    <style:style style:name="T463_22" style:family="text"/>
    <style:style style:name="T463_23" style:family="text"/>
    <style:style style:name="T463_24" style:family="text"/>
    <style:style style:name="T463_25" style:family="text"/>
    <style:style style:name="T463_26" style:family="text"/>
    <style:style style:name="T463_27" style:family="text"/>
    <style:style style:name="P464" style:family="paragraph" style:parent-style-name="Standard">
      <style:paragraph-properties fo:break-before="auto" fo:line-height="115%" fo:margin-top="0cm" style:writing-mode="lr-tb"/>
    </style:style>
    <style:style style:name="T464_1" style:family="text"/>
    <style:style style:name="T464_2" style:family="text"/>
    <style:style style:name="T464_3" style:family="text"/>
    <style:style style:name="T464_4" style:family="text"/>
    <style:style style:name="T464_5" style:family="text"/>
    <style:style style:name="T464_6" style:family="text"/>
    <style:style style:name="T464_7" style:family="text"/>
    <style:style style:name="T464_8" style:family="text"/>
    <style:style style:name="T464_9" style:family="text"/>
    <style:style style:name="T464_10" style:family="text"/>
    <style:style style:name="T464_11" style:family="text"/>
    <style:style style:name="T464_12" style:family="text"/>
    <style:style style:name="T464_13" style:family="text"/>
    <style:style style:name="T464_14" style:family="text"/>
    <style:style style:name="T464_15" style:family="text"/>
    <style:style style:name="T464_16" style:family="text"/>
    <style:style style:name="T464_17" style:family="text"/>
    <style:style style:name="T464_18" style:family="text"/>
    <style:style style:name="T464_19" style:family="text"/>
    <style:style style:name="T464_20" style:family="text"/>
    <style:style style:name="T464_21" style:family="text"/>
    <style:style style:name="T464_22" style:family="text"/>
    <style:style style:name="T464_23" style:family="text"/>
    <style:style style:name="T464_24" style:family="text"/>
    <style:style style:name="T464_25" style:family="text"/>
    <style:style style:name="T464_26" style:family="text"/>
    <style:style style:name="T464_27" style:family="text"/>
    <style:style style:name="T464_28" style:family="text"/>
    <style:style style:name="T464_29" style:family="text"/>
    <style:style style:name="T464_30" style:family="text"/>
    <style:style style:name="T464_31" style:family="text"/>
    <style:style style:name="T464_32" style:family="text"/>
    <style:style style:name="T464_33" style:family="text"/>
    <style:style style:name="T464_34" style:family="text"/>
    <style:style style:name="T464_35" style:family="text"/>
    <style:style style:name="P465" style:family="paragraph" style:parent-style-name="Standard">
      <style:paragraph-properties fo:break-before="auto" fo:line-height="115%" fo:margin-top="0cm" style:writing-mode="lr-tb"/>
    </style:style>
    <style:style style:name="T465_1" style:family="text"/>
    <style:style style:name="T465_2" style:family="text"/>
    <style:style style:name="T465_3" style:family="text"/>
    <style:style style:name="T465_4" style:family="text"/>
    <style:style style:name="T465_5" style:family="text"/>
    <style:style style:name="T465_6" style:family="text"/>
    <style:style style:name="T465_7" style:family="text"/>
    <style:style style:name="T465_8" style:family="text"/>
    <style:style style:name="T465_9" style:family="text"/>
    <style:style style:name="T465_10" style:family="text"/>
    <style:style style:name="T465_11" style:family="text"/>
    <style:style style:name="T465_12" style:family="text"/>
    <style:style style:name="T465_13" style:family="text"/>
    <style:style style:name="T465_14" style:family="text"/>
    <style:style style:name="T465_15" style:family="text"/>
    <style:style style:name="T465_16" style:family="text"/>
    <style:style style:name="T465_17" style:family="text"/>
    <style:style style:name="T465_18" style:family="text"/>
    <style:style style:name="T465_19" style:family="text"/>
    <style:style style:name="T465_20" style:family="text"/>
    <style:style style:name="T465_21" style:family="text"/>
    <style:style style:name="T465_22" style:family="text"/>
    <style:style style:name="T465_23" style:family="text"/>
    <style:style style:name="T465_24" style:family="text"/>
    <style:style style:name="T465_25" style:family="text"/>
    <style:style style:name="T465_26" style:family="text"/>
    <style:style style:name="T465_27" style:family="text"/>
    <style:style style:name="T465_28" style:family="text"/>
    <style:style style:name="T465_29" style:family="text"/>
    <style:style style:name="T465_30" style:family="text"/>
    <style:style style:name="T465_31" style:family="text"/>
    <style:style style:name="T465_32" style:family="text"/>
    <style:style style:name="T465_33" style:family="text"/>
    <style:style style:name="T465_34" style:family="text"/>
    <style:style style:name="T465_35" style:family="text"/>
    <style:style style:name="P466" style:family="paragraph" style:parent-style-name="Standard">
      <style:paragraph-properties fo:break-before="auto" fo:line-height="115%" fo:margin-top="0cm" fo:margin-bottom="0cm" style:writing-mode="lr-tb"/>
    </style:style>
    <style:style style:name="T466_1" style:family="text"/>
    <style:style style:name="T466_2" style:family="text"/>
    <style:style style:name="T466_3" style:family="text"/>
    <style:style style:name="T466_4" style:family="text"/>
    <style:style style:name="T466_5" style:family="text"/>
    <style:style style:name="T466_6" style:family="text"/>
    <style:style style:name="T466_7" style:family="text"/>
    <style:style style:name="T466_8" style:family="text"/>
    <style:style style:name="T466_9" style:family="text"/>
    <style:style style:name="T466_10" style:family="text"/>
    <style:style style:name="T466_11" style:family="text"/>
    <style:style style:name="T466_12" style:family="text"/>
    <style:style style:name="T466_13" style:family="text"/>
    <style:style style:name="T466_14" style:family="text"/>
    <style:style style:name="T466_15" style:family="text"/>
    <style:style style:name="T466_16" style:family="text"/>
    <style:style style:name="T466_17" style:family="text"/>
    <style:style style:name="T466_18" style:family="text"/>
    <style:style style:name="T466_19" style:family="text"/>
    <style:style style:name="T466_20" style:family="text"/>
    <style:style style:name="T466_21" style:family="text"/>
    <style:style style:name="T466_22" style:family="text"/>
    <style:style style:name="T466_23" style:family="text"/>
    <style:style style:name="T466_24" style:family="text"/>
    <style:style style:name="T466_25" style:family="text"/>
    <style:style style:name="T466_26" style:family="text"/>
    <style:style style:name="P467" style:family="paragraph" style:parent-style-name="Standard">
      <style:paragraph-properties fo:break-before="auto" fo:line-height="115%" style:writing-mode="lr-tb"/>
    </style:style>
    <style:style style:name="P468" style:family="paragraph" style:parent-style-name="Subtitle">
      <style:paragraph-properties fo:break-before="auto" fo:line-height="100%" fo:margin-bottom="0.212cm" style:writing-mode="lr-tb"/>
    </style:style>
    <style:style style:name="T468_1" style:family="text">
      <style:text-properties style:text-underline-style="solid" style:text-underline-color="font-color"/>
    </style:style>
    <style:style style:name="T468_2" style:family="text">
      <style:text-properties style:text-underline-style="solid" style:text-underline-color="font-color"/>
    </style:style>
    <style:style style:name="T468_3" style:family="text">
      <style:text-properties style:text-underline-style="solid" style:text-underline-color="font-color"/>
    </style:style>
    <style:style style:name="T468_4" style:family="text">
      <style:text-properties style:text-underline-style="solid" style:text-underline-color="font-color"/>
    </style:style>
    <style:style style:name="T468_5" style:family="text"/>
    <style:style style:name="T468_6" style:family="text"/>
    <style:style style:name="T468_7" style:family="text"/>
    <style:style style:name="T468_8" style:family="text"/>
    <style:style style:name="T468_9" style:family="text"/>
    <style:style style:name="T468_10" style:family="text">
      <style:text-properties fo:font-style="italic" style:font-style-asian="italic" style:font-style-complex="italic" fo:color="#999999" style:font-name="Consolas" fo:font-size="12pt" style:font-name-asian="Consolas" style:font-size-asian="12pt" style:font-name-complex="Consolas" style:font-size-complex="12pt"/>
    </style:style>
    <style:style style:name="T468_11" style:family="text">
      <style:text-properties fo:font-style="italic" style:font-style-asian="italic" style:font-style-complex="italic" fo:color="#999999" style:font-name="Consolas" fo:font-size="12pt" style:font-name-asian="Consolas" style:font-size-asian="12pt" style:font-name-complex="Consolas" style:font-size-complex="12pt"/>
    </style:style>
    <style:style style:name="T468_12" style:family="text">
      <style:text-properties fo:font-style="italic" style:font-style-asian="italic" style:font-style-complex="italic" fo:color="#999999" style:font-name="Consolas" fo:font-size="12pt" style:font-name-asian="Consolas" style:font-size-asian="12pt" style:font-name-complex="Consolas" style:font-size-complex="12pt"/>
    </style:style>
    <style:style style:name="T468_13" style:family="text">
      <style:text-properties fo:font-style="italic" style:font-style-asian="italic" style:font-style-complex="italic" fo:color="#999999" style:font-name="Consolas" fo:font-size="12pt" style:font-name-asian="Consolas" style:font-size-asian="12pt" style:font-name-complex="Consolas" style:font-size-complex="12pt"/>
    </style:style>
    <style:style style:name="T468_14" style:family="text">
      <style:text-properties fo:font-style="italic" style:font-style-asian="italic" style:font-style-complex="italic" fo:color="#999999" style:font-name="Consolas" fo:font-size="12pt" style:font-name-asian="Consolas" style:font-size-asian="12pt" style:font-name-complex="Consolas" style:font-size-complex="12pt"/>
    </style:style>
    <style:style style:name="T468_15" style:family="text">
      <style:text-properties fo:font-style="italic" style:font-style-asian="italic" style:font-style-complex="italic" fo:color="#999999" style:font-name="Consolas" fo:font-size="12pt" style:font-name-asian="Consolas" style:font-size-asian="12pt" style:font-name-complex="Consolas" style:font-size-complex="12pt"/>
    </style:style>
    <style:style style:name="T468_16" style:family="text">
      <style:text-properties fo:font-style="italic" style:font-style-asian="italic" style:font-style-complex="italic" fo:color="#999999" style:font-name="Consolas" fo:font-size="12pt" style:font-name-asian="Consolas" style:font-size-asian="12pt" style:font-name-complex="Consolas" style:font-size-complex="12pt"/>
    </style:style>
    <style:style style:name="T468_17" style:family="text">
      <style:text-properties fo:font-style="italic" style:font-style-asian="italic" style:font-style-complex="italic" fo:color="#999999" style:font-name="Consolas" fo:font-size="12pt" style:font-name-asian="Consolas" style:font-size-asian="12pt" style:font-name-complex="Consolas" style:font-size-complex="12pt"/>
    </style:style>
    <style:style style:name="T468_18" style:family="text">
      <style:text-properties fo:font-style="italic" style:font-style-asian="italic" style:font-style-complex="italic" fo:color="#999999" style:font-name="Consolas" fo:font-size="12pt" style:font-name-asian="Consolas" style:font-size-asian="12pt" style:font-name-complex="Consolas" style:font-size-complex="12pt"/>
    </style:style>
    <style:style style:name="T468_19" style:family="text"/>
    <style:style style:name="T468_20" style:family="text"/>
    <style:style style:name="T468_21" style:family="text"/>
    <style:style style:name="T468_22" style:family="text"/>
    <style:style style:name="T468_23" style:family="text"/>
    <style:style style:name="T468_24" style:family="text"/>
    <style:style style:name="T468_25" style:family="text"/>
    <style:style style:name="T468_26" style:family="text"/>
    <style:style style:name="T468_27" style:family="text"/>
    <style:style style:name="P469" style:family="paragraph" style:parent-style-name="Standard">
      <style:paragraph-properties fo:break-before="auto" fo:line-height="115%" style:writing-mode="lr-tb"/>
    </style:style>
    <style:style style:name="T469_1" style:family="text"/>
    <style:style style:name="T469_2" style:family="text"/>
    <style:style style:name="T469_3" style:family="text"/>
    <style:style style:name="T469_4" style:family="text"/>
    <style:style style:name="T469_5" style:family="text"/>
    <style:style style:name="T469_6" style:family="text"/>
    <style:style style:name="T469_7" style:family="text"/>
    <style:style style:name="T469_8" style:family="text"/>
    <style:style style:name="T469_9" style:family="text"/>
    <style:style style:name="T469_10" style:family="text"/>
    <style:style style:name="T469_11" style:family="text"/>
    <style:style style:name="T469_12" style:family="text"/>
    <style:style style:name="P470" style:family="paragraph" style:parent-style-name="Standard">
      <style:paragraph-properties fo:break-before="auto" fo:line-height="115%" style:writing-mode="lr-tb"/>
    </style:style>
    <style:style style:name="P471" style:family="paragraph" style:parent-style-name="Standard">
      <style:paragraph-properties fo:break-before="auto" fo:line-height="115%" fo:margin-top="0cm" style:writing-mode="lr-tb"/>
    </style:style>
    <style:style style:name="T471_1" style:family="text"/>
    <style:style style:name="T471_2" style:family="text"/>
    <style:style style:name="T471_3" style:family="text"/>
    <style:style style:name="T471_4" style:family="text"/>
    <style:style style:name="T471_5" style:family="text"/>
    <style:style style:name="T471_6" style:family="text"/>
    <style:style style:name="T471_7" style:family="text"/>
    <style:style style:name="T471_8" style:family="text"/>
    <style:style style:name="T471_9" style:family="text"/>
    <style:style style:name="T471_10" style:family="text"/>
    <style:style style:name="T471_11" style:family="text"/>
    <style:style style:name="T471_12" style:family="text"/>
    <style:style style:name="T471_13" style:family="text"/>
    <style:style style:name="T471_14" style:family="text"/>
    <style:style style:name="T471_15" style:family="text"/>
    <style:style style:name="T471_16" style:family="text"/>
    <style:style style:name="T471_17" style:family="text"/>
    <style:style style:name="T471_18" style:family="text"/>
    <style:style style:name="T471_19" style:family="text"/>
    <style:style style:name="T471_20" style:family="text"/>
    <style:style style:name="T471_21" style:family="text"/>
    <style:style style:name="T471_22" style:family="text"/>
    <style:style style:name="T471_23" style:family="text"/>
    <style:style style:name="T471_24" style:family="text"/>
    <style:style style:name="T471_25" style:family="text"/>
    <style:style style:name="T471_26" style:family="text"/>
    <style:style style:name="T471_27" style:family="text"/>
    <style:style style:name="T471_28" style:family="text"/>
    <style:style style:name="T471_29" style:family="text"/>
    <style:style style:name="T471_30" style:family="text"/>
    <style:style style:name="T471_31" style:family="text"/>
    <style:style style:name="T471_32" style:family="text"/>
    <style:style style:name="T471_33" style:family="text"/>
    <style:style style:name="T471_34" style:family="text"/>
    <style:style style:name="T471_35" style:family="text"/>
    <style:style style:name="T471_36" style:family="text"/>
    <style:style style:name="T471_37" style:family="text"/>
    <style:style style:name="T471_38" style:family="text"/>
    <style:style style:name="T471_39" style:family="text"/>
    <style:style style:name="T471_40" style:family="text"/>
    <style:style style:name="T471_41" style:family="text"/>
    <style:style style:name="T471_42" style:family="text"/>
    <style:style style:name="T471_43" style:family="text"/>
    <style:style style:name="T471_44" style:family="text"/>
    <style:style style:name="T471_45" style:family="text"/>
    <style:style style:name="T471_46" style:family="text"/>
    <style:style style:name="T471_47" style:family="text"/>
    <style:style style:name="T471_48" style:family="text"/>
    <style:style style:name="T471_49" style:family="text"/>
    <style:style style:name="T471_50" style:family="text"/>
    <style:style style:name="T471_51" style:family="text"/>
    <style:style style:name="T471_52" style:family="text"/>
    <style:style style:name="T471_53" style:family="text"/>
    <style:style style:name="T471_54" style:family="text"/>
    <style:style style:name="T471_55" style:family="text"/>
    <style:style style:name="T471_56" style:family="text"/>
    <style:style style:name="T471_57" style:family="text"/>
    <style:style style:name="T471_58" style:family="text"/>
    <style:style style:name="T471_59" style:family="text"/>
    <style:style style:name="T471_60" style:family="text"/>
    <style:style style:name="P472" style:family="paragraph" style:parent-style-name="Standard">
      <style:paragraph-properties fo:break-before="auto" fo:line-height="115%" fo:margin-top="0cm" style:writing-mode="lr-tb"/>
    </style:style>
    <style:style style:name="T472_1" style:family="text"/>
    <style:style style:name="T472_2" style:family="text"/>
    <style:style style:name="T472_3" style:family="text"/>
    <style:style style:name="T472_4" style:family="text"/>
    <style:style style:name="T472_5" style:family="text"/>
    <style:style style:name="T472_6" style:family="text"/>
    <style:style style:name="T472_7" style:family="text"/>
    <style:style style:name="T472_8" style:family="text"/>
    <style:style style:name="T472_9" style:family="text"/>
    <style:style style:name="T472_10" style:family="text"/>
    <style:style style:name="P473" style:family="paragraph" style:parent-style-name="Standard">
      <style:paragraph-properties fo:break-before="auto" fo:line-height="115%" fo:margin-top="0cm" style:writing-mode="lr-tb"/>
    </style:style>
    <style:style style:name="T473_1" style:family="text"/>
    <style:style style:name="T473_2" style:family="text"/>
    <style:style style:name="T473_3" style:family="text"/>
    <style:style style:name="T473_4" style:family="text"/>
    <style:style style:name="T473_5" style:family="text"/>
    <style:style style:name="T473_6" style:family="text"/>
    <style:style style:name="T473_7" style:family="text"/>
    <style:style style:name="T473_8" style:family="text"/>
    <style:style style:name="T473_9" style:family="text"/>
    <style:style style:name="T473_10" style:family="text"/>
    <style:style style:name="T473_11" style:family="text"/>
    <style:style style:name="T473_12" style:family="text"/>
    <style:style style:name="T473_13" style:family="text"/>
    <style:style style:name="T473_14" style:family="text"/>
    <style:style style:name="T473_15" style:family="text"/>
    <style:style style:name="T473_16" style:family="text"/>
    <style:style style:name="T473_17" style:family="text"/>
    <style:style style:name="T473_18" style:family="text"/>
    <style:style style:name="T473_19" style:family="text"/>
    <style:style style:name="T473_20" style:family="text"/>
    <style:style style:name="T473_21" style:family="text"/>
    <style:style style:name="T473_22" style:family="text"/>
    <style:style style:name="T473_23" style:family="text"/>
    <style:style style:name="T473_24" style:family="text"/>
    <style:style style:name="T473_25" style:family="text"/>
    <style:style style:name="T473_26" style:family="text"/>
    <style:style style:name="T473_27" style:family="text"/>
    <style:style style:name="T473_28" style:family="text"/>
    <style:style style:name="T473_29" style:family="text"/>
    <style:style style:name="T473_30" style:family="text"/>
    <style:style style:name="T473_31" style:family="text"/>
    <style:style style:name="T473_32" style:family="text"/>
    <style:style style:name="T473_33" style:family="text"/>
    <style:style style:name="T473_34" style:family="text"/>
    <style:style style:name="T473_35" style:family="text"/>
    <style:style style:name="T473_36" style:family="text"/>
    <style:style style:name="T473_37" style:family="text"/>
    <style:style style:name="T473_38" style:family="text"/>
    <style:style style:name="T473_39" style:family="text"/>
    <style:style style:name="T473_40" style:family="text"/>
    <style:style style:name="T473_41" style:family="text"/>
    <style:style style:name="T473_42" style:family="text"/>
    <style:style style:name="T473_43" style:family="text"/>
    <style:style style:name="T473_44" style:family="text"/>
    <style:style style:name="T473_45" style:family="text"/>
    <style:style style:name="T473_46" style:family="text"/>
    <style:style style:name="T473_47" style:family="text"/>
    <style:style style:name="T473_48" style:family="text"/>
    <style:style style:name="T473_49" style:family="text"/>
    <style:style style:name="T473_50" style:family="text"/>
    <style:style style:name="T473_51" style:family="text"/>
    <style:style style:name="T473_52" style:family="text"/>
    <style:style style:name="T473_53" style:family="text"/>
    <style:style style:name="T473_54" style:family="text"/>
    <style:style style:name="T473_55" style:family="text"/>
    <style:style style:name="T473_56" style:family="text"/>
    <style:style style:name="T473_57" style:family="text"/>
    <style:style style:name="T473_58" style:family="text"/>
    <style:style style:name="T473_59" style:family="text"/>
    <style:style style:name="T473_60" style:family="text"/>
    <style:style style:name="T473_61" style:family="text"/>
    <style:style style:name="T473_62" style:family="text"/>
    <style:style style:name="T473_63" style:family="text"/>
    <style:style style:name="T473_64" style:family="text"/>
    <style:style style:name="T473_65" style:family="text"/>
    <style:style style:name="T473_66" style:family="text"/>
    <style:style style:name="T473_67" style:family="text"/>
    <style:style style:name="T473_68" style:family="text"/>
    <style:style style:name="T473_69" style:family="text"/>
    <style:style style:name="T473_70" style:family="text"/>
    <style:style style:name="T473_71" style:family="text"/>
    <style:style style:name="T473_72" style:family="text"/>
    <style:style style:name="T473_73" style:family="text"/>
    <style:style style:name="T473_74" style:family="text"/>
    <style:style style:name="T473_75" style:family="text"/>
    <style:style style:name="T473_76" style:family="text"/>
    <style:style style:name="T473_77" style:family="text"/>
    <style:style style:name="T473_78" style:family="text"/>
    <style:style style:name="T473_79" style:family="text"/>
    <style:style style:name="T473_80" style:family="text"/>
    <style:style style:name="T473_81" style:family="text"/>
    <style:style style:name="T473_82" style:family="text"/>
    <style:style style:name="T473_83" style:family="text"/>
    <style:style style:name="T473_84" style:family="text"/>
    <style:style style:name="P474" style:family="paragraph" style:parent-style-name="Standard">
      <style:paragraph-properties fo:break-before="auto" fo:line-height="115%" fo:margin-top="0cm" style:writing-mode="lr-tb"/>
    </style:style>
    <style:style style:name="T474_1" style:family="text"/>
    <style:style style:name="T474_2" style:family="text"/>
    <style:style style:name="T474_3" style:family="text"/>
    <style:style style:name="T474_4" style:family="text"/>
    <style:style style:name="T474_5" style:family="text"/>
    <style:style style:name="T474_6" style:family="text"/>
    <style:style style:name="T474_7" style:family="text"/>
    <style:style style:name="T474_8" style:family="text"/>
    <style:style style:name="T474_9" style:family="text"/>
    <style:style style:name="T474_10" style:family="text"/>
    <style:style style:name="T474_11" style:family="text"/>
    <style:style style:name="T474_12" style:family="text"/>
    <style:style style:name="T474_13" style:family="text"/>
    <style:style style:name="P475" style:family="paragraph" style:parent-style-name="Standard">
      <style:paragraph-properties fo:break-before="auto" fo:line-height="115%" fo:margin-top="0cm" style:writing-mode="lr-tb"/>
    </style:style>
    <style:style style:name="T475_1" style:family="text"/>
    <style:style style:name="T475_2" style:family="text"/>
    <style:style style:name="T475_3" style:family="text"/>
    <style:style style:name="T475_4" style:family="text"/>
    <style:style style:name="T475_5" style:family="text"/>
    <style:style style:name="T475_6" style:family="text"/>
    <style:style style:name="T475_7" style:family="text"/>
    <style:style style:name="T475_8" style:family="text"/>
    <style:style style:name="T475_9" style:family="text"/>
    <style:style style:name="T475_10" style:family="text"/>
    <style:style style:name="T475_11" style:family="text"/>
    <style:style style:name="T475_12" style:family="text"/>
    <style:style style:name="T475_13" style:family="text"/>
    <style:style style:name="T475_14" style:family="text"/>
    <style:style style:name="T475_15" style:family="text"/>
    <style:style style:name="T475_16" style:family="text"/>
    <style:style style:name="T475_17" style:family="text"/>
    <style:style style:name="T475_18" style:family="text"/>
    <style:style style:name="T475_19" style:family="text"/>
    <style:style style:name="T475_20" style:family="text"/>
    <style:style style:name="T475_21" style:family="text"/>
    <style:style style:name="T475_22" style:family="text"/>
    <style:style style:name="T475_23" style:family="text"/>
    <style:style style:name="T475_24" style:family="text"/>
    <style:style style:name="T475_25" style:family="text"/>
    <style:style style:name="T475_26" style:family="text"/>
    <style:style style:name="T475_27" style:family="text"/>
    <style:style style:name="T475_28" style:family="text"/>
    <style:style style:name="T475_29" style:family="text"/>
    <style:style style:name="T475_30" style:family="text"/>
    <style:style style:name="T475_31" style:family="text"/>
    <style:style style:name="T475_32" style:family="text"/>
    <style:style style:name="T475_33" style:family="text"/>
    <style:style style:name="T475_34" style:family="text"/>
    <style:style style:name="P476" style:family="paragraph" style:parent-style-name="Standard">
      <style:paragraph-properties fo:break-before="auto" fo:line-height="115%" fo:margin-top="0cm" style:writing-mode="lr-tb"/>
    </style:style>
    <style:style style:name="T476_1" style:family="text"/>
    <style:style style:name="T476_2" style:family="text"/>
    <style:style style:name="T476_3" style:family="text"/>
    <style:style style:name="T476_4" style:family="text"/>
    <style:style style:name="T476_5" style:family="text"/>
    <style:style style:name="T476_6" style:family="text"/>
    <style:style style:name="T476_7" style:family="text"/>
    <style:style style:name="P477" style:family="paragraph" style:parent-style-name="Standard">
      <style:paragraph-properties fo:break-before="auto" fo:line-height="115%" fo:margin-top="0cm" style:writing-mode="lr-tb"/>
    </style:style>
    <style:style style:name="T477_1" style:family="text"/>
    <style:style style:name="T477_2" style:family="text"/>
    <style:style style:name="T477_3" style:family="text"/>
    <style:style style:name="T477_4" style:family="text"/>
    <style:style style:name="T477_5" style:family="text"/>
    <style:style style:name="T477_6" style:family="text"/>
    <style:style style:name="T477_7" style:family="text"/>
    <style:style style:name="T477_8" style:family="text"/>
    <style:style style:name="T477_9" style:family="text"/>
    <style:style style:name="T477_10" style:family="text"/>
    <style:style style:name="T477_11" style:family="text"/>
    <style:style style:name="P478" style:family="paragraph" style:parent-style-name="Standard">
      <style:paragraph-properties fo:break-before="auto" fo:line-height="115%" fo:margin-top="0cm" fo:margin-bottom="0cm" style:writing-mode="lr-tb"/>
    </style:style>
    <style:style style:name="T478_1" style:family="text"/>
    <style:style style:name="T478_2" style:family="text"/>
    <style:style style:name="T478_3" style:family="text"/>
    <style:style style:name="T478_4" style:family="text"/>
    <style:style style:name="T478_5" style:family="text"/>
    <style:style style:name="T478_6" style:family="text"/>
    <style:style style:name="T478_7" style:family="text"/>
    <style:style style:name="T478_8" style:family="text"/>
    <style:style style:name="T478_9" style:family="text"/>
    <style:style style:name="T478_10" style:family="text"/>
    <style:style style:name="T478_11" style:family="text"/>
    <style:style style:name="T478_12" style:family="text"/>
    <style:style style:name="T478_13" style:family="text"/>
    <style:style style:name="T478_14" style:family="text"/>
    <style:style style:name="T478_15" style:family="text"/>
    <style:style style:name="T478_16" style:family="text"/>
    <style:style style:name="T478_17" style:family="text"/>
    <style:style style:name="T478_18" style:family="text"/>
    <style:style style:name="T478_19" style:family="text"/>
    <style:style style:name="T478_20" style:family="text"/>
    <style:style style:name="T478_21" style:family="text"/>
    <style:style style:name="T478_22" style:family="text"/>
    <style:style style:name="T478_23" style:family="text"/>
    <style:style style:name="T478_24" style:family="text"/>
    <style:style style:name="T478_25" style:family="text"/>
    <style:style style:name="T478_26" style:family="text"/>
    <style:style style:name="T478_27" style:family="text"/>
    <style:style style:name="T478_28" style:family="text"/>
    <style:style style:name="T478_29" style:family="text"/>
    <style:style style:name="T478_30" style:family="text"/>
    <style:style style:name="T478_31" style:family="text"/>
    <style:style style:name="T478_32" style:family="text"/>
    <style:style style:name="T478_33" style:family="text"/>
    <style:style style:name="T478_34" style:family="text"/>
    <style:style style:name="T478_35" style:family="text"/>
    <style:style style:name="T478_36" style:family="text"/>
    <style:style style:name="T478_37" style:family="text"/>
    <style:style style:name="T478_38" style:family="text"/>
    <style:style style:name="T478_39" style:family="text"/>
    <style:style style:name="T478_40" style:family="text"/>
    <style:style style:name="T478_41" style:family="text"/>
    <style:style style:name="T478_42" style:family="text"/>
    <style:style style:name="T478_43" style:family="text"/>
    <style:style style:name="T478_44" style:family="text"/>
    <style:style style:name="T478_45" style:family="text"/>
    <style:style style:name="T478_46" style:family="text"/>
    <style:style style:name="T478_47" style:family="text"/>
    <style:style style:name="T478_48" style:family="text"/>
    <style:style style:name="T478_49" style:family="text"/>
    <style:style style:name="T478_50" style:family="text"/>
    <style:style style:name="T478_51" style:family="text"/>
    <style:style style:name="T478_52" style:family="text"/>
    <style:style style:name="P479" style:family="paragraph" style:parent-style-name="Standard">
      <style:paragraph-properties fo:break-before="auto" fo:line-height="115%" style:writing-mode="lr-tb"/>
    </style:style>
    <style:style style:name="P480" style:family="paragraph" style:parent-style-name="Subtitle">
      <style:paragraph-properties fo:break-before="auto" fo:line-height="100%" fo:margin-bottom="0.212cm" style:writing-mode="lr-tb"/>
    </style:style>
    <style:style style:name="T480_1" style:family="text">
      <style:text-properties style:text-underline-style="solid" style:text-underline-color="font-color"/>
    </style:style>
    <style:style style:name="T480_2" style:family="text">
      <style:text-properties style:text-underline-style="solid" style:text-underline-color="font-color"/>
    </style:style>
    <style:style style:name="T480_3" style:family="text">
      <style:text-properties style:text-underline-style="solid" style:text-underline-color="font-color"/>
    </style:style>
    <style:style style:name="T480_4" style:family="text">
      <style:text-properties style:text-underline-style="solid" style:text-underline-color="font-color"/>
    </style:style>
    <style:style style:name="T480_5" style:family="text">
      <style:text-properties style:text-underline-style="solid" style:text-underline-color="font-color"/>
    </style:style>
    <style:style style:name="T480_6" style:family="text">
      <style:text-properties style:text-underline-style="solid" style:text-underline-color="font-color"/>
    </style:style>
    <style:style style:name="T480_7" style:family="text">
      <style:text-properties style:text-underline-style="solid" style:text-underline-color="font-color"/>
    </style:style>
    <style:style style:name="T480_8" style:family="text">
      <style:text-properties style:text-underline-style="solid" style:text-underline-color="font-color"/>
    </style:style>
    <style:style style:name="T480_9" style:family="text"/>
    <style:style style:name="T480_10" style:family="text"/>
    <style:style style:name="T480_11" style:family="text"/>
    <style:style style:name="T480_12" style:family="text"/>
    <style:style style:name="T480_13" style:family="text"/>
    <style:style style:name="T480_14" style:family="text">
      <style:text-properties fo:font-style="italic" style:font-style-asian="italic" style:font-style-complex="italic" fo:color="#999999" style:font-name="Consolas" fo:font-size="12pt" style:font-name-asian="Consolas" style:font-size-asian="12pt" style:font-name-complex="Consolas" style:font-size-complex="12pt"/>
    </style:style>
    <style:style style:name="T480_15" style:family="text">
      <style:text-properties fo:font-style="italic" style:font-style-asian="italic" style:font-style-complex="italic" fo:color="#999999" style:font-name="Consolas" fo:font-size="12pt" style:font-name-asian="Consolas" style:font-size-asian="12pt" style:font-name-complex="Consolas" style:font-size-complex="12pt"/>
    </style:style>
    <style:style style:name="T480_16" style:family="text">
      <style:text-properties fo:font-style="italic" style:font-style-asian="italic" style:font-style-complex="italic" fo:color="#999999" style:font-name="Consolas" fo:font-size="12pt" style:font-name-asian="Consolas" style:font-size-asian="12pt" style:font-name-complex="Consolas" style:font-size-complex="12pt"/>
    </style:style>
    <style:style style:name="T480_17" style:family="text">
      <style:text-properties fo:font-style="italic" style:font-style-asian="italic" style:font-style-complex="italic" fo:color="#999999" style:font-name="Consolas" fo:font-size="12pt" style:font-name-asian="Consolas" style:font-size-asian="12pt" style:font-name-complex="Consolas" style:font-size-complex="12pt"/>
    </style:style>
    <style:style style:name="T480_18" style:family="text">
      <style:text-properties fo:font-style="italic" style:font-style-asian="italic" style:font-style-complex="italic" fo:color="#999999" style:font-name="Consolas" fo:font-size="12pt" style:font-name-asian="Consolas" style:font-size-asian="12pt" style:font-name-complex="Consolas" style:font-size-complex="12pt"/>
    </style:style>
    <style:style style:name="T480_19" style:family="text">
      <style:text-properties fo:font-style="italic" style:font-style-asian="italic" style:font-style-complex="italic" fo:color="#999999" style:font-name="Consolas" fo:font-size="12pt" style:font-name-asian="Consolas" style:font-size-asian="12pt" style:font-name-complex="Consolas" style:font-size-complex="12pt"/>
    </style:style>
    <style:style style:name="T480_20" style:family="text">
      <style:text-properties fo:font-style="italic" style:font-style-asian="italic" style:font-style-complex="italic" fo:color="#999999" style:font-name="Consolas" fo:font-size="12pt" style:font-name-asian="Consolas" style:font-size-asian="12pt" style:font-name-complex="Consolas" style:font-size-complex="12pt"/>
    </style:style>
    <style:style style:name="T480_21" style:family="text">
      <style:text-properties fo:font-style="italic" style:font-style-asian="italic" style:font-style-complex="italic" fo:color="#999999" style:font-name="Consolas" fo:font-size="12pt" style:font-name-asian="Consolas" style:font-size-asian="12pt" style:font-name-complex="Consolas" style:font-size-complex="12pt"/>
    </style:style>
    <style:style style:name="T480_22" style:family="text">
      <style:text-properties fo:font-style="italic" style:font-style-asian="italic" style:font-style-complex="italic" fo:color="#999999" style:font-name="Consolas" fo:font-size="12pt" style:font-name-asian="Consolas" style:font-size-asian="12pt" style:font-name-complex="Consolas" style:font-size-complex="12pt"/>
    </style:style>
    <style:style style:name="T480_23" style:family="text"/>
    <style:style style:name="T480_24" style:family="text"/>
    <style:style style:name="T480_25" style:family="text"/>
    <style:style style:name="T480_26" style:family="text"/>
    <style:style style:name="T480_27" style:family="text"/>
    <style:style style:name="T480_28" style:family="text"/>
    <style:style style:name="T480_29" style:family="text"/>
    <style:style style:name="T480_30" style:family="text"/>
    <style:style style:name="T480_31" style:family="text"/>
    <style:style style:name="P481" style:family="paragraph" style:parent-style-name="Standard">
      <style:paragraph-properties fo:break-before="auto" fo:line-height="100%" fo:margin-bottom="0.212cm" style:writing-mode="lr-tb"/>
    </style:style>
    <style:style style:name="T481_1" style:family="text"/>
    <style:style style:name="T481_2" style:family="text"/>
    <style:style style:name="T481_3" style:family="text"/>
    <style:style style:name="T481_4" style:family="text"/>
    <style:style style:name="T481_5" style:family="text"/>
    <style:style style:name="T481_6" style:family="text"/>
    <style:style style:name="T481_7" style:family="text"/>
    <style:style style:name="T481_8" style:family="text"/>
    <style:style style:name="T481_9" style:family="text"/>
    <style:style style:name="T481_10" style:family="text"/>
    <style:style style:name="T481_11" style:family="text"/>
    <style:style style:name="T481_12" style:family="text"/>
    <style:style style:name="T481_13" style:family="text"/>
    <style:style style:name="T481_14" style:family="text"/>
    <style:style style:name="T481_15" style:family="text"/>
    <style:style style:name="T481_16" style:family="text"/>
    <style:style style:name="T481_17" style:family="text"/>
    <style:style style:name="T481_18" style:family="text"/>
    <style:style style:name="T481_19" style:family="text"/>
    <style:style style:name="T481_20" style:family="text"/>
    <style:style style:name="T481_21" style:family="text"/>
    <style:style style:name="T481_22" style:family="text"/>
    <style:style style:name="T481_23" style:family="text"/>
    <style:style style:name="T481_24" style:family="text"/>
    <style:style style:name="P482" style:family="paragraph" style:parent-style-name="Standard">
      <style:paragraph-properties fo:break-before="auto" fo:line-height="100%" fo:margin-bottom="0.212cm" style:writing-mode="lr-tb"/>
    </style:style>
    <style:style style:name="P483" style:family="paragraph" style:parent-style-name="Standard">
      <style:paragraph-properties fo:break-before="auto" fo:line-height="100%" fo:margin-bottom="0.212cm" style:writing-mode="lr-tb"/>
    </style:style>
    <style:style style:name="Table15" style:family="table">
      <style:table-properties table:align="left" style:width="17cm" fo:margin-left="0cm"/>
    </style:style>
    <style:style style:name="Column58" style:family="table-column">
      <style:table-column-properties style:column-width="17cm"/>
    </style:style>
    <style:style style:name="Row68" style:family="table-row"/>
    <style:style style:name="Cell2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4" style:family="paragraph" style:parent-style-name="Standard">
      <style:paragraph-properties fo:text-align="center" fo:break-before="auto" fo:text-indent="0cm" fo:line-height="100%" fo:margin-top="0cm" fo:margin-bottom="0.212cm" fo:margin-left="0cm" fo:margin-right="0cm" style:writing-mode="lr-tb"/>
    </style:style>
    <style:style style:name="T484_1" style:family="text">
      <style:text-properties style:text-line-through-style="none" fo:font-style="normal" style:font-style-asian="normal" style:font-style-complex="normal" fo:color="#000000" style:font-name="Verdana" fo:font-size="16pt" style:font-name-asian="Verdana" style:font-size-asian="16pt" style:font-name-complex="Verdana" style:font-size-complex="16pt" fo:font-weight="bold" style:font-weight-asian="bold" style:font-weight-complex="bold" style:text-underline-style="none"/>
    </style:style>
    <style:style style:name="T484_2" style:family="text">
      <style:text-properties style:text-line-through-style="none" fo:font-style="normal" style:font-style-asian="normal" style:font-style-complex="normal" fo:color="#000000" style:font-name="Verdana" fo:font-size="16pt" style:font-name-asian="Verdana" style:font-size-asian="16pt" style:font-name-complex="Verdana" style:font-size-complex="16pt" fo:font-weight="bold" style:font-weight-asian="bold" style:font-weight-complex="bold" style:text-underline-style="none"/>
    </style:style>
    <style:style style:name="T484_3" style:family="text">
      <style:text-properties style:text-line-through-style="none" fo:font-style="normal" style:font-style-asian="normal" style:font-style-complex="normal" fo:color="#000000" style:font-name="Verdana" fo:font-size="16pt" style:font-name-asian="Verdana" style:font-size-asian="16pt" style:font-name-complex="Verdana" style:font-size-complex="16pt" fo:font-weight="bold" style:font-weight-asian="bold" style:font-weight-complex="bold" style:text-underline-style="none"/>
    </style:style>
    <style:style style:name="T484_4" style:family="text">
      <style:text-properties style:text-line-through-style="none" fo:font-style="normal" style:font-style-asian="normal" style:font-style-complex="normal" fo:color="#000000" style:font-name="Verdana" fo:font-size="16pt" style:font-name-asian="Verdana" style:font-size-asian="16pt" style:font-name-complex="Verdana" style:font-size-complex="16pt" fo:font-weight="bold" style:font-weight-asian="bold" style:font-weight-complex="bold" style:text-underline-style="none"/>
    </style:style>
    <style:style style:name="T484_5" style:family="text">
      <style:text-properties style:text-line-through-style="none" fo:font-style="normal" style:font-style-asian="normal" style:font-style-complex="normal" fo:color="#000000" style:font-name="Verdana" fo:font-size="16pt" style:font-name-asian="Verdana" style:font-size-asian="16pt" style:font-name-complex="Verdana" style:font-size-complex="16pt" fo:font-weight="bold" style:font-weight-asian="bold" style:font-weight-complex="bold" style:text-underline-style="none"/>
    </style:style>
    <style:style style:name="T484_6" style:family="text">
      <style:text-properties style:text-line-through-style="none" fo:font-style="normal" style:font-style-asian="normal" style:font-style-complex="normal" fo:color="#000000" style:font-name="Verdana" fo:font-size="16pt" style:font-name-asian="Verdana" style:font-size-asian="16pt" style:font-name-complex="Verdana" style:font-size-complex="16pt" fo:font-weight="bold" style:font-weight-asian="bold" style:font-weight-complex="bold" style:text-underline-style="none"/>
    </style:style>
    <style:style style:name="T484_7" style:family="text">
      <style:text-properties style:text-line-through-style="none" fo:font-style="normal" style:font-style-asian="normal" style:font-style-complex="normal" fo:color="#000000" style:font-name="Verdana" fo:font-size="16pt" style:font-name-asian="Verdana" style:font-size-asian="16pt" style:font-name-complex="Verdana" style:font-size-complex="16pt" fo:font-weight="bold" style:font-weight-asian="bold" style:font-weight-complex="bold" style:text-underline-style="none"/>
    </style:style>
    <style:style style:name="T484_8" style:family="text">
      <style:text-properties style:text-line-through-style="none" fo:font-style="normal" style:font-style-asian="normal" style:font-style-complex="normal" fo:color="#000000" style:font-name="Verdana" fo:font-size="16pt" style:font-name-asian="Verdana" style:font-size-asian="16pt" style:font-name-complex="Verdana" style:font-size-complex="16pt" fo:font-weight="bold" style:font-weight-asian="bold" style:font-weight-complex="bold" style:text-underline-style="none"/>
    </style:style>
    <style:style style:name="T484_9" style:family="text">
      <style:text-properties style:text-line-through-style="none" fo:font-style="normal" style:font-style-asian="normal" style:font-style-complex="normal" fo:color="#000000" style:font-name="Verdana" fo:font-size="16pt" style:font-name-asian="Verdana" style:font-size-asian="16pt" style:font-name-complex="Verdana" style:font-size-complex="16pt" fo:font-weight="bold" style:font-weight-asian="bold" style:font-weight-complex="bold" style:text-underline-style="none"/>
    </style:style>
    <style:style style:name="T484_10" style:family="text">
      <style:text-properties style:text-line-through-style="none" fo:font-style="normal" style:font-style-asian="normal" style:font-style-complex="normal" fo:color="#000000" style:font-name="Verdana" fo:font-size="16pt" style:font-name-asian="Verdana" style:font-size-asian="16pt" style:font-name-complex="Verdana" style:font-size-complex="16pt" fo:font-weight="bold" style:font-weight-asian="bold" style:font-weight-complex="bold" style:text-underline-style="none"/>
    </style:style>
    <style:style style:name="T484_11" style:family="text">
      <style:text-properties style:text-line-through-style="none" fo:font-style="normal" style:font-style-asian="normal" style:font-style-complex="normal" fo:color="#000000" style:font-name="Verdana" fo:font-size="16pt" style:font-name-asian="Verdana" style:font-size-asian="16pt" style:font-name-complex="Verdana" style:font-size-complex="16pt" fo:font-weight="bold" style:font-weight-asian="bold" style:font-weight-complex="bold" style:text-underline-style="none"/>
    </style:style>
    <style:style style:name="T484_12" style:family="text">
      <style:text-properties style:text-line-through-style="none" fo:font-style="normal" style:font-style-asian="normal" style:font-style-complex="normal" fo:color="#000000" style:font-name="Verdana" fo:font-size="16pt" style:font-name-asian="Verdana" style:font-size-asian="16pt" style:font-name-complex="Verdana" style:font-size-complex="16pt" fo:font-weight="bold" style:font-weight-asian="bold" style:font-weight-complex="bold" style:text-underline-style="none"/>
    </style:style>
    <style:style style:name="T484_13" style:family="text">
      <style:text-properties style:text-line-through-style="none" fo:font-style="normal" style:font-style-asian="normal" style:font-style-complex="normal" fo:color="#000000" style:font-name="Verdana" fo:font-size="16pt" style:font-name-asian="Verdana" style:font-size-asian="16pt" style:font-name-complex="Verdana" style:font-size-complex="16pt" fo:font-weight="bold" style:font-weight-asian="bold" style:font-weight-complex="bold" style:text-underline-style="none"/>
    </style:style>
    <style:style style:name="T484_14" style:family="text">
      <style:text-properties style:text-line-through-style="none" fo:font-style="normal" style:font-style-asian="normal" style:font-style-complex="normal" fo:color="#000000" style:font-name="Verdana" fo:font-size="16pt" style:font-name-asian="Verdana" style:font-size-asian="16pt" style:font-name-complex="Verdana" style:font-size-complex="16pt" fo:font-weight="normal" style:font-weight-asian="normal" style:font-weight-complex="normal" style:text-underline-style="none"/>
    </style:style>
    <style:style style:name="T484_15" style:family="text">
      <style:text-properties style:text-line-through-style="none" fo:font-style="normal" style:font-style-asian="normal" style:font-style-complex="normal" fo:color="#000000" style:font-name="Verdana" fo:font-size="16pt" style:font-name-asian="Verdana" style:font-size-asian="16pt" style:font-name-complex="Verdana" style:font-size-complex="16pt" fo:font-weight="normal" style:font-weight-asian="normal" style:font-weight-complex="normal" style:text-underline-style="solid" style:text-underline-color="font-color"/>
    </style:style>
    <style:style style:name="T484_16" style:family="text">
      <style:text-properties style:text-line-through-style="none" fo:font-style="normal" style:font-style-asian="normal" style:font-style-complex="normal" fo:color="#000000" style:font-name="Verdana" fo:font-size="16pt" style:font-name-asian="Verdana" style:font-size-asian="16pt" style:font-name-complex="Verdana" style:font-size-complex="16pt" fo:font-weight="normal" style:font-weight-asian="normal" style:font-weight-complex="normal" style:text-underline-style="solid" style:text-underline-color="font-color"/>
    </style:style>
    <style:style style:name="T484_17" style:family="text">
      <style:text-properties style:text-line-through-style="none" fo:font-style="normal" style:font-style-asian="normal" style:font-style-complex="normal" fo:color="#000000" style:font-name="Verdana" fo:font-size="16pt" style:font-name-asian="Verdana" style:font-size-asian="16pt" style:font-name-complex="Verdana" style:font-size-complex="16pt" fo:font-weight="normal" style:font-weight-asian="normal" style:font-weight-complex="normal" style:text-underline-style="solid" style:text-underline-color="font-color"/>
    </style:style>
    <style:style style:name="T484_18" style:family="text">
      <style:text-properties style:text-line-through-style="none" fo:font-style="normal" style:font-style-asian="normal" style:font-style-complex="normal" fo:color="#000000" style:font-name="Verdana" fo:font-size="16pt" style:font-name-asian="Verdana" style:font-size-asian="16pt" style:font-name-complex="Verdana" style:font-size-complex="16pt" fo:font-weight="normal" style:font-weight-asian="normal" style:font-weight-complex="normal" style:text-underline-style="solid" style:text-underline-color="font-color"/>
    </style:style>
    <style:style style:name="T484_19" style:family="text">
      <style:text-properties style:text-line-through-style="none" fo:font-style="normal" style:font-style-asian="normal" style:font-style-complex="normal" fo:color="#000000" style:font-name="Verdana" fo:font-size="16pt" style:font-name-asian="Verdana" style:font-size-asian="16pt" style:font-name-complex="Verdana" style:font-size-complex="16pt" fo:font-weight="normal" style:font-weight-asian="normal" style:font-weight-complex="normal" style:text-underline-style="none"/>
    </style:style>
    <style:style style:name="P485" style:family="paragraph" style:parent-style-name="Title">
      <style:paragraph-properties fo:text-align="left" fo:break-before="auto" fo:line-height="115%" fo:margin-bottom="0cm" style:writing-mode="lr-tb"/>
    </style:style>
    <style:style style:name="P486" style:family="paragraph" style:parent-style-name="Title">
      <style:paragraph-properties fo:text-align="center" fo:break-before="auto" fo:line-height="115%" style:writing-mode="lr-tb"/>
    </style:style>
    <style:style style:name="T486_1" style:family="text">
      <style:text-properties style:font-name="Trebuchet MS" fo:font-size="21pt" style:font-name-asian="Trebuchet MS" style:font-size-asian="21pt" style:font-name-complex="Trebuchet MS" style:font-size-complex="21pt"/>
    </style:style>
    <style:style style:name="P487" style:family="paragraph" style:parent-style-name="Heading_20_2">
      <style:paragraph-properties fo:break-before="auto" fo:line-height="100%" fo:margin-top="0.423cm" style:writing-mode="lr-tb"/>
    </style:style>
    <style:style style:name="T487_1" style:family="text">
      <style:text-properties fo:font-size="14pt" style:font-size-asian="14pt" style:font-size-complex="14pt" fo:font-weight="bold" style:font-weight-asian="bold" style:font-weight-complex="bold"/>
    </style:style>
    <style:style style:name="P488" style:family="paragraph" style:parent-style-name="Standard">
      <style:paragraph-properties fo:break-before="auto" fo:line-height="100%" fo:margin-bottom="0.212cm" style:writing-mode="lr-tb"/>
    </style:style>
    <style:style style:name="T488_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88_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88_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88_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88_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88_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88_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88_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88_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88_1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88_1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88_1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88_1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88_1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88_1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88_1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88_1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88_1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88_1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88_2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88_2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88_2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88_2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88_2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88_2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88_2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88_2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88_2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88_2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P489" style:family="paragraph" style:parent-style-name="Standard">
      <style:paragraph-properties fo:break-before="auto" fo:line-height="100%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490" style:family="paragraph" style:parent-style-name="Heading_20_2">
      <style:paragraph-properties fo:break-before="auto" fo:line-height="100%" fo:margin-top="0.423cm" fo:border-bottom="#808080 0.053cm solid" fo:margin-bottom="0.141cm" style:writing-mode="lr-tb"/>
    </style:style>
    <style:style style:name="T490_1" style:family="text">
      <style:text-properties fo:font-size="14pt" style:font-size-asian="14pt" style:font-size-complex="14pt" fo:font-weight="bold" style:font-weight-asian="bold" style:font-weight-complex="bold"/>
    </style:style>
    <style:style style:name="T490_2" style:family="text">
      <style:text-properties fo:font-size="14pt" style:font-size-asian="14pt" style:font-size-complex="14pt" fo:font-weight="bold" style:font-weight-asian="bold" style:font-weight-complex="bold"/>
    </style:style>
    <style:style style:name="T490_3" style:family="text">
      <style:text-properties fo:font-size="14pt" style:font-size-asian="14pt" style:font-size-complex="14pt" fo:font-weight="bold" style:font-weight-asian="bold" style:font-weight-complex="bold"/>
    </style:style>
    <style:style style:name="T490_4" style:family="text">
      <style:text-properties fo:font-size="14pt" style:font-size-asian="14pt" style:font-size-complex="14pt" fo:font-weight="bold" style:font-weight-asian="bold" style:font-weight-complex="bold"/>
    </style:style>
    <style:style style:name="T490_5" style:family="text">
      <style:text-properties fo:font-size="14pt" style:font-size-asian="14pt" style:font-size-complex="14pt" fo:font-weight="bold" style:font-weight-asian="bold" style:font-weight-complex="bold"/>
    </style:style>
    <style:style style:name="P491" style:family="paragraph" style:parent-style-name="Standard">
      <style:paragraph-properties fo:break-before="auto" fo:line-height="100%" fo:margin-bottom="0.212cm" style:writing-mode="lr-tb"/>
    </style:style>
    <style:style style:name="T491_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1_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1_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1_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1_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1_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1_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1_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1_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1_1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1_1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1_1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1_1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1_1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1_1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1_1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1_1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1_1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1_1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1_2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1_2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1_2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1_2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1_2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1_2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1_2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1_2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1_2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1_2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1_3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1_3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1_3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1_3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1_3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1_3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1_3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1_3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1_3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1_3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1_4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1_4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1_4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1_4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1_4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1_4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P492" style:family="paragraph" style:parent-style-name="Standard">
      <style:paragraph-properties fo:break-before="auto" fo:line-height="100%" fo:margin-bottom="0.212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493" style:family="paragraph" style:parent-style-name="Heading_20_2">
      <style:paragraph-properties fo:break-before="auto" fo:line-height="115%" fo:margin-bottom="0.141cm" style:writing-mode="lr-tb"/>
    </style:style>
    <style:style style:name="T493_1" style:family="text">
      <style:text-properties fo:font-size="14pt" style:font-size-asian="14pt" style:font-size-complex="14pt" fo:font-weight="bold" style:font-weight-asian="bold" style:font-weight-complex="bold"/>
    </style:style>
    <style:style style:name="T493_2" style:family="text">
      <style:text-properties fo:font-size="14pt" style:font-size-asian="14pt" style:font-size-complex="14pt" fo:font-weight="bold" style:font-weight-asian="bold" style:font-weight-complex="bold"/>
    </style:style>
    <style:style style:name="T493_3" style:family="text">
      <style:text-properties fo:font-size="14pt" style:font-size-asian="14pt" style:font-size-complex="14pt" fo:font-weight="bold" style:font-weight-asian="bold" style:font-weight-complex="bold"/>
    </style:style>
    <style:style style:name="T493_4" style:family="text">
      <style:text-properties fo:font-size="14pt" style:font-size-asian="14pt" style:font-size-complex="14pt" fo:font-weight="bold" style:font-weight-asian="bold" style:font-weight-complex="bold"/>
    </style:style>
    <style:style style:name="T493_5" style:family="text">
      <style:text-properties fo:font-size="14pt" style:font-size-asian="14pt" style:font-size-complex="14pt" fo:font-weight="bold" style:font-weight-asian="bold" style:font-weight-complex="bold"/>
    </style:style>
    <style:style style:name="P494" style:family="paragraph" style:parent-style-name="Standard">
      <style:paragraph-properties fo:text-align="justify" fo:break-before="auto" fo:line-height="100%" fo:margin-bottom="0.212cm" style:writing-mode="lr-tb"/>
    </style:style>
    <style:style style:name="T494_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494_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1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1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1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1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1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1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1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1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1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1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2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2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2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2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2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2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2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2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2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2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3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3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3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3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3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3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3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3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3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3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4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4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4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4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4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4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4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4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4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4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5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5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5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5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5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5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5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5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5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5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6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6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6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6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6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6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6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6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6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6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7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7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7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7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7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7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7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7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7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7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8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8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8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8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8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4_8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P495" style:family="paragraph" style:parent-style-name="Standard">
      <style:paragraph-properties fo:text-align="justify" fo:break-before="auto" fo:line-height="100%" fo:margin-bottom="0.212cm" style:writing-mode="lr-tb"/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P496" style:family="paragraph" style:parent-style-name="Heading_20_2">
      <style:paragraph-properties fo:break-before="auto" fo:line-height="115%" fo:margin-bottom="0.141cm" style:writing-mode="lr-tb"/>
    </style:style>
    <style:style style:name="T496_1" style:family="text">
      <style:text-properties fo:font-size="14pt" style:font-size-asian="14pt" style:font-size-complex="14pt" fo:font-weight="bold" style:font-weight-asian="bold" style:font-weight-complex="bold"/>
    </style:style>
    <style:style style:name="T496_2" style:family="text">
      <style:text-properties fo:font-size="14pt" style:font-size-asian="14pt" style:font-size-complex="14pt" fo:font-weight="bold" style:font-weight-asian="bold" style:font-weight-complex="bold"/>
    </style:style>
    <style:style style:name="T496_3" style:family="text">
      <style:text-properties fo:font-size="14pt" style:font-size-asian="14pt" style:font-size-complex="14pt" fo:font-weight="bold" style:font-weight-asian="bold" style:font-weight-complex="bold"/>
    </style:style>
    <style:style style:name="T496_4" style:family="text">
      <style:text-properties fo:font-size="14pt" style:font-size-asian="14pt" style:font-size-complex="14pt" fo:font-weight="bold" style:font-weight-asian="bold" style:font-weight-complex="bold"/>
    </style:style>
    <style:style style:name="T496_5" style:family="text">
      <style:text-properties fo:font-size="14pt" style:font-size-asian="14pt" style:font-size-complex="14pt" fo:font-weight="bold" style:font-weight-asian="bold" style:font-weight-complex="bold"/>
    </style:style>
    <style:style style:name="P497" style:family="paragraph" style:parent-style-name="Standard">
      <style:paragraph-properties fo:text-align="justify" fo:break-before="auto" fo:line-height="100%" fo:margin-bottom="0.212cm" style:writing-mode="lr-tb"/>
    </style:style>
    <style:style style:name="T497_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7_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T497_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7_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7_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7_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7_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7_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7_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7_1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7_1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7_1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7_1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7_1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7_1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7_1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7_1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7_1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7_1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7_2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7_2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7_2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7_2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7_2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7_2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7_2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7_2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7_2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7_2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7_3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7_3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7_3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7_3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7_3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7_3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7_3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7_3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7_3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7_3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7_4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7_4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7_4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7_4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7_4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7_4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7_4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7_4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7_4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497_4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P498" style:family="paragraph" style:parent-style-name="Standard">
      <style:paragraph-properties fo:text-align="justify" fo:break-before="auto" fo:line-height="100%" fo:margin-bottom="0.212cm" style:writing-mode="lr-tb"/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P499" style:family="paragraph" style:parent-style-name="Heading_20_2">
      <style:paragraph-properties fo:break-before="auto" fo:line-height="115%" fo:margin-bottom="0.141cm" style:writing-mode="lr-tb"/>
    </style:style>
    <style:style style:name="T499_1" style:family="text">
      <style:text-properties fo:font-size="14pt" style:font-size-asian="14pt" style:font-size-complex="14pt" fo:font-weight="bold" style:font-weight-asian="bold" style:font-weight-complex="bold"/>
    </style:style>
    <style:style style:name="T499_2" style:family="text">
      <style:text-properties fo:font-size="14pt" style:font-size-asian="14pt" style:font-size-complex="14pt" fo:font-weight="bold" style:font-weight-asian="bold" style:font-weight-complex="bold"/>
    </style:style>
    <style:style style:name="T499_3" style:family="text">
      <style:text-properties fo:font-size="14pt" style:font-size-asian="14pt" style:font-size-complex="14pt" fo:font-weight="bold" style:font-weight-asian="bold" style:font-weight-complex="bold"/>
    </style:style>
    <style:style style:name="T499_4" style:family="text">
      <style:text-properties fo:font-size="14pt" style:font-size-asian="14pt" style:font-size-complex="14pt" fo:font-weight="bold" style:font-weight-asian="bold" style:font-weight-complex="bold"/>
    </style:style>
    <style:style style:name="T499_5" style:family="text">
      <style:text-properties fo:font-size="14pt" style:font-size-asian="14pt" style:font-size-complex="14pt" fo:font-weight="bold" style:font-weight-asian="bold" style:font-weight-complex="bold"/>
    </style:style>
    <style:style style:name="P500" style:family="paragraph" style:parent-style-name="Standard">
      <style:paragraph-properties fo:text-align="justify" fo:break-before="auto" fo:line-height="100%" fo:margin-bottom="0.212cm" style:writing-mode="lr-tb"/>
    </style:style>
    <style:style style:name="T500_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0_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0_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0_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0_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0_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0_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0_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0_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0_1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0_1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0_1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0_1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0_1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0_1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0_1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0_1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0_1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0_1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0_2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0_2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0_2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0_2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0_2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0_2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P501" style:family="paragraph" style:parent-style-name="Standard">
      <style:paragraph-properties fo:text-align="justify" fo:break-before="auto" fo:line-height="100%" fo:margin-bottom="0.212cm" style:writing-mode="lr-tb"/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P502" style:family="paragraph" style:parent-style-name="Heading_20_2">
      <style:paragraph-properties fo:break-before="auto" fo:line-height="115%" fo:margin-bottom="0.141cm" style:writing-mode="lr-tb"/>
    </style:style>
    <style:style style:name="T502_1" style:family="text">
      <style:text-properties fo:font-size="14pt" style:font-size-asian="14pt" style:font-size-complex="14pt" fo:font-weight="bold" style:font-weight-asian="bold" style:font-weight-complex="bold"/>
    </style:style>
    <style:style style:name="T502_2" style:family="text">
      <style:text-properties fo:font-size="14pt" style:font-size-asian="14pt" style:font-size-complex="14pt" fo:font-weight="bold" style:font-weight-asian="bold" style:font-weight-complex="bold"/>
    </style:style>
    <style:style style:name="T502_3" style:family="text">
      <style:text-properties fo:font-size="14pt" style:font-size-asian="14pt" style:font-size-complex="14pt" fo:font-weight="bold" style:font-weight-asian="bold" style:font-weight-complex="bold"/>
    </style:style>
    <style:style style:name="T502_4" style:family="text">
      <style:text-properties fo:font-size="14pt" style:font-size-asian="14pt" style:font-size-complex="14pt" fo:font-weight="bold" style:font-weight-asian="bold" style:font-weight-complex="bold"/>
    </style:style>
    <style:style style:name="T502_5" style:family="text">
      <style:text-properties fo:font-size="14pt" style:font-size-asian="14pt" style:font-size-complex="14pt" fo:font-weight="bold" style:font-weight-asian="bold" style:font-weight-complex="bold"/>
    </style:style>
    <style:style style:name="P503" style:family="paragraph" style:parent-style-name="Standard">
      <style:paragraph-properties fo:text-align="justify" fo:break-before="auto" fo:line-height="100%" fo:margin-bottom="0.212cm" style:writing-mode="lr-tb"/>
    </style:style>
    <style:style style:name="T503_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3_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3_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3_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3_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3_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3_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3_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3_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3_1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3_1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3_1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3_1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3_1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3_1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3_1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3_1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3_1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3_1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3_2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3_2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3_2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3_2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3_2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3_2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3_2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3_2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3_2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3_2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3_3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3_3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3_3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3_3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3_3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3_3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3_3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3_3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3_3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3_3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3_4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3_4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3_4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3_4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P504" style:family="paragraph" style:parent-style-name="Heading_20_2">
      <style:paragraph-properties fo:break-before="auto" fo:line-height="115%" fo:margin-bottom="0.141cm" style:writing-mode="lr-tb"/>
    </style:style>
    <style:style style:name="T504_1" style:family="text">
      <style:text-properties fo:font-size="14pt" style:font-size-asian="14pt" style:font-size-complex="14pt" fo:font-weight="bold" style:font-weight-asian="bold" style:font-weight-complex="bold"/>
    </style:style>
    <style:style style:name="T504_2" style:family="text">
      <style:text-properties fo:font-size="14pt" style:font-size-asian="14pt" style:font-size-complex="14pt" fo:font-weight="bold" style:font-weight-asian="bold" style:font-weight-complex="bold"/>
    </style:style>
    <style:style style:name="T504_3" style:family="text">
      <style:text-properties fo:font-size="14pt" style:font-size-asian="14pt" style:font-size-complex="14pt" fo:font-weight="bold" style:font-weight-asian="bold" style:font-weight-complex="bold"/>
    </style:style>
    <style:style style:name="T504_4" style:family="text">
      <style:text-properties fo:font-size="14pt" style:font-size-asian="14pt" style:font-size-complex="14pt" fo:font-weight="bold" style:font-weight-asian="bold" style:font-weight-complex="bold"/>
    </style:style>
    <style:style style:name="T504_5" style:family="text">
      <style:text-properties fo:font-size="14pt" style:font-size-asian="14pt" style:font-size-complex="14pt" fo:font-weight="bold" style:font-weight-asian="bold" style:font-weight-complex="bold"/>
    </style:style>
    <style:style style:name="P505" style:family="paragraph" style:parent-style-name="Standard">
      <style:paragraph-properties fo:break-before="auto" fo:line-height="100%" fo:margin-bottom="0.212cm" style:writing-mode="lr-tb"/>
    </style:style>
    <style:style style:name="T505_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5_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5_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5_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solid" style:text-underline-color="font-color"/>
    </style:style>
    <style:style style:name="T505_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solid" style:text-underline-color="font-color"/>
    </style:style>
    <style:style style:name="T505_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solid" style:text-underline-color="font-color"/>
    </style:style>
    <style:style style:name="T505_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505_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5_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5_1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5_1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5_1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5_1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5_1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5_1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5_1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5_1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5_1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5_1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5_2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5_2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5_2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5_2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5_2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5_2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5_2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5_2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5_2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5_2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5_3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5_3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5_3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5_3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P506" style:family="paragraph" style:parent-style-name="Standard">
      <style:paragraph-properties fo:text-align="justify" fo:break-before="auto" fo:line-height="100%" fo:margin-bottom="0.212cm" style:writing-mode="lr-tb"/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P507" style:family="paragraph" style:parent-style-name="Heading_20_2">
      <style:paragraph-properties fo:break-before="auto" fo:line-height="115%" fo:margin-bottom="0.141cm" style:writing-mode="lr-tb"/>
    </style:style>
    <style:style style:name="T507_1" style:family="text">
      <style:text-properties fo:font-size="14pt" style:font-size-asian="14pt" style:font-size-complex="14pt" fo:font-weight="bold" style:font-weight-asian="bold" style:font-weight-complex="bold"/>
    </style:style>
    <style:style style:name="P508" style:family="paragraph" style:parent-style-name="Standard">
      <style:paragraph-properties fo:text-align="justify" fo:break-before="auto" fo:line-height="100%" style:writing-mode="lr-tb"/>
    </style:style>
    <style:style style:name="T508_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8_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8_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8_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8_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8_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8_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8_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8_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8_1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8_1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8_1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8_1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8_1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8_1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8_1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8_1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8_1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8_1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8_2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8_2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8_2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8_2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8_2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8_2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8_2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8_2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8_2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8_2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8_3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8_3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8_3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8_3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8_3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8_3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8_3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8_3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8_3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8_3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8_4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8_4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8_4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8_4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8_44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8_45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8_46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8_47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8_48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8_49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8_50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8_51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8_52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T508_53" style:family="text">
      <style:text-properties fo:font-style="italic" style:font-style-asian="italic" style:font-style-complex="italic" fo:color="#cc0000" style:font-name="Verdana" fo:font-size="12pt" style:font-name-asian="Verdana" style:font-size-asian="12pt" style:font-name-complex="Verdana" style:font-size-complex="12pt"/>
    </style:style>
    <style:style style:name="P509" style:family="paragraph" style:parent-style-name="Heading_20_1">
      <style:paragraph-properties fo:break-before="auto" fo:line-height="115%" fo:margin-top="0.847cm" style:writing-mode="lr-tb"/>
    </style:style>
    <style:style style:name="P510" style:family="paragraph" style:parent-style-name="Heading_20_1">
      <style:paragraph-properties fo:break-before="page" fo:line-height="115%" fo:margin-top="0.847cm" fo:border-bottom="#808080 0.053cm solid" style:writing-mode="lr-tb"/>
    </style:style>
    <style:style style:name="T510_1" style:family="text">
      <style:text-properties fo:font-size="18pt" style:font-size-asian="18pt" style:font-size-complex="18pt" fo:font-weight="bold" style:font-weight-asian="bold" style:font-weight-complex="bold"/>
    </style:style>
    <style:style style:name="T510_2" style:family="text">
      <style:text-properties fo:font-size="18pt" style:font-size-asian="18pt" style:font-size-complex="18pt" fo:font-weight="bold" style:font-weight-asian="bold" style:font-weight-complex="bold"/>
    </style:style>
    <style:style style:name="T510_3" style:family="text">
      <style:text-properties fo:font-size="18pt" style:font-size-asian="18pt" style:font-size-complex="18pt" fo:font-weight="bold" style:font-weight-asian="bold" style:font-weight-complex="bold"/>
    </style:style>
    <style:style style:name="T510_4" style:family="text">
      <style:text-properties fo:font-size="18pt" style:font-size-asian="18pt" style:font-size-complex="18pt" fo:font-weight="bold" style:font-weight-asian="bold" style:font-weight-complex="bold"/>
    </style:style>
    <style:style style:name="T510_5" style:family="text">
      <style:text-properties fo:font-size="18pt" style:font-size-asian="18pt" style:font-size-complex="18pt" fo:font-weight="bold" style:font-weight-asian="bold" style:font-weight-complex="bold"/>
    </style:style>
    <style:style style:name="P511" style:family="paragraph" style:parent-style-name="Standard">
      <style:paragraph-properties fo:break-before="auto" fo:line-height="100%" fo:margin-bottom="0.212cm" style:writing-mode="lr-tb"/>
    </style:style>
    <style:style style:name="T511_1" style:family="text">
      <style:text-properties style:font-name="Verdana" fo:font-size="12pt" style:font-name-asian="Verdana" style:font-size-asian="12pt" style:font-name-complex="Verdana" style:font-size-complex="12pt"/>
    </style:style>
    <style:style style:name="T511_2" style:family="text">
      <style:text-properties style:font-name="Verdana" fo:font-size="12pt" style:font-name-asian="Verdana" style:font-size-asian="12pt" style:font-name-complex="Verdana" style:font-size-complex="12pt"/>
    </style:style>
    <style:style style:name="T511_3" style:family="text">
      <style:text-properties style:font-name="Verdana" fo:font-size="12pt" style:font-name-asian="Verdana" style:font-size-asian="12pt" style:font-name-complex="Verdana" style:font-size-complex="12pt"/>
    </style:style>
    <style:style style:name="T511_4" style:family="text">
      <style:text-properties style:font-name="Verdana" fo:font-size="12pt" style:font-name-asian="Verdana" style:font-size-asian="12pt" style:font-name-complex="Verdana" style:font-size-complex="12pt"/>
    </style:style>
    <style:style style:name="T511_5" style:family="text">
      <style:text-properties style:font-name="Verdana" fo:font-size="12pt" style:font-name-asian="Verdana" style:font-size-asian="12pt" style:font-name-complex="Verdana" style:font-size-complex="12pt"/>
    </style:style>
    <style:style style:name="T511_6" style:family="text">
      <style:text-properties style:font-name="Verdana" fo:font-size="12pt" style:font-name-asian="Verdana" style:font-size-asian="12pt" style:font-name-complex="Verdana" style:font-size-complex="12pt"/>
    </style:style>
    <style:style style:name="T511_7" style:family="text">
      <style:text-properties style:font-name="Verdana" fo:font-size="12pt" style:font-name-asian="Verdana" style:font-size-asian="12pt" style:font-name-complex="Verdana" style:font-size-complex="12pt"/>
    </style:style>
    <style:style style:name="T511_8" style:family="text">
      <style:text-properties style:font-name="Verdana" fo:font-size="12pt" style:font-name-asian="Verdana" style:font-size-asian="12pt" style:font-name-complex="Verdana" style:font-size-complex="12pt"/>
    </style:style>
    <style:style style:name="T511_9" style:family="text">
      <style:text-properties style:font-name="Verdana" fo:font-size="12pt" style:font-name-asian="Verdana" style:font-size-asian="12pt" style:font-name-complex="Verdana" style:font-size-complex="12pt"/>
    </style:style>
    <style:style style:name="T511_10" style:family="text">
      <style:text-properties style:font-name="Verdana" fo:font-size="12pt" style:font-name-asian="Verdana" style:font-size-asian="12pt" style:font-name-complex="Verdana" style:font-size-complex="12pt"/>
    </style:style>
    <style:style style:name="T511_11" style:family="text">
      <style:text-properties style:font-name="Verdana" fo:font-size="12pt" style:font-name-asian="Verdana" style:font-size-asian="12pt" style:font-name-complex="Verdana" style:font-size-complex="12pt"/>
    </style:style>
    <style:style style:name="T511_12" style:family="text">
      <style:text-properties style:font-name="Verdana" fo:font-size="12pt" style:font-name-asian="Verdana" style:font-size-asian="12pt" style:font-name-complex="Verdana" style:font-size-complex="12pt"/>
    </style:style>
    <style:style style:name="T511_13" style:family="text">
      <style:text-properties style:font-name="Verdana" fo:font-size="12pt" style:font-name-asian="Verdana" style:font-size-asian="12pt" style:font-name-complex="Verdana" style:font-size-complex="12pt"/>
    </style:style>
    <style:style style:name="T511_14" style:family="text">
      <style:text-properties style:font-name="Verdana" fo:font-size="12pt" style:font-name-asian="Verdana" style:font-size-asian="12pt" style:font-name-complex="Verdana" style:font-size-complex="12pt"/>
    </style:style>
    <style:style style:name="T511_15" style:family="text">
      <style:text-properties style:font-name="Verdana" fo:font-size="12pt" style:font-name-asian="Verdana" style:font-size-asian="12pt" style:font-name-complex="Verdana" style:font-size-complex="12pt"/>
    </style:style>
    <style:style style:name="T511_16" style:family="text">
      <style:text-properties style:font-name="Verdana" fo:font-size="12pt" style:font-name-asian="Verdana" style:font-size-asian="12pt" style:font-name-complex="Verdana" style:font-size-complex="12pt"/>
    </style:style>
    <style:style style:name="T511_17" style:family="text">
      <style:text-properties style:font-name="Verdana" fo:font-size="12pt" style:font-name-asian="Verdana" style:font-size-asian="12pt" style:font-name-complex="Verdana" style:font-size-complex="12pt"/>
    </style:style>
    <style:style style:name="T511_18" style:family="text">
      <style:text-properties style:font-name="Verdana" fo:font-size="12pt" style:font-name-asian="Verdana" style:font-size-asian="12pt" style:font-name-complex="Verdana" style:font-size-complex="12pt"/>
    </style:style>
    <style:style style:name="T511_19" style:family="text">
      <style:text-properties style:font-name="Verdana" fo:font-size="12pt" style:font-name-asian="Verdana" style:font-size-asian="12pt" style:font-name-complex="Verdana" style:font-size-complex="12pt"/>
    </style:style>
    <style:style style:name="T511_20" style:family="text">
      <style:text-properties style:font-name="Verdana" fo:font-size="12pt" style:font-name-asian="Verdana" style:font-size-asian="12pt" style:font-name-complex="Verdana" style:font-size-complex="12pt"/>
    </style:style>
    <style:style style:name="T511_21" style:family="text">
      <style:text-properties style:font-name="Verdana" fo:font-size="12pt" style:font-name-asian="Verdana" style:font-size-asian="12pt" style:font-name-complex="Verdana" style:font-size-complex="12pt"/>
    </style:style>
    <style:style style:name="T511_22" style:family="text">
      <style:text-properties style:font-name="Verdana" fo:font-size="12pt" style:font-name-asian="Verdana" style:font-size-asian="12pt" style:font-name-complex="Verdana" style:font-size-complex="12pt"/>
    </style:style>
    <style:style style:name="T511_23" style:family="text">
      <style:text-properties style:font-name="Verdana" fo:font-size="12pt" style:font-name-asian="Verdana" style:font-size-asian="12pt" style:font-name-complex="Verdana" style:font-size-complex="12pt"/>
    </style:style>
    <style:style style:name="T511_24" style:family="text">
      <style:text-properties style:font-name="Verdana" fo:font-size="12pt" style:font-name-asian="Verdana" style:font-size-asian="12pt" style:font-name-complex="Verdana" style:font-size-complex="12pt"/>
    </style:style>
    <style:style style:name="T511_25" style:family="text">
      <style:text-properties style:font-name="Verdana" fo:font-size="12pt" style:font-name-asian="Verdana" style:font-size-asian="12pt" style:font-name-complex="Verdana" style:font-size-complex="12pt"/>
    </style:style>
    <style:style style:name="T511_26" style:family="text">
      <style:text-properties style:font-name="Verdana" fo:font-size="12pt" style:font-name-asian="Verdana" style:font-size-asian="12pt" style:font-name-complex="Verdana" style:font-size-complex="12pt"/>
    </style:style>
    <style:style style:name="P512" style:family="paragraph" style:parent-style-name="Standard">
      <style:paragraph-properties fo:break-before="auto" fo:line-height="100%" fo:margin-bottom="0.212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513" style:family="paragraph" style:parent-style-name="Heading_20_2">
      <style:paragraph-properties fo:break-before="auto" fo:line-height="100%" style:writing-mode="lr-tb"/>
    </style:style>
    <style:style style:name="T513_1" style:family="text">
      <style:text-properties fo:font-size="14pt" style:font-size-asian="14pt" style:font-size-complex="14pt" fo:font-weight="bold" style:font-weight-asian="bold" style:font-weight-complex="bold"/>
    </style:style>
    <style:style style:name="P514" style:family="paragraph" style:parent-style-name="Standard">
      <style:paragraph-properties fo:break-before="auto" fo:line-height="100%" fo:margin-bottom="0.212cm" style:writing-mode="lr-tb"/>
    </style:style>
    <style:style style:name="T514_1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P515" style:family="paragraph" style:parent-style-name="Standard">
      <style:paragraph-properties fo:break-before="auto" fo:line-height="100%" fo:margin-top="0cm" style:writing-mode="lr-tb"/>
    </style:style>
    <style:style style:name="T515_1" style:family="text">
      <style:text-properties style:font-name="Verdana" fo:font-size="10pt" style:font-name-asian="Verdana" style:font-size-asian="10pt" style:font-name-complex="Verdana" style:font-size-complex="10pt"/>
    </style:style>
    <style:style style:name="T515_2" style:family="text">
      <style:text-properties style:font-name="Verdana" fo:font-size="10pt" style:font-name-asian="Verdana" style:font-size-asian="10pt" style:font-name-complex="Verdana" style:font-size-complex="10pt"/>
    </style:style>
    <style:style style:name="T515_3" style:family="text">
      <style:text-properties style:font-name="Verdana" fo:font-size="10pt" style:font-name-asian="Verdana" style:font-size-asian="10pt" style:font-name-complex="Verdana" style:font-size-complex="10pt"/>
    </style:style>
    <style:style style:name="T515_4" style:family="text">
      <style:text-properties style:font-name="Verdana" fo:font-size="10pt" style:font-name-asian="Verdana" style:font-size-asian="10pt" style:font-name-complex="Verdana" style:font-size-complex="10pt"/>
    </style:style>
    <style:style style:name="T515_5" style:family="text">
      <style:text-properties style:font-name="Verdana" fo:font-size="10pt" style:font-name-asian="Verdana" style:font-size-asian="10pt" style:font-name-complex="Verdana" style:font-size-complex="10pt"/>
    </style:style>
    <style:style style:name="T515_6" style:family="text">
      <style:text-properties style:font-name="Verdana" fo:font-size="10pt" style:font-name-asian="Verdana" style:font-size-asian="10pt" style:font-name-complex="Verdana" style:font-size-complex="10pt"/>
    </style:style>
    <style:style style:name="T515_7" style:family="text">
      <style:text-properties style:font-name="Verdana" fo:font-size="10pt" style:font-name-asian="Verdana" style:font-size-asian="10pt" style:font-name-complex="Verdana" style:font-size-complex="10pt"/>
    </style:style>
    <style:style style:name="T515_8" style:family="text">
      <style:text-properties style:font-name="Verdana" fo:font-size="10pt" style:font-name-asian="Verdana" style:font-size-asian="10pt" style:font-name-complex="Verdana" style:font-size-complex="10pt"/>
    </style:style>
    <style:style style:name="T515_9" style:family="text">
      <style:text-properties style:font-name="Verdana" fo:font-size="10pt" style:font-name-asian="Verdana" style:font-size-asian="10pt" style:font-name-complex="Verdana" style:font-size-complex="10pt"/>
    </style:style>
    <style:style style:name="T515_10" style:family="text">
      <style:text-properties style:font-name="Verdana" fo:font-size="10pt" style:font-name-asian="Verdana" style:font-size-asian="10pt" style:font-name-complex="Verdana" style:font-size-complex="10pt"/>
    </style:style>
    <style:style style:name="T515_11" style:family="text">
      <style:text-properties style:font-name="Verdana" fo:font-size="10pt" style:font-name-asian="Verdana" style:font-size-asian="10pt" style:font-name-complex="Verdana" style:font-size-complex="10pt"/>
    </style:style>
    <style:style style:name="T515_12" style:family="text">
      <style:text-properties style:font-name="Verdana" fo:font-size="10pt" style:font-name-asian="Verdana" style:font-size-asian="10pt" style:font-name-complex="Verdana" style:font-size-complex="10pt"/>
    </style:style>
    <style:style style:name="T515_13" style:family="text">
      <style:text-properties style:font-name="Verdana" fo:font-size="10pt" style:font-name-asian="Verdana" style:font-size-asian="10pt" style:font-name-complex="Verdana" style:font-size-complex="10pt"/>
    </style:style>
    <style:style style:name="P516" style:family="paragraph" style:parent-style-name="Standard">
      <style:paragraph-properties fo:break-before="auto" fo:line-height="100%" fo:margin-top="0cm" fo:margin-bottom="0cm" style:writing-mode="lr-tb"/>
    </style:style>
    <style:style style:name="T516_1" style:family="text">
      <style:text-properties style:font-name="Verdana" fo:font-size="10pt" style:font-name-asian="Verdana" style:font-size-asian="10pt" style:font-name-complex="Verdana" style:font-size-complex="10pt"/>
    </style:style>
    <style:style style:name="T516_2" style:family="text">
      <style:text-properties style:font-name="Verdana" fo:font-size="10pt" style:font-name-asian="Verdana" style:font-size-asian="10pt" style:font-name-complex="Verdana" style:font-size-complex="10pt"/>
    </style:style>
    <style:style style:name="T516_3" style:family="text">
      <style:text-properties style:font-name="Verdana" fo:font-size="10pt" style:font-name-asian="Verdana" style:font-size-asian="10pt" style:font-name-complex="Verdana" style:font-size-complex="10pt"/>
    </style:style>
    <style:style style:name="T516_4" style:family="text">
      <style:text-properties style:font-name="Verdana" fo:font-size="10pt" style:font-name-asian="Verdana" style:font-size-asian="10pt" style:font-name-complex="Verdana" style:font-size-complex="10pt"/>
    </style:style>
    <style:style style:name="T516_5" style:family="text">
      <style:text-properties style:font-name="Verdana" fo:font-size="10pt" style:font-name-asian="Verdana" style:font-size-asian="10pt" style:font-name-complex="Verdana" style:font-size-complex="10pt"/>
    </style:style>
    <style:style style:name="T516_6" style:family="text">
      <style:text-properties style:font-name="Verdana" fo:font-size="10pt" style:font-name-asian="Verdana" style:font-size-asian="10pt" style:font-name-complex="Verdana" style:font-size-complex="10pt"/>
    </style:style>
    <style:style style:name="T516_7" style:family="text">
      <style:text-properties style:font-name="Verdana" fo:font-size="10pt" style:font-name-asian="Verdana" style:font-size-asian="10pt" style:font-name-complex="Verdana" style:font-size-complex="10pt"/>
    </style:style>
    <style:style style:name="T516_8" style:family="text">
      <style:text-properties style:font-name="Verdana" fo:font-size="10pt" style:font-name-asian="Verdana" style:font-size-asian="10pt" style:font-name-complex="Verdana" style:font-size-complex="10pt"/>
    </style:style>
    <style:style style:name="T516_9" style:family="text">
      <style:text-properties style:font-name="Verdana" fo:font-size="10pt" style:font-name-asian="Verdana" style:font-size-asian="10pt" style:font-name-complex="Verdana" style:font-size-complex="10pt"/>
    </style:style>
    <style:style style:name="T516_10" style:family="text">
      <style:text-properties style:font-name="Verdana" fo:font-size="10pt" style:font-name-asian="Verdana" style:font-size-asian="10pt" style:font-name-complex="Verdana" style:font-size-complex="10pt"/>
    </style:style>
    <style:style style:name="T516_11" style:family="text">
      <style:text-properties style:font-name="Verdana" fo:font-size="10pt" style:font-name-asian="Verdana" style:font-size-asian="10pt" style:font-name-complex="Verdana" style:font-size-complex="10pt"/>
    </style:style>
    <style:style style:name="T516_12" style:family="text">
      <style:text-properties style:font-name="Verdana" fo:font-size="10pt" style:font-name-asian="Verdana" style:font-size-asian="10pt" style:font-name-complex="Verdana" style:font-size-complex="10pt"/>
    </style:style>
    <style:style style:name="T516_13" style:family="text">
      <style:text-properties style:font-name="Verdana" fo:font-size="10pt" style:font-name-asian="Verdana" style:font-size-asian="10pt" style:font-name-complex="Verdana" style:font-size-complex="10pt"/>
    </style:style>
    <style:style style:name="T516_14" style:family="text">
      <style:text-properties style:font-name="Verdana" fo:font-size="10pt" style:font-name-asian="Verdana" style:font-size-asian="10pt" style:font-name-complex="Verdana" style:font-size-complex="10pt"/>
    </style:style>
    <style:style style:name="T516_15" style:family="text">
      <style:text-properties style:font-name="Verdana" fo:font-size="10pt" style:font-name-asian="Verdana" style:font-size-asian="10pt" style:font-name-complex="Verdana" style:font-size-complex="10pt"/>
    </style:style>
    <style:style style:name="T516_16" style:family="text">
      <style:text-properties style:font-name="Verdana" fo:font-size="10pt" style:font-name-asian="Verdana" style:font-size-asian="10pt" style:font-name-complex="Verdana" style:font-size-complex="10pt"/>
    </style:style>
    <style:style style:name="T516_17" style:family="text">
      <style:text-properties style:font-name="Verdana" fo:font-size="10pt" style:font-name-asian="Verdana" style:font-size-asian="10pt" style:font-name-complex="Verdana" style:font-size-complex="10pt"/>
    </style:style>
    <style:style style:name="T516_18" style:family="text">
      <style:text-properties style:font-name="Verdana" fo:font-size="10pt" style:font-name-asian="Verdana" style:font-size-asian="10pt" style:font-name-complex="Verdana" style:font-size-complex="10pt"/>
    </style:style>
    <style:style style:name="T516_19" style:family="text">
      <style:text-properties style:font-name="Verdana" fo:font-size="10pt" style:font-name-asian="Verdana" style:font-size-asian="10pt" style:font-name-complex="Verdana" style:font-size-complex="10pt"/>
    </style:style>
    <style:style style:name="T516_20" style:family="text">
      <style:text-properties style:font-name="Verdana" fo:font-size="10pt" style:font-name-asian="Verdana" style:font-size-asian="10pt" style:font-name-complex="Verdana" style:font-size-complex="10pt"/>
    </style:style>
    <style:style style:name="T516_21" style:family="text">
      <style:text-properties style:font-name="Verdana" fo:font-size="10pt" style:font-name-asian="Verdana" style:font-size-asian="10pt" style:font-name-complex="Verdana" style:font-size-complex="10pt"/>
    </style:style>
    <style:style style:name="T516_22" style:family="text">
      <style:text-properties style:font-name="Verdana" fo:font-size="10pt" style:font-name-asian="Verdana" style:font-size-asian="10pt" style:font-name-complex="Verdana" style:font-size-complex="10pt"/>
    </style:style>
    <style:style style:name="T516_23" style:family="text">
      <style:text-properties style:font-name="Verdana" fo:font-size="10pt" style:font-name-asian="Verdana" style:font-size-asian="10pt" style:font-name-complex="Verdana" style:font-size-complex="10pt"/>
    </style:style>
    <style:style style:name="T516_24" style:family="text">
      <style:text-properties style:font-name="Verdana" fo:font-size="10pt" style:font-name-asian="Verdana" style:font-size-asian="10pt" style:font-name-complex="Verdana" style:font-size-complex="10pt"/>
    </style:style>
    <style:style style:name="T516_25" style:family="text">
      <style:text-properties style:font-name="Verdana" fo:font-size="10pt" style:font-name-asian="Verdana" style:font-size-asian="10pt" style:font-name-complex="Verdana" style:font-size-complex="10pt"/>
    </style:style>
    <style:style style:name="T516_26" style:family="text">
      <style:text-properties style:font-name="Verdana" fo:font-size="10pt" style:font-name-asian="Verdana" style:font-size-asian="10pt" style:font-name-complex="Verdana" style:font-size-complex="10pt"/>
    </style:style>
    <style:style style:name="T516_27" style:family="text">
      <style:text-properties style:font-name="Verdana" fo:font-size="10pt" style:font-name-asian="Verdana" style:font-size-asian="10pt" style:font-name-complex="Verdana" style:font-size-complex="10pt"/>
    </style:style>
    <style:style style:name="P517" style:family="paragraph" style:parent-style-name="Standard">
      <style:paragraph-properties fo:break-before="auto" fo:line-height="100%" fo:margin-bottom="0.212cm" style:writing-mode="lr-tb"/>
    </style:style>
    <style:style style:name="T517_1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P518" style:family="paragraph" style:parent-style-name="Standard">
      <style:paragraph-properties fo:break-before="auto" fo:line-height="100%" fo:margin-top="0cm" style:writing-mode="lr-tb"/>
    </style:style>
    <style:style style:name="T518_1" style:family="text">
      <style:text-properties style:font-name="Verdana" fo:font-size="10pt" style:font-name-asian="Verdana" style:font-size-asian="10pt" style:font-name-complex="Verdana" style:font-size-complex="10pt"/>
    </style:style>
    <style:style style:name="T518_2" style:family="text">
      <style:text-properties style:font-name="Verdana" fo:font-size="10pt" style:font-name-asian="Verdana" style:font-size-asian="10pt" style:font-name-complex="Verdana" style:font-size-complex="10pt"/>
    </style:style>
    <style:style style:name="T518_3" style:family="text">
      <style:text-properties style:font-name="Verdana" fo:font-size="10pt" style:font-name-asian="Verdana" style:font-size-asian="10pt" style:font-name-complex="Verdana" style:font-size-complex="10pt"/>
    </style:style>
    <style:style style:name="T518_4" style:family="text">
      <style:text-properties style:font-name="Verdana" fo:font-size="10pt" style:font-name-asian="Verdana" style:font-size-asian="10pt" style:font-name-complex="Verdana" style:font-size-complex="10pt"/>
    </style:style>
    <style:style style:name="T518_5" style:family="text">
      <style:text-properties style:font-name="Verdana" fo:font-size="10pt" style:font-name-asian="Verdana" style:font-size-asian="10pt" style:font-name-complex="Verdana" style:font-size-complex="10pt"/>
    </style:style>
    <style:style style:name="T518_6" style:family="text">
      <style:text-properties style:font-name="Verdana" fo:font-size="10pt" style:font-name-asian="Verdana" style:font-size-asian="10pt" style:font-name-complex="Verdana" style:font-size-complex="10pt"/>
    </style:style>
    <style:style style:name="T518_7" style:family="text">
      <style:text-properties style:font-name="Verdana" fo:font-size="10pt" style:font-name-asian="Verdana" style:font-size-asian="10pt" style:font-name-complex="Verdana" style:font-size-complex="10pt"/>
    </style:style>
    <style:style style:name="T518_8" style:family="text">
      <style:text-properties style:font-name="Verdana" fo:font-size="10pt" style:font-name-asian="Verdana" style:font-size-asian="10pt" style:font-name-complex="Verdana" style:font-size-complex="10pt"/>
    </style:style>
    <style:style style:name="T518_9" style:family="text">
      <style:text-properties style:font-name="Verdana" fo:font-size="10pt" style:font-name-asian="Verdana" style:font-size-asian="10pt" style:font-name-complex="Verdana" style:font-size-complex="10pt"/>
    </style:style>
    <style:style style:name="T518_10" style:family="text">
      <style:text-properties style:font-name="Verdana" fo:font-size="10pt" style:font-name-asian="Verdana" style:font-size-asian="10pt" style:font-name-complex="Verdana" style:font-size-complex="10pt"/>
    </style:style>
    <style:style style:name="T518_11" style:family="text">
      <style:text-properties style:font-name="Verdana" fo:font-size="10pt" style:font-name-asian="Verdana" style:font-size-asian="10pt" style:font-name-complex="Verdana" style:font-size-complex="10pt"/>
    </style:style>
    <style:style style:name="T518_12" style:family="text">
      <style:text-properties style:font-name="Verdana" fo:font-size="10pt" style:font-name-asian="Verdana" style:font-size-asian="10pt" style:font-name-complex="Verdana" style:font-size-complex="10pt"/>
    </style:style>
    <style:style style:name="T518_13" style:family="text">
      <style:text-properties style:font-name="Verdana" fo:font-size="10pt" style:font-name-asian="Verdana" style:font-size-asian="10pt" style:font-name-complex="Verdana" style:font-size-complex="10pt"/>
    </style:style>
    <style:style style:name="T518_14" style:family="text">
      <style:text-properties style:font-name="Verdana" fo:font-size="10pt" style:font-name-asian="Verdana" style:font-size-asian="10pt" style:font-name-complex="Verdana" style:font-size-complex="10pt"/>
    </style:style>
    <style:style style:name="T518_15" style:family="text">
      <style:text-properties style:font-name="Verdana" fo:font-size="10pt" style:font-name-asian="Verdana" style:font-size-asian="10pt" style:font-name-complex="Verdana" style:font-size-complex="10pt"/>
    </style:style>
    <style:style style:name="P519" style:family="paragraph" style:parent-style-name="Standard">
      <style:paragraph-properties fo:break-before="auto" fo:line-height="100%" fo:margin-top="0cm" style:writing-mode="lr-tb"/>
    </style:style>
    <style:style style:name="T519_1" style:family="text">
      <style:text-properties style:font-name="Verdana" fo:font-size="10pt" style:font-name-asian="Verdana" style:font-size-asian="10pt" style:font-name-complex="Verdana" style:font-size-complex="10pt"/>
    </style:style>
    <style:style style:name="T519_2" style:family="text">
      <style:text-properties style:font-name="Verdana" fo:font-size="10pt" style:font-name-asian="Verdana" style:font-size-asian="10pt" style:font-name-complex="Verdana" style:font-size-complex="10pt"/>
    </style:style>
    <style:style style:name="T519_3" style:family="text">
      <style:text-properties style:font-name="Verdana" fo:font-size="10pt" style:font-name-asian="Verdana" style:font-size-asian="10pt" style:font-name-complex="Verdana" style:font-size-complex="10pt"/>
    </style:style>
    <style:style style:name="T519_4" style:family="text">
      <style:text-properties style:font-name="Verdana" fo:font-size="10pt" style:font-name-asian="Verdana" style:font-size-asian="10pt" style:font-name-complex="Verdana" style:font-size-complex="10pt"/>
    </style:style>
    <style:style style:name="T519_5" style:family="text">
      <style:text-properties style:font-name="Verdana" fo:font-size="10pt" style:font-name-asian="Verdana" style:font-size-asian="10pt" style:font-name-complex="Verdana" style:font-size-complex="10pt"/>
    </style:style>
    <style:style style:name="P520" style:family="paragraph" style:parent-style-name="Standard">
      <style:paragraph-properties fo:break-before="auto" fo:line-height="100%" fo:margin-top="0cm" style:writing-mode="lr-tb"/>
    </style:style>
    <style:style style:name="T520_1" style:family="text">
      <style:text-properties style:font-name="Verdana" fo:font-size="10pt" style:font-name-asian="Verdana" style:font-size-asian="10pt" style:font-name-complex="Verdana" style:font-size-complex="10pt"/>
    </style:style>
    <style:style style:name="T520_2" style:family="text">
      <style:text-properties style:font-name="Verdana" fo:font-size="10pt" style:font-name-asian="Verdana" style:font-size-asian="10pt" style:font-name-complex="Verdana" style:font-size-complex="10pt"/>
    </style:style>
    <style:style style:name="T520_3" style:family="text">
      <style:text-properties style:font-name="Verdana" fo:font-size="10pt" style:font-name-asian="Verdana" style:font-size-asian="10pt" style:font-name-complex="Verdana" style:font-size-complex="10pt"/>
    </style:style>
    <style:style style:name="T520_4" style:family="text">
      <style:text-properties style:font-name="Verdana" fo:font-size="10pt" style:font-name-asian="Verdana" style:font-size-asian="10pt" style:font-name-complex="Verdana" style:font-size-complex="10pt"/>
    </style:style>
    <style:style style:name="T520_5" style:family="text">
      <style:text-properties style:font-name="Verdana" fo:font-size="10pt" style:font-name-asian="Verdana" style:font-size-asian="10pt" style:font-name-complex="Verdana" style:font-size-complex="10pt"/>
    </style:style>
    <style:style style:name="T520_6" style:family="text">
      <style:text-properties style:font-name="Verdana" fo:font-size="10pt" style:font-name-asian="Verdana" style:font-size-asian="10pt" style:font-name-complex="Verdana" style:font-size-complex="10pt"/>
    </style:style>
    <style:style style:name="T520_7" style:family="text">
      <style:text-properties style:font-name="Verdana" fo:font-size="10pt" style:font-name-asian="Verdana" style:font-size-asian="10pt" style:font-name-complex="Verdana" style:font-size-complex="10pt"/>
    </style:style>
    <style:style style:name="T520_8" style:family="text">
      <style:text-properties style:font-name="Verdana" fo:font-size="10pt" style:font-name-asian="Verdana" style:font-size-asian="10pt" style:font-name-complex="Verdana" style:font-size-complex="10pt"/>
    </style:style>
    <style:style style:name="T520_9" style:family="text">
      <style:text-properties style:font-name="Verdana" fo:font-size="10pt" style:font-name-asian="Verdana" style:font-size-asian="10pt" style:font-name-complex="Verdana" style:font-size-complex="10pt"/>
    </style:style>
    <style:style style:name="T520_10" style:family="text">
      <style:text-properties style:font-name="Verdana" fo:font-size="10pt" style:font-name-asian="Verdana" style:font-size-asian="10pt" style:font-name-complex="Verdana" style:font-size-complex="10pt"/>
    </style:style>
    <style:style style:name="T520_11" style:family="text">
      <style:text-properties style:font-name="Verdana" fo:font-size="10pt" style:font-name-asian="Verdana" style:font-size-asian="10pt" style:font-name-complex="Verdana" style:font-size-complex="10pt"/>
    </style:style>
    <style:style style:name="T520_12" style:family="text">
      <style:text-properties style:font-name="Verdana" fo:font-size="10pt" style:font-name-asian="Verdana" style:font-size-asian="10pt" style:font-name-complex="Verdana" style:font-size-complex="10pt"/>
    </style:style>
    <style:style style:name="T520_13" style:family="text">
      <style:text-properties style:font-name="Verdana" fo:font-size="10pt" style:font-name-asian="Verdana" style:font-size-asian="10pt" style:font-name-complex="Verdana" style:font-size-complex="10pt"/>
    </style:style>
    <style:style style:name="P521" style:family="paragraph" style:parent-style-name="Standard">
      <style:paragraph-properties fo:break-before="auto" fo:line-height="100%" fo:margin-top="0cm" fo:margin-bottom="0cm" style:writing-mode="lr-tb"/>
    </style:style>
    <style:style style:name="T521_1" style:family="text">
      <style:text-properties style:font-name="Verdana" fo:font-size="10pt" style:font-name-asian="Verdana" style:font-size-asian="10pt" style:font-name-complex="Verdana" style:font-size-complex="10pt"/>
    </style:style>
    <style:style style:name="T521_2" style:family="text">
      <style:text-properties style:font-name="Verdana" fo:font-size="10pt" style:font-name-asian="Verdana" style:font-size-asian="10pt" style:font-name-complex="Verdana" style:font-size-complex="10pt"/>
    </style:style>
    <style:style style:name="T521_3" style:family="text">
      <style:text-properties style:font-name="Verdana" fo:font-size="10pt" style:font-name-asian="Verdana" style:font-size-asian="10pt" style:font-name-complex="Verdana" style:font-size-complex="10pt"/>
    </style:style>
    <style:style style:name="T521_4" style:family="text">
      <style:text-properties style:font-name="Verdana" fo:font-size="10pt" style:font-name-asian="Verdana" style:font-size-asian="10pt" style:font-name-complex="Verdana" style:font-size-complex="10pt"/>
    </style:style>
    <style:style style:name="T521_5" style:family="text">
      <style:text-properties style:font-name="Verdana" fo:font-size="10pt" style:font-name-asian="Verdana" style:font-size-asian="10pt" style:font-name-complex="Verdana" style:font-size-complex="10pt"/>
    </style:style>
    <style:style style:name="T521_6" style:family="text">
      <style:text-properties style:font-name="Verdana" fo:font-size="10pt" style:font-name-asian="Verdana" style:font-size-asian="10pt" style:font-name-complex="Verdana" style:font-size-complex="10pt"/>
    </style:style>
    <style:style style:name="T521_7" style:family="text">
      <style:text-properties style:font-name="Verdana" fo:font-size="10pt" style:font-name-asian="Verdana" style:font-size-asian="10pt" style:font-name-complex="Verdana" style:font-size-complex="10pt"/>
    </style:style>
    <style:style style:name="T521_8" style:family="text">
      <style:text-properties style:font-name="Verdana" fo:font-size="10pt" style:font-name-asian="Verdana" style:font-size-asian="10pt" style:font-name-complex="Verdana" style:font-size-complex="10pt"/>
    </style:style>
    <style:style style:name="T521_9" style:family="text">
      <style:text-properties style:font-name="Verdana" fo:font-size="10pt" style:font-name-asian="Verdana" style:font-size-asian="10pt" style:font-name-complex="Verdana" style:font-size-complex="10pt"/>
    </style:style>
    <style:style style:name="T521_10" style:family="text">
      <style:text-properties style:font-name="Verdana" fo:font-size="10pt" style:font-name-asian="Verdana" style:font-size-asian="10pt" style:font-name-complex="Verdana" style:font-size-complex="10pt"/>
    </style:style>
    <style:style style:name="T521_11" style:family="text">
      <style:text-properties style:font-name="Verdana" fo:font-size="10pt" style:font-name-asian="Verdana" style:font-size-asian="10pt" style:font-name-complex="Verdana" style:font-size-complex="10pt"/>
    </style:style>
    <style:style style:name="T521_12" style:family="text">
      <style:text-properties style:font-name="Verdana" fo:font-size="10pt" style:font-name-asian="Verdana" style:font-size-asian="10pt" style:font-name-complex="Verdana" style:font-size-complex="10pt"/>
    </style:style>
    <style:style style:name="T521_13" style:family="text">
      <style:text-properties style:font-name="Verdana" fo:font-size="10pt" style:font-name-asian="Verdana" style:font-size-asian="10pt" style:font-name-complex="Verdana" style:font-size-complex="10pt"/>
    </style:style>
    <style:style style:name="P522" style:family="paragraph" style:parent-style-name="Standard">
      <style:paragraph-properties fo:break-before="auto" fo:line-height="100%" fo:margin-bottom="0.212cm" style:writing-mode="lr-tb"/>
      <style:text-properties style:font-name="Verdana" fo:font-size="10pt" style:font-name-asian="Verdana" style:font-size-asian="10pt" style:font-name-complex="Verdana" style:font-size-complex="10pt"/>
    </style:style>
    <style:style style:name="P523" style:family="paragraph" style:parent-style-name="Heading_20_2">
      <style:paragraph-properties fo:break-before="auto" fo:line-height="100%" style:writing-mode="lr-tb"/>
    </style:style>
    <style:style style:name="T523_1" style:family="text">
      <style:text-properties fo:font-size="14pt" style:font-size-asian="14pt" style:font-size-complex="14pt" fo:font-weight="bold" style:font-weight-asian="bold" style:font-weight-complex="bold"/>
    </style:style>
    <style:style style:name="P524" style:family="paragraph" style:parent-style-name="Standard">
      <style:paragraph-properties fo:break-before="auto" fo:line-height="100%" fo:margin-bottom="0.212cm" style:writing-mode="lr-tb"/>
    </style:style>
    <style:style style:name="T524_1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524_2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524_3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524_4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524_5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P525" style:family="paragraph" style:parent-style-name="Standard">
      <style:paragraph-properties fo:break-before="auto" fo:line-height="100%" fo:margin-top="0cm" style:writing-mode="lr-tb"/>
    </style:style>
    <style:style style:name="T525_1" style:family="text">
      <style:text-properties style:font-name="Verdana" fo:font-size="10pt" style:font-name-asian="Verdana" style:font-size-asian="10pt" style:font-name-complex="Verdana" style:font-size-complex="10pt"/>
    </style:style>
    <style:style style:name="T525_2" style:family="text">
      <style:text-properties style:font-name="Verdana" fo:font-size="10pt" style:font-name-asian="Verdana" style:font-size-asian="10pt" style:font-name-complex="Verdana" style:font-size-complex="10pt"/>
    </style:style>
    <style:style style:name="T525_3" style:family="text">
      <style:text-properties style:font-name="Verdana" fo:font-size="10pt" style:font-name-asian="Verdana" style:font-size-asian="10pt" style:font-name-complex="Verdana" style:font-size-complex="10pt"/>
    </style:style>
    <style:style style:name="T525_4" style:family="text">
      <style:text-properties style:font-name="Verdana" fo:font-size="10pt" style:font-name-asian="Verdana" style:font-size-asian="10pt" style:font-name-complex="Verdana" style:font-size-complex="10pt"/>
    </style:style>
    <style:style style:name="T525_5" style:family="text">
      <style:text-properties style:font-name="Verdana" fo:font-size="10pt" style:font-name-asian="Verdana" style:font-size-asian="10pt" style:font-name-complex="Verdana" style:font-size-complex="10pt"/>
    </style:style>
    <style:style style:name="P526" style:family="paragraph" style:parent-style-name="Standard">
      <style:paragraph-properties fo:break-before="auto" fo:line-height="100%" fo:margin-top="0cm" fo:margin-bottom="0cm" style:writing-mode="lr-tb"/>
    </style:style>
    <style:style style:name="T526_1" style:family="text">
      <style:text-properties style:font-name="Verdana" fo:font-size="10pt" style:font-name-asian="Verdana" style:font-size-asian="10pt" style:font-name-complex="Verdana" style:font-size-complex="10pt"/>
    </style:style>
    <style:style style:name="T526_2" style:family="text">
      <style:text-properties style:font-name="Verdana" fo:font-size="10pt" style:font-name-asian="Verdana" style:font-size-asian="10pt" style:font-name-complex="Verdana" style:font-size-complex="10pt"/>
    </style:style>
    <style:style style:name="T526_3" style:family="text">
      <style:text-properties style:font-name="Verdana" fo:font-size="10pt" style:font-name-asian="Verdana" style:font-size-asian="10pt" style:font-name-complex="Verdana" style:font-size-complex="10pt"/>
    </style:style>
    <style:style style:name="T526_4" style:family="text">
      <style:text-properties style:font-name="Verdana" fo:font-size="10pt" style:font-name-asian="Verdana" style:font-size-asian="10pt" style:font-name-complex="Verdana" style:font-size-complex="10pt"/>
    </style:style>
    <style:style style:name="T526_5" style:family="text">
      <style:text-properties style:font-name="Verdana" fo:font-size="10pt" style:font-name-asian="Verdana" style:font-size-asian="10pt" style:font-name-complex="Verdana" style:font-size-complex="10pt"/>
    </style:style>
    <style:style style:name="T526_6" style:family="text">
      <style:text-properties style:font-name="Verdana" fo:font-size="10pt" style:font-name-asian="Verdana" style:font-size-asian="10pt" style:font-name-complex="Verdana" style:font-size-complex="10pt"/>
    </style:style>
    <style:style style:name="T526_7" style:family="text">
      <style:text-properties style:font-name="Verdana" fo:font-size="10pt" style:font-name-asian="Verdana" style:font-size-asian="10pt" style:font-name-complex="Verdana" style:font-size-complex="10pt"/>
    </style:style>
    <style:style style:name="T526_8" style:family="text">
      <style:text-properties style:font-name="Verdana" fo:font-size="10pt" style:font-name-asian="Verdana" style:font-size-asian="10pt" style:font-name-complex="Verdana" style:font-size-complex="10pt"/>
    </style:style>
    <style:style style:name="T526_9" style:family="text">
      <style:text-properties style:font-name="Verdana" fo:font-size="10pt" style:font-name-asian="Verdana" style:font-size-asian="10pt" style:font-name-complex="Verdana" style:font-size-complex="10pt"/>
    </style:style>
    <style:style style:name="T526_10" style:family="text">
      <style:text-properties style:font-name="Verdana" fo:font-size="10pt" style:font-name-asian="Verdana" style:font-size-asian="10pt" style:font-name-complex="Verdana" style:font-size-complex="10pt"/>
    </style:style>
    <style:style style:name="T526_11" style:family="text">
      <style:text-properties style:font-name="Verdana" fo:font-size="10pt" style:font-name-asian="Verdana" style:font-size-asian="10pt" style:font-name-complex="Verdana" style:font-size-complex="10pt"/>
    </style:style>
    <style:style style:name="P527" style:family="paragraph" style:parent-style-name="Standard">
      <style:paragraph-properties fo:break-before="auto" fo:line-height="100%" fo:margin-bottom="0.212cm" style:writing-mode="lr-tb"/>
    </style:style>
    <style:style style:name="T527_1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527_2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527_3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527_4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527_5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P528" style:family="paragraph" style:parent-style-name="Standard">
      <style:paragraph-properties fo:break-before="auto" fo:line-height="100%" fo:margin-top="0cm" style:writing-mode="lr-tb"/>
    </style:style>
    <style:style style:name="T528_1" style:family="text">
      <style:text-properties style:font-name="Verdana" fo:font-size="10pt" style:font-name-asian="Verdana" style:font-size-asian="10pt" style:font-name-complex="Verdana" style:font-size-complex="10pt"/>
    </style:style>
    <style:style style:name="T528_2" style:family="text">
      <style:text-properties style:font-name="Verdana" fo:font-size="10pt" style:font-name-asian="Verdana" style:font-size-asian="10pt" style:font-name-complex="Verdana" style:font-size-complex="10pt"/>
    </style:style>
    <style:style style:name="T528_3" style:family="text">
      <style:text-properties style:font-name="Verdana" fo:font-size="10pt" style:font-name-asian="Verdana" style:font-size-asian="10pt" style:font-name-complex="Verdana" style:font-size-complex="10pt"/>
    </style:style>
    <style:style style:name="T528_4" style:family="text">
      <style:text-properties style:font-name="Verdana" fo:font-size="10pt" style:font-name-asian="Verdana" style:font-size-asian="10pt" style:font-name-complex="Verdana" style:font-size-complex="10pt"/>
    </style:style>
    <style:style style:name="T528_5" style:family="text">
      <style:text-properties style:font-name="Verdana" fo:font-size="10pt" style:font-name-asian="Verdana" style:font-size-asian="10pt" style:font-name-complex="Verdana" style:font-size-complex="10pt"/>
    </style:style>
    <style:style style:name="P529" style:family="paragraph" style:parent-style-name="Standard">
      <style:paragraph-properties fo:break-before="auto" fo:line-height="100%" fo:margin-top="0cm" style:writing-mode="lr-tb"/>
    </style:style>
    <style:style style:name="T529_1" style:family="text">
      <style:text-properties style:font-name="Verdana" fo:font-size="10pt" style:font-name-asian="Verdana" style:font-size-asian="10pt" style:font-name-complex="Verdana" style:font-size-complex="10pt"/>
    </style:style>
    <style:style style:name="T529_2" style:family="text">
      <style:text-properties style:font-name="Verdana" fo:font-size="10pt" style:font-name-asian="Verdana" style:font-size-asian="10pt" style:font-name-complex="Verdana" style:font-size-complex="10pt"/>
    </style:style>
    <style:style style:name="T529_3" style:family="text">
      <style:text-properties style:font-name="Verdana" fo:font-size="10pt" style:font-name-asian="Verdana" style:font-size-asian="10pt" style:font-name-complex="Verdana" style:font-size-complex="10pt"/>
    </style:style>
    <style:style style:name="T529_4" style:family="text">
      <style:text-properties style:font-name="Verdana" fo:font-size="10pt" style:font-name-asian="Verdana" style:font-size-asian="10pt" style:font-name-complex="Verdana" style:font-size-complex="10pt"/>
    </style:style>
    <style:style style:name="T529_5" style:family="text">
      <style:text-properties style:font-name="Verdana" fo:font-size="10pt" style:font-name-asian="Verdana" style:font-size-asian="10pt" style:font-name-complex="Verdana" style:font-size-complex="10pt"/>
    </style:style>
    <style:style style:name="T529_6" style:family="text">
      <style:text-properties style:font-name="Verdana" fo:font-size="10pt" style:font-name-asian="Verdana" style:font-size-asian="10pt" style:font-name-complex="Verdana" style:font-size-complex="10pt"/>
    </style:style>
    <style:style style:name="T529_7" style:family="text">
      <style:text-properties style:font-name="Verdana" fo:font-size="10pt" style:font-name-asian="Verdana" style:font-size-asian="10pt" style:font-name-complex="Verdana" style:font-size-complex="10pt"/>
    </style:style>
    <style:style style:name="T529_8" style:family="text">
      <style:text-properties style:font-name="Verdana" fo:font-size="10pt" style:font-name-asian="Verdana" style:font-size-asian="10pt" style:font-name-complex="Verdana" style:font-size-complex="10pt"/>
    </style:style>
    <style:style style:name="T529_9" style:family="text">
      <style:text-properties style:font-name="Verdana" fo:font-size="10pt" style:font-name-asian="Verdana" style:font-size-asian="10pt" style:font-name-complex="Verdana" style:font-size-complex="10pt"/>
    </style:style>
    <style:style style:name="T529_10" style:family="text">
      <style:text-properties style:font-name="Verdana" fo:font-size="10pt" style:font-name-asian="Verdana" style:font-size-asian="10pt" style:font-name-complex="Verdana" style:font-size-complex="10pt"/>
    </style:style>
    <style:style style:name="T529_11" style:family="text">
      <style:text-properties style:font-name="Verdana" fo:font-size="10pt" style:font-name-asian="Verdana" style:font-size-asian="10pt" style:font-name-complex="Verdana" style:font-size-complex="10pt"/>
    </style:style>
    <style:style style:name="T529_12" style:family="text">
      <style:text-properties style:font-name="Verdana" fo:font-size="10pt" style:font-name-asian="Verdana" style:font-size-asian="10pt" style:font-name-complex="Verdana" style:font-size-complex="10pt"/>
    </style:style>
    <style:style style:name="T529_13" style:family="text">
      <style:text-properties style:font-name="Verdana" fo:font-size="10pt" style:font-name-asian="Verdana" style:font-size-asian="10pt" style:font-name-complex="Verdana" style:font-size-complex="10pt"/>
    </style:style>
    <style:style style:name="T529_14" style:family="text">
      <style:text-properties style:font-name="Verdana" fo:font-size="10pt" style:font-name-asian="Verdana" style:font-size-asian="10pt" style:font-name-complex="Verdana" style:font-size-complex="10pt"/>
    </style:style>
    <style:style style:name="T529_15" style:family="text">
      <style:text-properties style:font-name="Verdana" fo:font-size="10pt" style:font-name-asian="Verdana" style:font-size-asian="10pt" style:font-name-complex="Verdana" style:font-size-complex="10pt"/>
    </style:style>
    <style:style style:name="P530" style:family="paragraph" style:parent-style-name="Standard">
      <style:paragraph-properties fo:break-before="auto" fo:line-height="100%" fo:margin-top="0cm" fo:margin-bottom="0cm" style:writing-mode="lr-tb"/>
    </style:style>
    <style:style style:name="T530_1" style:family="text">
      <style:text-properties style:font-name="Verdana" fo:font-size="10pt" style:font-name-asian="Verdana" style:font-size-asian="10pt" style:font-name-complex="Verdana" style:font-size-complex="10pt"/>
    </style:style>
    <style:style style:name="T530_2" style:family="text">
      <style:text-properties style:font-name="Verdana" fo:font-size="10pt" style:font-name-asian="Verdana" style:font-size-asian="10pt" style:font-name-complex="Verdana" style:font-size-complex="10pt"/>
    </style:style>
    <style:style style:name="T530_3" style:family="text">
      <style:text-properties style:font-name="Verdana" fo:font-size="10pt" style:font-name-asian="Verdana" style:font-size-asian="10pt" style:font-name-complex="Verdana" style:font-size-complex="10pt"/>
    </style:style>
    <style:style style:name="T530_4" style:family="text">
      <style:text-properties style:font-name="Verdana" fo:font-size="10pt" style:font-name-asian="Verdana" style:font-size-asian="10pt" style:font-name-complex="Verdana" style:font-size-complex="10pt"/>
    </style:style>
    <style:style style:name="T530_5" style:family="text">
      <style:text-properties style:font-name="Verdana" fo:font-size="10pt" style:font-name-asian="Verdana" style:font-size-asian="10pt" style:font-name-complex="Verdana" style:font-size-complex="10pt"/>
    </style:style>
    <style:style style:name="T530_6" style:family="text">
      <style:text-properties style:font-name="Verdana" fo:font-size="10pt" style:font-name-asian="Verdana" style:font-size-asian="10pt" style:font-name-complex="Verdana" style:font-size-complex="10pt"/>
    </style:style>
    <style:style style:name="T530_7" style:family="text">
      <style:text-properties style:font-name="Verdana" fo:font-size="10pt" style:font-name-asian="Verdana" style:font-size-asian="10pt" style:font-name-complex="Verdana" style:font-size-complex="10pt"/>
    </style:style>
    <style:style style:name="T530_8" style:family="text">
      <style:text-properties style:font-name="Verdana" fo:font-size="10pt" style:font-name-asian="Verdana" style:font-size-asian="10pt" style:font-name-complex="Verdana" style:font-size-complex="10pt"/>
    </style:style>
    <style:style style:name="T530_9" style:family="text">
      <style:text-properties style:font-name="Verdana" fo:font-size="10pt" style:font-name-asian="Verdana" style:font-size-asian="10pt" style:font-name-complex="Verdana" style:font-size-complex="10pt"/>
    </style:style>
    <style:style style:name="T530_10" style:family="text">
      <style:text-properties style:font-name="Verdana" fo:font-size="10pt" style:font-name-asian="Verdana" style:font-size-asian="10pt" style:font-name-complex="Verdana" style:font-size-complex="10pt"/>
    </style:style>
    <style:style style:name="T530_11" style:family="text">
      <style:text-properties style:font-name="Verdana" fo:font-size="10pt" style:font-name-asian="Verdana" style:font-size-asian="10pt" style:font-name-complex="Verdana" style:font-size-complex="10pt"/>
    </style:style>
    <style:style style:name="P531" style:family="paragraph" style:parent-style-name="Standard">
      <style:paragraph-properties fo:break-before="auto" fo:line-height="100%" fo:margin-bottom="0.212cm" style:writing-mode="lr-tb"/>
    </style:style>
    <style:style style:name="T531_1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531_2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531_3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531_4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531_5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P532" style:family="paragraph" style:parent-style-name="Standard">
      <style:paragraph-properties fo:break-before="auto" fo:line-height="100%" fo:margin-top="0cm" style:writing-mode="lr-tb"/>
    </style:style>
    <style:style style:name="T532_1" style:family="text">
      <style:text-properties style:font-name="Verdana" fo:font-size="10pt" style:font-name-asian="Verdana" style:font-size-asian="10pt" style:font-name-complex="Verdana" style:font-size-complex="10pt"/>
    </style:style>
    <style:style style:name="T532_2" style:family="text">
      <style:text-properties style:font-name="Verdana" fo:font-size="10pt" style:font-name-asian="Verdana" style:font-size-asian="10pt" style:font-name-complex="Verdana" style:font-size-complex="10pt"/>
    </style:style>
    <style:style style:name="T532_3" style:family="text">
      <style:text-properties style:font-name="Verdana" fo:font-size="10pt" style:font-name-asian="Verdana" style:font-size-asian="10pt" style:font-name-complex="Verdana" style:font-size-complex="10pt"/>
    </style:style>
    <style:style style:name="T532_4" style:family="text">
      <style:text-properties style:font-name="Verdana" fo:font-size="10pt" style:font-name-asian="Verdana" style:font-size-asian="10pt" style:font-name-complex="Verdana" style:font-size-complex="10pt"/>
    </style:style>
    <style:style style:name="T532_5" style:family="text">
      <style:text-properties style:font-name="Verdana" fo:font-size="10pt" style:font-name-asian="Verdana" style:font-size-asian="10pt" style:font-name-complex="Verdana" style:font-size-complex="10pt"/>
    </style:style>
    <style:style style:name="P533" style:family="paragraph" style:parent-style-name="Standard">
      <style:paragraph-properties fo:break-before="auto" fo:line-height="100%" fo:margin-top="0cm" fo:margin-bottom="0cm" style:writing-mode="lr-tb"/>
    </style:style>
    <style:style style:name="T533_1" style:family="text">
      <style:text-properties style:font-name="Verdana" fo:font-size="10pt" style:font-name-asian="Verdana" style:font-size-asian="10pt" style:font-name-complex="Verdana" style:font-size-complex="10pt"/>
    </style:style>
    <style:style style:name="T533_2" style:family="text">
      <style:text-properties style:font-name="Verdana" fo:font-size="10pt" style:font-name-asian="Verdana" style:font-size-asian="10pt" style:font-name-complex="Verdana" style:font-size-complex="10pt"/>
    </style:style>
    <style:style style:name="T533_3" style:family="text">
      <style:text-properties style:font-name="Verdana" fo:font-size="10pt" style:font-name-asian="Verdana" style:font-size-asian="10pt" style:font-name-complex="Verdana" style:font-size-complex="10pt"/>
    </style:style>
    <style:style style:name="T533_4" style:family="text">
      <style:text-properties style:font-name="Verdana" fo:font-size="10pt" style:font-name-asian="Verdana" style:font-size-asian="10pt" style:font-name-complex="Verdana" style:font-size-complex="10pt"/>
    </style:style>
    <style:style style:name="T533_5" style:family="text">
      <style:text-properties style:font-name="Verdana" fo:font-size="10pt" style:font-name-asian="Verdana" style:font-size-asian="10pt" style:font-name-complex="Verdana" style:font-size-complex="10pt"/>
    </style:style>
    <style:style style:name="T533_6" style:family="text">
      <style:text-properties style:font-name="Verdana" fo:font-size="10pt" style:font-name-asian="Verdana" style:font-size-asian="10pt" style:font-name-complex="Verdana" style:font-size-complex="10pt"/>
    </style:style>
    <style:style style:name="T533_7" style:family="text">
      <style:text-properties style:font-name="Verdana" fo:font-size="10pt" style:font-name-asian="Verdana" style:font-size-asian="10pt" style:font-name-complex="Verdana" style:font-size-complex="10pt"/>
    </style:style>
    <style:style style:name="T533_8" style:family="text">
      <style:text-properties style:font-name="Verdana" fo:font-size="10pt" style:font-name-asian="Verdana" style:font-size-asian="10pt" style:font-name-complex="Verdana" style:font-size-complex="10pt"/>
    </style:style>
    <style:style style:name="T533_9" style:family="text">
      <style:text-properties style:font-name="Verdana" fo:font-size="10pt" style:font-name-asian="Verdana" style:font-size-asian="10pt" style:font-name-complex="Verdana" style:font-size-complex="10pt"/>
    </style:style>
    <style:style style:name="T533_10" style:family="text">
      <style:text-properties style:font-name="Verdana" fo:font-size="10pt" style:font-name-asian="Verdana" style:font-size-asian="10pt" style:font-name-complex="Verdana" style:font-size-complex="10pt"/>
    </style:style>
    <style:style style:name="T533_11" style:family="text">
      <style:text-properties style:font-name="Verdana" fo:font-size="10pt" style:font-name-asian="Verdana" style:font-size-asian="10pt" style:font-name-complex="Verdana" style:font-size-complex="10pt"/>
    </style:style>
    <style:style style:name="P534" style:family="paragraph" style:parent-style-name="Standard">
      <style:paragraph-properties fo:break-before="auto" fo:line-height="100%" style:writing-mode="lr-tb"/>
      <style:text-properties style:font-name="Verdana" fo:font-size="10pt" style:font-name-asian="Verdana" style:font-size-asian="10pt" style:font-name-complex="Verdana" style:font-size-complex="10pt"/>
    </style:style>
    <style:style style:name="P535" style:family="paragraph" style:parent-style-name="Heading_20_1">
      <style:paragraph-properties fo:break-before="auto" fo:line-height="100%" fo:margin-top="0.423cm" style:writing-mode="lr-tb"/>
    </style:style>
    <style:style style:name="T535_1" style:family="text">
      <style:text-properties fo:font-size="18pt" style:font-size-asian="18pt" style:font-size-complex="18pt" fo:font-weight="bold" style:font-weight-asian="bold" style:font-weight-complex="bold"/>
    </style:style>
    <style:style style:name="P536" style:family="paragraph" style:parent-style-name="Standard">
      <style:paragraph-properties fo:break-before="auto" fo:line-height="100%" fo:margin-bottom="0.212cm" style:writing-mode="lr-tb"/>
    </style:style>
    <style:style style:name="T536_1" style:family="text">
      <style:text-properties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P537" style:family="paragraph" style:parent-style-name="Standard">
      <style:paragraph-properties fo:break-before="auto" fo:line-height="100%" fo:margin-top="0cm" style:writing-mode="lr-tb"/>
    </style:style>
    <style:style style:name="T537_1" style:family="text">
      <style:text-properties style:font-name="Verdana" fo:font-size="10pt" style:font-name-asian="Verdana" style:font-size-asian="10pt" style:font-name-complex="Verdana" style:font-size-complex="10pt"/>
    </style:style>
    <style:style style:name="T537_2" style:family="text">
      <style:text-properties style:font-name="Verdana" fo:font-size="10pt" style:font-name-asian="Verdana" style:font-size-asian="10pt" style:font-name-complex="Verdana" style:font-size-complex="10pt"/>
    </style:style>
    <style:style style:name="T537_3" style:family="text">
      <style:text-properties style:font-name="Verdana" fo:font-size="10pt" style:font-name-asian="Verdana" style:font-size-asian="10pt" style:font-name-complex="Verdana" style:font-size-complex="10pt"/>
    </style:style>
    <style:style style:name="T537_4" style:family="text">
      <style:text-properties style:font-name="Verdana" fo:font-size="10pt" style:font-name-asian="Verdana" style:font-size-asian="10pt" style:font-name-complex="Verdana" style:font-size-complex="10pt"/>
    </style:style>
    <style:style style:name="T537_5" style:family="text">
      <style:text-properties style:font-name="Verdana" fo:font-size="10pt" style:font-name-asian="Verdana" style:font-size-asian="10pt" style:font-name-complex="Verdana" style:font-size-complex="10pt"/>
    </style:style>
    <style:style style:name="T537_6" style:family="text">
      <style:text-properties style:font-name="Verdana" fo:font-size="10pt" style:font-name-asian="Verdana" style:font-size-asian="10pt" style:font-name-complex="Verdana" style:font-size-complex="10pt"/>
    </style:style>
    <style:style style:name="T537_7" style:family="text">
      <style:text-properties style:font-name="Verdana" fo:font-size="10pt" style:font-name-asian="Verdana" style:font-size-asian="10pt" style:font-name-complex="Verdana" style:font-size-complex="10pt"/>
    </style:style>
    <style:style style:name="T537_8" style:family="text">
      <style:text-properties style:font-name="Verdana" fo:font-size="10pt" style:font-name-asian="Verdana" style:font-size-asian="10pt" style:font-name-complex="Verdana" style:font-size-complex="10pt"/>
    </style:style>
    <style:style style:name="T537_9" style:family="text">
      <style:text-properties style:font-name="Verdana" fo:font-size="10pt" style:font-name-asian="Verdana" style:font-size-asian="10pt" style:font-name-complex="Verdana" style:font-size-complex="10pt"/>
    </style:style>
    <style:style style:name="P538" style:family="paragraph" style:parent-style-name="Standard">
      <style:paragraph-properties fo:break-before="auto" fo:line-height="100%" fo:margin-top="0cm" fo:margin-bottom="0cm" style:writing-mode="lr-tb"/>
    </style:style>
    <style:style style:name="T538_1" style:family="text">
      <style:text-properties style:font-name="Verdana" fo:font-size="10pt" style:font-name-asian="Verdana" style:font-size-asian="10pt" style:font-name-complex="Verdana" style:font-size-complex="10pt"/>
    </style:style>
    <style:style style:name="T538_2" style:family="text">
      <style:text-properties style:font-name="Verdana" fo:font-size="10pt" style:font-name-asian="Verdana" style:font-size-asian="10pt" style:font-name-complex="Verdana" style:font-size-complex="10pt"/>
    </style:style>
    <style:style style:name="T538_3" style:family="text">
      <style:text-properties style:font-name="Verdana" fo:font-size="10pt" style:font-name-asian="Verdana" style:font-size-asian="10pt" style:font-name-complex="Verdana" style:font-size-complex="10pt"/>
    </style:style>
    <style:style style:name="T538_4" style:family="text">
      <style:text-properties style:font-name="Verdana" fo:font-size="10pt" style:font-name-asian="Verdana" style:font-size-asian="10pt" style:font-name-complex="Verdana" style:font-size-complex="10pt"/>
    </style:style>
    <style:style style:name="T538_5" style:family="text">
      <style:text-properties style:font-name="Verdana" fo:font-size="10pt" style:font-name-asian="Verdana" style:font-size-asian="10pt" style:font-name-complex="Verdana" style:font-size-complex="10pt"/>
    </style:style>
    <style:style style:name="T538_6" style:family="text">
      <style:text-properties style:font-name="Verdana" fo:font-size="10pt" style:font-name-asian="Verdana" style:font-size-asian="10pt" style:font-name-complex="Verdana" style:font-size-complex="10pt"/>
    </style:style>
    <style:style style:name="T538_7" style:family="text">
      <style:text-properties style:font-name="Verdana" fo:font-size="10pt" style:font-name-asian="Verdana" style:font-size-asian="10pt" style:font-name-complex="Verdana" style:font-size-complex="10pt"/>
    </style:style>
    <style:style style:name="P539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<text:s/></text:span></text:p>
      <text:p text:style-name="P2"><text:span text:style-name="T2_1">FIUBA</text:span><text:span text:style-name="T2_2"><text:s/>-<text:s/>75.07</text:span></text:p>
      <text:p text:style-name="P3"><text:span text:style-name="T3_1">Algoritmos</text:span><text:span text:style-name="T3_2"><text:s/></text:span><text:span text:style-name="T3_3">y</text:span><text:span text:style-name="T3_4"><text:s/></text:span><text:span text:style-name="T3_5">programación</text:span><text:span text:style-name="T3_6"><text:s/></text:span><text:span text:style-name="T3_7">III</text:span></text:p>
      <text:p text:style-name="P4"><text:span text:style-name="T4_1">Trabajo</text:span><text:span text:style-name="T4_2"><text:s/></text:span><text:span text:style-name="T4_3">práctico</text:span><text:span text:style-name="T4_4"><text:s/>2:<text:s/></text:span><text:span text:style-name="T4_5">AlgoFormers</text:span></text:p>
      <text:p text:style-name="P5"><text:span text:style-name="T5_1">1</text:span><text:span text:style-name="T5_2">er</text:span><text:span text:style-name="T5_3"><text:s/></text:span><text:span text:style-name="T5_4">cuatrimestre</text:span><text:span text:style-name="T5_5">,<text:s/>2016</text:span></text:p>
      <text:p text:style-name="P6"><text:span text:style-name="T6_1">(</text:span><text:span text:style-name="T6_2">trabajo</text:span><text:span text:style-name="T6_3"><text:s/></text:span><text:span text:style-name="T6_4">grupal</text:span><text:span text:style-name="T6_5"><text:s/></text:span><text:span text:style-name="T6_6">de</text:span><text:span text:style-name="T6_7"><text:s/>4<text:s/></text:span><text:span text:style-name="T6_8">integrantes</text:span><text:span text:style-name="T6_9">)</text:span></text:p>
      <text:p text:style-name="P7"><text:span text:style-name="T7_1">Alumnos</text:span><text:span text:style-name="T7_2">:</text:span></text:p>
      <text:p text:style-name="P8"/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9"><text:span text:style-name="T9_1">Nombre</text:span></text:p>
          </table:table-cell>
          <table:table-cell table:style-name="Cell2">
            <text:p text:style-name="P10"><text:span text:style-name="T10_1">Padrón</text:span></text:p>
          </table:table-cell>
          <table:table-cell table:style-name="Cell3">
            <text:p text:style-name="P11"><text:span text:style-name="T11_1">Mail</text:span></text:p>
          </table:table-cell>
        </table:table-row>
        <table:table-row table:style-name="Row2">
          <table:table-cell table:style-name="Cell4">
            <text:p text:style-name="P12"/>
          </table:table-cell>
          <table:table-cell table:style-name="Cell5">
            <text:p text:style-name="P13"/>
          </table:table-cell>
          <table:table-cell table:style-name="Cell6">
            <text:p text:style-name="P14"/>
          </table:table-cell>
        </table:table-row>
        <table:table-row table:style-name="Row3">
          <table:table-cell table:style-name="Cell7">
            <text:p text:style-name="P15"/>
          </table:table-cell>
          <table:table-cell table:style-name="Cell8">
            <text:p text:style-name="P16"/>
          </table:table-cell>
          <table:table-cell table:style-name="Cell9">
            <text:p text:style-name="P17"/>
          </table:table-cell>
        </table:table-row>
        <table:table-row table:style-name="Row4">
          <table:table-cell table:style-name="Cell10">
            <text:p text:style-name="P18"/>
          </table:table-cell>
          <table:table-cell table:style-name="Cell11">
            <text:p text:style-name="P19"/>
          </table:table-cell>
          <table:table-cell table:style-name="Cell12">
            <text:p text:style-name="P20"/>
          </table:table-cell>
        </table:table-row>
        <table:table-row table:style-name="Row5">
          <table:table-cell table:style-name="Cell13">
            <text:p text:style-name="P21"/>
          </table:table-cell>
          <table:table-cell table:style-name="Cell14">
            <text:p text:style-name="P22"/>
          </table:table-cell>
          <table:table-cell table:style-name="Cell15">
            <text:p text:style-name="P23"/>
          </table:table-cell>
        </table:table-row>
      </table:table>
      <text:p text:style-name="P24"/>
      <text:p text:style-name="P25"/>
      <text:p text:style-name="P26"><text:span text:style-name="T26_1">Fecha</text:span><text:span text:style-name="T26_2"><text:s/></text:span><text:span text:style-name="T26_3">de</text:span><text:span text:style-name="T26_4"><text:s/></text:span><text:span text:style-name="T26_5">entrega</text:span><text:span text:style-name="T26_6"><text:s/></text:span><text:span text:style-name="T26_7">final</text:span><text:span text:style-name="T26_8">:<text:s/></text:span><text:span text:style-name="T26_9">Jueves</text:span><text:span text:style-name="T26_10"><text:s/>23/06/2016<text:s/>-<text:s/></text:span><text:span text:style-name="T26_11">acordar</text:span><text:span text:style-name="T26_12"><text:s/></text:span><text:span text:style-name="T26_13">con</text:span><text:span text:style-name="T26_14"><text:s/></text:span><text:span text:style-name="T26_15">ayudantes</text:span><text:span text:style-name="T26_16">.</text:span></text:p>
      <text:p text:style-name="P27"/>
      <text:p text:style-name="P28"><text:span text:style-name="T28_1">Tutor</text:span><text:span text:style-name="T28_2">:</text:span></text:p>
      <text:p text:style-name="P29"/>
      <text:p text:style-name="P30"><text:span text:style-name="T30_1">Comentarios</text:span><text:span text:style-name="T30_2">:</text:span></text:p>
      <text:p text:style-name="P31"/>
      <text:p text:style-name="P32"/>
      <text:p text:style-name="P33"/>
      <text:p text:style-name="P34"/>
      <text:h text:style-name="P35" text:outline-level="10"><text:bookmark-start text:name="h.1gqkc55kxawa"/><text:bookmark-end text:name="h.1gqkc55kxawa"/></text:h>
      <text:p text:style-name="P36"><text:bookmark-start text:name="h.sqjhuastko8i"/><text:bookmark-end text:name="h.sqjhuastko8i"/><text:bookmark-start text:name="h.q2jbn42tldg4"/><text:bookmark-end text:name="h.q2jbn42tldg4"/><text:span text:style-name="T36_1">Introducción</text:span></text:p>
      <text:h text:style-name="P37" text:outline-level="10"><text:bookmark-start text:name="h.6naefriobegm"/><text:bookmark-end text:name="h.6naefriobegm"/><text:span text:style-name="T37_1">Objetivo</text:span><text:span text:style-name="T37_2"><text:s/></text:span><text:span text:style-name="T37_3">del</text:span><text:span text:style-name="T37_4"><text:s/></text:span><text:span text:style-name="T37_5">trabajo</text:span></text:h>
      <text:p text:style-name="P38"/>
      <text:p text:style-name="P39"><text:span text:style-name="T39_1">Aplicar</text:span><text:span text:style-name="T39_2"><text:s/></text:span><text:span text:style-name="T39_3">los</text:span><text:span text:style-name="T39_4"><text:s/></text:span><text:span text:style-name="T39_5">conceptos</text:span><text:span text:style-name="T39_6"><text:s/></text:span><text:span text:style-name="T39_7">enseñados</text:span><text:span text:style-name="T39_8"><text:s/></text:span><text:span text:style-name="T39_9">en</text:span><text:span text:style-name="T39_10"><text:s/></text:span><text:span text:style-name="T39_11">la</text:span><text:span text:style-name="T39_12"><text:s/></text:span><text:span text:style-name="T39_13">materia</text:span><text:span text:style-name="T39_14"><text:s/></text:span><text:span text:style-name="T39_15">a</text:span><text:span text:style-name="T39_16"><text:s/></text:span><text:span text:style-name="T39_17">la</text:span><text:span text:style-name="T39_18"><text:s/></text:span><text:span text:style-name="T39_19">resolución</text:span><text:span text:style-name="T39_20"><text:s/></text:span><text:span text:style-name="T39_21">de</text:span><text:span text:style-name="T39_22"><text:s/></text:span><text:span text:style-name="T39_23">un</text:span><text:span text:style-name="T39_24"><text:s/></text:span><text:span text:style-name="T39_25">problema</text:span><text:span text:style-name="T39_26">,<text:s/></text:span><text:span text:style-name="T39_27">trabajando</text:span><text:span text:style-name="T39_28"><text:s/></text:span><text:span text:style-name="T39_29">en</text:span><text:span text:style-name="T39_30"><text:s/></text:span><text:span text:style-name="T39_31">forma</text:span><text:span text:style-name="T39_32"><text:s/></text:span><text:span text:style-name="T39_33">grupal</text:span><text:span text:style-name="T39_34"><text:s/></text:span><text:span text:style-name="T39_35">y</text:span><text:span text:style-name="T39_36"><text:s/></text:span><text:span text:style-name="T39_37">utilizando</text:span><text:span text:style-name="T39_38"><text:s/></text:span><text:span text:style-name="T39_39">un</text:span><text:span text:style-name="T39_40"><text:s/></text:span><text:span text:style-name="T39_41">lenguaje</text:span><text:span text:style-name="T39_42"><text:s/></text:span><text:span text:style-name="T39_43">de</text:span><text:span text:style-name="T39_44"><text:s/></text:span><text:span text:style-name="T39_45">tipado</text:span><text:span text:style-name="T39_46"><text:s/></text:span><text:span text:style-name="T39_47">estático</text:span><text:span text:style-name="T39_48"><text:s/>(</text:span><text:span text:style-name="T39_49">Java</text:span><text:span text:style-name="T39_50">)</text:span></text:p>
      <text:p text:style-name="P40"/>
      <text:h text:style-name="P41" text:outline-level="10"><text:bookmark-start text:name="h.zcha76ye6e2y"/><text:bookmark-end text:name="h.zcha76ye6e2y"/><text:span text:style-name="T41_1">Consigna</text:span><text:span text:style-name="T41_2"><text:s/></text:span><text:span text:style-name="T41_3">general</text:span></text:h>
      <text:p text:style-name="P42"/>
      <text:p text:style-name="P43"><text:span text:style-name="T43_1">Desarrollar</text:span><text:span text:style-name="T43_2"><text:s/></text:span><text:span text:style-name="T43_3">la</text:span><text:span text:style-name="T43_4"><text:s/></text:span><text:span text:style-name="T43_5">aplicación</text:span><text:span text:style-name="T43_6"><text:s/></text:span><text:span text:style-name="T43_7">completa</text:span><text:span text:style-name="T43_8">,<text:s/></text:span><text:span text:style-name="T43_9">incluyendo</text:span><text:span text:style-name="T43_10"><text:s/></text:span><text:span text:style-name="T43_11">el</text:span><text:span text:style-name="T43_12"><text:s/></text:span><text:span text:style-name="T43_13">modelo</text:span><text:span text:style-name="T43_14"><text:s/></text:span><text:span text:style-name="T43_15">de</text:span><text:span text:style-name="T43_16"><text:s/></text:span><text:span text:style-name="T43_17">clases</text:span><text:span text:style-name="T43_18"><text:s/></text:span><text:span text:style-name="T43_19">e</text:span><text:span text:style-name="T43_20"><text:s/></text:span><text:span text:style-name="T43_21">interfaz</text:span><text:span text:style-name="T43_22"><text:s/></text:span><text:span text:style-name="T43_23">gráfica</text:span><text:span text:style-name="T43_24">.<text:s/></text:span><text:span text:style-name="T43_25">La</text:span><text:span text:style-name="T43_26"><text:s/></text:span><text:span text:style-name="T43_27">aplicación</text:span><text:span text:style-name="T43_28"><text:s/></text:span><text:span text:style-name="T43_29">deberá</text:span><text:span text:style-name="T43_30"><text:s/></text:span><text:span text:style-name="T43_31">ser</text:span><text:span text:style-name="T43_32"><text:s/></text:span><text:span text:style-name="T43_33">acompañada</text:span><text:span text:style-name="T43_34"><text:s/></text:span><text:span text:style-name="T43_35">por</text:span><text:span text:style-name="T43_36"><text:s/></text:span><text:span text:style-name="T43_37">pruebas</text:span><text:span text:style-name="T43_38"><text:s/></text:span><text:span text:style-name="T43_39">unitarias</text:span><text:span text:style-name="T43_40"><text:s/></text:span><text:span text:style-name="T43_41">e</text:span><text:span text:style-name="T43_42"><text:s/></text:span><text:span text:style-name="T43_43">integrales</text:span><text:span text:style-name="T43_44"><text:s/></text:span><text:span text:style-name="T43_45">y</text:span><text:span text:style-name="T43_46"><text:s/></text:span><text:span text:style-name="T43_47">documentación</text:span><text:span text:style-name="T43_48"><text:s/></text:span><text:span text:style-name="T43_49">de</text:span><text:span text:style-name="T43_50"><text:s/></text:span><text:span text:style-name="T43_51">diseño</text:span><text:span text:style-name="T43_52">.<text:s/></text:span><text:span text:style-name="T43_53">En</text:span><text:span text:style-name="T43_54"><text:s/></text:span><text:span text:style-name="T43_55">la</text:span><text:span text:style-name="T43_56"><text:s/></text:span><text:span text:style-name="T43_57">siguiente</text:span><text:span text:style-name="T43_58"><text:s/></text:span><text:span text:style-name="T43_59">sección</text:span><text:span text:style-name="T43_60"><text:s/></text:span><text:span text:style-name="T43_61">se</text:span><text:span text:style-name="T43_62"><text:s/></text:span><text:span text:style-name="T43_63">describe</text:span><text:span text:style-name="T43_64"><text:s/></text:span><text:span text:style-name="T43_65">la</text:span><text:span text:style-name="T43_66"><text:s/></text:span><text:span text:style-name="T43_67">aplicación</text:span><text:span text:style-name="T43_68"><text:s/></text:span><text:span text:style-name="T43_69">a</text:span><text:span text:style-name="T43_70"><text:s/></text:span><text:span text:style-name="T43_71">desarrollar</text:span><text:span text:style-name="T43_72">.</text:span></text:p>
      <text:p text:style-name="P44"/>
      <text:p text:style-name="P45"/>
      <text:p text:style-name="P46"><text:bookmark-start text:name="h.v46ls1hcmck5"/><text:bookmark-end text:name="h.v46ls1hcmck5"/><text:span text:style-name="T46_1">Descripción</text:span><text:span text:style-name="T46_2"><text:s/></text:span><text:span text:style-name="T46_3">de</text:span><text:span text:style-name="T46_4"><text:s/></text:span><text:span text:style-name="T46_5">la</text:span><text:span text:style-name="T46_6"><text:s/></text:span><text:span text:style-name="T46_7">aplicación</text:span><text:span text:style-name="T46_8"><text:s/></text:span><text:span text:style-name="T46_9">a</text:span><text:span text:style-name="T46_10"><text:s/></text:span><text:span text:style-name="T46_11">desarrollar</text:span></text:p>
      <text:p text:style-name="P47"><text:span text:style-name="T47_1">Se</text:span><text:span text:style-name="T47_2"><text:s/></text:span><text:span text:style-name="T47_3">deberá</text:span><text:span text:style-name="T47_4"><text:s/></text:span><text:span text:style-name="T47_5">desarrollar</text:span><text:span text:style-name="T47_6"><text:s/></text:span><text:span text:style-name="T47_7">una</text:span><text:span text:style-name="T47_8"><text:s/></text:span><text:span text:style-name="T47_9">aplicación</text:span><text:span text:style-name="T47_10"><text:s/></text:span><text:span text:style-name="T47_11">que</text:span><text:span text:style-name="T47_12"><text:s/></text:span><text:span text:style-name="T47_13">implemente</text:span><text:span text:style-name="T47_14"><text:s/></text:span><text:span text:style-name="T47_15">un</text:span><text:span text:style-name="T47_16"><text:s/></text:span><text:span text:style-name="T47_17">juego</text:span><text:span text:style-name="T47_18"><text:s/></text:span><text:span text:style-name="T47_19">relacionado</text:span><text:span text:style-name="T47_20"><text:s/></text:span><text:span text:style-name="T47_21">con</text:span><text:span text:style-name="T47_22"><text:s/></text:span><text:span text:style-name="T47_23">el</text:span><text:span text:style-name="T47_24"><text:s/></text:span><text:span text:style-name="T47_25">clásico</text:span><text:span text:style-name="T47_26"><text:s/></text:span><text:span text:style-name="T47_27">cómic</text:span><text:span text:style-name="T47_28"><text:s/></text:span><text:span text:style-name="T47_29">de</text:span><text:span text:style-name="T47_30"><text:s/></text:span><text:span text:style-name="T47_31">los</text:span><text:span text:style-name="T47_32"><text:s/></text:span><text:span text:style-name="T47_33">Transformers</text:span><text:span text:style-name="T47_34">.<text:s/></text:span><text:span text:style-name="T47_35"><text:s/></text:span><text:span text:style-name="T47_36">Todos</text:span><text:span text:style-name="T47_37"><text:s/></text:span><text:span text:style-name="T47_38">los</text:span><text:span text:style-name="T47_39"><text:s/></text:span><text:span text:style-name="T47_40">algoformers</text:span><text:span text:style-name="T47_41"><text:s/></text:span><text:span text:style-name="T47_42">presentan</text:span><text:span text:style-name="T47_43"><text:s/></text:span><text:span text:style-name="T47_44">las</text:span><text:span text:style-name="T47_45"><text:s/></text:span><text:span text:style-name="T47_46">siguientes</text:span><text:span text:style-name="T47_47"><text:s/></text:span><text:span text:style-name="T47_48">características</text:span><text:span text:style-name="T47_49"><text:s/></text:span><text:span text:style-name="T47_50">en</text:span><text:span text:style-name="T47_51"><text:s/></text:span><text:span text:style-name="T47_52">cualquiera</text:span><text:span text:style-name="T47_53"><text:s/></text:span><text:span text:style-name="T47_54">de</text:span><text:span text:style-name="T47_55"><text:s/></text:span><text:span text:style-name="T47_56">sus</text:span><text:span text:style-name="T47_57"><text:s/></text:span><text:span text:style-name="T47_58">modos</text:span><text:span text:style-name="T47_59">:</text:span></text:p>
      <text:p text:style-name="P48"/>
      <text:list text:style-name="LS1" xml:id="list0">
        <text:list-item>
          <text:p text:style-name="P49"><text:span text:style-name="T49_1">Nombre</text:span></text:p>
        </text:list-item>
        <text:list-item>
          <text:p text:style-name="P50"><text:span text:style-name="T50_1">Puntos</text:span><text:span text:style-name="T50_2"><text:s/></text:span><text:span text:style-name="T50_3">de</text:span><text:span text:style-name="T50_4"><text:s/></text:span><text:span text:style-name="T50_5">vida</text:span></text:p>
        </text:list-item>
        <text:list-item>
          <text:p text:style-name="P51"><text:span text:style-name="T51_1">Ataque</text:span></text:p>
        </text:list-item>
        <text:list-item>
          <text:p text:style-name="P52"><text:span text:style-name="T52_1">Distancia</text:span><text:span text:style-name="T52_2"><text:s/></text:span><text:span text:style-name="T52_3">de</text:span><text:span text:style-name="T52_4"><text:s/></text:span><text:span text:style-name="T52_5">ataque</text:span></text:p>
        </text:list-item>
        <text:list-item>
          <text:p text:style-name="P53"><text:span text:style-name="T53_1">Velocidad</text:span><text:span text:style-name="T53_2"><text:s/></text:span><text:span text:style-name="T53_3">de</text:span><text:span text:style-name="T53_4"><text:s/></text:span><text:span text:style-name="T53_5">desplazamiento</text:span></text:p>
        </text:list-item>
      </text:list>
      <text:p text:style-name="P54"/>
      <text:p text:style-name="P55"><text:span text:style-name="T55_1">Todos</text:span><text:span text:style-name="T55_2"><text:s/></text:span><text:span text:style-name="T55_3">los</text:span><text:span text:style-name="T55_4"><text:s/></text:span><text:span text:style-name="T55_5">algoformers</text:span><text:span text:style-name="T55_6"><text:s/></text:span><text:span text:style-name="T55_7">tienen</text:span><text:span text:style-name="T55_8"><text:s/></text:span><text:span text:style-name="T55_9">un</text:span><text:span text:style-name="T55_10"><text:s/></text:span><text:span text:style-name="T55_11">modo</text:span><text:span text:style-name="T55_12"><text:s/></text:span><text:span text:style-name="T55_13">humanoide</text:span><text:span text:style-name="T55_14"><text:s/>(</text:span><text:span text:style-name="T55_15">que</text:span><text:span text:style-name="T55_16"><text:s/></text:span><text:span text:style-name="T55_17">siempre</text:span><text:span text:style-name="T55_18"><text:s/></text:span><text:span text:style-name="T55_19">es</text:span><text:span text:style-name="T55_20"><text:s/></text:span><text:span text:style-name="T55_21">terrestre</text:span><text:span text:style-name="T55_22">)<text:s/></text:span><text:span text:style-name="T55_23">y</text:span><text:span text:style-name="T55_24"><text:s/></text:span><text:span text:style-name="T55_25">su</text:span><text:span text:style-name="T55_26"><text:s/></text:span><text:span text:style-name="T55_27">modo</text:span><text:span text:style-name="T55_28"><text:s/></text:span><text:span text:style-name="T55_29">alterno</text:span><text:span text:style-name="T55_30">,<text:s/></text:span><text:span text:style-name="T55_31">que</text:span><text:span text:style-name="T55_32"><text:s/></text:span><text:span text:style-name="T55_33">será</text:span><text:span text:style-name="T55_34"><text:s/></text:span><text:span text:style-name="T55_35">distinto</text:span><text:span text:style-name="T55_36"><text:s/></text:span><text:span text:style-name="T55_37">para</text:span><text:span text:style-name="T55_38"><text:s/></text:span><text:span text:style-name="T55_39">cada</text:span><text:span text:style-name="T55_40"><text:s/></text:span><text:span text:style-name="T55_41">uno</text:span><text:span text:style-name="T55_42">.</text:span></text:p>
      <text:h text:style-name="P56" text:outline-level="10"><text:bookmark-start text:name="h.rfo9xaujy0ly"/><text:bookmark-end text:name="h.rfo9xaujy0ly"/><text:span text:style-name="T56_1">Autobots</text:span></text:h>
      <text:list text:style-name="LS2" xml:id="list5">
        <text:list-item>
          <text:p text:style-name="P57"><text:span text:style-name="T57_1">Optimus</text:span><text:span text:style-name="T57_2"><text:s/></text:span><text:span text:style-name="T57_3">Prime</text:span><text:span text:style-name="T57_4">,<text:s/></text:span><text:span text:style-name="T57_5">líder</text:span><text:span text:style-name="T57_6"><text:s/></text:span><text:span text:style-name="T57_7">de</text:span><text:span text:style-name="T57_8"><text:s/></text:span><text:span text:style-name="T57_9">los</text:span><text:span text:style-name="T57_10"><text:s/></text:span><text:span text:style-name="T57_11">Autobots</text:span><text:span text:style-name="T57_12">.<text:s/></text:span><text:span text:style-name="T57_13">Su</text:span><text:span text:style-name="T57_14"><text:s/></text:span><text:span text:style-name="T57_15">modo</text:span><text:span text:style-name="T57_16"><text:s/></text:span><text:span text:style-name="T57_17">alterno</text:span><text:span text:style-name="T57_18"><text:s/></text:span><text:span text:style-name="T57_19">es</text:span><text:span text:style-name="T57_20"><text:s/></text:span><text:span text:style-name="T57_21">un</text:span><text:span text:style-name="T57_22"><text:s/></text:span><text:span text:style-name="T57_23">Peterbilt</text:span><text:span text:style-name="T57_24"><text:s/>379<text:s/></text:span><text:span text:style-name="T57_25">azul</text:span><text:span text:style-name="T57_26"><text:s/></text:span><text:span text:style-name="T57_27">con</text:span><text:span text:style-name="T57_28"><text:s/></text:span><text:span text:style-name="T57_29">llamas</text:span><text:span text:style-name="T57_30"><text:s/></text:span><text:span text:style-name="T57_31">rojas</text:span><text:span text:style-name="T57_32"><text:s/>(</text:span><text:span text:style-name="T57_33">unidad</text:span><text:span text:style-name="T57_34"><text:s/></text:span><text:span text:style-name="T57_35">terrestre</text:span><text:span text:style-name="T57_36">)</text:span></text:p>
        </text:list-item>
      </text:list>
      <text:p text:style-name="P58"/>
      <table:table table:style-name="Table2">
        <table:table-column table:style-name="Column4"/>
        <table:table-column table:style-name="Column5"/>
        <table:table-column table:style-name="Column6"/>
        <table:table-row table:style-name="Row6">
          <table:table-cell table:style-name="Cell16">
            <text:p text:style-name="P59"><text:span text:style-name="T59_1">OPTIMUS</text:span></text:p>
          </table:table-cell>
          <table:table-cell table:style-name="Cell17">
            <text:p text:style-name="P60"><text:span text:style-name="T60_1">Humanoide</text:span></text:p>
          </table:table-cell>
          <table:table-cell table:style-name="Cell18">
            <text:p text:style-name="P61"><text:span text:style-name="T61_1">Alterno</text:span></text:p>
          </table:table-cell>
        </table:table-row>
        <table:table-row table:style-name="Row7">
          <table:table-cell table:style-name="Cell19">
            <text:p text:style-name="P62"><text:span text:style-name="T62_1">Ptos</text:span><text:span text:style-name="T62_2"><text:s/></text:span><text:span text:style-name="T62_3">de</text:span><text:span text:style-name="T62_4"><text:s/></text:span><text:span text:style-name="T62_5">Vida</text:span></text:p>
          </table:table-cell>
          <table:table-cell table:style-name="Cell20">
            <text:p text:style-name="P63"><text:span text:style-name="T63_1">500</text:span></text:p>
          </table:table-cell>
          <table:table-cell table:style-name="Cell21">
            <text:p text:style-name="P64"/>
          </table:table-cell>
        </table:table-row>
        <table:table-row table:style-name="Row8">
          <table:table-cell table:style-name="Cell22">
            <text:p text:style-name="P65"><text:span text:style-name="T65_1">Ataque</text:span></text:p>
          </table:table-cell>
          <table:table-cell table:style-name="Cell23">
            <text:p text:style-name="P66"><text:span text:style-name="T66_1">50</text:span></text:p>
          </table:table-cell>
          <table:table-cell table:style-name="Cell24">
            <text:p text:style-name="P67"><text:span text:style-name="T67_1">15</text:span></text:p>
          </table:table-cell>
        </table:table-row>
        <table:table-row table:style-name="Row9">
          <table:table-cell table:style-name="Cell25">
            <text:p text:style-name="P68"><text:span text:style-name="T68_1">Distancia</text:span><text:span text:style-name="T68_2"><text:s/></text:span><text:span text:style-name="T68_3">de</text:span><text:span text:style-name="T68_4"><text:s/></text:span><text:span text:style-name="T68_5">ataque</text:span></text:p>
          </table:table-cell>
          <table:table-cell table:style-name="Cell26">
            <text:p text:style-name="P69"><text:span text:style-name="T69_1">2</text:span></text:p>
          </table:table-cell>
          <table:table-cell table:style-name="Cell27">
            <text:p text:style-name="P70"><text:span text:style-name="T70_1">4</text:span></text:p>
          </table:table-cell>
        </table:table-row>
        <table:table-row table:style-name="Row10">
          <table:table-cell table:style-name="Cell28">
            <text:p text:style-name="P71"><text:span text:style-name="T71_1">Velocidad</text:span></text:p>
          </table:table-cell>
          <table:table-cell table:style-name="Cell29">
            <text:p text:style-name="P72"><text:span text:style-name="T72_1">2</text:span></text:p>
          </table:table-cell>
          <table:table-cell table:style-name="Cell30">
            <text:p text:style-name="P73"><text:span text:style-name="T73_1">5</text:span></text:p>
          </table:table-cell>
        </table:table-row>
      </table:table>
      <text:p text:style-name="P74"/>
      <text:list text:style-name="LS2" xml:id="list6" text:continue-list="list5">
        <text:list-item>
          <text:p text:style-name="P75"><text:span text:style-name="T75_1">Bumblebee</text:span><text:span text:style-name="T75_2">,<text:s/></text:span><text:span text:style-name="T75_3">el</text:span><text:span text:style-name="T75_4"><text:s/></text:span><text:span text:style-name="T75_5">joven</text:span><text:span text:style-name="T75_6"><text:s/></text:span><text:span text:style-name="T75_7">explorador</text:span><text:span text:style-name="T75_8"><text:s/></text:span><text:span text:style-name="T75_9">de</text:span><text:span text:style-name="T75_10"><text:s/></text:span><text:span text:style-name="T75_11">los</text:span><text:span text:style-name="T75_12"><text:s/></text:span><text:span text:style-name="T75_13">Autobots</text:span><text:span text:style-name="T75_14"><text:s/></text:span><text:span text:style-name="T75_15">y</text:span><text:span text:style-name="T75_16"><text:s/></text:span><text:span text:style-name="T75_17">guardián</text:span><text:span text:style-name="T75_18"><text:s/></text:span><text:span text:style-name="T75_19">de</text:span><text:span text:style-name="T75_20"><text:s/></text:span><text:span text:style-name="T75_21">Sam</text:span><text:span text:style-name="T75_22">.<text:s/></text:span><text:span text:style-name="T75_23">Su</text:span><text:span text:style-name="T75_24"><text:s/></text:span><text:span text:style-name="T75_25">modo</text:span><text:span text:style-name="T75_26"><text:s/></text:span><text:span text:style-name="T75_27">alterno</text:span><text:span text:style-name="T75_28"><text:s/></text:span><text:span text:style-name="T75_29">es</text:span><text:span text:style-name="T75_30"><text:s/></text:span><text:span text:style-name="T75_31">un</text:span><text:span text:style-name="T75_32"><text:s/></text:span><text:span text:style-name="T75_33">reluciente</text:span><text:span text:style-name="T75_34"><text:s/></text:span><text:span text:style-name="T75_35">Chevrolet</text:span><text:span text:style-name="T75_36"><text:s/></text:span><text:span text:style-name="T75_37">Camaro</text:span><text:span text:style-name="T75_38"><text:s/></text:span><text:span text:style-name="T75_39">Concept</text:span><text:span text:style-name="T75_40"><text:s/></text:span><text:span text:style-name="T75_41">de</text:span><text:span text:style-name="T75_42"><text:s/>2006.<text:s/>(</text:span><text:span text:style-name="T75_43">unidad</text:span><text:span text:style-name="T75_44"><text:s/></text:span><text:span text:style-name="T75_45">terrestre</text:span><text:span text:style-name="T75_46">)</text:span></text:p>
        </text:list-item>
      </text:list>
      <text:p text:style-name="P76"/>
      <table:table table:style-name="Table3">
        <table:table-column table:style-name="Column7"/>
        <table:table-column table:style-name="Column8"/>
        <table:table-column table:style-name="Column9"/>
        <table:table-row table:style-name="Row11">
          <table:table-cell table:style-name="Cell31">
            <text:p text:style-name="P77"><text:span text:style-name="T77_1">Bumblebee</text:span></text:p>
          </table:table-cell>
          <table:table-cell table:style-name="Cell32">
            <text:p text:style-name="P78"><text:span text:style-name="T78_1">Humanoide</text:span></text:p>
          </table:table-cell>
          <table:table-cell table:style-name="Cell33">
            <text:p text:style-name="P79"><text:span text:style-name="T79_1">Alterno</text:span></text:p>
          </table:table-cell>
        </table:table-row>
        <table:table-row table:style-name="Row12">
          <table:table-cell table:style-name="Cell34">
            <text:p text:style-name="P80"><text:span text:style-name="T80_1">Ptos</text:span><text:span text:style-name="T80_2"><text:s/></text:span><text:span text:style-name="T80_3">de</text:span><text:span text:style-name="T80_4"><text:s/></text:span><text:span text:style-name="T80_5">Vida</text:span></text:p>
          </table:table-cell>
          <table:table-cell table:style-name="Cell35">
            <text:p text:style-name="P81"><text:span text:style-name="T81_1">350</text:span></text:p>
          </table:table-cell>
          <table:table-cell table:style-name="Cell36">
            <text:p text:style-name="P82"/>
          </table:table-cell>
        </table:table-row>
        <table:table-row table:style-name="Row13">
          <table:table-cell table:style-name="Cell37">
            <text:p text:style-name="P83"><text:span text:style-name="T83_1">Ataque</text:span></text:p>
          </table:table-cell>
          <table:table-cell table:style-name="Cell38">
            <text:p text:style-name="P84"><text:span text:style-name="T84_1">40</text:span></text:p>
          </table:table-cell>
          <table:table-cell table:style-name="Cell39">
            <text:p text:style-name="P85"><text:span text:style-name="T85_1">20</text:span></text:p>
          </table:table-cell>
        </table:table-row>
        <table:table-row table:style-name="Row14">
          <table:table-cell table:style-name="Cell40">
            <text:p text:style-name="P86"><text:span text:style-name="T86_1">Distancia</text:span><text:span text:style-name="T86_2"><text:s/></text:span><text:span text:style-name="T86_3">de</text:span><text:span text:style-name="T86_4"><text:s/></text:span><text:span text:style-name="T86_5">ataque</text:span></text:p>
          </table:table-cell>
          <table:table-cell table:style-name="Cell41">
            <text:p text:style-name="P87"><text:span text:style-name="T87_1">1</text:span></text:p>
          </table:table-cell>
          <table:table-cell table:style-name="Cell42">
            <text:p text:style-name="P88"><text:span text:style-name="T88_1">3</text:span></text:p>
          </table:table-cell>
        </table:table-row>
        <table:table-row table:style-name="Row15">
          <table:table-cell table:style-name="Cell43">
            <text:p text:style-name="P89"><text:span text:style-name="T89_1">Velocidad</text:span></text:p>
          </table:table-cell>
          <table:table-cell table:style-name="Cell44">
            <text:p text:style-name="P90"><text:span text:style-name="T90_1">2</text:span></text:p>
          </table:table-cell>
          <table:table-cell table:style-name="Cell45">
            <text:p text:style-name="P91"><text:span text:style-name="T91_1">5</text:span></text:p>
          </table:table-cell>
        </table:table-row>
      </table:table>
      <text:p text:style-name="P92"/>
      <text:list text:style-name="LS2" xml:id="list7" text:continue-list="list5">
        <text:list-item>
          <text:p text:style-name="P93"><text:span text:style-name="T93_1">Ratchet</text:span><text:span text:style-name="T93_2">,<text:s text:c="2"/></text:span><text:span text:style-name="T93_3">Su</text:span><text:span text:style-name="T93_4"><text:s/></text:span><text:span text:style-name="T93_5">modo</text:span><text:span text:style-name="T93_6"><text:s/></text:span><text:span text:style-name="T93_7">alterno</text:span><text:span text:style-name="T93_8"><text:s/></text:span><text:span text:style-name="T93_9">es</text:span><text:span text:style-name="T93_10"><text:s/></text:span><text:span text:style-name="T93_11">un</text:span><text:span text:style-name="T93_12"><text:s/></text:span><text:span text:style-name="T93_13">F</text:span><text:span text:style-name="T93_14">22<text:s/></text:span><text:span text:style-name="T93_15">rap</text:span><text:span text:style-name="T93_16">tor</text:span><text:span text:style-name="T93_17"><text:s/>(</text:span><text:span text:style-name="T93_18">unidad</text:span><text:span text:style-name="T93_19"><text:s/></text:span><text:span text:style-name="T93_20">aérea</text:span><text:span text:style-name="T93_21">)</text:span></text:p>
        </text:list-item>
      </text:list>
      <text:p text:style-name="P94"/>
      <table:table table:style-name="Table4">
        <table:table-column table:style-name="Column10"/>
        <table:table-column table:style-name="Column11"/>
        <table:table-column table:style-name="Column12"/>
        <table:table-row table:style-name="Row16">
          <table:table-cell table:style-name="Cell46">
            <text:p text:style-name="P95"><text:span text:style-name="T95_1">Ratchet</text:span></text:p>
          </table:table-cell>
          <table:table-cell table:style-name="Cell47">
            <text:p text:style-name="P96"><text:span text:style-name="T96_1">Humanoide</text:span></text:p>
          </table:table-cell>
          <table:table-cell table:style-name="Cell48">
            <text:p text:style-name="P97"><text:span text:style-name="T97_1">Alterno</text:span></text:p>
          </table:table-cell>
        </table:table-row>
        <table:table-row table:style-name="Row17">
          <table:table-cell table:style-name="Cell49">
            <text:p text:style-name="P98"><text:span text:style-name="T98_1">Ptos</text:span><text:span text:style-name="T98_2"><text:s/></text:span><text:span text:style-name="T98_3">de</text:span><text:span text:style-name="T98_4"><text:s/></text:span><text:span text:style-name="T98_5">Vida</text:span></text:p>
          </table:table-cell>
          <table:table-cell table:style-name="Cell50">
            <text:p text:style-name="P99"><text:span text:style-name="T99_1">150</text:span></text:p>
          </table:table-cell>
          <table:table-cell table:style-name="Cell51">
            <text:list text:style-name="LS2" xml:id="list8" text:continue-list="list5">
              <text:list-item>
                <text:p text:style-name="P100"/>
              </text:list-item>
            </text:list>
          </table:table-cell>
        </table:table-row>
        <table:table-row table:style-name="Row18">
          <table:table-cell table:style-name="Cell52">
            <text:p text:style-name="P101"><text:span text:style-name="T101_1">Ataque</text:span></text:p>
          </table:table-cell>
          <table:table-cell table:style-name="Cell53">
            <text:p text:style-name="P102"><text:span text:style-name="T102_1">5</text:span></text:p>
          </table:table-cell>
          <table:table-cell table:style-name="Cell54">
            <text:p text:style-name="P103"><text:span text:style-name="T103_1">35</text:span></text:p>
          </table:table-cell>
        </table:table-row>
        <table:table-row table:style-name="Row19">
          <table:table-cell table:style-name="Cell55">
            <text:p text:style-name="P104"><text:span text:style-name="T104_1">Distancia</text:span><text:span text:style-name="T104_2"><text:s/></text:span><text:span text:style-name="T104_3">de</text:span><text:span text:style-name="T104_4"><text:s/></text:span><text:span text:style-name="T104_5">ataque</text:span></text:p>
          </table:table-cell>
          <table:table-cell table:style-name="Cell56">
            <text:p text:style-name="P105"><text:span text:style-name="T105_1">5</text:span></text:p>
          </table:table-cell>
          <table:table-cell table:style-name="Cell57">
            <text:p text:style-name="P106"><text:span text:style-name="T106_1">2</text:span></text:p>
          </table:table-cell>
        </table:table-row>
        <table:table-row table:style-name="Row20">
          <table:table-cell table:style-name="Cell58">
            <text:p text:style-name="P107"><text:span text:style-name="T107_1">Velocidad</text:span></text:p>
          </table:table-cell>
          <table:table-cell table:style-name="Cell59">
            <text:p text:style-name="P108"><text:span text:style-name="T108_1">1</text:span></text:p>
          </table:table-cell>
          <table:table-cell table:style-name="Cell60">
            <text:p text:style-name="P109"><text:span text:style-name="T109_1">8</text:span></text:p>
          </table:table-cell>
        </table:table-row>
      </table:table>
      <text:p text:style-name="P110"/>
      <text:list text:style-name="LS2" xml:id="list9" text:continue-list="list5">
        <text:list-item>
          <text:p text:style-name="P111"><text:span text:style-name="T111_1">Los</text:span><text:span text:style-name="T111_2"><text:s/>3<text:s/></text:span><text:span text:style-name="T111_3">combinados</text:span><text:span text:style-name="T111_4"><text:s/></text:span><text:span text:style-name="T111_5">forman</text:span><text:span text:style-name="T111_6"><text:s/></text:span><text:span text:style-name="T111_7">un</text:span><text:span text:style-name="T111_8"><text:s/></text:span><text:span text:style-name="T111_9">Superion</text:span><text:span text:style-name="T111_10"><text:s/>(</text:span><text:span text:style-name="T111_11">unidad</text:span><text:span text:style-name="T111_12"><text:s/></text:span><text:span text:style-name="T111_13">terrestre</text:span><text:span text:style-name="T111_14">),<text:s/></text:span><text:span text:style-name="T111_15">la</text:span><text:span text:style-name="T111_16"><text:s/></text:span><text:span text:style-name="T111_17">transformación</text:span><text:span text:style-name="T111_18"><text:s/></text:span><text:span text:style-name="T111_19">dura</text:span><text:span text:style-name="T111_20"><text:s/>2<text:s/></text:span><text:span text:style-name="T111_21">turnos</text:span><text:span text:style-name="T111_22"><text:s/></text:span><text:span text:style-name="T111_23">propios</text:span><text:span text:style-name="T111_24"><text:s/></text:span><text:span text:style-name="T111_25">hasta</text:span><text:span text:style-name="T111_26"><text:s/></text:span><text:span text:style-name="T111_27">completarse</text:span><text:span text:style-name="T111_28">.<text:s/></text:span><text:span text:style-name="T111_29">Queda</text:span><text:span text:style-name="T111_30"><text:s/></text:span><text:span text:style-name="T111_31">a</text:span><text:span text:style-name="T111_32"><text:s/></text:span><text:span text:style-name="T111_33">criterio</text:span><text:span text:style-name="T111_34"><text:s/></text:span><text:span text:style-name="T111_35">del</text:span><text:span text:style-name="T111_36"><text:s/></text:span><text:span text:style-name="T111_37">grupo</text:span><text:span text:style-name="T111_38"><text:s/></text:span><text:span text:style-name="T111_39">definir</text:span><text:span text:style-name="T111_40"><text:s/></text:span><text:span text:style-name="T111_41">la</text:span><text:span text:style-name="T111_42"><text:s/></text:span><text:span text:style-name="T111_43">distancia</text:span><text:span text:style-name="T111_44"><text:s/></text:span><text:span text:style-name="T111_45">mínima</text:span><text:span text:style-name="T111_46"><text:s/></text:span><text:span text:style-name="T111_47">a</text:span><text:span text:style-name="T111_48"><text:s/></text:span><text:span text:style-name="T111_49">la</text:span><text:span text:style-name="T111_50"><text:s/></text:span><text:span text:style-name="T111_51">que</text:span><text:span text:style-name="T111_52"><text:s/></text:span><text:span text:style-name="T111_53">tienen</text:span><text:span text:style-name="T111_54"><text:s/></text:span><text:span text:style-name="T111_55">que</text:span><text:span text:style-name="T111_56"><text:s/></text:span><text:span text:style-name="T111_57">estar</text:span><text:span text:style-name="T111_58"><text:s/></text:span><text:span text:style-name="T111_59">los</text:span><text:span text:style-name="T111_60"><text:s/></text:span><text:span text:style-name="T111_61">algoformers</text:span><text:span text:style-name="T111_62"><text:s/></text:span><text:span text:style-name="T111_63">entre</text:span><text:span text:style-name="T111_64"><text:s/></text:span><text:span text:style-name="T111_65">sí</text:span><text:span text:style-name="T111_66"><text:s/></text:span><text:span text:style-name="T111_67">para</text:span><text:span text:style-name="T111_68"><text:s/></text:span><text:span text:style-name="T111_69">formar</text:span><text:span text:style-name="T111_70"><text:s/></text:span><text:span text:style-name="T111_71">un</text:span><text:span text:style-name="T111_72"><text:s/></text:span><text:span text:style-name="T111_73">Superion</text:span><text:span text:style-name="T111_74">.</text:span></text:p>
        </text:list-item>
      </text:list>
      <text:p text:style-name="P112"/>
      <table:table table:style-name="Table5">
        <table:table-column table:style-name="Column13"/>
        <table:table-column table:style-name="Column14"/>
        <table:table-column table:style-name="Column15"/>
        <table:table-row table:style-name="Row21">
          <table:table-cell table:style-name="Cell61">
            <text:p text:style-name="P113"><text:span text:style-name="T113_1">SUPERION</text:span></text:p>
          </table:table-cell>
          <table:table-cell table:style-name="Cell62">
            <text:p text:style-name="P114"><text:span text:style-name="T114_1">modo</text:span><text:span text:style-name="T114_2"><text:s/></text:span><text:span text:style-name="T114_3">único</text:span></text:p>
          </table:table-cell>
          <table:table-cell table:style-name="Cell63">
            <text:p text:style-name="P115"/>
          </table:table-cell>
        </table:table-row>
        <table:table-row table:style-name="Row22">
          <table:table-cell table:style-name="Cell64">
            <text:p text:style-name="P116"><text:span text:style-name="T116_1">Ptos</text:span><text:span text:style-name="T116_2"><text:s/></text:span><text:span text:style-name="T116_3">de</text:span><text:span text:style-name="T116_4"><text:s/></text:span><text:span text:style-name="T116_5">Vida</text:span></text:p>
          </table:table-cell>
          <table:table-cell table:style-name="Cell65">
            <text:p text:style-name="P117"><text:span text:style-name="T117_1">⅀<text:s/></text:span><text:span text:style-name="T117_2">Ptos</text:span><text:span text:style-name="T117_3"><text:s/></text:span><text:span text:style-name="T117_4">de</text:span><text:span text:style-name="T117_5"><text:s/></text:span><text:span text:style-name="T117_6">vida</text:span><text:span text:style-name="T117_7"><text:s/></text:span><text:span text:style-name="T117_8">de</text:span><text:span text:style-name="T117_9"><text:s/></text:span><text:span text:style-name="T117_10">los</text:span><text:span text:style-name="T117_11"><text:s/></text:span><text:span text:style-name="T117_12">algoformers</text:span><text:span text:style-name="T117_13"><text:s/></text:span><text:span text:style-name="T117_14">que</text:span><text:span text:style-name="T117_15"><text:s/></text:span><text:span text:style-name="T117_16">lo</text:span><text:span text:style-name="T117_17"><text:s/></text:span><text:span text:style-name="T117_18">forman</text:span></text:p>
          </table:table-cell>
          <table:table-cell table:style-name="Cell66">
            <text:p text:style-name="P118"/>
          </table:table-cell>
        </table:table-row>
        <table:table-row table:style-name="Row23">
          <table:table-cell table:style-name="Cell67">
            <text:p text:style-name="P119"><text:span text:style-name="T119_1">Ataque</text:span></text:p>
          </table:table-cell>
          <table:table-cell table:style-name="Cell68">
            <text:p text:style-name="P120"><text:span text:style-name="T120_1">100</text:span></text:p>
          </table:table-cell>
          <table:table-cell table:style-name="Cell69">
            <text:p text:style-name="P121"/>
          </table:table-cell>
        </table:table-row>
        <table:table-row table:style-name="Row24">
          <table:table-cell table:style-name="Cell70">
            <text:p text:style-name="P122"><text:span text:style-name="T122_1">Distancia</text:span><text:span text:style-name="T122_2"><text:s/></text:span><text:span text:style-name="T122_3">de</text:span><text:span text:style-name="T122_4"><text:s/></text:span><text:span text:style-name="T122_5">ataque</text:span></text:p>
          </table:table-cell>
          <table:table-cell table:style-name="Cell71">
            <text:p text:style-name="P123"><text:span text:style-name="T123_1">2</text:span></text:p>
          </table:table-cell>
          <table:table-cell table:style-name="Cell72">
            <text:p text:style-name="P124"/>
          </table:table-cell>
        </table:table-row>
        <table:table-row table:style-name="Row25">
          <table:table-cell table:style-name="Cell73">
            <text:p text:style-name="P125"><text:span text:style-name="T125_1">Velocidad</text:span></text:p>
          </table:table-cell>
          <table:table-cell table:style-name="Cell74">
            <text:p text:style-name="P126"><text:span text:style-name="T126_1">3</text:span></text:p>
          </table:table-cell>
          <table:table-cell table:style-name="Cell75">
            <text:p text:style-name="P127"/>
          </table:table-cell>
        </table:table-row>
      </table:table>
      <text:h text:style-name="P128" text:outline-level="10"><text:bookmark-start text:name="h.v3e02fkiqadb"/><text:bookmark-end text:name="h.v3e02fkiqadb"/></text:h>
      <text:h text:style-name="P129" text:outline-level="10"><text:bookmark-start text:name="h.qw4saexhd0u2"/><text:bookmark-end text:name="h.qw4saexhd0u2"/><text:bookmark-start text:name="h.v3iaxwgo2y87"/><text:bookmark-end text:name="h.v3iaxwgo2y87"/><text:span text:style-name="T129_1">Decepticons</text:span></text:h>
      <text:list text:style-name="LS3" xml:id="list10">
        <text:list-item>
          <text:p text:style-name="P130"><text:span text:style-name="T130_1">Megatron</text:span><text:span text:style-name="T130_2">,<text:s/></text:span><text:span text:style-name="T130_3">líder</text:span><text:span text:style-name="T130_4"><text:s/></text:span><text:span text:style-name="T130_5">de</text:span><text:span text:style-name="T130_6"><text:s/></text:span><text:span text:style-name="T130_7">los</text:span><text:span text:style-name="T130_8"><text:s/></text:span><text:span text:style-name="T130_9">Decepticons</text:span><text:span text:style-name="T130_10">.<text:s/></text:span><text:span text:style-name="T130_11">Su</text:span><text:span text:style-name="T130_12"><text:s/></text:span><text:span text:style-name="T130_13">modo</text:span><text:span text:style-name="T130_14"><text:s/></text:span><text:span text:style-name="T130_15">alterno</text:span><text:span text:style-name="T130_16"><text:s/></text:span><text:span text:style-name="T130_17">es</text:span><text:span text:style-name="T130_18"><text:s/></text:span><text:span text:style-name="T130_19">un</text:span><text:span text:style-name="T130_20"><text:s/></text:span><text:span text:style-name="T130_21">jet</text:span><text:span text:style-name="T130_22"><text:s/></text:span><text:span text:style-name="T130_23">cibertroniano</text:span><text:span text:style-name="T130_24">.<text:s/>(</text:span><text:span text:style-name="T130_25">unidad</text:span><text:span text:style-name="T130_26"><text:s/></text:span><text:span text:style-name="T130_27">aérea</text:span><text:span text:style-name="T130_28">)</text:span></text:p>
        </text:list-item>
      </text:list>
      <text:p text:style-name="P131"/>
      <table:table table:style-name="Table6">
        <table:table-column table:style-name="Column16"/>
        <table:table-column table:style-name="Column17"/>
        <table:table-column table:style-name="Column18"/>
        <table:table-row table:style-name="Row26">
          <table:table-cell table:style-name="Cell76">
            <text:p text:style-name="P132"><text:span text:style-name="T132_1">MEGATRON</text:span></text:p>
          </table:table-cell>
          <table:table-cell table:style-name="Cell77">
            <text:p text:style-name="P133"><text:span text:style-name="T133_1">Humanoide</text:span></text:p>
          </table:table-cell>
          <table:table-cell table:style-name="Cell78">
            <text:p text:style-name="P134"><text:span text:style-name="T134_1">Alterno</text:span></text:p>
          </table:table-cell>
        </table:table-row>
        <table:table-row table:style-name="Row27">
          <table:table-cell table:style-name="Cell79">
            <text:p text:style-name="P135"><text:span text:style-name="T135_1">Ptos</text:span><text:span text:style-name="T135_2"><text:s/></text:span><text:span text:style-name="T135_3">de</text:span><text:span text:style-name="T135_4"><text:s/></text:span><text:span text:style-name="T135_5">Vida</text:span></text:p>
          </table:table-cell>
          <table:table-cell table:style-name="Cell80">
            <text:p text:style-name="P136"><text:span text:style-name="T136_1">550</text:span></text:p>
          </table:table-cell>
          <table:table-cell table:style-name="Cell81">
            <text:p text:style-name="P137"/>
          </table:table-cell>
        </table:table-row>
        <table:table-row table:style-name="Row28">
          <table:table-cell table:style-name="Cell82">
            <text:p text:style-name="P138"><text:span text:style-name="T138_1">Ataque</text:span></text:p>
          </table:table-cell>
          <table:table-cell table:style-name="Cell83">
            <text:p text:style-name="P139"><text:span text:style-name="T139_1">10</text:span></text:p>
          </table:table-cell>
          <table:table-cell table:style-name="Cell84">
            <text:p text:style-name="P140"><text:span text:style-name="T140_1">55</text:span></text:p>
          </table:table-cell>
        </table:table-row>
        <table:table-row table:style-name="Row29">
          <table:table-cell table:style-name="Cell85">
            <text:p text:style-name="P141"><text:span text:style-name="T141_1">Distancia</text:span><text:span text:style-name="T141_2"><text:s/></text:span><text:span text:style-name="T141_3">de</text:span><text:span text:style-name="T141_4"><text:s/></text:span><text:span text:style-name="T141_5">ataque</text:span></text:p>
          </table:table-cell>
          <table:table-cell table:style-name="Cell86">
            <text:p text:style-name="P142"><text:span text:style-name="T142_1">3</text:span></text:p>
          </table:table-cell>
          <table:table-cell table:style-name="Cell87">
            <text:p text:style-name="P143"><text:span text:style-name="T143_1">2</text:span></text:p>
          </table:table-cell>
        </table:table-row>
        <table:table-row table:style-name="Row30">
          <table:table-cell table:style-name="Cell88">
            <text:p text:style-name="P144"><text:span text:style-name="T144_1">Velocidad</text:span></text:p>
          </table:table-cell>
          <table:table-cell table:style-name="Cell89">
            <text:p text:style-name="P145"><text:span text:style-name="T145_1">1</text:span></text:p>
          </table:table-cell>
          <table:table-cell table:style-name="Cell90">
            <text:p text:style-name="P146"><text:span text:style-name="T146_1">8</text:span></text:p>
          </table:table-cell>
        </table:table-row>
      </table:table>
      <text:p text:style-name="P147"/>
      <text:list text:style-name="LS3" xml:id="list11" text:continue-list="list10">
        <text:list-item>
          <text:p text:style-name="P148"><text:span text:style-name="T148_1">Bonecrusher</text:span><text:span text:style-name="T148_2">,<text:s/></text:span><text:span text:style-name="T148_3">el</text:span><text:span text:style-name="T148_4"><text:s/></text:span><text:span text:style-name="T148_5">desbocado</text:span><text:span text:style-name="T148_6"><text:s/></text:span><text:span text:style-name="T148_7">buscaminas</text:span><text:span text:style-name="T148_8"><text:s/></text:span><text:span text:style-name="T148_9">de</text:span><text:span text:style-name="T148_10"><text:s/></text:span><text:span text:style-name="T148_11">los</text:span><text:span text:style-name="T148_12"><text:s/></text:span><text:span text:style-name="T148_13">Decepticons</text:span><text:span text:style-name="T148_14">.<text:s/></text:span><text:span text:style-name="T148_15">Su</text:span><text:span text:style-name="T148_16"><text:s/></text:span><text:span text:style-name="T148_17">modo</text:span><text:span text:style-name="T148_18"><text:s/></text:span><text:span text:style-name="T148_19">alterno</text:span><text:span text:style-name="T148_20"><text:s/></text:span><text:span text:style-name="T148_21">es</text:span><text:span text:style-name="T148_22"><text:s/></text:span><text:span text:style-name="T148_23">un</text:span><text:span text:style-name="T148_24"><text:s/></text:span><text:span text:style-name="T148_25">vehículo</text:span><text:span text:style-name="T148_26"><text:s/></text:span><text:span text:style-name="T148_27">blindado</text:span><text:span text:style-name="T148_28"><text:s/></text:span><text:span text:style-name="T148_29">Force</text:span><text:span text:style-name="T148_30"><text:s/></text:span><text:span text:style-name="T148_31">Protection</text:span><text:span text:style-name="T148_32"><text:s/></text:span><text:span text:style-name="T148_33">Industries</text:span><text:span text:style-name="T148_34"><text:s/></text:span><text:span text:style-name="T148_35">Buffalo</text:span><text:span text:style-name="T148_36"><text:s/></text:span><text:span text:style-name="T148_37">HMPCV</text:span><text:span text:style-name="T148_38"><text:s/></text:span><text:span text:style-name="T148_39">buscaminas</text:span><text:span text:style-name="T148_40">.<text:s/>(</text:span><text:span text:style-name="T148_41">unidad</text:span><text:span text:style-name="T148_42"><text:s/></text:span><text:span text:style-name="T148_43">terrestre</text:span><text:span text:style-name="T148_44">)</text:span></text:p>
        </text:list-item>
      </text:list>
      <text:p text:style-name="P149"/>
      <table:table table:style-name="Table7">
        <table:table-column table:style-name="Column19"/>
        <table:table-column table:style-name="Column20"/>
        <table:table-column table:style-name="Column21"/>
        <table:table-row table:style-name="Row31">
          <table:table-cell table:style-name="Cell91">
            <text:p text:style-name="P150"><text:span text:style-name="T150_1">Bonecrusher</text:span></text:p>
          </table:table-cell>
          <table:table-cell table:style-name="Cell92">
            <text:p text:style-name="P151"><text:span text:style-name="T151_1">Humanoide</text:span></text:p>
          </table:table-cell>
          <table:table-cell table:style-name="Cell93">
            <text:p text:style-name="P152"><text:span text:style-name="T152_1">Alterno</text:span></text:p>
          </table:table-cell>
        </table:table-row>
        <table:table-row table:style-name="Row32">
          <table:table-cell table:style-name="Cell94">
            <text:p text:style-name="P153"><text:span text:style-name="T153_1">Ptos</text:span><text:span text:style-name="T153_2"><text:s/></text:span><text:span text:style-name="T153_3">de</text:span><text:span text:style-name="T153_4"><text:s/></text:span><text:span text:style-name="T153_5">Vida</text:span></text:p>
          </table:table-cell>
          <table:table-cell table:style-name="Cell95">
            <text:p text:style-name="P154"><text:span text:style-name="T154_1">200</text:span></text:p>
          </table:table-cell>
          <table:table-cell table:style-name="Cell96">
            <text:p text:style-name="P155"/>
          </table:table-cell>
        </table:table-row>
        <table:table-row table:style-name="Row33">
          <table:table-cell table:style-name="Cell97">
            <text:p text:style-name="P156"><text:span text:style-name="T156_1">Ataque</text:span></text:p>
          </table:table-cell>
          <table:table-cell table:style-name="Cell98">
            <text:p text:style-name="P157"><text:span text:style-name="T157_1">30</text:span></text:p>
          </table:table-cell>
          <table:table-cell table:style-name="Cell99">
            <text:p text:style-name="P158"><text:span text:style-name="T158_1">30</text:span></text:p>
          </table:table-cell>
        </table:table-row>
        <table:table-row table:style-name="Row34">
          <table:table-cell table:style-name="Cell100">
            <text:p text:style-name="P159"><text:span text:style-name="T159_1">Distancia</text:span><text:span text:style-name="T159_2"><text:s/></text:span><text:span text:style-name="T159_3">de</text:span><text:span text:style-name="T159_4"><text:s/></text:span><text:span text:style-name="T159_5">ataque</text:span></text:p>
          </table:table-cell>
          <table:table-cell table:style-name="Cell101">
            <text:p text:style-name="P160"><text:span text:style-name="T160_1">3</text:span></text:p>
          </table:table-cell>
          <table:table-cell table:style-name="Cell102">
            <text:p text:style-name="P161"><text:span text:style-name="T161_1">3</text:span></text:p>
          </table:table-cell>
        </table:table-row>
        <table:table-row table:style-name="Row35">
          <table:table-cell table:style-name="Cell103">
            <text:p text:style-name="P162"><text:span text:style-name="T162_1">Velocidad</text:span></text:p>
          </table:table-cell>
          <table:table-cell table:style-name="Cell104">
            <text:p text:style-name="P163"><text:span text:style-name="T163_1">1</text:span></text:p>
          </table:table-cell>
          <table:table-cell table:style-name="Cell105">
            <text:p text:style-name="P164"><text:span text:style-name="T164_1">8</text:span></text:p>
          </table:table-cell>
        </table:table-row>
      </table:table>
      <text:p text:style-name="P165"/>
      <text:list text:style-name="LS3" xml:id="list12" text:continue-list="list10">
        <text:list-item>
          <text:p text:style-name="P166"><text:span text:style-name="T166_1">Frenzy</text:span><text:span text:style-name="T166_2">,<text:s/></text:span><text:span text:style-name="T166_3">un</text:span><text:span text:style-name="T166_4"><text:s/></text:span><text:span text:style-name="T166_5">pirata</text:span><text:span text:style-name="T166_6"><text:s/></text:span><text:span text:style-name="T166_7">informático</text:span><text:span text:style-name="T166_8"><text:s/></text:span><text:span text:style-name="T166_9">de</text:span><text:span text:style-name="T166_10"><text:s/></text:span><text:span text:style-name="T166_11">los</text:span><text:span text:style-name="T166_12"><text:s/></text:span><text:span text:style-name="T166_13">Decepticons</text:span><text:span text:style-name="T166_14">.<text:s/></text:span><text:span text:style-name="T166_15">Su</text:span><text:span text:style-name="T166_16"><text:s/></text:span><text:span text:style-name="T166_17">modo</text:span><text:span text:style-name="T166_18"><text:s/></text:span><text:span text:style-name="T166_19">alterno</text:span><text:span text:style-name="T166_20"><text:s/></text:span><text:span text:style-name="T166_21">es</text:span><text:span text:style-name="T166_22"><text:s/></text:span><text:span text:style-name="T166_23">una</text:span><text:span text:style-name="T166_24"><text:s/></text:span><text:span text:style-name="T166_25">Renault</text:span><text:span text:style-name="T166_26"><text:s/></text:span><text:span text:style-name="T166_27">Duster</text:span><text:span text:style-name="T166_28">.<text:s/>(</text:span><text:span text:style-name="T166_29">unidad</text:span><text:span text:style-name="T166_30"><text:s/></text:span><text:span text:style-name="T166_31">terrestre</text:span><text:span text:style-name="T166_32">)</text:span></text:p>
        </text:list-item>
      </text:list>
      <text:p text:style-name="P167"/>
      <table:table table:style-name="Table8">
        <table:table-column table:style-name="Column22"/>
        <table:table-column table:style-name="Column23"/>
        <table:table-column table:style-name="Column24"/>
        <table:table-row table:style-name="Row36">
          <table:table-cell table:style-name="Cell106">
            <text:p text:style-name="P168"><text:span text:style-name="T168_1">Frenzy</text:span></text:p>
          </table:table-cell>
          <table:table-cell table:style-name="Cell107">
            <text:p text:style-name="P169"><text:span text:style-name="T169_1">Humanoide</text:span></text:p>
          </table:table-cell>
          <table:table-cell table:style-name="Cell108">
            <text:p text:style-name="P170"><text:span text:style-name="T170_1">Alterno</text:span></text:p>
          </table:table-cell>
        </table:table-row>
        <table:table-row table:style-name="Row37">
          <table:table-cell table:style-name="Cell109">
            <text:p text:style-name="P171"><text:span text:style-name="T171_1">Ptos</text:span><text:span text:style-name="T171_2"><text:s/></text:span><text:span text:style-name="T171_3">de</text:span><text:span text:style-name="T171_4"><text:s/></text:span><text:span text:style-name="T171_5">Vida</text:span></text:p>
          </table:table-cell>
          <table:table-cell table:style-name="Cell110">
            <text:p text:style-name="P172"><text:span text:style-name="T172_1">400</text:span></text:p>
          </table:table-cell>
          <table:table-cell table:style-name="Cell111">
            <text:list text:style-name="LS3" xml:id="list13" text:continue-list="list10">
              <text:list-item>
                <text:p text:style-name="P173"/>
              </text:list-item>
            </text:list>
          </table:table-cell>
        </table:table-row>
        <table:table-row table:style-name="Row38">
          <table:table-cell table:style-name="Cell112">
            <text:p text:style-name="P174"><text:span text:style-name="T174_1">Ataque</text:span></text:p>
          </table:table-cell>
          <table:table-cell table:style-name="Cell113">
            <text:p text:style-name="P175"><text:span text:style-name="T175_1">10</text:span></text:p>
          </table:table-cell>
          <table:table-cell table:style-name="Cell114">
            <text:p text:style-name="P176"><text:span text:style-name="T176_1">25</text:span></text:p>
          </table:table-cell>
        </table:table-row>
        <table:table-row table:style-name="Row39">
          <table:table-cell table:style-name="Cell115">
            <text:p text:style-name="P177"><text:span text:style-name="T177_1">Distancia</text:span><text:span text:style-name="T177_2"><text:s/></text:span><text:span text:style-name="T177_3">de</text:span><text:span text:style-name="T177_4"><text:s/></text:span><text:span text:style-name="T177_5">ataque</text:span></text:p>
          </table:table-cell>
          <table:table-cell table:style-name="Cell116">
            <text:p text:style-name="P178"><text:span text:style-name="T178_1">5</text:span></text:p>
          </table:table-cell>
          <table:table-cell table:style-name="Cell117">
            <text:p text:style-name="P179"><text:span text:style-name="T179_1">2</text:span></text:p>
          </table:table-cell>
        </table:table-row>
        <table:table-row table:style-name="Row40">
          <table:table-cell table:style-name="Cell118">
            <text:p text:style-name="P180"><text:span text:style-name="T180_1">Velocidad</text:span></text:p>
          </table:table-cell>
          <table:table-cell table:style-name="Cell119">
            <text:p text:style-name="P181"><text:span text:style-name="T181_1">2</text:span></text:p>
          </table:table-cell>
          <table:table-cell table:style-name="Cell120">
            <text:p text:style-name="P182"><text:span text:style-name="T182_1">6</text:span></text:p>
          </table:table-cell>
        </table:table-row>
      </table:table>
      <text:p text:style-name="P183"/>
      <text:list text:style-name="LS3" xml:id="list14" text:continue-list="list10">
        <text:list-item>
          <text:p text:style-name="P184"><text:span text:style-name="T184_1">Los</text:span><text:span text:style-name="T184_2"><text:s/>3<text:s/></text:span><text:span text:style-name="T184_3">combinados</text:span><text:span text:style-name="T184_4"><text:s/></text:span><text:span text:style-name="T184_5">forman</text:span><text:span text:style-name="T184_6"><text:s/></text:span><text:span text:style-name="T184_7">un</text:span><text:span text:style-name="T184_8"><text:s/></text:span><text:span text:style-name="T184_9">Menasor</text:span><text:span text:style-name="T184_10"><text:s/>(</text:span><text:span text:style-name="T184_11">unidad</text:span><text:span text:style-name="T184_12"><text:s/></text:span><text:span text:style-name="T184_13">terrestre</text:span><text:span text:style-name="T184_14">),<text:s text:c="2"/></text:span><text:span text:style-name="T184_15">la</text:span><text:span text:style-name="T184_16"><text:s/></text:span><text:span text:style-name="T184_17">transformación</text:span><text:span text:style-name="T184_18"><text:s/></text:span><text:span text:style-name="T184_19">dura</text:span><text:span text:style-name="T184_20"><text:s/>2<text:s/></text:span><text:span text:style-name="T184_21">turnos</text:span><text:span text:style-name="T184_22"><text:s/></text:span><text:span text:style-name="T184_23">hasta</text:span><text:span text:style-name="T184_24"><text:s/></text:span><text:span text:style-name="T184_25">completarse</text:span><text:span text:style-name="T184_26">.<text:s/></text:span><text:span text:style-name="T184_27">Queda</text:span><text:span text:style-name="T184_28"><text:s/></text:span><text:span text:style-name="T184_29">a</text:span><text:span text:style-name="T184_30"><text:s/></text:span><text:span text:style-name="T184_31">criterio</text:span><text:span text:style-name="T184_32"><text:s/></text:span><text:span text:style-name="T184_33">del</text:span><text:span text:style-name="T184_34"><text:s/></text:span><text:span text:style-name="T184_35">grupo</text:span><text:span text:style-name="T184_36"><text:s/></text:span><text:span text:style-name="T184_37">definir</text:span><text:span text:style-name="T184_38"><text:s/></text:span><text:span text:style-name="T184_39">la</text:span><text:span text:style-name="T184_40"><text:s/></text:span><text:span text:style-name="T184_41">distancia</text:span><text:span text:style-name="T184_42"><text:s/></text:span><text:span text:style-name="T184_43">mínima</text:span><text:span text:style-name="T184_44"><text:s/></text:span><text:span text:style-name="T184_45">a</text:span><text:span text:style-name="T184_46"><text:s/></text:span><text:span text:style-name="T184_47">la</text:span><text:span text:style-name="T184_48"><text:s/></text:span><text:span text:style-name="T184_49">que</text:span><text:span text:style-name="T184_50"><text:s/></text:span><text:span text:style-name="T184_51">tienen</text:span><text:span text:style-name="T184_52"><text:s/></text:span><text:span text:style-name="T184_53">que</text:span><text:span text:style-name="T184_54"><text:s/></text:span><text:span text:style-name="T184_55">estar</text:span><text:span text:style-name="T184_56"><text:s/></text:span><text:span text:style-name="T184_57">los</text:span><text:span text:style-name="T184_58"><text:s/></text:span><text:span text:style-name="T184_59">algoformers</text:span><text:span text:style-name="T184_60"><text:s/></text:span><text:span text:style-name="T184_61">entre</text:span><text:span text:style-name="T184_62"><text:s/></text:span><text:span text:style-name="T184_63">sí</text:span><text:span text:style-name="T184_64"><text:s/></text:span><text:span text:style-name="T184_65">para</text:span><text:span text:style-name="T184_66"><text:s/></text:span><text:span text:style-name="T184_67">formar</text:span><text:span text:style-name="T184_68"><text:s/></text:span><text:span text:style-name="T184_69">un</text:span><text:span text:style-name="T184_70"><text:s/></text:span><text:span text:style-name="T184_71">Menasor</text:span><text:span text:style-name="T184_72">.</text:span></text:p>
        </text:list-item>
      </text:list>
      <text:p text:style-name="P185"/>
      <table:table table:style-name="Table9">
        <table:table-column table:style-name="Column25"/>
        <table:table-column table:style-name="Column26"/>
        <table:table-column table:style-name="Column27"/>
        <table:table-row table:style-name="Row41">
          <table:table-cell table:style-name="Cell121">
            <text:p text:style-name="P186"><text:span text:style-name="T186_1">MENASOR</text:span></text:p>
          </table:table-cell>
          <table:table-cell table:style-name="Cell122">
            <text:p text:style-name="P187"><text:span text:style-name="T187_1">modo</text:span><text:span text:style-name="T187_2"><text:s/></text:span><text:span text:style-name="T187_3">único</text:span></text:p>
          </table:table-cell>
          <table:table-cell table:style-name="Cell123">
            <text:p text:style-name="P188"/>
          </table:table-cell>
        </table:table-row>
        <table:table-row table:style-name="Row42">
          <table:table-cell table:style-name="Cell124">
            <text:p text:style-name="P189"><text:span text:style-name="T189_1">Ptos</text:span><text:span text:style-name="T189_2"><text:s/></text:span><text:span text:style-name="T189_3">de</text:span><text:span text:style-name="T189_4"><text:s/></text:span><text:span text:style-name="T189_5">Vida</text:span></text:p>
          </table:table-cell>
          <table:table-cell table:style-name="Cell125">
            <text:p text:style-name="P190"><text:span text:style-name="T190_1">⅀<text:s/></text:span><text:span text:style-name="T190_2">Ptos</text:span><text:span text:style-name="T190_3"><text:s/></text:span><text:span text:style-name="T190_4">de</text:span><text:span text:style-name="T190_5"><text:s/></text:span><text:span text:style-name="T190_6">vida</text:span><text:span text:style-name="T190_7"><text:s/></text:span><text:span text:style-name="T190_8">de</text:span><text:span text:style-name="T190_9"><text:s/></text:span><text:span text:style-name="T190_10">los</text:span><text:span text:style-name="T190_11"><text:s/></text:span><text:span text:style-name="T190_12">algoformers</text:span><text:span text:style-name="T190_13"><text:s/></text:span><text:span text:style-name="T190_14">que</text:span><text:span text:style-name="T190_15"><text:s/></text:span><text:span text:style-name="T190_16">lo</text:span><text:span text:style-name="T190_17"><text:s/></text:span><text:span text:style-name="T190_18">forman</text:span></text:p>
          </table:table-cell>
          <table:table-cell table:style-name="Cell126">
            <text:p text:style-name="P191"/>
          </table:table-cell>
        </table:table-row>
        <table:table-row table:style-name="Row43">
          <table:table-cell table:style-name="Cell127">
            <text:p text:style-name="P192"><text:span text:style-name="T192_1">Ataque</text:span></text:p>
          </table:table-cell>
          <table:table-cell table:style-name="Cell128">
            <text:p text:style-name="P193"><text:span text:style-name="T193_1">115</text:span></text:p>
          </table:table-cell>
          <table:table-cell table:style-name="Cell129">
            <text:p text:style-name="P194"/>
          </table:table-cell>
        </table:table-row>
        <table:table-row table:style-name="Row44">
          <table:table-cell table:style-name="Cell130">
            <text:p text:style-name="P195"><text:span text:style-name="T195_1">Distancia</text:span><text:span text:style-name="T195_2"><text:s/></text:span><text:span text:style-name="T195_3">de</text:span><text:span text:style-name="T195_4"><text:s/></text:span><text:span text:style-name="T195_5">ataque</text:span></text:p>
          </table:table-cell>
          <table:table-cell table:style-name="Cell131">
            <text:p text:style-name="P196"><text:span text:style-name="T196_1">2</text:span></text:p>
          </table:table-cell>
          <table:table-cell table:style-name="Cell132">
            <text:p text:style-name="P197"/>
          </table:table-cell>
        </table:table-row>
        <table:table-row table:style-name="Row45">
          <table:table-cell table:style-name="Cell133">
            <text:p text:style-name="P198"><text:span text:style-name="T198_1">Velocidad</text:span></text:p>
          </table:table-cell>
          <table:table-cell table:style-name="Cell134">
            <text:p text:style-name="P199"><text:span text:style-name="T199_1">2</text:span></text:p>
          </table:table-cell>
          <table:table-cell table:style-name="Cell135">
            <text:p text:style-name="P200"/>
          </table:table-cell>
        </table:table-row>
      </table:table>
      <text:h text:style-name="P201" text:outline-level="10"><text:bookmark-start text:name="h.j9se3y6zbkgn"/><text:bookmark-end text:name="h.j9se3y6zbkgn"/><text:span text:style-name="T201_1">Ataques</text:span><text:span text:style-name="T201_2"><text:s/></text:span><text:span text:style-name="T201_3">y</text:span><text:span text:style-name="T201_4"><text:s/></text:span><text:span text:style-name="T201_5">distancia</text:span><text:span text:style-name="T201_6"><text:s/></text:span><text:span text:style-name="T201_7">de</text:span><text:span text:style-name="T201_8"><text:s/></text:span><text:span text:style-name="T201_9">ataques</text:span></text:h>
      <text:p text:style-name="P202"/>
      <text:p text:style-name="P203"><text:span text:style-name="T203_1">Los</text:span><text:span text:style-name="T203_2"><text:s/></text:span><text:span text:style-name="T203_3">algoformers</text:span><text:span text:style-name="T203_4"><text:s/></text:span><text:span text:style-name="T203_5">de</text:span><text:span text:style-name="T203_6"><text:s/></text:span><text:span text:style-name="T203_7">un</text:span><text:span text:style-name="T203_8"><text:s/></text:span><text:span text:style-name="T203_9">mismo</text:span><text:span text:style-name="T203_10"><text:s/></text:span><text:span text:style-name="T203_11">equipo</text:span><text:span text:style-name="T203_12"><text:s/></text:span><text:span text:style-name="T203_13">no</text:span><text:span text:style-name="T203_14"><text:s/></text:span><text:span text:style-name="T203_15">pueden</text:span><text:span text:style-name="T203_16"><text:s/></text:span><text:span text:style-name="T203_17">atacarse</text:span><text:span text:style-name="T203_18"><text:s/></text:span><text:span text:style-name="T203_19">entre</text:span><text:span text:style-name="T203_20"><text:s/></text:span><text:span text:style-name="T203_21">ellos</text:span><text:span text:style-name="T203_22">.</text:span></text:p>
      <text:p text:style-name="P204"/>
      <table:table table:style-name="Table10">
        <table:table-column table:style-name="Column28"/>
        <table:table-column table:style-name="Column29"/>
        <table:table-column table:style-name="Column30"/>
        <table:table-column table:style-name="Column31"/>
        <table:table-row table:style-name="Row46">
          <table:table-cell table:style-name="Cell136">
            <text:p text:style-name="P205"><text:span text:style-name="T205_1">SIMPLIFICACIÓN</text:span><text:span text:style-name="T205_2">:<text:s/></text:span><text:span text:style-name="T205_3">Los</text:span><text:span text:style-name="T205_4"><text:s/></text:span><text:span text:style-name="T205_5">algoformers</text:span><text:span text:style-name="T205_6"><text:s/></text:span><text:span text:style-name="T205_7">pueden</text:span><text:span text:style-name="T205_8"><text:s/></text:span><text:span text:style-name="T205_9">atacar</text:span><text:span text:style-name="T205_10"><text:s/></text:span><text:span text:style-name="T205_11">en</text:span><text:span text:style-name="T205_12"><text:s/></text:span><text:span text:style-name="T205_13">cualquiera</text:span><text:span text:style-name="T205_14"><text:s/></text:span><text:span text:style-name="T205_15">de</text:span><text:span text:style-name="T205_16"><text:s/></text:span><text:span text:style-name="T205_17">las</text:span><text:span text:style-name="T205_18"><text:s/></text:span><text:span text:style-name="T205_19">formas</text:span><text:span text:style-name="T205_20">,<text:s/></text:span><text:span text:style-name="T205_21">es</text:span><text:span text:style-name="T205_22"><text:s/></text:span><text:span text:style-name="T205_23">todo</text:span><text:span text:style-name="T205_24"><text:s/></text:span><text:span text:style-name="T205_25">igual</text:span><text:span text:style-name="T205_26">:</text:span></text:p>
          </table:table-cell>
          <table:table-cell table:style-name="Cell137">
            <text:p text:style-name="P206"/>
          </table:table-cell>
          <table:table-cell table:style-name="Cell138">
            <text:p text:style-name="P207"/>
          </table:table-cell>
          <table:table-cell table:style-name="Cell139">
            <text:p text:style-name="P208"/>
          </table:table-cell>
        </table:table-row>
        <table:table-row table:style-name="Row47">
          <table:table-cell table:style-name="Cell140">
            <text:p text:style-name="P209"><text:span text:style-name="T209_1">tierra</text:span><text:span text:style-name="T209_2">-</text:span><text:span text:style-name="T209_3">tierra</text:span></text:p>
          </table:table-cell>
          <table:table-cell table:style-name="Cell141">
            <text:p text:style-name="P210"><text:span text:style-name="T210_1">tierra</text:span><text:span text:style-name="T210_2">-</text:span><text:span text:style-name="T210_3">aire</text:span></text:p>
          </table:table-cell>
          <table:table-cell table:style-name="Cell142">
            <text:p text:style-name="P211"><text:span text:style-name="T211_1">aire</text:span><text:span text:style-name="T211_2">-</text:span><text:span text:style-name="T211_3">tierra</text:span></text:p>
          </table:table-cell>
          <table:table-cell table:style-name="Cell143">
            <text:p text:style-name="P212"><text:span text:style-name="T212_1">aire</text:span><text:span text:style-name="T212_2">-</text:span><text:span text:style-name="T212_3">aire</text:span></text:p>
          </table:table-cell>
        </table:table-row>
      </table:table>
      <text:p text:style-name="P213"/>
      <text:p text:style-name="P214"><text:span text:style-name="T214_1">La</text:span><text:span text:style-name="T214_2"><text:s/></text:span><text:span text:style-name="T214_3">distancia</text:span><text:span text:style-name="T214_4"><text:s/></text:span><text:span text:style-name="T214_5">de</text:span><text:span text:style-name="T214_6"><text:s/></text:span><text:span text:style-name="T214_7">ataque</text:span><text:span text:style-name="T214_8"><text:s/></text:span><text:span text:style-name="T214_9">se</text:span><text:span text:style-name="T214_10"><text:s/></text:span><text:span text:style-name="T214_11">mide</text:span><text:span text:style-name="T214_12"><text:s/></text:span><text:span text:style-name="T214_13">en</text:span><text:span text:style-name="T214_14"><text:s/></text:span><text:span text:style-name="T214_15">casilleros</text:span><text:span text:style-name="T214_16">.<text:s/></text:span><text:span text:style-name="T214_17">Por</text:span><text:span text:style-name="T214_18"><text:s/></text:span><text:span text:style-name="T214_19">ejemplo</text:span><text:span text:style-name="T214_20"><text:s/></text:span><text:span text:style-name="T214_21">OPTIMUS</text:span><text:span text:style-name="T214_22"><text:s/></text:span><text:span text:style-name="T214_23">en</text:span><text:span text:style-name="T214_24"><text:s/></text:span><text:span text:style-name="T214_25">modo</text:span><text:span text:style-name="T214_26"><text:s/></text:span><text:span text:style-name="T214_27">humanoide</text:span><text:span text:style-name="T214_28"><text:s/></text:span><text:span text:style-name="T214_29">posee</text:span><text:span text:style-name="T214_30"><text:s/></text:span><text:span text:style-name="T214_31">distancia</text:span><text:span text:style-name="T214_32"><text:s/></text:span><text:span text:style-name="T214_33">de</text:span><text:span text:style-name="T214_34"><text:s/></text:span><text:span text:style-name="T214_35">ataque</text:span><text:span text:style-name="T214_36"><text:s/>=<text:s/>2<text:s/></text:span><text:span text:style-name="T214_37">significa</text:span><text:span text:style-name="T214_38"><text:s/></text:span><text:span text:style-name="T214_39">que</text:span><text:span text:style-name="T214_40"><text:s/></text:span><text:span text:style-name="T214_41">podrá</text:span><text:span text:style-name="T214_42"><text:s/></text:span><text:span text:style-name="T214_43">atacar</text:span><text:span text:style-name="T214_44"><text:s/></text:span><text:span text:style-name="T214_45">a</text:span><text:span text:style-name="T214_46"><text:s/></text:span><text:span text:style-name="T214_47">cualquier</text:span><text:span text:style-name="T214_48"><text:s/></text:span><text:span text:style-name="T214_49">otro</text:span><text:span text:style-name="T214_50"><text:s/></text:span><text:span text:style-name="T214_51">algoformer</text:span><text:span text:style-name="T214_52"><text:s/></text:span><text:span text:style-name="T214_53">que</text:span><text:span text:style-name="T214_54"><text:s/></text:span><text:span text:style-name="T214_55">se</text:span><text:span text:style-name="T214_56"><text:s/></text:span><text:span text:style-name="T214_57">encuentre</text:span><text:span text:style-name="T214_58"><text:s/></text:span><text:span text:style-name="T214_59">en</text:span><text:span text:style-name="T214_60"><text:s/></text:span><text:span text:style-name="T214_61">un</text:span><text:span text:style-name="T214_62"><text:s/></text:span><text:span text:style-name="T214_63">casillero</text:span><text:span text:style-name="T214_64"><text:s/></text:span><text:span text:style-name="T214_65">verde</text:span><text:span text:style-name="T214_66">,<text:s/></text:span><text:span text:style-name="T214_67">no</text:span><text:span text:style-name="T214_68"><text:s/></text:span><text:span text:style-name="T214_69">así</text:span><text:span text:style-name="T214_70"><text:s/></text:span><text:span text:style-name="T214_71">en</text:span><text:span text:style-name="T214_72"><text:s/></text:span><text:span text:style-name="T214_73">los</text:span><text:span text:style-name="T214_74"><text:s/></text:span><text:span text:style-name="T214_75">celestes</text:span><text:span text:style-name="T214_76">.</text:span></text:p>
      <text:p text:style-name="P215"/>
      <text:p text:style-name="P216"/>
      <table:table table:style-name="Table11">
        <table:table-column table:style-name="Column32"/>
        <table:table-column table:style-name="Column33"/>
        <table:table-column table:style-name="Column34"/>
        <table:table-column table:style-name="Column35"/>
        <table:table-column table:style-name="Column36"/>
        <table:table-column table:style-name="Column37"/>
        <table:table-column table:style-name="Column38"/>
        <table:table-row table:style-name="Row48">
          <table:table-cell table:style-name="Cell144">
            <text:p text:style-name="P217"/>
          </table:table-cell>
          <table:table-cell table:style-name="Cell145">
            <text:p text:style-name="P218"/>
          </table:table-cell>
          <table:table-cell table:style-name="Cell146">
            <text:p text:style-name="P219"/>
          </table:table-cell>
          <table:table-cell table:style-name="Cell147">
            <text:p text:style-name="P220"/>
          </table:table-cell>
          <table:table-cell table:style-name="Cell148">
            <text:p text:style-name="P221"/>
          </table:table-cell>
          <table:table-cell table:style-name="Cell149">
            <text:p text:style-name="P222"/>
          </table:table-cell>
          <table:table-cell table:style-name="Cell150">
            <text:p text:style-name="P223"/>
          </table:table-cell>
        </table:table-row>
        <table:table-row table:style-name="Row49">
          <table:table-cell table:style-name="Cell151">
            <text:p text:style-name="P224"/>
          </table:table-cell>
          <table:table-cell table:style-name="Cell152">
            <text:p text:style-name="P225"/>
          </table:table-cell>
          <table:table-cell table:style-name="Cell153">
            <text:p text:style-name="P226"/>
          </table:table-cell>
          <table:table-cell table:style-name="Cell154">
            <text:p text:style-name="P227"/>
          </table:table-cell>
          <table:table-cell table:style-name="Cell155">
            <text:p text:style-name="P228"/>
          </table:table-cell>
          <table:table-cell table:style-name="Cell156">
            <text:p text:style-name="P229"/>
          </table:table-cell>
          <table:table-cell table:style-name="Cell157">
            <text:p text:style-name="P230"/>
          </table:table-cell>
        </table:table-row>
        <table:table-row table:style-name="Row50">
          <table:table-cell table:style-name="Cell158">
            <text:p text:style-name="P231"/>
          </table:table-cell>
          <table:table-cell table:style-name="Cell159">
            <text:p text:style-name="P232"/>
          </table:table-cell>
          <table:table-cell table:style-name="Cell160">
            <text:p text:style-name="P233"/>
          </table:table-cell>
          <table:table-cell table:style-name="Cell161">
            <text:p text:style-name="P234"/>
          </table:table-cell>
          <table:table-cell table:style-name="Cell162">
            <text:p text:style-name="P235"/>
          </table:table-cell>
          <table:table-cell table:style-name="Cell163">
            <text:p text:style-name="P236"/>
          </table:table-cell>
          <table:table-cell table:style-name="Cell164">
            <text:p text:style-name="P237"/>
          </table:table-cell>
        </table:table-row>
        <table:table-row table:style-name="Row51">
          <table:table-cell table:style-name="Cell165">
            <text:p text:style-name="P238"/>
          </table:table-cell>
          <table:table-cell table:style-name="Cell166">
            <text:p text:style-name="P239"/>
          </table:table-cell>
          <table:table-cell table:style-name="Cell167">
            <text:p text:style-name="P240"/>
          </table:table-cell>
          <table:table-cell table:style-name="Cell168">
            <text:p text:style-name="P241"><text:span text:style-name="T241_1">OPTIMUS</text:span></text:p>
          </table:table-cell>
          <table:table-cell table:style-name="Cell169">
            <text:p text:style-name="P242"/>
          </table:table-cell>
          <table:table-cell table:style-name="Cell170">
            <text:p text:style-name="P243"/>
          </table:table-cell>
          <table:table-cell table:style-name="Cell171">
            <text:p text:style-name="P244"/>
          </table:table-cell>
        </table:table-row>
        <table:table-row table:style-name="Row52">
          <table:table-cell table:style-name="Cell172">
            <text:p text:style-name="P245"/>
          </table:table-cell>
          <table:table-cell table:style-name="Cell173">
            <text:p text:style-name="P246"/>
          </table:table-cell>
          <table:table-cell table:style-name="Cell174">
            <text:p text:style-name="P247"/>
          </table:table-cell>
          <table:table-cell table:style-name="Cell175">
            <text:p text:style-name="P248"/>
          </table:table-cell>
          <table:table-cell table:style-name="Cell176">
            <text:p text:style-name="P249"/>
          </table:table-cell>
          <table:table-cell table:style-name="Cell177">
            <text:p text:style-name="P250"/>
          </table:table-cell>
          <table:table-cell table:style-name="Cell178">
            <text:p text:style-name="P251"/>
          </table:table-cell>
        </table:table-row>
        <table:table-row table:style-name="Row53">
          <table:table-cell table:style-name="Cell179">
            <text:p text:style-name="P252"/>
          </table:table-cell>
          <table:table-cell table:style-name="Cell180">
            <text:p text:style-name="P253"/>
          </table:table-cell>
          <table:table-cell table:style-name="Cell181">
            <text:p text:style-name="P254"/>
          </table:table-cell>
          <table:table-cell table:style-name="Cell182">
            <text:p text:style-name="P255"/>
          </table:table-cell>
          <table:table-cell table:style-name="Cell183">
            <text:p text:style-name="P256"/>
          </table:table-cell>
          <table:table-cell table:style-name="Cell184">
            <text:p text:style-name="P257"/>
          </table:table-cell>
          <table:table-cell table:style-name="Cell185">
            <text:p text:style-name="P258"/>
          </table:table-cell>
        </table:table-row>
        <table:table-row table:style-name="Row54">
          <table:table-cell table:style-name="Cell186">
            <text:p text:style-name="P259"/>
          </table:table-cell>
          <table:table-cell table:style-name="Cell187">
            <text:p text:style-name="P260"/>
          </table:table-cell>
          <table:table-cell table:style-name="Cell188">
            <text:p text:style-name="P261"/>
          </table:table-cell>
          <table:table-cell table:style-name="Cell189">
            <text:p text:style-name="P262"/>
          </table:table-cell>
          <table:table-cell table:style-name="Cell190">
            <text:p text:style-name="P263"/>
          </table:table-cell>
          <table:table-cell table:style-name="Cell191">
            <text:p text:style-name="P264"/>
          </table:table-cell>
          <table:table-cell table:style-name="Cell192">
            <text:p text:style-name="P265"/>
          </table:table-cell>
        </table:table-row>
      </table:table>
      <text:p text:style-name="P266"/>
      <text:h text:style-name="P267" text:outline-level="10"><text:bookmark-start text:name="h.z3r547jzl9xg"/><text:bookmark-end text:name="h.z3r547jzl9xg"/><text:span text:style-name="T267_1">Superficies</text:span><text:span text:style-name="T267_2">:</text:span></text:h>
      <text:p text:style-name="P268"/>
      <text:p text:style-name="P269"><text:span text:style-name="T269_1">Tierra</text:span></text:p>
      <text:list text:style-name="LS4" xml:id="list15">
        <text:list-item>
          <text:p text:style-name="P270"><text:span text:style-name="T270_1">Rocosa</text:span><text:span text:style-name="T270_2">:<text:s/></text:span><text:span text:style-name="T270_3">Todas</text:span><text:span text:style-name="T270_4"><text:s/></text:span><text:span text:style-name="T270_5">las</text:span><text:span text:style-name="T270_6"><text:s/></text:span><text:span text:style-name="T270_7">unidades</text:span><text:span text:style-name="T270_8"><text:s/></text:span><text:span text:style-name="T270_9">pueden</text:span><text:span text:style-name="T270_10"><text:s/></text:span><text:span text:style-name="T270_11">atravesarla</text:span><text:span text:style-name="T270_12">.</text:span></text:p>
        </text:list-item>
        <text:list-item>
          <text:p text:style-name="P271"><text:span text:style-name="T271_1">Pantano</text:span><text:span text:style-name="T271_2">:<text:s/></text:span><text:span text:style-name="T271_3">En</text:span><text:span text:style-name="T271_4"><text:s/></text:span><text:span text:style-name="T271_5">modo</text:span><text:span text:style-name="T271_6"><text:s/></text:span><text:span text:style-name="T271_7">humanoide</text:span><text:span text:style-name="T271_8"><text:s/></text:span><text:span text:style-name="T271_9">no</text:span><text:span text:style-name="T271_10"><text:s/></text:span><text:span text:style-name="T271_11">es</text:span><text:span text:style-name="T271_12"><text:s/></text:span><text:span text:style-name="T271_13">posible</text:span><text:span text:style-name="T271_14"><text:s/></text:span><text:span text:style-name="T271_15">atravesarlo</text:span><text:span text:style-name="T271_16">.<text:s/></text:span><text:span text:style-name="T271_17">En</text:span><text:span text:style-name="T271_18"><text:s/></text:span><text:span text:style-name="T271_19">modo</text:span><text:span text:style-name="T271_20"><text:s/></text:span><text:span text:style-name="T271_21">alterno</text:span><text:span text:style-name="T271_22"><text:s/></text:span><text:span text:style-name="T271_23">las</text:span><text:span text:style-name="T271_24"><text:s/></text:span><text:span text:style-name="T271_25">unidades</text:span><text:span text:style-name="T271_26"><text:s/></text:span><text:span text:style-name="T271_27">terrestres</text:span><text:span text:style-name="T271_28"><text:s/></text:span><text:span text:style-name="T271_29">tardan</text:span><text:span text:style-name="T271_30"><text:s/></text:span><text:span text:style-name="T271_31">el</text:span><text:span text:style-name="T271_32"><text:s/></text:span><text:span text:style-name="T271_33">doble</text:span><text:span text:style-name="T271_34"><text:s/></text:span><text:span text:style-name="T271_35">que</text:span><text:span text:style-name="T271_36"><text:s/></text:span><text:span text:style-name="T271_37">una</text:span><text:span text:style-name="T271_38"><text:s/></text:span><text:span text:style-name="T271_39">superficie</text:span><text:span text:style-name="T271_40"><text:s/></text:span><text:span text:style-name="T271_41">rocosa</text:span><text:span text:style-name="T271_42">.</text:span></text:p>
        </text:list-item>
        <text:list-item>
          <text:p text:style-name="P272"><text:span text:style-name="T272_1">Espinas</text:span><text:span text:style-name="T272_2">:<text:s/></text:span><text:span text:style-name="T272_3">Causa</text:span><text:span text:style-name="T272_4"><text:s/></text:span><text:span text:style-name="T272_5">un</text:span><text:span text:style-name="T272_6"><text:s/>5%<text:s/></text:span><text:span text:style-name="T272_7">de</text:span><text:span text:style-name="T272_8"><text:s/></text:span><text:span text:style-name="T272_9">daño</text:span><text:span text:style-name="T272_10"><text:s/></text:span><text:span text:style-name="T272_11">a</text:span><text:span text:style-name="T272_12"><text:s/></text:span><text:span text:style-name="T272_13">quien</text:span><text:span text:style-name="T272_14"><text:s/></text:span><text:span text:style-name="T272_15">la</text:span><text:span text:style-name="T272_16"><text:s/></text:span><text:span text:style-name="T272_17">atraviese</text:span><text:span text:style-name="T272_18">,<text:s/></text:span><text:span text:style-name="T272_19">independientemente</text:span><text:span text:style-name="T272_20"><text:s/></text:span><text:span text:style-name="T272_21">del</text:span><text:span text:style-name="T272_22"><text:s/></text:span><text:span text:style-name="T272_23">modo</text:span><text:span text:style-name="T272_24"><text:s/></text:span><text:span text:style-name="T272_25">en</text:span><text:span text:style-name="T272_26"><text:s/></text:span><text:span text:style-name="T272_27">que</text:span><text:span text:style-name="T272_28"><text:s/></text:span><text:span text:style-name="T272_29">se</text:span><text:span text:style-name="T272_30"><text:s/></text:span><text:span text:style-name="T272_31">halle</text:span><text:span text:style-name="T272_32">.</text:span></text:p>
        </text:list-item>
      </text:list>
      <text:p text:style-name="P273"/>
      <text:p text:style-name="P274"><text:span text:style-name="T274_1">Aire</text:span></text:p>
      <text:list text:style-name="LS5" xml:id="list18">
        <text:list-item>
          <text:p text:style-name="P275"><text:span text:style-name="T275_1">Nube</text:span><text:span text:style-name="T275_2">:<text:s/></text:span><text:span text:style-name="T275_3">Todas</text:span><text:span text:style-name="T275_4"><text:s/></text:span><text:span text:style-name="T275_5">las</text:span><text:span text:style-name="T275_6"><text:s/></text:span><text:span text:style-name="T275_7">unidades</text:span><text:span text:style-name="T275_8"><text:s/></text:span><text:span text:style-name="T275_9">aéreas</text:span><text:span text:style-name="T275_10"><text:s/></text:span><text:span text:style-name="T275_11">pueden</text:span><text:span text:style-name="T275_12"><text:s/></text:span><text:span text:style-name="T275_13">atravesarla</text:span><text:span text:style-name="T275_14">.</text:span></text:p>
        </text:list-item>
        <text:list-item>
          <text:p text:style-name="P276"><text:span text:style-name="T276_1">Nebulosa</text:span><text:span text:style-name="T276_2"><text:s/></text:span><text:span text:style-name="T276_3">de</text:span><text:span text:style-name="T276_4"><text:s/></text:span><text:span text:style-name="T276_5">andrómeda</text:span><text:span text:style-name="T276_6">:<text:s/></text:span><text:span text:style-name="T276_7">Las</text:span><text:span text:style-name="T276_8"><text:s/></text:span><text:span text:style-name="T276_9">unidades</text:span><text:span text:style-name="T276_10"><text:s/></text:span><text:span text:style-name="T276_11">aéreas</text:span><text:span text:style-name="T276_12"><text:s/></text:span><text:span text:style-name="T276_13">quedan</text:span><text:span text:style-name="T276_14"><text:s/></text:span><text:span text:style-name="T276_15">atrapadas</text:span><text:span text:style-name="T276_16"><text:s/>3<text:s/></text:span><text:span text:style-name="T276_17">turnos</text:span><text:span text:style-name="T276_18">.</text:span></text:p>
        </text:list-item>
        <text:list-item>
          <text:p text:style-name="P277"><text:span text:style-name="T277_1">Tormenta</text:span><text:span text:style-name="T277_2"><text:s/></text:span><text:span text:style-name="T277_3">psiónica</text:span><text:span text:style-name="T277_4">:<text:s/></text:span><text:span text:style-name="T277_5">Al</text:span><text:span text:style-name="T277_6"><text:s/></text:span><text:span text:style-name="T277_7">pasar</text:span><text:span text:style-name="T277_8"><text:s/></text:span><text:span text:style-name="T277_9">por</text:span><text:span text:style-name="T277_10"><text:s/></text:span><text:span text:style-name="T277_11">una</text:span><text:span text:style-name="T277_12"><text:s/></text:span><text:span text:style-name="T277_13">tormenta</text:span><text:span text:style-name="T277_14"><text:s/></text:span><text:span text:style-name="T277_15">psiónica</text:span><text:span text:style-name="T277_16"><text:s/></text:span><text:span text:style-name="T277_17">las</text:span><text:span text:style-name="T277_18"><text:s/></text:span><text:span text:style-name="T277_19">unidades</text:span><text:span text:style-name="T277_20"><text:s/></text:span><text:span text:style-name="T277_21">aéreas</text:span><text:span text:style-name="T277_22"><text:s/></text:span><text:span text:style-name="T277_23">pierden</text:span><text:span text:style-name="T277_24"><text:s/></text:span><text:span text:style-name="T277_25">poder</text:span><text:span text:style-name="T277_26"><text:s/></text:span><text:span text:style-name="T277_27">de</text:span><text:span text:style-name="T277_28"><text:s/></text:span><text:span text:style-name="T277_29">ataque</text:span><text:span text:style-name="T277_30"><text:s/>(</text:span><text:span text:style-name="T277_31">sólo</text:span><text:span text:style-name="T277_32"><text:s/></text:span><text:span text:style-name="T277_33">del</text:span><text:span text:style-name="T277_34"><text:s/></text:span><text:span text:style-name="T277_35">modo</text:span><text:span text:style-name="T277_36"><text:s/></text:span><text:span text:style-name="T277_37">alterno</text:span><text:span text:style-name="T277_38">)<text:s/></text:span><text:span text:style-name="T277_39">y</text:span><text:span text:style-name="T277_40"><text:s/></text:span><text:span text:style-name="T277_41">el</text:span><text:span text:style-name="T277_42"><text:s/></text:span><text:span text:style-name="T277_43">mismo</text:span><text:span text:style-name="T277_44"><text:s/></text:span><text:span text:style-name="T277_45">queda</text:span><text:span text:style-name="T277_46"><text:s/></text:span><text:span text:style-name="T277_47">disminuido</text:span><text:span text:style-name="T277_48"><text:s/></text:span><text:span text:style-name="T277_49">en</text:span><text:span text:style-name="T277_50"><text:s/></text:span><text:span text:style-name="T277_51">un</text:span><text:span text:style-name="T277_52"><text:s text:c="2"/>40<text:s/>%</text:span><text:span text:style-name="T277_53"><text:s/></text:span><text:span text:style-name="T277_54">para</text:span><text:span text:style-name="T277_55"><text:s/></text:span><text:span text:style-name="T277_56">siempre</text:span><text:span text:style-name="T277_57">.<text:s/>(</text:span><text:span text:style-name="T277_58">En</text:span><text:span text:style-name="T277_59"><text:s/></text:span><text:span text:style-name="T277_60">el</text:span><text:span text:style-name="T277_61"><text:s/></text:span><text:span text:style-name="T277_62">contexto</text:span><text:span text:style-name="T277_63"><text:s/></text:span><text:span text:style-name="T277_64">de</text:span><text:span text:style-name="T277_65"><text:s/></text:span><text:span text:style-name="T277_66">una</text:span><text:span text:style-name="T277_67"><text:s/></text:span><text:span text:style-name="T277_68">partida</text:span><text:span text:style-name="T277_69">).<text:s/></text:span><text:span text:style-name="T277_70">El</text:span><text:span text:style-name="T277_71"><text:s/></text:span><text:span text:style-name="T277_72">daño</text:span><text:span text:style-name="T277_73"><text:s/></text:span><text:span text:style-name="T277_74">no</text:span><text:span text:style-name="T277_75"><text:s/></text:span><text:span text:style-name="T277_76">es</text:span><text:span text:style-name="T277_77"><text:s/></text:span><text:span text:style-name="T277_78">acumulable</text:span><text:span text:style-name="T277_79"><text:s/></text:span><text:span text:style-name="T277_80">en</text:span><text:span text:style-name="T277_81"><text:s/></text:span><text:span text:style-name="T277_82">caso</text:span><text:span text:style-name="T277_83"><text:s/></text:span><text:span text:style-name="T277_84">de</text:span><text:span text:style-name="T277_85"><text:s/></text:span><text:span text:style-name="T277_86">que</text:span><text:span text:style-name="T277_87"><text:s/></text:span><text:span text:style-name="T277_88">el</text:span><text:span text:style-name="T277_89"><text:s/></text:span><text:span text:style-name="T277_90">algoformer</text:span><text:span text:style-name="T277_91"><text:s/></text:span><text:span text:style-name="T277_92">ya</text:span><text:span text:style-name="T277_93"><text:s/></text:span><text:span text:style-name="T277_94">afectado</text:span><text:span text:style-name="T277_95"><text:s/></text:span><text:span text:style-name="T277_96">vuelva</text:span><text:span text:style-name="T277_97"><text:s/></text:span><text:span text:style-name="T277_98">a</text:span><text:span text:style-name="T277_99"><text:s/></text:span><text:span text:style-name="T277_100">pasar</text:span><text:span text:style-name="T277_101"><text:s/></text:span><text:span text:style-name="T277_102">por</text:span><text:span text:style-name="T277_103"><text:s/></text:span><text:span text:style-name="T277_104">una</text:span><text:span text:style-name="T277_105"><text:s/></text:span><text:span text:style-name="T277_106">tormenta</text:span><text:span text:style-name="T277_107">,<text:s/></text:span><text:span text:style-name="T277_108">no</text:span><text:span text:style-name="T277_109"><text:s/></text:span><text:span text:style-name="T277_110">lo</text:span><text:span text:style-name="T277_111"><text:s/></text:span><text:span text:style-name="T277_112">afecta</text:span><text:span text:style-name="T277_113">.</text:span></text:p>
        </text:list-item>
      </text:list>
      <text:h text:style-name="P278" text:outline-level="10"><text:bookmark-start text:name="h.oh4oiygdnra4"/><text:bookmark-end text:name="h.oh4oiygdnra4"/><text:span text:style-name="T278_1">Bonus</text:span><text:span text:style-name="T278_2"><text:note text:note-class="footnote"><text:note-citation/><text:note-body><text:p text:style-name="P279"><text:span text:style-name="T279_1"><text:s/></text:span><text:span text:style-name="T279_2">Si</text:span><text:span text:style-name="T279_3"><text:s/></text:span><text:span text:style-name="T279_4">por</text:span><text:span text:style-name="T279_5"><text:s/></text:span><text:span text:style-name="T279_6">alguna</text:span><text:span text:style-name="T279_7"><text:s/></text:span><text:span text:style-name="T279_8">razón</text:span><text:span text:style-name="T279_9"><text:s/></text:span><text:span text:style-name="T279_10">existe</text:span><text:span text:style-name="T279_11"><text:s/></text:span><text:span text:style-name="T279_12">un</text:span><text:span text:style-name="T279_13"><text:s/></text:span><text:span text:style-name="T279_14">grupo</text:span><text:span text:style-name="T279_15"><text:s/></text:span><text:span text:style-name="T279_16">de</text:span><text:span text:style-name="T279_17"><text:s/>3<text:s/></text:span><text:span text:style-name="T279_18">integrantes</text:span><text:span text:style-name="T279_19">,<text:s/></text:span><text:span text:style-name="T279_20">el</text:span><text:span text:style-name="T279_21"><text:s/></text:span><text:span text:style-name="T279_22">mismo</text:span><text:span text:style-name="T279_23"><text:s/></text:span><text:span text:style-name="T279_24">puede</text:span><text:span text:style-name="T279_25"><text:s/></text:span><text:span text:style-name="T279_26">no</text:span><text:span text:style-name="T279_27"><text:s/></text:span><text:span text:style-name="T279_28">implementar</text:span><text:span text:style-name="T279_29"><text:s/></text:span><text:span text:style-name="T279_30">los</text:span><text:span text:style-name="T279_31"><text:s/></text:span><text:span text:style-name="T279_32">bonus</text:span><text:span text:style-name="T279_33">.</text:span></text:p></text:note-body></text:note></text:span></text:h>
      <text:p text:style-name="P280"><text:span text:style-name="T280_1">Una</text:span><text:span text:style-name="T280_2"><text:s/></text:span><text:span text:style-name="T280_3">vez</text:span><text:span text:style-name="T280_4"><text:s/></text:span><text:span text:style-name="T280_5">que</text:span><text:span text:style-name="T280_6"><text:s/></text:span><text:span text:style-name="T280_7">el</text:span><text:span text:style-name="T280_8"><text:s/></text:span><text:span text:style-name="T280_9">algoformer</text:span><text:span text:style-name="T280_10"><text:s/>(</text:span><text:span text:style-name="T280_11">en</text:span><text:span text:style-name="T280_12"><text:s/></text:span><text:span text:style-name="T280_13">cualquier</text:span><text:span text:style-name="T280_14"><text:s/></text:span><text:span text:style-name="T280_15">modo</text:span><text:span text:style-name="T280_16">)<text:s/></text:span><text:span text:style-name="T280_17">captura</text:span><text:span text:style-name="T280_18"><text:s/></text:span><text:span text:style-name="T280_19">un</text:span><text:span text:style-name="T280_20"><text:s/></text:span><text:span text:style-name="T280_21">bonus</text:span><text:span text:style-name="T280_22"><text:s/></text:span><text:span text:style-name="T280_23">el</text:span><text:span text:style-name="T280_24"><text:s/></text:span><text:span text:style-name="T280_25">mismo</text:span><text:span text:style-name="T280_26"><text:s/></text:span><text:span text:style-name="T280_27">es</text:span><text:span text:style-name="T280_28"><text:s/></text:span><text:span text:style-name="T280_29">consumido</text:span><text:span text:style-name="T280_30"><text:s/></text:span><text:span text:style-name="T280_31">por</text:span><text:span text:style-name="T280_32"><text:s/></text:span><text:span text:style-name="T280_33">el</text:span><text:span text:style-name="T280_34"><text:s/></text:span><text:span text:style-name="T280_35">algoformer</text:span><text:span text:style-name="T280_36"><text:s/></text:span><text:span text:style-name="T280_37">y</text:span><text:span text:style-name="T280_38"><text:s/></text:span><text:span text:style-name="T280_39">desaparece</text:span><text:span text:style-name="T280_40"><text:s/></text:span><text:span text:style-name="T280_41">del</text:span><text:span text:style-name="T280_42"><text:s/></text:span><text:span text:style-name="T280_43">mapa</text:span><text:span text:style-name="T280_44">.</text:span></text:p>
      <text:p text:style-name="P281"/>
      <text:list text:style-name="LS6" xml:id="list21">
        <text:list-item>
          <text:p text:style-name="P282"><text:span text:style-name="T282_1">Doble</text:span><text:span text:style-name="T282_2"><text:s/></text:span><text:span text:style-name="T282_3">Cañón</text:span><text:span text:style-name="T282_4">:<text:s/></text:span><text:span text:style-name="T282_5">El</text:span><text:span text:style-name="T282_6"><text:s/></text:span><text:span text:style-name="T282_7">algoformer</text:span><text:span text:style-name="T282_8"><text:s/></text:span><text:span text:style-name="T282_9">que</text:span><text:span text:style-name="T282_10"><text:s/></text:span><text:span text:style-name="T282_11">se</text:span><text:span text:style-name="T282_12"><text:s/></text:span><text:span text:style-name="T282_13">tope</text:span><text:span text:style-name="T282_14"><text:s/></text:span><text:span text:style-name="T282_15">con</text:span><text:span text:style-name="T282_16"><text:s/></text:span><text:span text:style-name="T282_17">este</text:span><text:span text:style-name="T282_18"><text:s/></text:span><text:span text:style-name="T282_19">bonus</text:span><text:span text:style-name="T282_20">,<text:s/></text:span><text:span text:style-name="T282_21">duplica</text:span><text:span text:style-name="T282_22"><text:s/></text:span><text:span text:style-name="T282_23">su</text:span><text:span text:style-name="T282_24"><text:s/></text:span><text:span text:style-name="T282_25">capacidad</text:span><text:span text:style-name="T282_26"><text:s/></text:span><text:span text:style-name="T282_27">de</text:span><text:span text:style-name="T282_28"><text:s/></text:span><text:span text:style-name="T282_29">ataque</text:span><text:span text:style-name="T282_30"><text:s/></text:span><text:span text:style-name="T282_31">durante</text:span><text:span text:style-name="T282_32"><text:s/>3<text:s/></text:span><text:span text:style-name="T282_33">turnos</text:span><text:span text:style-name="T282_34"><text:s/></text:span><text:span text:style-name="T282_35">propios</text:span><text:span text:style-name="T282_36">.</text:span></text:p>
        </text:list-item>
        <text:list-item>
          <text:p text:style-name="P283"><text:span text:style-name="T283_1"><text:s/></text:span><text:span text:style-name="T283_2">Burbuja</text:span><text:span text:style-name="T283_3"><text:s/></text:span><text:span text:style-name="T283_4">inmaculada</text:span><text:span text:style-name="T283_5">:<text:s/></text:span><text:span text:style-name="T283_6">El</text:span><text:span text:style-name="T283_7"><text:s/></text:span><text:span text:style-name="T283_8">algoformer</text:span><text:span text:style-name="T283_9"><text:s/></text:span><text:span text:style-name="T283_10">que</text:span><text:span text:style-name="T283_11"><text:s/></text:span><text:span text:style-name="T283_12">se</text:span><text:span text:style-name="T283_13"><text:s/></text:span><text:span text:style-name="T283_14">tope</text:span><text:span text:style-name="T283_15"><text:s/></text:span><text:span text:style-name="T283_16">con</text:span><text:span text:style-name="T283_17"><text:s/></text:span><text:span text:style-name="T283_18">este</text:span><text:span text:style-name="T283_19"><text:s/></text:span><text:span text:style-name="T283_20">bonus</text:span><text:span text:style-name="T283_21">,<text:s/></text:span><text:span text:style-name="T283_22">no</text:span><text:span text:style-name="T283_23"><text:s/></text:span><text:span text:style-name="T283_24">recibe</text:span><text:span text:style-name="T283_25"><text:s/></text:span><text:span text:style-name="T283_26">ningún</text:span><text:span text:style-name="T283_27"><text:s/></text:span><text:span text:style-name="T283_28">daño</text:span><text:span text:style-name="T283_29"><text:s/></text:span><text:span text:style-name="T283_30">por</text:span><text:span text:style-name="T283_31"><text:s/></text:span><text:span text:style-name="T283_32">ningún</text:span><text:span text:style-name="T283_33"><text:s/></text:span><text:span text:style-name="T283_34">tipo</text:span><text:span text:style-name="T283_35"><text:s/></text:span><text:span text:style-name="T283_36">de</text:span><text:span text:style-name="T283_37"><text:s/></text:span><text:span text:style-name="T283_38">ataque</text:span><text:span text:style-name="T283_39"><text:s/></text:span><text:span text:style-name="T283_40">de</text:span><text:span text:style-name="T283_41"><text:s/></text:span><text:span text:style-name="T283_42">otro</text:span><text:span text:style-name="T283_43"><text:s/></text:span><text:span text:style-name="T283_44">algoformer</text:span><text:span text:style-name="T283_45"><text:s/></text:span><text:span text:style-name="T283_46">durante</text:span><text:span text:style-name="T283_47"><text:s/>2<text:s/></text:span><text:span text:style-name="T283_48">turnos</text:span><text:span text:style-name="T283_49"><text:s/></text:span><text:span text:style-name="T283_50">propios</text:span><text:span text:style-name="T283_51">.</text:span></text:p>
        </text:list-item>
        <text:list-item>
          <text:p text:style-name="P284"><text:span text:style-name="T284_1">Flash</text:span><text:span text:style-name="T284_2">:<text:s/></text:span><text:span text:style-name="T284_3">El</text:span><text:span text:style-name="T284_4"><text:s/></text:span><text:span text:style-name="T284_5">algoformer</text:span><text:span text:style-name="T284_6"><text:s/></text:span><text:span text:style-name="T284_7">que</text:span><text:span text:style-name="T284_8"><text:s/></text:span><text:span text:style-name="T284_9">se</text:span><text:span text:style-name="T284_10"><text:s/></text:span><text:span text:style-name="T284_11">tope</text:span><text:span text:style-name="T284_12"><text:s/></text:span><text:span text:style-name="T284_13">con</text:span><text:span text:style-name="T284_14"><text:s/></text:span><text:span text:style-name="T284_15">este</text:span><text:span text:style-name="T284_16"><text:s/></text:span><text:span text:style-name="T284_17">bonus</text:span><text:span text:style-name="T284_18"><text:s/></text:span><text:span text:style-name="T284_19">triplica</text:span><text:span text:style-name="T284_20"><text:s/></text:span><text:span text:style-name="T284_21">su</text:span><text:span text:style-name="T284_22"><text:s/></text:span><text:span text:style-name="T284_23">velocidad</text:span><text:span text:style-name="T284_24"><text:s/></text:span><text:span text:style-name="T284_25">de</text:span><text:span text:style-name="T284_26"><text:s/></text:span><text:span text:style-name="T284_27">desplazamiento</text:span><text:span text:style-name="T284_28"><text:s/></text:span><text:span text:style-name="T284_29">durante</text:span><text:span text:style-name="T284_30"><text:s/>3<text:s/></text:span><text:span text:style-name="T284_31">turnos</text:span><text:span text:style-name="T284_32"><text:s/></text:span><text:span text:style-name="T284_33">propios</text:span><text:span text:style-name="T284_34">.</text:span></text:p>
        </text:list-item>
      </text:list>
      <text:h text:style-name="P285" text:outline-level="10"><text:bookmark-start text:name="h.ladju2n5uvlj"/><text:bookmark-end text:name="h.ladju2n5uvlj"/><text:span text:style-name="T285_1">Ejemplo</text:span><text:span text:style-name="T285_2"><text:s/></text:span><text:span text:style-name="T285_3">de</text:span><text:span text:style-name="T285_4"><text:s/></text:span><text:span text:style-name="T285_5">Doble</text:span><text:span text:style-name="T285_6"><text:s/></text:span><text:span text:style-name="T285_7">cañón</text:span><text:span text:style-name="T285_8">:<text:line-break/></text:span></text:h>
      <text:p text:style-name="P286"><text:span text:style-name="T286_1">Turno</text:span><text:span text:style-name="T286_2"><text:s/></text:span><text:span text:style-name="T286_3">Autobots</text:span><text:span text:style-name="T286_4">:</text:span></text:p>
      <text:p text:style-name="P287"><text:span text:style-name="T287_1">Optimus</text:span><text:span text:style-name="T287_2"><text:s/></text:span><text:span text:style-name="T287_3">Humanoide</text:span><text:span text:style-name="T287_4"><text:s/></text:span><text:span text:style-name="T287_5">captura</text:span><text:span text:style-name="T287_6"><text:s/></text:span><text:span text:style-name="T287_7">doble</text:span><text:span text:style-name="T287_8"><text:s/></text:span><text:span text:style-name="T287_9">cañón</text:span></text:p>
      <text:p text:style-name="P288"/>
      <text:p text:style-name="P289"><text:span text:style-name="T289_1">Turno</text:span><text:span text:style-name="T289_2"><text:s/></text:span><text:span text:style-name="T289_3">Decepticons</text:span></text:p>
      <text:p text:style-name="P290"><text:span text:style-name="T290_1">….<text:line-break/></text:span></text:p>
      <text:p text:style-name="P291"><text:span text:style-name="T291_1">Turno</text:span><text:span text:style-name="T291_2"><text:s/></text:span><text:span text:style-name="T291_3">Autobots</text:span><text:span text:style-name="T291_4">:</text:span></text:p>
      <text:p text:style-name="P292"><text:span text:style-name="T292_1">Optimus</text:span><text:span text:style-name="T292_2"><text:s/></text:span><text:span text:style-name="T292_3">Humanoide</text:span><text:span text:style-name="T292_4"><text:s/></text:span><text:span text:style-name="T292_5">ataque</text:span><text:span text:style-name="T292_6"><text:s/>=<text:s/>100<text:s/>(<text:s/>2<text:s/></text:span><text:span text:style-name="T292_7">x</text:span><text:span text:style-name="T292_8"><text:s/>50<text:s/>)<text:line-break/></text:span></text:p>
      <text:p text:style-name="P293"><text:span text:style-name="T293_1">Turno</text:span><text:span text:style-name="T293_2"><text:s/></text:span><text:span text:style-name="T293_3">Decepticons</text:span></text:p>
      <text:p text:style-name="P294"><text:span text:style-name="T294_1">….<text:line-break/></text:span></text:p>
      <text:p text:style-name="P295"><text:span text:style-name="T295_1">Turno</text:span><text:span text:style-name="T295_2"><text:s/></text:span><text:span text:style-name="T295_3">Autobots</text:span><text:span text:style-name="T295_4">:</text:span></text:p>
      <text:p text:style-name="P296"><text:span text:style-name="T296_1">Optimus</text:span><text:span text:style-name="T296_2"><text:s/></text:span><text:span text:style-name="T296_3">Humanoide</text:span><text:span text:style-name="T296_4"><text:s/></text:span><text:span text:style-name="T296_5">ataque</text:span><text:span text:style-name="T296_6"><text:s/>=<text:s/>100<text:s/>(<text:s/>2<text:s/></text:span><text:span text:style-name="T296_7">x</text:span><text:span text:style-name="T296_8"><text:s/>50<text:s/>)<text:line-break/></text:span></text:p>
      <text:p text:style-name="P297"><text:span text:style-name="T297_1">Turno</text:span><text:span text:style-name="T297_2"><text:s/></text:span><text:span text:style-name="T297_3">Decepticons</text:span><text:span text:style-name="T297_4">:</text:span></text:p>
      <text:p text:style-name="P298"><text:span text:style-name="T298_1">….<text:line-break/></text:span></text:p>
      <text:p text:style-name="P299"><text:span text:style-name="T299_1">Turno</text:span><text:span text:style-name="T299_2"><text:s/></text:span><text:span text:style-name="T299_3">Autobots</text:span><text:span text:style-name="T299_4">:</text:span></text:p>
      <text:p text:style-name="P300"><text:span text:style-name="T300_1">Optimus</text:span><text:span text:style-name="T300_2"><text:s/></text:span><text:span text:style-name="T300_3">Humanoide</text:span><text:span text:style-name="T300_4"><text:s/></text:span><text:span text:style-name="T300_5">ataque</text:span><text:span text:style-name="T300_6"><text:s/>=<text:s/>100<text:s/>(<text:s/>2<text:s/></text:span><text:span text:style-name="T300_7">x</text:span><text:span text:style-name="T300_8"><text:s/>50<text:s/>)<text:line-break/></text:span></text:p>
      <text:p text:style-name="P301"><text:span text:style-name="T301_1">Turno</text:span><text:span text:style-name="T301_2"><text:s/></text:span><text:span text:style-name="T301_3">Decepticons</text:span><text:span text:style-name="T301_4">:</text:span></text:p>
      <text:p text:style-name="P302"><text:span text:style-name="T302_1">….<text:line-break/></text:span></text:p>
      <text:p text:style-name="P303"><text:span text:style-name="T303_1">Turno</text:span><text:span text:style-name="T303_2"><text:s/></text:span><text:span text:style-name="T303_3">Autobots</text:span><text:span text:style-name="T303_4">:</text:span></text:p>
      <text:p text:style-name="P304"><text:span text:style-name="T304_1">Optimus</text:span><text:span text:style-name="T304_2"><text:s/></text:span><text:span text:style-name="T304_3">Humanoide</text:span><text:span text:style-name="T304_4"><text:s/></text:span><text:span text:style-name="T304_5">ataque</text:span><text:span text:style-name="T304_6"><text:s/>=<text:s/>50</text:span></text:p>
      <text:p text:style-name="P305"/>
      <text:p text:style-name="P306"><text:span text:style-name="T306_1">Queda</text:span><text:span text:style-name="T306_2"><text:s/></text:span><text:span text:style-name="T306_3">a</text:span><text:span text:style-name="T306_4"><text:s/></text:span><text:span text:style-name="T306_5">criterio</text:span><text:span text:style-name="T306_6"><text:s/></text:span><text:span text:style-name="T306_7">de</text:span><text:span text:style-name="T306_8"><text:s/></text:span><text:span text:style-name="T306_9">cada</text:span><text:span text:style-name="T306_10"><text:s/></text:span><text:span text:style-name="T306_11">grupo</text:span><text:span text:style-name="T306_12"><text:s/></text:span><text:span text:style-name="T306_13">definir</text:span><text:span text:style-name="T306_14"><text:s/></text:span><text:span text:style-name="T306_15">qué</text:span><text:span text:style-name="T306_16"><text:s/></text:span><text:span text:style-name="T306_17">pasa</text:span><text:span text:style-name="T306_18"><text:s/></text:span><text:span text:style-name="T306_19">cuando</text:span><text:span text:style-name="T306_20"><text:s/></text:span><text:span text:style-name="T306_21">se</text:span><text:span text:style-name="T306_22"><text:s/></text:span><text:span text:style-name="T306_23">combinan</text:span><text:span text:style-name="T306_24"><text:s/></text:span><text:span text:style-name="T306_25">los</text:span><text:span text:style-name="T306_26"><text:s/>3<text:s/></text:span><text:span text:style-name="T306_27">algoformers</text:span><text:span text:style-name="T306_28"><text:s/></text:span><text:span text:style-name="T306_29">para</text:span><text:span text:style-name="T306_30"><text:s/></text:span><text:span text:style-name="T306_31">formar</text:span><text:span text:style-name="T306_32"><text:s/></text:span><text:span text:style-name="T306_33">un</text:span><text:span text:style-name="T306_34"><text:s/></text:span><text:span text:style-name="T306_35">Menasor</text:span><text:span text:style-name="T306_36"><text:s/></text:span><text:span text:style-name="T306_37">o</text:span><text:span text:style-name="T306_38"><text:s/></text:span><text:span text:style-name="T306_39">Superion</text:span><text:span text:style-name="T306_40"><text:s/></text:span><text:span text:style-name="T306_41">y</text:span><text:span text:style-name="T306_42"><text:s/></text:span><text:span text:style-name="T306_43">alguno</text:span><text:span text:style-name="T306_44"><text:s/></text:span><text:span text:style-name="T306_45">de</text:span><text:span text:style-name="T306_46"><text:s/></text:span><text:span text:style-name="T306_47">ellos</text:span><text:span text:style-name="T306_48"><text:s/></text:span><text:span text:style-name="T306_49">tiene</text:span><text:span text:style-name="T306_50"><text:s/></text:span><text:span text:style-name="T306_51">un</text:span><text:span text:style-name="T306_52"><text:s/></text:span><text:span text:style-name="T306_53">bonus</text:span><text:span text:style-name="T306_54"><text:s/></text:span><text:span text:style-name="T306_55">activo</text:span><text:span text:style-name="T306_56">.</text:span></text:p>
      <text:h text:style-name="P307" text:outline-level="10"><text:bookmark-start text:name="h.1bnfszlskv08"/><text:bookmark-end text:name="h.1bnfszlskv08"/><text:span text:style-name="T307_1">Jugabilidad</text:span></text:h>
      <text:p text:style-name="P308"/>
      <text:p text:style-name="P309"><text:span text:style-name="T309_1">Hay</text:span><text:span text:style-name="T309_2"><text:s/>2<text:s/></text:span><text:span text:style-name="T309_3">jugadores</text:span><text:span text:style-name="T309_4">,<text:s/></text:span><text:span text:style-name="T309_5">cada</text:span><text:span text:style-name="T309_6"><text:s/></text:span><text:span text:style-name="T309_7">uno</text:span><text:span text:style-name="T309_8"><text:s/></text:span><text:span text:style-name="T309_9">debe</text:span><text:span text:style-name="T309_10"><text:s/></text:span><text:span text:style-name="T309_11">elegir</text:span><text:span text:style-name="T309_12"><text:s/></text:span><text:span text:style-name="T309_13">un</text:span><text:span text:style-name="T309_14"><text:s/></text:span><text:span text:style-name="T309_15">equipo</text:span><text:span text:style-name="T309_16"><text:s/></text:span><text:span text:style-name="T309_17">antes</text:span><text:span text:style-name="T309_18"><text:s/></text:span><text:span text:style-name="T309_19">de</text:span><text:span text:style-name="T309_20"><text:s/></text:span><text:span text:style-name="T309_21">iniciar</text:span><text:span text:style-name="T309_22"><text:s/></text:span><text:span text:style-name="T309_23">una</text:span><text:span text:style-name="T309_24"><text:s/></text:span><text:span text:style-name="T309_25">partida</text:span><text:span text:style-name="T309_26">.<text:s/></text:span><text:span text:style-name="T309_27">Cada</text:span><text:span text:style-name="T309_28"><text:s/></text:span><text:span text:style-name="T309_29">jugador</text:span><text:span text:style-name="T309_30"><text:s/></text:span><text:span text:style-name="T309_31">comienza</text:span><text:span text:style-name="T309_32"><text:s/></text:span><text:span text:style-name="T309_33">la</text:span><text:span text:style-name="T309_34"><text:s/></text:span><text:span text:style-name="T309_35">partida</text:span><text:span text:style-name="T309_36"><text:s/></text:span><text:span text:style-name="T309_37">con</text:span><text:span text:style-name="T309_38"><text:s/></text:span><text:span text:style-name="T309_39">sus</text:span><text:span text:style-name="T309_40"><text:s/>3<text:s/></text:span><text:span text:style-name="T309_41">algoformers</text:span><text:span text:style-name="T309_42">.<text:s/></text:span></text:p>
      <text:p text:style-name="P310"><text:span text:style-name="T310_1">Es</text:span><text:span text:style-name="T310_2"><text:s/></text:span><text:span text:style-name="T310_3">un</text:span><text:span text:style-name="T310_4"><text:s/></text:span><text:span text:style-name="T310_5">juego</text:span><text:span text:style-name="T310_6"><text:s/></text:span><text:span text:style-name="T310_7">por</text:span><text:span text:style-name="T310_8"><text:s/></text:span><text:span text:style-name="T310_9">turnos</text:span><text:span text:style-name="T310_10">.<text:s/></text:span><text:span text:style-name="T310_11">En</text:span><text:span text:style-name="T310_12"><text:s/></text:span><text:span text:style-name="T310_13">cada</text:span><text:span text:style-name="T310_14"><text:s/></text:span><text:span text:style-name="T310_15">turno</text:span><text:span text:style-name="T310_16"><text:s/></text:span><text:span text:style-name="T310_17">el</text:span><text:span text:style-name="T310_18"><text:s/></text:span><text:span text:style-name="T310_19">jugador</text:span><text:span text:style-name="T310_20"><text:s/></text:span><text:span text:style-name="T310_21">debe</text:span><text:span text:style-name="T310_22"><text:s/></text:span><text:span text:style-name="T310_23">elegir</text:span><text:span text:style-name="T310_24"><text:s/></text:span><text:span text:style-name="T310_25">UN</text:span><text:span text:style-name="T310_26"><text:s/></text:span><text:span text:style-name="T310_27">algoformer</text:span><text:span text:style-name="T310_28"><text:s/></text:span><text:span text:style-name="T310_29">y</text:span><text:span text:style-name="T310_30"><text:s/></text:span><text:span text:style-name="T310_31">solicitarle</text:span><text:span text:style-name="T310_32"><text:s/></text:span><text:span text:style-name="T310_33">que</text:span><text:span text:style-name="T310_34"><text:s/></text:span><text:span text:style-name="T310_35">realice</text:span><text:span text:style-name="T310_36"><text:s/></text:span><text:span text:style-name="T310_37">una</text:span><text:span text:style-name="T310_38"><text:s/></text:span><text:span text:style-name="T310_39">actividad</text:span><text:span text:style-name="T310_40"><text:s/>(</text:span><text:span text:style-name="T310_41">moverse</text:span><text:span text:style-name="T310_42">,<text:s/></text:span><text:span text:style-name="T310_43">transformarse</text:span><text:span text:style-name="T310_44">,<text:s/></text:span><text:span text:style-name="T310_45">atacar</text:span><text:span text:style-name="T310_46">,<text:s/></text:span><text:span text:style-name="T310_47">combinarse</text:span><text:span text:style-name="T310_48">,<text:s/></text:span><text:span text:style-name="T310_49">capturar</text:span><text:span text:style-name="T310_50"><text:s/></text:span><text:span text:style-name="T310_51">chispa</text:span><text:span text:style-name="T310_52">,<text:s/></text:span><text:span text:style-name="T310_53">etc</text:span><text:span text:style-name="T310_54">…).<text:s/></text:span><text:span text:style-name="T310_55">Luego</text:span><text:span text:style-name="T310_56"><text:s/></text:span><text:span text:style-name="T310_57">pasará</text:span><text:span text:style-name="T310_58"><text:s/></text:span><text:span text:style-name="T310_59">el</text:span><text:span text:style-name="T310_60"><text:s/></text:span><text:span text:style-name="T310_61">turno</text:span><text:span text:style-name="T310_62"><text:s/></text:span><text:span text:style-name="T310_63">al</text:span><text:span text:style-name="T310_64"><text:s/></text:span><text:span text:style-name="T310_65">contrincante</text:span><text:span text:style-name="T310_66"><text:s/></text:span><text:span text:style-name="T310_67">y</text:span><text:span text:style-name="T310_68"><text:s/></text:span><text:span text:style-name="T310_69">así</text:span><text:span text:style-name="T310_70"><text:s/></text:span><text:span text:style-name="T310_71">sucesivamente</text:span><text:span text:style-name="T310_72"><text:s/></text:span><text:span text:style-name="T310_73">hasta</text:span><text:span text:style-name="T310_74"><text:s/></text:span><text:span text:style-name="T310_75">la</text:span><text:span text:style-name="T310_76"><text:s/></text:span><text:span text:style-name="T310_77">captura</text:span><text:span text:style-name="T310_78"><text:s/></text:span><text:span text:style-name="T310_79">de</text:span><text:span text:style-name="T310_80"><text:s/></text:span><text:span text:style-name="T310_81">la</text:span><text:span text:style-name="T310_82"><text:s/></text:span><text:span text:style-name="T310_83">chispa</text:span><text:span text:style-name="T310_84"><text:s/></text:span><text:span text:style-name="T310_85">suprema</text:span><text:span text:style-name="T310_86">.</text:span></text:p>
      <text:p text:style-name="P311"><text:span text:style-name="T311_1">El</text:span><text:span text:style-name="T311_2"><text:s/></text:span><text:span text:style-name="T311_3">juego</text:span><text:span text:style-name="T311_4"><text:s/></text:span><text:span text:style-name="T311_5">elige</text:span><text:span text:style-name="T311_6"><text:s/></text:span><text:span text:style-name="T311_7">al</text:span><text:span text:style-name="T311_8"><text:s/></text:span><text:span text:style-name="T311_9">azar</text:span><text:span text:style-name="T311_10"><text:s/></text:span><text:span text:style-name="T311_11">qué</text:span><text:span text:style-name="T311_12"><text:s/></text:span><text:span text:style-name="T311_13">jugador</text:span><text:span text:style-name="T311_14"><text:s/></text:span><text:span text:style-name="T311_15">comienza</text:span><text:span text:style-name="T311_16">.<text:s/></text:span><text:span text:style-name="T311_17">Cada</text:span><text:span text:style-name="T311_18"><text:s/></text:span><text:span text:style-name="T311_19">jugador</text:span><text:span text:style-name="T311_20"><text:s/></text:span><text:span text:style-name="T311_21">inicia</text:span><text:span text:style-name="T311_22"><text:s/></text:span><text:span text:style-name="T311_23">en</text:span><text:span text:style-name="T311_24"><text:s/></text:span><text:span text:style-name="T311_25">el</text:span><text:span text:style-name="T311_26"><text:s/></text:span><text:span text:style-name="T311_27">extremo</text:span><text:span text:style-name="T311_28"><text:s/></text:span><text:span text:style-name="T311_29">opuesto</text:span><text:span text:style-name="T311_30"><text:s/></text:span><text:span text:style-name="T311_31">al</text:span><text:span text:style-name="T311_32"><text:s/></text:span><text:span text:style-name="T311_33">otro</text:span><text:span text:style-name="T311_34"><text:s/></text:span><text:span text:style-name="T311_35">con</text:span><text:span text:style-name="T311_36"><text:s/></text:span><text:span text:style-name="T311_37">sus</text:span><text:span text:style-name="T311_38"><text:s/>3<text:s/></text:span><text:span text:style-name="T311_39">algoformers</text:span><text:span text:style-name="T311_40"><text:s/></text:span><text:span text:style-name="T311_41">juntos</text:span><text:span text:style-name="T311_42">.</text:span></text:p>
      <text:p text:style-name="P312"/>
      <text:h text:style-name="P313" text:outline-level="10"><text:bookmark-start text:name="h.4rdh6znmwij4"/><text:bookmark-end text:name="h.4rdh6znmwij4"/><text:span text:style-name="T313_1">Tablero</text:span></text:h>
      <text:p text:style-name="P314"/>
      <text:p text:style-name="P315"><text:span text:style-name="T315_1">El</text:span><text:span text:style-name="T315_2"><text:s/></text:span><text:span text:style-name="T315_3">juego</text:span><text:span text:style-name="T315_4"><text:s/></text:span><text:span text:style-name="T315_5">tiene</text:span><text:span text:style-name="T315_6"><text:s/></text:span><text:span text:style-name="T315_7">lugar</text:span><text:span text:style-name="T315_8"><text:s/></text:span><text:span text:style-name="T315_9">en</text:span><text:span text:style-name="T315_10"><text:s/></text:span><text:span text:style-name="T315_11">un</text:span><text:span text:style-name="T315_12"><text:s/></text:span><text:span text:style-name="T315_13">tablero</text:span><text:span text:style-name="T315_14"><text:s/></text:span><text:span text:style-name="T315_15">compuesto</text:span><text:span text:style-name="T315_16"><text:s/></text:span><text:span text:style-name="T315_17">de</text:span><text:span text:style-name="T315_18"><text:s/></text:span><text:span text:style-name="T315_19">casilleros</text:span><text:span text:style-name="T315_20">.<text:s/></text:span><text:span text:style-name="T315_21">El</text:span><text:span text:style-name="T315_22"><text:s/></text:span><text:span text:style-name="T315_23">tamaño</text:span><text:span text:style-name="T315_24">,<text:s/></text:span><text:span text:style-name="T315_25">forma</text:span><text:span text:style-name="T315_26"><text:s/></text:span><text:span text:style-name="T315_27">y</text:span><text:span text:style-name="T315_28"><text:s/></text:span><text:span text:style-name="T315_29">cantidad</text:span><text:span text:style-name="T315_30"><text:s/></text:span><text:span text:style-name="T315_31">de</text:span><text:span text:style-name="T315_32"><text:s/></text:span><text:span text:style-name="T315_33">casilleros</text:span><text:span text:style-name="T315_34"><text:s/></text:span><text:span text:style-name="T315_35">del</text:span><text:span text:style-name="T315_36"><text:s/></text:span><text:span text:style-name="T315_37">tablero</text:span><text:span text:style-name="T315_38"><text:s/></text:span><text:span text:style-name="T315_39">queda</text:span><text:span text:style-name="T315_40"><text:s/></text:span><text:span text:style-name="T315_41">a</text:span><text:span text:style-name="T315_42"><text:s/></text:span><text:span text:style-name="T315_43">definir</text:span><text:span text:style-name="T315_44"><text:s/></text:span><text:span text:style-name="T315_45">por</text:span><text:span text:style-name="T315_46"><text:s/></text:span><text:span text:style-name="T315_47">cada</text:span><text:span text:style-name="T315_48"><text:s/></text:span><text:span text:style-name="T315_49">grupo</text:span><text:span text:style-name="T315_50"><text:s/></text:span><text:span text:style-name="T315_51">y</text:span><text:span text:style-name="T315_52"><text:s/></text:span><text:span text:style-name="T315_53">acordado</text:span><text:span text:style-name="T315_54"><text:s/></text:span><text:span text:style-name="T315_55">con</text:span><text:span text:style-name="T315_56"><text:s/></text:span><text:span text:style-name="T315_57">su</text:span><text:span text:style-name="T315_58"><text:s/></text:span><text:span text:style-name="T315_59">ayudante</text:span><text:span text:style-name="T315_60">.</text:span></text:p>
      <text:p text:style-name="P316"><text:span text:style-name="T316_1">Todos</text:span><text:span text:style-name="T316_2"><text:s/></text:span><text:span text:style-name="T316_3">los</text:span><text:span text:style-name="T316_4"><text:s/></text:span><text:span text:style-name="T316_5">algoformers</text:span><text:span text:style-name="T316_6"><text:s/></text:span><text:span text:style-name="T316_7">ocupan</text:span><text:span text:style-name="T316_8"><text:s/>1<text:s/></text:span><text:span text:style-name="T316_9">casillero</text:span><text:span text:style-name="T316_10"><text:s/></text:span><text:span text:style-name="T316_11">en</text:span><text:span text:style-name="T316_12"><text:s/></text:span><text:span text:style-name="T316_13">cualquiera</text:span><text:span text:style-name="T316_14"><text:s/></text:span><text:span text:style-name="T316_15">de</text:span><text:span text:style-name="T316_16"><text:s/></text:span><text:span text:style-name="T316_17">sus</text:span><text:span text:style-name="T316_18"><text:s/></text:span><text:span text:style-name="T316_19">modos</text:span><text:span text:style-name="T316_20">.<text:s/></text:span><text:span text:style-name="T316_21">No</text:span><text:span text:style-name="T316_22"><text:s/></text:span><text:span text:style-name="T316_23">puede</text:span><text:span text:style-name="T316_24"><text:s/></text:span><text:span text:style-name="T316_25">haber</text:span><text:span text:style-name="T316_26"><text:s/></text:span><text:span text:style-name="T316_27">más</text:span><text:span text:style-name="T316_28"><text:s/></text:span><text:span text:style-name="T316_29">de</text:span><text:span text:style-name="T316_30"><text:s/>1<text:s/></text:span><text:span text:style-name="T316_31">algoformer</text:span><text:span text:style-name="T316_32"><text:s/></text:span><text:span text:style-name="T316_33">en</text:span><text:span text:style-name="T316_34"><text:s/></text:span><text:span text:style-name="T316_35">un</text:span><text:span text:style-name="T316_36"><text:s/></text:span><text:span text:style-name="T316_37">casillero</text:span><text:span text:style-name="T316_38">.<text:s/></text:span><text:span text:style-name="T316_39">Hay</text:span><text:span text:style-name="T316_40"><text:s/>1<text:s/></text:span><text:span text:style-name="T316_41">o</text:span><text:span text:style-name="T316_42"><text:s/>0,<text:s/></text:span><text:span text:style-name="T316_43">nunca</text:span><text:span text:style-name="T316_44"><text:s/>2,<text:s/>3,<text:s/></text:span><text:span text:style-name="T316_45">etc</text:span><text:span text:style-name="T316_46">.</text:span></text:p>
      <text:p text:style-name="P317"><text:span text:style-name="T317_1">Los</text:span><text:span text:style-name="T317_2"><text:s/></text:span><text:span text:style-name="T317_3">algoformers</text:span><text:span text:style-name="T317_4"><text:s/></text:span><text:span text:style-name="T317_5">se</text:span><text:span text:style-name="T317_6"><text:s/></text:span><text:span text:style-name="T317_7">desplazan</text:span><text:span text:style-name="T317_8"><text:s/></text:span><text:span text:style-name="T317_9">por</text:span><text:span text:style-name="T317_10"><text:s/></text:span><text:span text:style-name="T317_11">el</text:span><text:span text:style-name="T317_12"><text:s/></text:span><text:span text:style-name="T317_13">tablero</text:span><text:span text:style-name="T317_14"><text:s/></text:span><text:span text:style-name="T317_15">de</text:span><text:span text:style-name="T317_16"><text:s/></text:span><text:span text:style-name="T317_17">casillero</text:span><text:span text:style-name="T317_18"><text:s/></text:span><text:span text:style-name="T317_19">en</text:span><text:span text:style-name="T317_20"><text:s/></text:span><text:span text:style-name="T317_21">casillero</text:span><text:span text:style-name="T317_22">.<text:s/></text:span><text:span text:style-name="T317_23">Cada</text:span><text:span text:style-name="T317_24"><text:s/></text:span><text:span text:style-name="T317_25">punto</text:span><text:span text:style-name="T317_26"><text:s/></text:span><text:span text:style-name="T317_27">de</text:span><text:span text:style-name="T317_28"><text:s/></text:span><text:span text:style-name="T317_29">su</text:span><text:span text:style-name="T317_30"><text:s/></text:span><text:span text:style-name="T317_31">velocidad</text:span><text:span text:style-name="T317_32"><text:s/></text:span><text:span text:style-name="T317_33">de</text:span><text:span text:style-name="T317_34"><text:s/></text:span><text:span text:style-name="T317_35">desplazamiento</text:span><text:span text:style-name="T317_36"><text:s/></text:span><text:span text:style-name="T317_37">representa</text:span><text:span text:style-name="T317_38"><text:s/>1<text:s/></text:span><text:span text:style-name="T317_39">casillero</text:span><text:span text:style-name="T317_40">.<text:s/></text:span><text:span text:style-name="T317_41">Por</text:span><text:span text:style-name="T317_42"><text:s/></text:span><text:span text:style-name="T317_43">ejemplo</text:span><text:span text:style-name="T317_44">,<text:s/></text:span><text:span text:style-name="T317_45">OPTIMUS</text:span><text:span text:style-name="T317_46"><text:s/></text:span><text:span text:style-name="T317_47">en</text:span><text:span text:style-name="T317_48"><text:s/></text:span><text:span text:style-name="T317_49">modo</text:span><text:span text:style-name="T317_50"><text:s/></text:span><text:span text:style-name="T317_51">alterno</text:span><text:span text:style-name="T317_52"><text:s/></text:span><text:span text:style-name="T317_53">posee</text:span><text:span text:style-name="T317_54"><text:s/></text:span><text:span text:style-name="T317_55">una</text:span><text:span text:style-name="T317_56"><text:s/></text:span><text:span text:style-name="T317_57">velocidad</text:span><text:span text:style-name="T317_58"><text:s/></text:span><text:span text:style-name="T317_59">de</text:span><text:span text:style-name="T317_60"><text:s/></text:span><text:span text:style-name="T317_61">desplazamiento</text:span><text:span text:style-name="T317_62"><text:s/>=<text:s/>5<text:s/></text:span><text:span text:style-name="T317_63">lo</text:span><text:span text:style-name="T317_64"><text:s/></text:span><text:span text:style-name="T317_65">que</text:span><text:span text:style-name="T317_66"><text:s/></text:span><text:span text:style-name="T317_67">nos</text:span><text:span text:style-name="T317_68"><text:s/></text:span><text:span text:style-name="T317_69">lleva</text:span><text:span text:style-name="T317_70"><text:s/></text:span><text:span text:style-name="T317_71">a</text:span><text:span text:style-name="T317_72"><text:s/></text:span><text:span text:style-name="T317_73">la</text:span><text:span text:style-name="T317_74"><text:s/></text:span><text:span text:style-name="T317_75">siguiente</text:span><text:span text:style-name="T317_76"><text:s/></text:span><text:span text:style-name="T317_77">configuración</text:span><text:span text:style-name="T317_78">:</text:span></text:p>
      <text:p text:style-name="P318"/>
      <text:p text:style-name="P319"><text:span text:style-name="T319_1">Estado</text:span><text:span text:style-name="T319_2"><text:s/></text:span><text:span text:style-name="T319_3">inicial</text:span><text:span text:style-name="T319_4">:</text:span></text:p>
      <text:p text:style-name="P320"/>
      <table:table table:style-name="Table12">
        <table:table-column table:style-name="Column39"/>
        <table:table-column table:style-name="Column40"/>
        <table:table-column table:style-name="Column41"/>
        <table:table-column table:style-name="Column42"/>
        <table:table-column table:style-name="Column43"/>
        <table:table-column table:style-name="Column44"/>
        <table:table-row table:style-name="Row55">
          <table:table-cell table:style-name="Cell193">
            <text:p text:style-name="P321"/>
          </table:table-cell>
          <table:table-cell table:style-name="Cell194">
            <text:p text:style-name="P322"/>
          </table:table-cell>
          <table:table-cell table:style-name="Cell195">
            <text:p text:style-name="P323"/>
          </table:table-cell>
          <table:table-cell table:style-name="Cell196">
            <text:p text:style-name="P324"/>
          </table:table-cell>
          <table:table-cell table:style-name="Cell197">
            <text:p text:style-name="P325"/>
          </table:table-cell>
          <table:table-cell table:style-name="Cell198">
            <text:p text:style-name="P326"/>
          </table:table-cell>
        </table:table-row>
        <table:table-row table:style-name="Row56">
          <table:table-cell table:style-name="Cell199">
            <text:p text:style-name="P327"><text:span text:style-name="T327_1">OPTIMUS</text:span></text:p>
          </table:table-cell>
          <table:table-cell table:style-name="Cell200">
            <text:p text:style-name="P328"/>
          </table:table-cell>
          <table:table-cell table:style-name="Cell201">
            <text:p text:style-name="P329"/>
          </table:table-cell>
          <table:table-cell table:style-name="Cell202">
            <text:p text:style-name="P330"/>
          </table:table-cell>
          <table:table-cell table:style-name="Cell203">
            <text:p text:style-name="P331"/>
          </table:table-cell>
          <table:table-cell table:style-name="Cell204">
            <text:p text:style-name="P332"/>
          </table:table-cell>
        </table:table-row>
        <table:table-row table:style-name="Row57">
          <table:table-cell table:style-name="Cell205">
            <text:p text:style-name="P333"/>
          </table:table-cell>
          <table:table-cell table:style-name="Cell206">
            <text:p text:style-name="P334"/>
          </table:table-cell>
          <table:table-cell table:style-name="Cell207">
            <text:p text:style-name="P335"/>
          </table:table-cell>
          <table:table-cell table:style-name="Cell208">
            <text:p text:style-name="P336"/>
          </table:table-cell>
          <table:table-cell table:style-name="Cell209">
            <text:p text:style-name="P337"/>
          </table:table-cell>
          <table:table-cell table:style-name="Cell210">
            <text:p text:style-name="P338"/>
          </table:table-cell>
        </table:table-row>
      </table:table>
      <text:p text:style-name="P339"/>
      <text:p text:style-name="P340"><text:span text:style-name="T340_1">Optimus</text:span><text:span text:style-name="T340_2"><text:s/></text:span><text:span text:style-name="T340_3">se</text:span><text:span text:style-name="T340_4"><text:s/></text:span><text:span text:style-name="T340_5">mueve</text:span><text:span text:style-name="T340_6"><text:s/>⇒</text:span><text:span text:style-name="T340_7"><text:s/></text:span></text:p>
      <text:p text:style-name="P341"><text:span text:style-name="T341_1">Estado</text:span><text:span text:style-name="T341_2"><text:s/></text:span><text:span text:style-name="T341_3">final</text:span><text:span text:style-name="T341_4">:</text:span></text:p>
      <text:p text:style-name="P342"/>
      <table:table table:style-name="Table13">
        <table:table-column table:style-name="Column45"/>
        <table:table-column table:style-name="Column46"/>
        <table:table-column table:style-name="Column47"/>
        <table:table-column table:style-name="Column48"/>
        <table:table-column table:style-name="Column49"/>
        <table:table-column table:style-name="Column50"/>
        <table:table-row table:style-name="Row58">
          <table:table-cell table:style-name="Cell211">
            <text:p text:style-name="P343"/>
          </table:table-cell>
          <table:table-cell table:style-name="Cell212">
            <text:p text:style-name="P344"/>
          </table:table-cell>
          <table:table-cell table:style-name="Cell213">
            <text:p text:style-name="P345"/>
          </table:table-cell>
          <table:table-cell table:style-name="Cell214">
            <text:p text:style-name="P346"/>
          </table:table-cell>
          <table:table-cell table:style-name="Cell215">
            <text:p text:style-name="P347"/>
          </table:table-cell>
          <table:table-cell table:style-name="Cell216">
            <text:p text:style-name="P348"/>
          </table:table-cell>
        </table:table-row>
        <table:table-row table:style-name="Row59">
          <table:table-cell table:style-name="Cell217">
            <text:p text:style-name="P349"/>
          </table:table-cell>
          <table:table-cell table:style-name="Cell218">
            <text:p text:style-name="P350"/>
          </table:table-cell>
          <table:table-cell table:style-name="Cell219">
            <text:p text:style-name="P351"/>
          </table:table-cell>
          <table:table-cell table:style-name="Cell220">
            <text:p text:style-name="P352"/>
          </table:table-cell>
          <table:table-cell table:style-name="Cell221">
            <text:p text:style-name="P353"/>
          </table:table-cell>
          <table:table-cell table:style-name="Cell222">
            <text:p text:style-name="P354"><text:span text:style-name="T354_1">OPTIMUS</text:span></text:p>
          </table:table-cell>
        </table:table-row>
        <table:table-row table:style-name="Row60">
          <table:table-cell table:style-name="Cell223">
            <text:p text:style-name="P355"/>
          </table:table-cell>
          <table:table-cell table:style-name="Cell224">
            <text:p text:style-name="P356"/>
          </table:table-cell>
          <table:table-cell table:style-name="Cell225">
            <text:p text:style-name="P357"/>
          </table:table-cell>
          <table:table-cell table:style-name="Cell226">
            <text:p text:style-name="P358"/>
          </table:table-cell>
          <table:table-cell table:style-name="Cell227">
            <text:p text:style-name="P359"/>
          </table:table-cell>
          <table:table-cell table:style-name="Cell228">
            <text:p text:style-name="P360"/>
          </table:table-cell>
        </table:table-row>
      </table:table>
      <text:p text:style-name="P361"/>
      <text:h text:style-name="P362" text:outline-level="10"><text:bookmark-start text:name="h.okqr77iqsys7"/><text:bookmark-end text:name="h.okqr77iqsys7"/></text:h>
      <text:h text:style-name="P363" text:outline-level="10"><text:bookmark-start text:name="h.rxw76byjg7qy"/><text:bookmark-end text:name="h.rxw76byjg7qy"/><text:bookmark-start text:name="h.qmu824yl3kil"/><text:bookmark-end text:name="h.qmu824yl3kil"/><text:span text:style-name="T363_1">Otro</text:span><text:span text:style-name="T363_2"><text:s/></text:span><text:span text:style-name="T363_3">ejemplo</text:span></text:h>
      <text:p text:style-name="P364"><text:span text:style-name="T364_1">Megatron</text:span><text:span text:style-name="T364_2"><text:s/></text:span><text:span text:style-name="T364_3">en</text:span><text:span text:style-name="T364_4"><text:s/></text:span><text:span text:style-name="T364_5">modo</text:span><text:span text:style-name="T364_6"><text:s/></text:span><text:span text:style-name="T364_7">humanoide</text:span><text:span text:style-name="T364_8"><text:s/></text:span><text:span text:style-name="T364_9">posee</text:span><text:span text:style-name="T364_10"><text:s/></text:span><text:span text:style-name="T364_11">una</text:span><text:span text:style-name="T364_12"><text:s/></text:span><text:span text:style-name="T364_13">velocidad</text:span><text:span text:style-name="T364_14"><text:s/></text:span><text:span text:style-name="T364_15">de</text:span><text:span text:style-name="T364_16"><text:s/></text:span><text:span text:style-name="T364_17">desplazamiento</text:span><text:span text:style-name="T364_18"><text:s/>=<text:s/>1.<text:s/></text:span><text:span text:style-name="T364_19">Con</text:span><text:span text:style-name="T364_20"><text:s/></text:span><text:span text:style-name="T364_21">lo</text:span><text:span text:style-name="T364_22"><text:s/></text:span><text:span text:style-name="T364_23">cual</text:span><text:span text:style-name="T364_24"><text:s/></text:span><text:span text:style-name="T364_25">desde</text:span><text:span text:style-name="T364_26"><text:s/></text:span><text:span text:style-name="T364_27">dónde</text:span><text:span text:style-name="T364_28"><text:s/></text:span><text:span text:style-name="T364_29">está</text:span><text:span text:style-name="T364_30"><text:s/></text:span><text:span text:style-name="T364_31">ubicado</text:span><text:span text:style-name="T364_32"><text:s/></text:span><text:span text:style-name="T364_33">actualmente</text:span><text:span text:style-name="T364_34"><text:s/></text:span><text:span text:style-name="T364_35">se</text:span><text:span text:style-name="T364_36"><text:s/></text:span><text:span text:style-name="T364_37">puede</text:span><text:span text:style-name="T364_38"><text:s/></text:span><text:span text:style-name="T364_39">mover</text:span><text:span text:style-name="T364_40"><text:s/></text:span><text:span text:style-name="T364_41">a</text:span><text:span text:style-name="T364_42"><text:s/></text:span><text:span text:style-name="T364_43">cualquiera</text:span><text:span text:style-name="T364_44"><text:s/></text:span><text:span text:style-name="T364_45">de</text:span><text:span text:style-name="T364_46"><text:s/></text:span><text:span text:style-name="T364_47">los</text:span><text:span text:style-name="T364_48"><text:s/></text:span><text:span text:style-name="T364_49">casilleros</text:span><text:span text:style-name="T364_50"><text:s/></text:span><text:span text:style-name="T364_51">verdes</text:span><text:span text:style-name="T364_52">.<text:s/></text:span><text:span text:style-name="T364_53">Como</text:span><text:span text:style-name="T364_54"><text:s/></text:span><text:span text:style-name="T364_55">puede</text:span><text:span text:style-name="T364_56"><text:s/></text:span><text:span text:style-name="T364_57">verse</text:span><text:span text:style-name="T364_58">,<text:s/></text:span><text:span text:style-name="T364_59">aplica</text:span><text:span text:style-name="T364_60"><text:s/></text:span><text:span text:style-name="T364_61">la</text:span><text:span text:style-name="T364_62"><text:s/></text:span><text:span text:style-name="T364_63">misma</text:span><text:span text:style-name="T364_64"><text:s/></text:span><text:span text:style-name="T364_65">lógica</text:span><text:span text:style-name="T364_66"><text:s/></text:span><text:span text:style-name="T364_67">que</text:span><text:span text:style-name="T364_68"><text:s/></text:span><text:span text:style-name="T364_69">en</text:span><text:span text:style-name="T364_70"><text:s/></text:span><text:span text:style-name="T364_71">distancia</text:span><text:span text:style-name="T364_72"><text:s/></text:span><text:span text:style-name="T364_73">de</text:span><text:span text:style-name="T364_74"><text:s/></text:span><text:span text:style-name="T364_75">ataque</text:span><text:span text:style-name="T364_76">.</text:span></text:p>
      <text:p text:style-name="P365"/>
      <table:table table:style-name="Table14">
        <table:table-column table:style-name="Column51"/>
        <table:table-column table:style-name="Column52"/>
        <table:table-column table:style-name="Column53"/>
        <table:table-column table:style-name="Column54"/>
        <table:table-column table:style-name="Column55"/>
        <table:table-column table:style-name="Column56"/>
        <table:table-column table:style-name="Column57"/>
        <table:table-row table:style-name="Row61">
          <table:table-cell table:style-name="Cell229">
            <text:p text:style-name="P366"/>
          </table:table-cell>
          <table:table-cell table:style-name="Cell230">
            <text:p text:style-name="P367"/>
          </table:table-cell>
          <table:table-cell table:style-name="Cell231">
            <text:p text:style-name="P368"/>
          </table:table-cell>
          <table:table-cell table:style-name="Cell232">
            <text:p text:style-name="P369"/>
          </table:table-cell>
          <table:table-cell table:style-name="Cell233">
            <text:p text:style-name="P370"/>
          </table:table-cell>
          <table:table-cell table:style-name="Cell234">
            <text:p text:style-name="P371"/>
          </table:table-cell>
          <table:table-cell table:style-name="Cell235">
            <text:p text:style-name="P372"/>
          </table:table-cell>
        </table:table-row>
        <table:table-row table:style-name="Row62">
          <table:table-cell table:style-name="Cell236">
            <text:p text:style-name="P373"/>
          </table:table-cell>
          <table:table-cell table:style-name="Cell237">
            <text:p text:style-name="P374"/>
          </table:table-cell>
          <table:table-cell table:style-name="Cell238">
            <text:p text:style-name="P375"/>
          </table:table-cell>
          <table:table-cell table:style-name="Cell239">
            <text:p text:style-name="P376"/>
          </table:table-cell>
          <table:table-cell table:style-name="Cell240">
            <text:p text:style-name="P377"/>
          </table:table-cell>
          <table:table-cell table:style-name="Cell241">
            <text:p text:style-name="P378"/>
          </table:table-cell>
          <table:table-cell table:style-name="Cell242">
            <text:p text:style-name="P379"/>
          </table:table-cell>
        </table:table-row>
        <table:table-row table:style-name="Row63">
          <table:table-cell table:style-name="Cell243">
            <text:p text:style-name="P380"/>
          </table:table-cell>
          <table:table-cell table:style-name="Cell244">
            <text:p text:style-name="P381"/>
          </table:table-cell>
          <table:table-cell table:style-name="Cell245">
            <text:p text:style-name="P382"/>
          </table:table-cell>
          <table:table-cell table:style-name="Cell246">
            <text:p text:style-name="P383"/>
          </table:table-cell>
          <table:table-cell table:style-name="Cell247">
            <text:p text:style-name="P384"/>
          </table:table-cell>
          <table:table-cell table:style-name="Cell248">
            <text:p text:style-name="P385"/>
          </table:table-cell>
          <table:table-cell table:style-name="Cell249">
            <text:p text:style-name="P386"/>
          </table:table-cell>
        </table:table-row>
        <table:table-row table:style-name="Row64">
          <table:table-cell table:style-name="Cell250">
            <text:p text:style-name="P387"/>
          </table:table-cell>
          <table:table-cell table:style-name="Cell251">
            <text:p text:style-name="P388"/>
          </table:table-cell>
          <table:table-cell table:style-name="Cell252">
            <text:p text:style-name="P389"/>
          </table:table-cell>
          <table:table-cell table:style-name="Cell253">
            <text:p text:style-name="P390"><text:span text:style-name="T390_1">MEGATRON</text:span></text:p>
          </table:table-cell>
          <table:table-cell table:style-name="Cell254">
            <text:p text:style-name="P391"/>
          </table:table-cell>
          <table:table-cell table:style-name="Cell255">
            <text:p text:style-name="P392"/>
          </table:table-cell>
          <table:table-cell table:style-name="Cell256">
            <text:p text:style-name="P393"/>
          </table:table-cell>
        </table:table-row>
        <table:table-row table:style-name="Row65">
          <table:table-cell table:style-name="Cell257">
            <text:p text:style-name="P394"/>
          </table:table-cell>
          <table:table-cell table:style-name="Cell258">
            <text:p text:style-name="P395"/>
          </table:table-cell>
          <table:table-cell table:style-name="Cell259">
            <text:p text:style-name="P396"/>
          </table:table-cell>
          <table:table-cell table:style-name="Cell260">
            <text:p text:style-name="P397"/>
          </table:table-cell>
          <table:table-cell table:style-name="Cell261">
            <text:p text:style-name="P398"/>
          </table:table-cell>
          <table:table-cell table:style-name="Cell262">
            <text:p text:style-name="P399"/>
          </table:table-cell>
          <table:table-cell table:style-name="Cell263">
            <text:p text:style-name="P400"/>
          </table:table-cell>
        </table:table-row>
        <table:table-row table:style-name="Row66">
          <table:table-cell table:style-name="Cell264">
            <text:p text:style-name="P401"/>
          </table:table-cell>
          <table:table-cell table:style-name="Cell265">
            <text:p text:style-name="P402"/>
          </table:table-cell>
          <table:table-cell table:style-name="Cell266">
            <text:p text:style-name="P403"/>
          </table:table-cell>
          <table:table-cell table:style-name="Cell267">
            <text:p text:style-name="P404"/>
          </table:table-cell>
          <table:table-cell table:style-name="Cell268">
            <text:p text:style-name="P405"/>
          </table:table-cell>
          <table:table-cell table:style-name="Cell269">
            <text:p text:style-name="P406"/>
          </table:table-cell>
          <table:table-cell table:style-name="Cell270">
            <text:p text:style-name="P407"/>
          </table:table-cell>
        </table:table-row>
        <table:table-row table:style-name="Row67">
          <table:table-cell table:style-name="Cell271">
            <text:p text:style-name="P408"/>
          </table:table-cell>
          <table:table-cell table:style-name="Cell272">
            <text:p text:style-name="P409"/>
          </table:table-cell>
          <table:table-cell table:style-name="Cell273">
            <text:p text:style-name="P410"/>
          </table:table-cell>
          <table:table-cell table:style-name="Cell274">
            <text:p text:style-name="P411"/>
          </table:table-cell>
          <table:table-cell table:style-name="Cell275">
            <text:p text:style-name="P412"/>
          </table:table-cell>
          <table:table-cell table:style-name="Cell276">
            <text:p text:style-name="P413"/>
          </table:table-cell>
          <table:table-cell table:style-name="Cell277">
            <text:p text:style-name="P414"/>
          </table:table-cell>
        </table:table-row>
      </table:table>
      <text:p text:style-name="P415"/>
      <text:p text:style-name="P416"><text:span text:style-name="T416_1">Fin</text:span><text:span text:style-name="T416_2"><text:s/></text:span><text:span text:style-name="T416_3">del</text:span><text:span text:style-name="T416_4"><text:s/></text:span><text:span text:style-name="T416_5">juego</text:span><text:span text:style-name="T416_6"><text:line-break/></text:span></text:p>
      <text:p text:style-name="P417"><text:span text:style-name="T417_1">Para</text:span><text:span text:style-name="T417_2"><text:s/></text:span><text:span text:style-name="T417_3">ganar</text:span><text:span text:style-name="T417_4"><text:s/></text:span><text:span text:style-name="T417_5">se</text:span><text:span text:style-name="T417_6"><text:s/></text:span><text:span text:style-name="T417_7">debe</text:span><text:span text:style-name="T417_8"><text:s/></text:span><text:span text:style-name="T417_9">capturar</text:span><text:span text:style-name="T417_10"><text:s/></text:span><text:span text:style-name="T417_11">la</text:span><text:span text:style-name="T417_12"><text:s/></text:span><text:span text:style-name="T417_13">chispa</text:span><text:span text:style-name="T417_14"><text:s/></text:span><text:span text:style-name="T417_15">suprema</text:span><text:span text:style-name="T417_16">.<text:s/></text:span><text:span text:style-name="T417_17">que</text:span><text:span text:style-name="T417_18"><text:s/></text:span><text:span text:style-name="T417_19">será</text:span><text:span text:style-name="T417_20"><text:s/></text:span><text:span text:style-name="T417_21">ubicada</text:span><text:span text:style-name="T417_22"><text:s/></text:span><text:span text:style-name="T417_23">de</text:span><text:span text:style-name="T417_24"><text:s/></text:span><text:span text:style-name="T417_25">forma</text:span><text:span text:style-name="T417_26"><text:s/></text:span><text:span text:style-name="T417_27">aleatoria</text:span><text:span text:style-name="T417_28"><text:s/></text:span><text:span text:style-name="T417_29">cerca</text:span><text:span text:style-name="T417_30"><text:s/></text:span><text:span text:style-name="T417_31">del</text:span><text:span text:style-name="T417_32"><text:s/></text:span><text:span text:style-name="T417_33">centro</text:span><text:span text:style-name="T417_34"><text:s/></text:span><text:span text:style-name="T417_35">del</text:span><text:span text:style-name="T417_36"><text:s/></text:span><text:span text:style-name="T417_37">tablero</text:span><text:span text:style-name="T417_38">.<text:s/></text:span><text:span text:style-name="T417_39">Cualquier</text:span><text:span text:style-name="T417_40"><text:s/></text:span><text:span text:style-name="T417_41">algoformer</text:span><text:span text:style-name="T417_42"><text:s/></text:span><text:span text:style-name="T417_43">en</text:span><text:span text:style-name="T417_44"><text:s/></text:span><text:span text:style-name="T417_45">estado</text:span><text:span text:style-name="T417_46"><text:s/></text:span><text:span text:style-name="T417_47">Humanoide</text:span><text:span text:style-name="T417_48"><text:s/></text:span><text:span text:style-name="T417_49">es</text:span><text:span text:style-name="T417_50"><text:s/></text:span><text:span text:style-name="T417_51">capaz</text:span><text:span text:style-name="T417_52"><text:s/></text:span><text:span text:style-name="T417_53">de</text:span><text:span text:style-name="T417_54"><text:s/></text:span><text:span text:style-name="T417_55">capturar</text:span><text:span text:style-name="T417_56"><text:s/></text:span><text:span text:style-name="T417_57">la</text:span><text:span text:style-name="T417_58"><text:s/></text:span><text:span text:style-name="T417_59">chispa</text:span><text:span text:style-name="T417_60"><text:s/></text:span><text:span text:style-name="T417_61">suprema</text:span><text:span text:style-name="T417_62">,<text:s/></text:span><text:span text:style-name="T417_63">no</text:span><text:span text:style-name="T417_64"><text:s/></text:span><text:span text:style-name="T417_65">así</text:span><text:span text:style-name="T417_66"><text:s/></text:span><text:span text:style-name="T417_67">en</text:span><text:span text:style-name="T417_68"><text:s/></text:span><text:span text:style-name="T417_69">su</text:span><text:span text:style-name="T417_70"><text:s/></text:span><text:span text:style-name="T417_71">modo</text:span><text:span text:style-name="T417_72"><text:s/></text:span><text:span text:style-name="T417_73">alterno</text:span><text:span text:style-name="T417_74">.<text:s/></text:span><text:span text:style-name="T417_75">Los</text:span><text:span text:style-name="T417_76"><text:s/></text:span><text:span text:style-name="T417_77">superion</text:span><text:span text:style-name="T417_78"><text:s/></text:span><text:span text:style-name="T417_79">y</text:span><text:span text:style-name="T417_80"><text:s/></text:span><text:span text:style-name="T417_81">menasor</text:span><text:span text:style-name="T417_82"><text:s/></text:span><text:span text:style-name="T417_83">también</text:span><text:span text:style-name="T417_84"><text:s/></text:span><text:span text:style-name="T417_85">pueden</text:span><text:span text:style-name="T417_86"><text:s/></text:span><text:span text:style-name="T417_87">atrapar</text:span><text:span text:style-name="T417_88"><text:s/></text:span><text:span text:style-name="T417_89">la</text:span><text:span text:style-name="T417_90"><text:s/></text:span><text:span text:style-name="T417_91">chispa</text:span><text:span text:style-name="T417_92"><text:s/></text:span><text:span text:style-name="T417_93">suprema</text:span><text:span text:style-name="T417_94">.<text:s/></text:span><text:span text:style-name="T417_95">Si</text:span><text:span text:style-name="T417_96"><text:s/></text:span><text:span text:style-name="T417_97">un</text:span><text:span text:style-name="T417_98"><text:s/></text:span><text:span text:style-name="T417_99">jugador</text:span><text:span text:style-name="T417_100"><text:s/></text:span><text:span text:style-name="T417_101">logra</text:span><text:span text:style-name="T417_102"><text:s/></text:span><text:span text:style-name="T417_103">destruir</text:span><text:span text:style-name="T417_104"><text:s/></text:span><text:span text:style-name="T417_105">a</text:span><text:span text:style-name="T417_106"><text:s/></text:span><text:span text:style-name="T417_107">todos</text:span><text:span text:style-name="T417_108"><text:s/></text:span><text:span text:style-name="T417_109">los</text:span><text:span text:style-name="T417_110"><text:s/></text:span><text:span text:style-name="T417_111">algoformers</text:span><text:span text:style-name="T417_112"><text:s/></text:span><text:span text:style-name="T417_113">del</text:span><text:span text:style-name="T417_114"><text:s/></text:span><text:span text:style-name="T417_115">jugador</text:span><text:span text:style-name="T417_116"><text:s/></text:span><text:span text:style-name="T417_117">contrario</text:span><text:span text:style-name="T417_118">,<text:s/></text:span><text:span text:style-name="T417_119">también</text:span><text:span text:style-name="T417_120"><text:s/></text:span><text:span text:style-name="T417_121">gana</text:span><text:span text:style-name="T417_122"><text:s/></text:span><text:span text:style-name="T417_123">en</text:span><text:span text:style-name="T417_124"><text:s/></text:span><text:span text:style-name="T417_125">ese</text:span><text:span text:style-name="T417_126"><text:s/></text:span><text:span text:style-name="T417_127">caso</text:span><text:span text:style-name="T417_128">.</text:span></text:p>
      <text:p text:style-name="P418"/>
      <text:p text:style-name="P419"/>
      <text:p text:style-name="P420"><text:span text:style-name="T420_1">[</text:span><text:span text:style-name="T420_2">OPCIONAL</text:span><text:span text:style-name="T420_3">]<text:s/></text:span><text:span text:style-name="T420_4">Fin</text:span><text:span text:style-name="T420_5"><text:s/></text:span><text:span text:style-name="T420_6">del</text:span><text:span text:style-name="T420_7"><text:s/></text:span><text:span text:style-name="T420_8">juego</text:span><text:span text:style-name="T420_9"><text:s/></text:span><text:span text:style-name="T420_10">alternativo</text:span><text:span text:style-name="T420_11"><text:s/>(</text:span><text:span text:style-name="T420_12">suma</text:span><text:span text:style-name="T420_13"><text:s/></text:span><text:span text:style-name="T420_14">puntaje</text:span><text:span text:style-name="T420_15"><text:s/></text:span><text:span text:style-name="T420_16">extra</text:span><text:span text:style-name="T420_17">)</text:span></text:p>
      <text:p text:style-name="P421"><text:span text:style-name="T421_1">Para</text:span><text:span text:style-name="T421_2"><text:s/></text:span><text:span text:style-name="T421_3">ganar</text:span><text:span text:style-name="T421_4"><text:s/></text:span><text:span text:style-name="T421_5">el</text:span><text:span text:style-name="T421_6"><text:s/></text:span><text:span text:style-name="T421_7">juego</text:span><text:span text:style-name="T421_8"><text:s/></text:span><text:span text:style-name="T421_9">el</text:span><text:span text:style-name="T421_10"><text:s/></text:span><text:span text:style-name="T421_11">algoformer</text:span><text:span text:style-name="T421_12"><text:s/></text:span><text:span text:style-name="T421_13">que</text:span><text:span text:style-name="T421_14"><text:s/></text:span><text:span text:style-name="T421_15">captura</text:span><text:span text:style-name="T421_16"><text:s/></text:span><text:span text:style-name="T421_17">la</text:span><text:span text:style-name="T421_18"><text:s/></text:span><text:span text:style-name="T421_19">chispa</text:span><text:span text:style-name="T421_20"><text:s/></text:span><text:span text:style-name="T421_21">suprema</text:span><text:span text:style-name="T421_22"><text:s/></text:span><text:span text:style-name="T421_23">debe</text:span><text:span text:style-name="T421_24"><text:s/></text:span><text:span text:style-name="T421_25">transportarla</text:span><text:span text:style-name="T421_26"><text:s/></text:span><text:span text:style-name="T421_27">hasta</text:span><text:span text:style-name="T421_28"><text:s/></text:span><text:span text:style-name="T421_29">el</text:span><text:span text:style-name="T421_30"><text:s/></text:span><text:span text:style-name="T421_31">monte</text:span><text:span text:style-name="T421_32"><text:s/></text:span><text:span text:style-name="T421_33">de</text:span><text:span text:style-name="T421_34"><text:s/></text:span><text:span text:style-name="T421_35">la</text:span><text:span text:style-name="T421_36"><text:s/></text:span><text:span text:style-name="T421_37">perdición</text:span><text:span text:style-name="T421_38"><text:s/></text:span><text:span text:style-name="T421_39">donde</text:span><text:span text:style-name="T421_40"><text:s/></text:span><text:span text:style-name="T421_41">es</text:span><text:span text:style-name="T421_42"><text:s/></text:span><text:span text:style-name="T421_43">arrojada</text:span><text:span text:style-name="T421_44">.<text:s/>¡<text:s/></text:span><text:span text:style-name="T421_45">Pero</text:span><text:span text:style-name="T421_46"><text:s/></text:span><text:span text:style-name="T421_47">cuidado</text:span><text:span text:style-name="T421_48"><text:s/>!<text:s/></text:span><text:span text:style-name="T421_49">Si</text:span><text:span text:style-name="T421_50"><text:s/></text:span><text:span text:style-name="T421_51">en</text:span><text:span text:style-name="T421_52"><text:s/></text:span><text:span text:style-name="T421_53">el</text:span><text:span text:style-name="T421_54"><text:s/></text:span><text:span text:style-name="T421_55">camino</text:span><text:span text:style-name="T421_56"><text:s/></text:span><text:span text:style-name="T421_57">el</text:span><text:span text:style-name="T421_58"><text:s/></text:span><text:span text:style-name="T421_59">algoformer</text:span><text:span text:style-name="T421_60"><text:s/></text:span><text:span text:style-name="T421_61">que</text:span><text:span text:style-name="T421_62"><text:s/></text:span><text:span text:style-name="T421_63">la</text:span><text:span text:style-name="T421_64"><text:s/></text:span><text:span text:style-name="T421_65">transporta</text:span><text:span text:style-name="T421_66"><text:s/></text:span><text:span text:style-name="T421_67">es</text:span><text:span text:style-name="T421_68"><text:s/></text:span><text:span text:style-name="T421_69">destruido</text:span><text:span text:style-name="T421_70">,<text:s/></text:span><text:span text:style-name="T421_71">la</text:span><text:span text:style-name="T421_72"><text:s/></text:span><text:span text:style-name="T421_73">chispa</text:span><text:span text:style-name="T421_74"><text:s/></text:span><text:span text:style-name="T421_75">suprema</text:span><text:span text:style-name="T421_76"><text:s/></text:span><text:span text:style-name="T421_77">puede</text:span><text:span text:style-name="T421_78"><text:s/></text:span><text:span text:style-name="T421_79">ser</text:span><text:span text:style-name="T421_80"><text:s/></text:span><text:span text:style-name="T421_81">recapturada</text:span><text:span text:style-name="T421_82"><text:s/></text:span><text:span text:style-name="T421_83">por</text:span><text:span text:style-name="T421_84"><text:s/></text:span><text:span text:style-name="T421_85">el</text:span><text:span text:style-name="T421_86"><text:s/></text:span><text:span text:style-name="T421_87">jugador</text:span><text:span text:style-name="T421_88"><text:s/></text:span><text:span text:style-name="T421_89">contrario</text:span><text:span text:style-name="T421_90">.</text:span></text:p>
      <text:h text:style-name="P422" text:outline-level="10"><text:bookmark-start text:name="h.a5lww0ng2fmn"/><text:bookmark-end text:name="h.a5lww0ng2fmn"/><text:span text:style-name="T422_1">Interfaz</text:span><text:span text:style-name="T422_2"><text:s/></text:span><text:span text:style-name="T422_3">gráfica</text:span></text:h>
      <text:p text:style-name="P423"/>
      <text:p text:style-name="P424"><text:span text:style-name="T424_1">Se</text:span><text:span text:style-name="T424_2"><text:s/></text:span><text:span text:style-name="T424_3">debe</text:span><text:span text:style-name="T424_4"><text:s/></text:span><text:span text:style-name="T424_5">desarrollar</text:span><text:span text:style-name="T424_6"><text:s/></text:span><text:span text:style-name="T424_7">una</text:span><text:span text:style-name="T424_8"><text:s/></text:span><text:span text:style-name="T424_9">interfaz</text:span><text:span text:style-name="T424_10"><text:s/></text:span><text:span text:style-name="T424_11">visual</text:span><text:span text:style-name="T424_12"><text:s/></text:span><text:span text:style-name="T424_13">para</text:span><text:span text:style-name="T424_14"><text:s/></text:span><text:span text:style-name="T424_15">la</text:span><text:span text:style-name="T424_16"><text:s/></text:span><text:span text:style-name="T424_17">interacción</text:span><text:span text:style-name="T424_18"><text:s/></text:span><text:span text:style-name="T424_19">entre</text:span><text:span text:style-name="T424_20"><text:s/></text:span><text:span text:style-name="T424_21">los</text:span><text:span text:style-name="T424_22"><text:s/></text:span><text:span text:style-name="T424_23">jugadores</text:span><text:span text:style-name="T424_24">.<text:s/></text:span><text:span text:style-name="T424_25">En</text:span><text:span text:style-name="T424_26"><text:s/></text:span><text:span text:style-name="T424_27">la</text:span><text:span text:style-name="T424_28"><text:s/></text:span><text:span text:style-name="T424_29">misma</text:span><text:span text:style-name="T424_30"><text:s/></text:span><text:span text:style-name="T424_31">se</text:span><text:span text:style-name="T424_32"><text:s/></text:span><text:span text:style-name="T424_33">pondrá</text:span><text:span text:style-name="T424_34"><text:s/></text:span><text:span text:style-name="T424_35">mucho</text:span><text:span text:style-name="T424_36"><text:s/></text:span><text:span text:style-name="T424_37">énfasis</text:span><text:span text:style-name="T424_38"><text:s/></text:span><text:span text:style-name="T424_39">y</text:span><text:span text:style-name="T424_40"><text:s/></text:span><text:span text:style-name="T424_41">se</text:span><text:span text:style-name="T424_42"><text:s/></text:span><text:span text:style-name="T424_43">evaluará</text:span><text:span text:style-name="T424_44"><text:s/></text:span><text:span text:style-name="T424_45">como</text:span><text:span text:style-name="T424_46"><text:s/></text:span><text:span text:style-name="T424_47">parte</text:span><text:span text:style-name="T424_48"><text:s/></text:span><text:span text:style-name="T424_49">de</text:span><text:span text:style-name="T424_50"><text:s/></text:span><text:span text:style-name="T424_51">la</text:span><text:span text:style-name="T424_52"><text:s/></text:span><text:span text:style-name="T424_53">consigna</text:span><text:span text:style-name="T424_54"><text:s/></text:span><text:span text:style-name="T424_55">la</text:span><text:span text:style-name="T424_56"><text:s/></text:span><text:span text:style-name="T424_57">USABILIDAD</text:span><text:span text:style-name="T424_58"><text:s/></text:span><text:span text:style-name="T424_59">de</text:span><text:span text:style-name="T424_60"><text:s/></text:span><text:span text:style-name="T424_61">la</text:span><text:span text:style-name="T424_62"><text:s/></text:span><text:span text:style-name="T424_63">misma</text:span><text:span text:style-name="T424_64">.</text:span></text:p>
      <text:p text:style-name="P425"><text:span text:style-name="T425_1">Cada</text:span><text:span text:style-name="T425_2"><text:s/></text:span><text:span text:style-name="T425_3">vez</text:span><text:span text:style-name="T425_4"><text:s/></text:span><text:span text:style-name="T425_5">que</text:span><text:span text:style-name="T425_6"><text:s/></text:span><text:span text:style-name="T425_7">le</text:span><text:span text:style-name="T425_8"><text:s/></text:span><text:span text:style-name="T425_9">toque</text:span><text:span text:style-name="T425_10"><text:s/></text:span><text:span text:style-name="T425_11">el</text:span><text:span text:style-name="T425_12"><text:s/></text:span><text:span text:style-name="T425_13">turno</text:span><text:span text:style-name="T425_14"><text:s/></text:span><text:span text:style-name="T425_15">a</text:span><text:span text:style-name="T425_16"><text:s/></text:span><text:span text:style-name="T425_17">cada</text:span><text:span text:style-name="T425_18"><text:s/></text:span><text:span text:style-name="T425_19">jugador</text:span><text:span text:style-name="T425_20"><text:s/></text:span><text:span text:style-name="T425_21">la</text:span><text:span text:style-name="T425_22"><text:s/></text:span><text:span text:style-name="T425_23">vista</text:span><text:span text:style-name="T425_24"><text:s/></text:span><text:span text:style-name="T425_25">del</text:span><text:span text:style-name="T425_26"><text:s/></text:span><text:span text:style-name="T425_27">mapa</text:span><text:span text:style-name="T425_28"><text:s/></text:span><text:span text:style-name="T425_29">debe</text:span><text:span text:style-name="T425_30"><text:s/></text:span><text:span text:style-name="T425_31">centrarse</text:span><text:span text:style-name="T425_32"><text:s/></text:span><text:span text:style-name="T425_33">en</text:span><text:span text:style-name="T425_34"><text:s/></text:span><text:span text:style-name="T425_35">el</text:span><text:span text:style-name="T425_36"><text:s/></text:span><text:span text:style-name="T425_37">lugar</text:span><text:span text:style-name="T425_38"><text:s/></text:span><text:span text:style-name="T425_39">donde</text:span><text:span text:style-name="T425_40"><text:s/></text:span><text:span text:style-name="T425_41">utilizó</text:span><text:span text:style-name="T425_42"><text:s/></text:span><text:span text:style-name="T425_43">a</text:span><text:span text:style-name="T425_44"><text:s/></text:span><text:span text:style-name="T425_45">su</text:span><text:span text:style-name="T425_46"><text:s/></text:span><text:span text:style-name="T425_47">último</text:span><text:span text:style-name="T425_48"><text:s/></text:span><text:span text:style-name="T425_49">algoformer</text:span><text:span text:style-name="T425_50">.</text:span></text:p>
      <text:p text:style-name="P426"/>
      <text:p text:style-name="P427"><text:bookmark-start text:name="h.7jpj67do3iht"/><text:bookmark-end text:name="h.7jpj67do3iht"/><text:span text:style-name="T427_1">Entregables</text:span></text:p>
      <text:p text:style-name="P428"/>
      <text:list text:style-name="LS7" xml:id="list24">
        <text:list-item>
          <text:p text:style-name="P429"><text:span text:style-name="T429_1">Código</text:span><text:span text:style-name="T429_2"><text:s/></text:span><text:span text:style-name="T429_3">fuente</text:span><text:span text:style-name="T429_4"><text:s/></text:span><text:span text:style-name="T429_5">de</text:span><text:span text:style-name="T429_6"><text:s/></text:span><text:span text:style-name="T429_7">la</text:span><text:span text:style-name="T429_8"><text:s/></text:span><text:span text:style-name="T429_9">aplicación</text:span><text:span text:style-name="T429_10"><text:s/></text:span><text:span text:style-name="T429_11">completa</text:span><text:span text:style-name="T429_12">,<text:s/></text:span><text:span text:style-name="T429_13">incluyendo</text:span><text:span text:style-name="T429_14"><text:s/></text:span><text:span text:style-name="T429_15">también</text:span><text:span text:style-name="T429_16">:<text:s/></text:span><text:span text:style-name="T429_17">código</text:span><text:span text:style-name="T429_18"><text:s/></text:span><text:span text:style-name="T429_19">de</text:span><text:span text:style-name="T429_20"><text:s/></text:span><text:span text:style-name="T429_21">la</text:span><text:span text:style-name="T429_22"><text:s/></text:span><text:span text:style-name="T429_23">pruebas</text:span><text:span text:style-name="T429_24">,<text:s/></text:span><text:span text:style-name="T429_25">archivos</text:span><text:span text:style-name="T429_26"><text:s/></text:span><text:span text:style-name="T429_27">de</text:span><text:span text:style-name="T429_28"><text:s/></text:span><text:span text:style-name="T429_29">recursos</text:span></text:p>
        </text:list-item>
        <text:list-item>
          <text:p text:style-name="P430"><text:span text:style-name="T430_1">Script</text:span><text:span text:style-name="T430_2"><text:s/></text:span><text:span text:style-name="T430_3">para</text:span><text:span text:style-name="T430_4"><text:s/></text:span><text:span text:style-name="T430_5">compilación</text:span><text:span text:style-name="T430_6"><text:s/></text:span><text:span text:style-name="T430_7">y</text:span><text:span text:style-name="T430_8"><text:s/></text:span><text:span text:style-name="T430_9">ejecución</text:span><text:span text:style-name="T430_10"><text:s/>(</text:span><text:span text:style-name="T430_11">ant</text:span><text:span text:style-name="T430_12">)</text:span></text:p>
        </text:list-item>
        <text:list-item>
          <text:p text:style-name="P431"><text:span text:style-name="T431_1">Informe</text:span><text:span text:style-name="T431_2">,<text:s/></text:span><text:span text:style-name="T431_3">acorde</text:span><text:span text:style-name="T431_4"><text:s/></text:span><text:span text:style-name="T431_5">a</text:span><text:span text:style-name="T431_6"><text:s/></text:span><text:span text:style-name="T431_7">lo</text:span><text:span text:style-name="T431_8"><text:s/></text:span><text:span text:style-name="T431_9">especificado</text:span><text:span text:style-name="T431_10"><text:s/></text:span><text:span text:style-name="T431_11">en</text:span><text:span text:style-name="T431_12"><text:s/></text:span><text:span text:style-name="T431_13">este</text:span><text:span text:style-name="T431_14"><text:s/></text:span><text:span text:style-name="T431_15">documento</text:span></text:p>
        </text:list-item>
      </text:list>
      <text:p text:style-name="P432"/>
      <text:h text:style-name="P433" text:outline-level="10"><text:bookmark-start text:name="h.a4u9vgdnpms0"/><text:bookmark-end text:name="h.a4u9vgdnpms0"/><text:span text:style-name="T433_1">Formas</text:span><text:span text:style-name="T433_2"><text:s/></text:span><text:span text:style-name="T433_3">de</text:span><text:span text:style-name="T433_4"><text:s/></text:span><text:span text:style-name="T433_5">entrega</text:span></text:h>
      <text:p text:style-name="P434"><text:span text:style-name="T434_1">Habrá</text:span><text:span text:style-name="T434_2"><text:s/></text:span><text:span text:style-name="T434_3">4<text:s/></text:span><text:span text:style-name="T434_4">entregas</text:span><text:span text:style-name="T434_5"><text:s/></text:span><text:span text:style-name="T434_6">formales</text:span><text:span text:style-name="T434_7">.<text:s/></text:span><text:span text:style-name="T434_8">Las</text:span><text:span text:style-name="T434_9"><text:s/></text:span><text:span text:style-name="T434_10">mismas</text:span><text:span text:style-name="T434_11"><text:s/></text:span><text:span text:style-name="T434_12">tendrán</text:span><text:span text:style-name="T434_13"><text:s/></text:span><text:span text:style-name="T434_14">una</text:span><text:span text:style-name="T434_15"><text:s/></text:span><text:span text:style-name="T434_16">calificación</text:span><text:span text:style-name="T434_17"><text:s/></text:span><text:span text:style-name="T434_18">de</text:span><text:span text:style-name="T434_19"><text:s/></text:span><text:span text:style-name="T434_20">APROBADO</text:span><text:span text:style-name="T434_21"><text:s/></text:span><text:span text:style-name="T434_22">o</text:span><text:span text:style-name="T434_23"><text:s/></text:span><text:span text:style-name="T434_24">NO</text:span><text:span text:style-name="T434_25"><text:s/></text:span><text:span text:style-name="T434_26">APROBADO</text:span><text:span text:style-name="T434_27"><text:s/></text:span><text:span text:style-name="T434_28">en</text:span><text:span text:style-name="T434_29"><text:s/></text:span><text:span text:style-name="T434_30">el</text:span><text:span text:style-name="T434_31"><text:s/></text:span><text:span text:style-name="T434_32">momento</text:span><text:span text:style-name="T434_33"><text:s/></text:span><text:span text:style-name="T434_34">de</text:span><text:span text:style-name="T434_35"><text:s/></text:span><text:span text:style-name="T434_36">la</text:span><text:span text:style-name="T434_37"><text:s/></text:span><text:span text:style-name="T434_38">entrega</text:span><text:span text:style-name="T434_39">.</text:span></text:p>
      <text:p text:style-name="P435"><text:span text:style-name="T435_1">Aquél</text:span><text:span text:style-name="T435_2"><text:s/></text:span><text:span text:style-name="T435_3">grupo</text:span><text:span text:style-name="T435_4"><text:s/></text:span><text:span text:style-name="T435_5">que</text:span><text:span text:style-name="T435_6"><text:s/></text:span><text:span text:style-name="T435_7">acumule</text:span><text:span text:style-name="T435_8"><text:s/></text:span><text:span text:style-name="T435_9">3<text:s/></text:span><text:span text:style-name="T435_10">no</text:span><text:span text:style-name="T435_11"><text:s/></text:span><text:span text:style-name="T435_12">aprobados</text:span><text:span text:style-name="T435_13">,<text:s/></text:span><text:span text:style-name="T435_14">quedará</text:span><text:span text:style-name="T435_15"><text:s/></text:span><text:span text:style-name="T435_16">automáticamente</text:span><text:span text:style-name="T435_17"><text:s/></text:span><text:span text:style-name="T435_18">desaprobado</text:span><text:span text:style-name="T435_19"><text:s/></text:span><text:span text:style-name="T435_20">con</text:span><text:span text:style-name="T435_21"><text:s/></text:span><text:span text:style-name="T435_22">la</text:span><text:span text:style-name="T435_23"><text:s/></text:span><text:span text:style-name="T435_24">consiguiente</text:span><text:span text:style-name="T435_25"><text:s/></text:span><text:span text:style-name="T435_26">pérdida</text:span><text:span text:style-name="T435_27"><text:s/></text:span><text:span text:style-name="T435_28">de</text:span><text:span text:style-name="T435_29"><text:s/></text:span><text:span text:style-name="T435_30">regularidad</text:span><text:span text:style-name="T435_31"><text:s/></text:span><text:span text:style-name="T435_32">en</text:span><text:span text:style-name="T435_33"><text:s/></text:span><text:span text:style-name="T435_34">la</text:span><text:span text:style-name="T435_35"><text:s/></text:span><text:span text:style-name="T435_36">materia</text:span><text:span text:style-name="T435_37">.<text:s/></text:span><text:span text:style-name="T435_38">En</text:span><text:span text:style-name="T435_39"><text:s/></text:span><text:span text:style-name="T435_40">cada</text:span><text:span text:style-name="T435_41"><text:s/></text:span><text:span text:style-name="T435_42">entrega</text:span><text:span text:style-name="T435_43"><text:s/></text:span><text:span text:style-name="T435_44">se</text:span><text:span text:style-name="T435_45"><text:s/></text:span><text:span text:style-name="T435_46">debe</text:span><text:span text:style-name="T435_47"><text:s/></text:span><text:span text:style-name="T435_48">traer</text:span><text:span text:style-name="T435_49"><text:s/></text:span><text:span text:style-name="T435_50">el</text:span><text:span text:style-name="T435_51"><text:s/></text:span><text:span text:style-name="T435_52">informe</text:span><text:span text:style-name="T435_53"><text:s/></text:span><text:span text:style-name="T435_54">actualizado</text:span><text:span text:style-name="T435_55">.</text:span></text:p>
      <text:h text:style-name="P436" text:outline-level="10"><text:bookmark-start text:name="h.dg7sr17mrqkc"/><text:bookmark-end text:name="h.dg7sr17mrqkc"/><text:span text:style-name="T436_1">Evaluación</text:span></text:h>
      <text:p text:style-name="P437"><text:span text:style-name="T437_1">El</text:span><text:span text:style-name="T437_2"><text:s/></text:span><text:span text:style-name="T437_3">día</text:span><text:span text:style-name="T437_4"><text:s/></text:span><text:span text:style-name="T437_5">del</text:span><text:span text:style-name="T437_6"><text:s/></text:span><text:span text:style-name="T437_7">vencimiento</text:span><text:span text:style-name="T437_8"><text:s/></text:span><text:span text:style-name="T437_9">de</text:span><text:span text:style-name="T437_10"><text:s/></text:span><text:span text:style-name="T437_11">cada</text:span><text:span text:style-name="T437_12"><text:s/></text:span><text:span text:style-name="T437_13">entrega</text:span><text:span text:style-name="T437_14">,<text:s/></text:span><text:span text:style-name="T437_15">cada</text:span><text:span text:style-name="T437_16"><text:s/></text:span><text:span text:style-name="T437_17">ayudante</text:span><text:span text:style-name="T437_18"><text:s/></text:span><text:span text:style-name="T437_19">convocará</text:span><text:span text:style-name="T437_20"><text:s/></text:span><text:span text:style-name="T437_21">a</text:span><text:span text:style-name="T437_22"><text:s/></text:span><text:span text:style-name="T437_23">los</text:span><text:span text:style-name="T437_24"><text:s/></text:span><text:span text:style-name="T437_25">integrantes</text:span><text:span text:style-name="T437_26"><text:s/></text:span><text:span text:style-name="T437_27">de</text:span><text:span text:style-name="T437_28"><text:s/></text:span><text:span text:style-name="T437_29">su</text:span><text:span text:style-name="T437_30"><text:s/></text:span><text:span text:style-name="T437_31">grupo</text:span><text:span text:style-name="T437_32">,<text:s/></text:span><text:span text:style-name="T437_33">solicitará</text:span><text:span text:style-name="T437_34"><text:s/></text:span><text:span text:style-name="T437_35">el</text:span><text:span text:style-name="T437_36"><text:s/></text:span><text:span text:style-name="T437_37">informe</text:span><text:span text:style-name="T437_38"><text:s/></text:span><text:span text:style-name="T437_39">correspondiente</text:span><text:span text:style-name="T437_40"><text:s/></text:span><text:span text:style-name="T437_41">e</text:span><text:span text:style-name="T437_42"><text:s/></text:span><text:span text:style-name="T437_43">iniciará</text:span><text:span text:style-name="T437_44"><text:s/></text:span><text:span text:style-name="T437_45">la</text:span><text:span text:style-name="T437_46"><text:s/></text:span><text:span text:style-name="T437_47">corrección</text:span><text:span text:style-name="T437_48"><text:s/></text:span><text:span text:style-name="T437_49">mediante</text:span><text:span text:style-name="T437_50"><text:s/></text:span><text:span text:style-name="T437_51">una</text:span><text:span text:style-name="T437_52"><text:s/></text:span><text:span text:style-name="T437_53">entrevista</text:span><text:span text:style-name="T437_54"><text:s/></text:span><text:span text:style-name="T437_55">grupal</text:span><text:span text:style-name="T437_56">.</text:span></text:p>
      <text:p text:style-name="P438"><text:span text:style-name="T438_1">Es</text:span><text:span text:style-name="T438_2"><text:s/></text:span><text:span text:style-name="T438_3">imprescindible</text:span><text:span text:style-name="T438_4"><text:s/></text:span><text:span text:style-name="T438_5">la</text:span><text:span text:style-name="T438_6"><text:s/></text:span><text:span text:style-name="T438_7">presencia</text:span><text:span text:style-name="T438_8"><text:s/></text:span><text:span text:style-name="T438_9">de</text:span><text:span text:style-name="T438_10"><text:s/></text:span><text:span text:style-name="T438_11">todos</text:span><text:span text:style-name="T438_12"><text:s/></text:span><text:span text:style-name="T438_13">los</text:span><text:span text:style-name="T438_14"><text:s/></text:span><text:span text:style-name="T438_15">integrantes</text:span><text:span text:style-name="T438_16"><text:s/></text:span><text:span text:style-name="T438_17">del</text:span><text:span text:style-name="T438_18"><text:s/></text:span><text:span text:style-name="T438_19">grupo</text:span><text:span text:style-name="T438_20"><text:s/></text:span><text:span text:style-name="T438_21">el</text:span><text:span text:style-name="T438_22"><text:s/></text:span><text:span text:style-name="T438_23">día</text:span><text:span text:style-name="T438_24"><text:s/></text:span><text:span text:style-name="T438_25">de</text:span><text:span text:style-name="T438_26"><text:s/></text:span><text:span text:style-name="T438_27">cada</text:span><text:span text:style-name="T438_28"><text:s/></text:span><text:span text:style-name="T438_29">corrección</text:span><text:span text:style-name="T438_30">.</text:span></text:p>
      <text:p text:style-name="P439"><text:span text:style-name="T439_1">Se</text:span><text:span text:style-name="T439_2"><text:s/></text:span><text:span text:style-name="T439_3">evaluará</text:span><text:span text:style-name="T439_4"><text:s/></text:span><text:span text:style-name="T439_5">el</text:span><text:span text:style-name="T439_6"><text:s/></text:span><text:span text:style-name="T439_7">trabajo</text:span><text:span text:style-name="T439_8"><text:s/></text:span><text:span text:style-name="T439_9">grupal</text:span><text:span text:style-name="T439_10"><text:s/></text:span><text:span text:style-name="T439_11">y</text:span><text:span text:style-name="T439_12"><text:s/></text:span><text:span text:style-name="T439_13">a</text:span><text:span text:style-name="T439_14"><text:s/></text:span><text:span text:style-name="T439_15">cada</text:span><text:span text:style-name="T439_16"><text:s/></text:span><text:span text:style-name="T439_17">integrante</text:span><text:span text:style-name="T439_18"><text:s/></text:span><text:span text:style-name="T439_19">en</text:span><text:span text:style-name="T439_20"><text:s/></text:span><text:span text:style-name="T439_21">forma</text:span><text:span text:style-name="T439_22"><text:s/></text:span><text:span text:style-name="T439_23">individual</text:span><text:span text:style-name="T439_24">.<text:s/></text:span><text:span text:style-name="T439_25">El</text:span><text:span text:style-name="T439_26"><text:s/></text:span><text:span text:style-name="T439_27">objetivo</text:span><text:span text:style-name="T439_28"><text:s/></text:span><text:span text:style-name="T439_29">de</text:span><text:span text:style-name="T439_30"><text:s/></text:span><text:span text:style-name="T439_31">esto</text:span><text:span text:style-name="T439_32"><text:s/></text:span><text:span text:style-name="T439_33">es</text:span><text:span text:style-name="T439_34"><text:s/></text:span><text:span text:style-name="T439_35">comprender</text:span><text:span text:style-name="T439_36"><text:s/></text:span><text:span text:style-name="T439_37">la</text:span><text:span text:style-name="T439_38"><text:s/></text:span><text:span text:style-name="T439_39">dinámica</text:span><text:span text:style-name="T439_40"><text:s/></text:span><text:span text:style-name="T439_41">de</text:span><text:span text:style-name="T439_42"><text:s/></text:span><text:span text:style-name="T439_43">trabajo</text:span><text:span text:style-name="T439_44"><text:s/></text:span><text:span text:style-name="T439_45">del</text:span><text:span text:style-name="T439_46"><text:s/></text:span><text:span text:style-name="T439_47">equipo</text:span><text:span text:style-name="T439_48"><text:s/></text:span><text:span text:style-name="T439_49">y</text:span><text:span text:style-name="T439_50"><text:s/></text:span><text:span text:style-name="T439_51">los</text:span><text:span text:style-name="T439_52"><text:s/></text:span><text:span text:style-name="T439_53">roles</text:span><text:span text:style-name="T439_54"><text:s/></text:span><text:span text:style-name="T439_55">que</text:span><text:span text:style-name="T439_56"><text:s/></text:span><text:span text:style-name="T439_57">ha</text:span><text:span text:style-name="T439_58"><text:s/></text:span><text:span text:style-name="T439_59">desempeñado</text:span><text:span text:style-name="T439_60"><text:s/></text:span><text:span text:style-name="T439_61">cada</text:span><text:span text:style-name="T439_62"><text:s/></text:span><text:span text:style-name="T439_63">integrante</text:span><text:span text:style-name="T439_64"><text:s/></text:span><text:span text:style-name="T439_65">del</text:span><text:span text:style-name="T439_66"><text:s/></text:span><text:span text:style-name="T439_67">grupo</text:span><text:span text:style-name="T439_68">.<text:s/></text:span><text:span text:style-name="T439_69">Para</text:span><text:span text:style-name="T439_70"><text:s/></text:span><text:span text:style-name="T439_71">que</text:span><text:span text:style-name="T439_72"><text:s/></text:span><text:span text:style-name="T439_73">el</text:span><text:span text:style-name="T439_74"><text:s/></text:span><text:span text:style-name="T439_75">alumno</text:span><text:span text:style-name="T439_76"><text:s/></text:span><text:span text:style-name="T439_77">apruebe</text:span><text:span text:style-name="T439_78"><text:s/></text:span><text:span text:style-name="T439_79">el</text:span><text:span text:style-name="T439_80"><text:s/></text:span><text:span text:style-name="T439_81">trabajo</text:span><text:span text:style-name="T439_82"><text:s/></text:span><text:span text:style-name="T439_83">práctico</text:span><text:span text:style-name="T439_84"><text:s/></text:span><text:span text:style-name="T439_85">debe</text:span><text:span text:style-name="T439_86"><text:s/></text:span><text:span text:style-name="T439_87">estar</text:span><text:span text:style-name="T439_88"><text:s/></text:span><text:span text:style-name="T439_89">aprobado</text:span><text:span text:style-name="T439_90"><text:s/></text:span><text:span text:style-name="T439_91">en</text:span><text:span text:style-name="T439_92"><text:s/></text:span><text:span text:style-name="T439_93">los</text:span><text:span text:style-name="T439_94"><text:s/></text:span><text:span text:style-name="T439_95">dos</text:span><text:span text:style-name="T439_96"><text:s/></text:span><text:span text:style-name="T439_97">aspectos</text:span><text:span text:style-name="T439_98">:<text:s/></text:span><text:span text:style-name="T439_99">grupal</text:span><text:span text:style-name="T439_100"><text:s/></text:span><text:span text:style-name="T439_101">e</text:span><text:span text:style-name="T439_102"><text:s/></text:span><text:span text:style-name="T439_103">individual</text:span><text:span text:style-name="T439_104">.</text:span></text:p>
      <text:p text:style-name="P440"><text:span text:style-name="T440_1">Dentro</text:span><text:span text:style-name="T440_2"><text:s/></text:span><text:span text:style-name="T440_3">de</text:span><text:span text:style-name="T440_4"><text:s/></text:span><text:span text:style-name="T440_5">los</text:span><text:span text:style-name="T440_6"><text:s/></text:span><text:span text:style-name="T440_7">ítems</text:span><text:span text:style-name="T440_8"><text:s/></text:span><text:span text:style-name="T440_9">a</text:span><text:span text:style-name="T440_10"><text:s/></text:span><text:span text:style-name="T440_11">chequear</text:span><text:span text:style-name="T440_12"><text:s/></text:span><text:span text:style-name="T440_13">el</text:span><text:span text:style-name="T440_14"><text:s/></text:span><text:span text:style-name="T440_15">ayudante</text:span><text:span text:style-name="T440_16"><text:s/></text:span><text:span text:style-name="T440_17">evaluará</text:span><text:span text:style-name="T440_18"><text:s/></text:span><text:span text:style-name="T440_19">aspectos</text:span><text:span text:style-name="T440_20"><text:s/></text:span><text:span text:style-name="T440_21">formales</text:span><text:span text:style-name="T440_22"><text:s/>(</text:span><text:span text:style-name="T440_23">como</text:span><text:span text:style-name="T440_24"><text:s/></text:span><text:span text:style-name="T440_25">ser</text:span><text:span text:style-name="T440_26"><text:s/></text:span><text:span text:style-name="T440_27">la</text:span><text:span text:style-name="T440_28"><text:s/></text:span><text:span text:style-name="T440_29">forma</text:span><text:span text:style-name="T440_30"><text:s/></text:span><text:span text:style-name="T440_31">de</text:span><text:span text:style-name="T440_32"><text:s/></text:span><text:span text:style-name="T440_33">presentación</text:span><text:span text:style-name="T440_34"><text:s/></text:span><text:span text:style-name="T440_35">del</text:span><text:span text:style-name="T440_36"><text:s/></text:span><text:span text:style-name="T440_37">informe</text:span><text:span text:style-name="T440_38">),<text:s/></text:span><text:span text:style-name="T440_39">aspectos</text:span><text:span text:style-name="T440_40"><text:s/></text:span><text:span text:style-name="T440_41">funcionales</text:span><text:span text:style-name="T440_42">:<text:s/></text:span><text:span text:style-name="T440_43">que</text:span><text:span text:style-name="T440_44"><text:s/></text:span><text:span text:style-name="T440_45">se</text:span><text:span text:style-name="T440_46"><text:s/></text:span><text:span text:style-name="T440_47">resuelva</text:span><text:span text:style-name="T440_48"><text:s/></text:span><text:span text:style-name="T440_49">el</text:span><text:span text:style-name="T440_50"><text:s/></text:span><text:span text:style-name="T440_51">problema</text:span><text:span text:style-name="T440_52"><text:s/></text:span><text:span text:style-name="T440_53">planteado</text:span><text:span text:style-name="T440_54"><text:s/></text:span><text:span text:style-name="T440_55">y</text:span><text:span text:style-name="T440_56"><text:s/></text:span><text:span text:style-name="T440_57">aspectos</text:span><text:span text:style-name="T440_58"><text:s/></text:span><text:span text:style-name="T440_59">operativos</text:span><text:span text:style-name="T440_60">:<text:s/></text:span><text:span text:style-name="T440_61">que</text:span><text:span text:style-name="T440_62"><text:s/></text:span><text:span text:style-name="T440_63">el</text:span><text:span text:style-name="T440_64"><text:s/></text:span><text:span text:style-name="T440_65">TP</text:span><text:span text:style-name="T440_66"><text:s/></text:span><text:span text:style-name="T440_67">funcione</text:span><text:span text:style-name="T440_68"><text:s/></text:span><text:span text:style-name="T440_69">integrado</text:span><text:span text:style-name="T440_70">.</text:span></text:p>
      <text:h text:style-name="P441" text:outline-level="10"><text:bookmark-start text:name="h.n029gae3rjtf"/><text:bookmark-end text:name="h.n029gae3rjtf"/><text:span text:style-name="T441_1">Casos</text:span><text:span text:style-name="T441_2"><text:s/></text:span><text:span text:style-name="T441_3">de</text:span><text:span text:style-name="T441_4"><text:s/></text:span><text:span text:style-name="T441_5">prueba</text:span><text:span text:style-name="T441_6"><text:s/></text:span><text:span text:style-name="T441_7">para</text:span><text:span text:style-name="T441_8"><text:s/></text:span><text:span text:style-name="T441_9">cada</text:span><text:span text:style-name="T441_10"><text:s/></text:span><text:span text:style-name="T441_11">entrega</text:span></text:h>
      <text:p text:style-name="P442"/>
      <text:p text:style-name="P443"><text:bookmark-start text:name="h.8wu3vnshsi7"/><text:bookmark-end text:name="h.8wu3vnshsi7"/><text:span text:style-name="T443_1">1</text:span><text:span text:style-name="T443_2">er</text:span><text:span text:style-name="T443_3"><text:s/></text:span><text:span text:style-name="T443_4">Entrega</text:span><text:span text:style-name="T443_5"><text:s/></text:span><text:span text:style-name="T443_6">Jueves</text:span><text:span text:style-name="T443_7"><text:s/>02/06/2016<text:s/>-<text:s/></text:span><text:span text:style-name="T443_8">Lunes</text:span><text:span text:style-name="T443_9"><text:s/>06/06/2016<text:s/>-</text:span><text:span text:style-name="T443_10"><text:s/>2<text:s/></text:span><text:span text:style-name="T443_11">semanas</text:span><text:span text:style-name="T443_12"><text:s/></text:span><text:span text:style-name="T443_13">desde</text:span><text:span text:style-name="T443_14"><text:s/></text:span><text:span text:style-name="T443_15">fecha</text:span><text:span text:style-name="T443_16"><text:s/></text:span><text:span text:style-name="T443_17">inicio</text:span><text:span text:style-name="T443_18"><text:s/></text:span><text:span text:style-name="T443_19">Lunes</text:span><text:span text:style-name="T443_20"><text:s/>31/05/2016<text:s/></text:span><text:span text:style-name="T443_21">para</text:span><text:span text:style-name="T443_22"><text:s/></text:span><text:span text:style-name="T443_23">el</text:span><text:span text:style-name="T443_24"><text:s/></text:span><text:span text:style-name="T443_25">turno</text:span><text:span text:style-name="T443_26"><text:s/></text:span><text:span text:style-name="T443_27">tarde</text:span></text:p>
      <text:p text:style-name="P444"><text:span text:style-name="T444_1">Turnos</text:span><text:span text:style-name="T444_2">,<text:s/></text:span><text:span text:style-name="T444_3">Jugadores</text:span><text:span text:style-name="T444_4">,<text:s/></text:span><text:span text:style-name="T444_5">Unidades</text:span><text:span text:style-name="T444_6">,<text:s/></text:span><text:span text:style-name="T444_7">Tablero</text:span><text:span text:style-name="T444_8">,<text:s/></text:span><text:span text:style-name="T444_9">casillero</text:span></text:p>
      <text:p text:style-name="P445"/>
      <text:list text:style-name="LS8" xml:id="list27">
        <text:list-item>
          <text:p text:style-name="P446"><text:span text:style-name="T446_1">Se</text:span><text:span text:style-name="T446_2"><text:s/></text:span><text:span text:style-name="T446_3">ubica</text:span><text:span text:style-name="T446_4"><text:s/></text:span><text:span text:style-name="T446_5">un</text:span><text:span text:style-name="T446_6"><text:s/></text:span><text:span text:style-name="T446_7">algoformer</text:span><text:span text:style-name="T446_8"><text:s/></text:span><text:span text:style-name="T446_9">humanoide</text:span><text:span text:style-name="T446_10"><text:s/></text:span><text:span text:style-name="T446_11">en</text:span><text:span text:style-name="T446_12"><text:s/></text:span><text:span text:style-name="T446_13">un</text:span><text:span text:style-name="T446_14"><text:s/></text:span><text:span text:style-name="T446_15">casillero</text:span><text:span text:style-name="T446_16">,<text:s/></text:span><text:span text:style-name="T446_17">se</text:span><text:span text:style-name="T446_18"><text:s/></text:span><text:span text:style-name="T446_19">pide</text:span><text:span text:style-name="T446_20"><text:s/></text:span><text:span text:style-name="T446_21">que</text:span><text:span text:style-name="T446_22"><text:s/></text:span><text:span text:style-name="T446_23">se</text:span><text:span text:style-name="T446_24"><text:s/></text:span><text:span text:style-name="T446_25">mueva</text:span><text:span text:style-name="T446_26">,<text:s/></text:span><text:span text:style-name="T446_27">se</text:span><text:span text:style-name="T446_28"><text:s/></text:span><text:span text:style-name="T446_29">verifica</text:span><text:span text:style-name="T446_30"><text:s/></text:span><text:span text:style-name="T446_31">nueva</text:span><text:span text:style-name="T446_32"><text:s/></text:span><text:span text:style-name="T446_33">posición</text:span><text:span text:style-name="T446_34"><text:s/></text:span><text:span text:style-name="T446_35">acorde</text:span><text:span text:style-name="T446_36"><text:s/></text:span><text:span text:style-name="T446_37">a</text:span><text:span text:style-name="T446_38"><text:s/></text:span><text:span text:style-name="T446_39">su</text:span><text:span text:style-name="T446_40"><text:s/></text:span><text:span text:style-name="T446_41">modo</text:span><text:span text:style-name="T446_42">.</text:span></text:p>
        </text:list-item>
        <text:list-item>
          <text:p text:style-name="P447"><text:span text:style-name="T447_1">Se</text:span><text:span text:style-name="T447_2"><text:s/></text:span><text:span text:style-name="T447_3">ubica</text:span><text:span text:style-name="T447_4"><text:s/></text:span><text:span text:style-name="T447_5">un</text:span><text:span text:style-name="T447_6"><text:s/></text:span><text:span text:style-name="T447_7">algoformer</text:span><text:span text:style-name="T447_8"><text:s/></text:span><text:span text:style-name="T447_9">humanoide</text:span><text:span text:style-name="T447_10"><text:s/></text:span><text:span text:style-name="T447_11">se</text:span><text:span text:style-name="T447_12"><text:s/></text:span><text:span text:style-name="T447_13">lo</text:span><text:span text:style-name="T447_14"><text:s/></text:span><text:span text:style-name="T447_15">transforma</text:span><text:span text:style-name="T447_16">,<text:s/></text:span><text:span text:style-name="T447_17">se</text:span><text:span text:style-name="T447_18"><text:s/></text:span><text:span text:style-name="T447_19">verifica</text:span><text:span text:style-name="T447_20"><text:s/></text:span><text:span text:style-name="T447_21">que</text:span><text:span text:style-name="T447_22"><text:s/></text:span><text:span text:style-name="T447_23">se</text:span><text:span text:style-name="T447_24"><text:s/></text:span><text:span text:style-name="T447_25">pueda</text:span><text:span text:style-name="T447_26"><text:s/></text:span><text:span text:style-name="T447_27">transformar</text:span><text:span text:style-name="T447_28"><text:s/></text:span><text:span text:style-name="T447_29">en</text:span><text:span text:style-name="T447_30"><text:s/></text:span><text:span text:style-name="T447_31">ambas</text:span><text:span text:style-name="T447_32"><text:s/></text:span><text:span text:style-name="T447_33">direcciones</text:span><text:span text:style-name="T447_34">.</text:span></text:p>
        </text:list-item>
        <text:list-item>
          <text:p text:style-name="P448"><text:span text:style-name="T448_1">Se</text:span><text:span text:style-name="T448_2"><text:s/></text:span><text:span text:style-name="T448_3">ubica</text:span><text:span text:style-name="T448_4"><text:s/></text:span><text:span text:style-name="T448_5">un</text:span><text:span text:style-name="T448_6"><text:s/></text:span><text:span text:style-name="T448_7">algoformer</text:span><text:span text:style-name="T448_8"><text:s/></text:span><text:span text:style-name="T448_9">en</text:span><text:span text:style-name="T448_10"><text:s/></text:span><text:span text:style-name="T448_11">su</text:span><text:span text:style-name="T448_12"><text:s/></text:span><text:span text:style-name="T448_13">modo</text:span><text:span text:style-name="T448_14"><text:s/></text:span><text:span text:style-name="T448_15">alterno</text:span><text:span text:style-name="T448_16"><text:s/></text:span><text:span text:style-name="T448_17">y</text:span><text:span text:style-name="T448_18"><text:s/></text:span><text:span text:style-name="T448_19">se</text:span><text:span text:style-name="T448_20"><text:s/></text:span><text:span text:style-name="T448_21">pide</text:span><text:span text:style-name="T448_22"><text:s/></text:span><text:span text:style-name="T448_23">que</text:span><text:span text:style-name="T448_24"><text:s/></text:span><text:span text:style-name="T448_25">se</text:span><text:span text:style-name="T448_26"><text:s/></text:span><text:span text:style-name="T448_27">mueva</text:span><text:span text:style-name="T448_28"><text:s/></text:span><text:span text:style-name="T448_29">y</text:span><text:span text:style-name="T448_30"><text:s/></text:span><text:span text:style-name="T448_31">se</text:span><text:span text:style-name="T448_32"><text:s/></text:span><text:span text:style-name="T448_33">verifica</text:span><text:span text:style-name="T448_34"><text:s/></text:span><text:span text:style-name="T448_35">que</text:span><text:span text:style-name="T448_36"><text:s/></text:span><text:span text:style-name="T448_37">su</text:span><text:span text:style-name="T448_38"><text:s/></text:span><text:span text:style-name="T448_39">nueva</text:span><text:span text:style-name="T448_40"><text:s/></text:span><text:span text:style-name="T448_41">posición</text:span><text:span text:style-name="T448_42"><text:s/></text:span><text:span text:style-name="T448_43">sea</text:span><text:span text:style-name="T448_44"><text:s/></text:span><text:span text:style-name="T448_45">acorde</text:span><text:span text:style-name="T448_46">.</text:span></text:p>
        </text:list-item>
        <text:list-item>
          <text:p text:style-name="P449"><text:span text:style-name="T449_1">Crear</text:span><text:span text:style-name="T449_2"><text:s/></text:span><text:span text:style-name="T449_3">una</text:span><text:span text:style-name="T449_4"><text:s/></text:span><text:span text:style-name="T449_5">prueba</text:span><text:span text:style-name="T449_6"><text:s/></text:span><text:span text:style-name="T449_7">de</text:span><text:span text:style-name="T449_8"><text:s/></text:span><text:span text:style-name="T449_9">integración</text:span><text:span text:style-name="T449_10"><text:s/></text:span><text:span text:style-name="T449_11">en</text:span><text:span text:style-name="T449_12"><text:s/></text:span><text:span text:style-name="T449_13">la</text:span><text:span text:style-name="T449_14"><text:s/></text:span><text:span text:style-name="T449_15">cual</text:span><text:span text:style-name="T449_16"><text:s/></text:span><text:span text:style-name="T449_17">se</text:span><text:span text:style-name="T449_18"><text:s/></text:span><text:span text:style-name="T449_19">pueda</text:span><text:span text:style-name="T449_20"><text:s/></text:span><text:span text:style-name="T449_21">crear</text:span><text:span text:style-name="T449_22"><text:s/></text:span><text:span text:style-name="T449_23">un</text:span><text:span text:style-name="T449_24"><text:s/></text:span><text:span text:style-name="T449_25">juego</text:span><text:span text:style-name="T449_26">,<text:s/></text:span><text:span text:style-name="T449_27">con</text:span><text:span text:style-name="T449_28"><text:s/>2<text:s/></text:span><text:span text:style-name="T449_29">jugadores</text:span><text:span text:style-name="T449_30"><text:s/></text:span><text:span text:style-name="T449_31">cada</text:span><text:span text:style-name="T449_32"><text:s/></text:span><text:span text:style-name="T449_33">uno</text:span><text:span text:style-name="T449_34"><text:s/></text:span><text:span text:style-name="T449_35">de</text:span><text:span text:style-name="T449_36"><text:s/></text:span><text:span text:style-name="T449_37">ellos</text:span><text:span text:style-name="T449_38"><text:s/></text:span><text:span text:style-name="T449_39">con</text:span><text:span text:style-name="T449_40"><text:s/></text:span><text:span text:style-name="T449_41">sus</text:span><text:span text:style-name="T449_42"><text:s/>3<text:s/></text:span><text:span text:style-name="T449_43">algoformers</text:span><text:span text:style-name="T449_44"><text:s/></text:span><text:span text:style-name="T449_45">distribuidos</text:span><text:span text:style-name="T449_46"><text:s/></text:span><text:span text:style-name="T449_47">en</text:span><text:span text:style-name="T449_48"><text:s/></text:span><text:span text:style-name="T449_49">el</text:span><text:span text:style-name="T449_50"><text:s/></text:span><text:span text:style-name="T449_51">tablero</text:span><text:span text:style-name="T449_52"><text:s/></text:span><text:span text:style-name="T449_53">según</text:span><text:span text:style-name="T449_54"><text:s/></text:span><text:span text:style-name="T449_55">el</text:span><text:span text:style-name="T449_56"><text:s/></text:span><text:span text:style-name="T449_57">enunciado</text:span><text:span text:style-name="T449_58"><text:s/></text:span><text:span text:style-name="T449_59">y</text:span><text:span text:style-name="T449_60"><text:s/></text:span><text:span text:style-name="T449_61">la</text:span><text:span text:style-name="T449_62"><text:s/></text:span><text:span text:style-name="T449_63">chispa</text:span><text:span text:style-name="T449_64"><text:s/></text:span><text:span text:style-name="T449_65">suprema</text:span><text:span text:style-name="T449_66"><text:s/></text:span><text:span text:style-name="T449_67">por</text:span><text:span text:style-name="T449_68"><text:s/></text:span><text:span text:style-name="T449_69">el</text:span><text:span text:style-name="T449_70"><text:s/></text:span><text:span text:style-name="T449_71">centro</text:span><text:span text:style-name="T449_72"><text:s/></text:span><text:span text:style-name="T449_73">del</text:span><text:span text:style-name="T449_74"><text:s/></text:span><text:span text:style-name="T449_75">tablero</text:span><text:span text:style-name="T449_76">.</text:span></text:p>
        </text:list-item>
        <text:list-item>
          <text:p text:style-name="P450"><text:span text:style-name="T450_1">Combinaciones</text:span><text:span text:style-name="T450_2"><text:s/></text:span><text:span text:style-name="T450_3">en</text:span><text:span text:style-name="T450_4"><text:s/></text:span><text:span text:style-name="T450_5">modos</text:span><text:span text:style-name="T450_6"><text:s/></text:span><text:span text:style-name="T450_7">de</text:span><text:span text:style-name="T450_8">:<text:s/></text:span><text:span text:style-name="T450_9">Ubicar</text:span><text:span text:style-name="T450_10"><text:s/></text:span><text:span text:style-name="T450_11">un</text:span><text:span text:style-name="T450_12"><text:s/></text:span><text:span text:style-name="T450_13">autobot</text:span><text:span text:style-name="T450_14">,<text:s/></text:span><text:span text:style-name="T450_15">ubicar</text:span><text:span text:style-name="T450_16"><text:s/></text:span><text:span text:style-name="T450_17">un</text:span><text:span text:style-name="T450_18"><text:s/></text:span><text:span text:style-name="T450_19">decepticon</text:span><text:span text:style-name="T450_20">,<text:s/></text:span><text:span text:style-name="T450_21">pedir</text:span><text:span text:style-name="T450_22"><text:s/></text:span><text:span text:style-name="T450_23">que</text:span><text:span text:style-name="T450_24"><text:s/></text:span><text:span text:style-name="T450_25">se</text:span><text:span text:style-name="T450_26"><text:s/></text:span><text:span text:style-name="T450_27">ataquen</text:span><text:span text:style-name="T450_28"><text:s/></text:span><text:span text:style-name="T450_29">respetando</text:span><text:span text:style-name="T450_30"><text:s/>(<text:s/></text:span><text:span text:style-name="T450_31">y</text:span><text:span text:style-name="T450_32"><text:s/></text:span><text:span text:style-name="T450_33">no</text:span><text:span text:style-name="T450_34"><text:s/>)<text:s/></text:span><text:span text:style-name="T450_35">las</text:span><text:span text:style-name="T450_36"><text:s/></text:span><text:span text:style-name="T450_37">distancias</text:span><text:span text:style-name="T450_38"><text:s/></text:span><text:span text:style-name="T450_39">verificando</text:span><text:span text:style-name="T450_40"><text:s/></text:span><text:span text:style-name="T450_41">los</text:span><text:span text:style-name="T450_42"><text:s/></text:span><text:span text:style-name="T450_43">daños</text:span><text:span text:style-name="T450_44"><text:s/>(<text:s/></text:span><text:span text:style-name="T450_45">o</text:span><text:span text:style-name="T450_46"><text:s/></text:span><text:span text:style-name="T450_47">no</text:span><text:span text:style-name="T450_48"><text:s/></text:span><text:span text:style-name="T450_49">daños</text:span><text:span text:style-name="T450_50"><text:s/>).</text:span></text:p>
        </text:list-item>
      </text:list>
      <text:p text:style-name="P451"/>
      <text:p text:style-name="P452"/>
      <text:p text:style-name="P453"><text:bookmark-start text:name="h.if8so1uizwxj"/><text:bookmark-end text:name="h.if8so1uizwxj"/></text:p>
      <text:p text:style-name="P454"><text:bookmark-start text:name="h.2r7dei2a6w0m"/><text:bookmark-end text:name="h.2r7dei2a6w0m"/><text:bookmark-start text:name="h.jb5onvhkz1q6"/><text:bookmark-end text:name="h.jb5onvhkz1q6"/><text:span text:style-name="T454_1">2</text:span><text:span text:style-name="T454_2">da</text:span><text:span text:style-name="T454_3"><text:s/></text:span><text:span text:style-name="T454_4">Entrega</text:span><text:span text:style-name="T454_5"><text:s/></text:span><text:span text:style-name="T454_6">Jueves</text:span><text:span text:style-name="T454_7"><text:s/>09/06/2016<text:s/>-<text:s/></text:span><text:span text:style-name="T454_8">Lunes</text:span><text:span text:style-name="T454_9">13/06/2016</text:span><text:span text:style-name="T454_10"><text:s text:c="2"/>-<text:s/></text:span><text:span text:style-name="T454_11">3<text:s/></text:span><text:span text:style-name="T454_12">semanas</text:span><text:span text:style-name="T454_13"><text:s/></text:span><text:span text:style-name="T454_14">desde</text:span><text:span text:style-name="T454_15"><text:s/></text:span><text:span text:style-name="T454_16">fecha</text:span><text:span text:style-name="T454_17"><text:s/></text:span><text:span text:style-name="T454_18">inicio</text:span><text:span text:style-name="T454_19"><text:s/></text:span><text:span text:style-name="T454_20">Lunes</text:span><text:span text:style-name="T454_21"><text:s/>6/6/2016<text:s/></text:span><text:span text:style-name="T454_22">para</text:span><text:span text:style-name="T454_23"><text:s/></text:span><text:span text:style-name="T454_24">el</text:span><text:span text:style-name="T454_25"><text:s/></text:span><text:span text:style-name="T454_26">turno</text:span><text:span text:style-name="T454_27"><text:s/></text:span><text:span text:style-name="T454_28">tarde</text:span></text:p>
      <text:p text:style-name="P455"><text:span text:style-name="T455_1">1</text:span><text:span text:style-name="T455_2">ra</text:span><text:span text:style-name="T455_3"><text:s/></text:span><text:span text:style-name="T455_4">entrega</text:span><text:span text:style-name="T455_5"><text:s/>+<text:s/></text:span><text:span text:style-name="T455_6">Interacción</text:span><text:span text:style-name="T455_7"><text:s/></text:span><text:span text:style-name="T455_8">con</text:span><text:span text:style-name="T455_9"><text:s/></text:span><text:span text:style-name="T455_10">superficies</text:span></text:p>
      <text:p text:style-name="P456"/>
      <text:list text:style-name="LS9" xml:id="list32">
        <text:list-item>
          <text:p text:style-name="P457"><text:span text:style-name="T457_1">Llenar</text:span><text:span text:style-name="T457_2"><text:s/></text:span><text:span text:style-name="T457_3">una</text:span><text:span text:style-name="T457_4"><text:s/></text:span><text:span text:style-name="T457_5">zona</text:span><text:span text:style-name="T457_6"><text:s/></text:span><text:span text:style-name="T457_7">rocosa</text:span><text:span text:style-name="T457_8">,<text:s/></text:span><text:span text:style-name="T457_9">verificar</text:span><text:span text:style-name="T457_10"><text:s/></text:span><text:span text:style-name="T457_11">que</text:span><text:span text:style-name="T457_12"><text:s/></text:span><text:span text:style-name="T457_13">todos</text:span><text:span text:style-name="T457_14"><text:s/></text:span><text:span text:style-name="T457_15">los</text:span><text:span text:style-name="T457_16"><text:s/></text:span><text:span text:style-name="T457_17">algoformers</text:span><text:span text:style-name="T457_18"><text:s/></text:span><text:span text:style-name="T457_19">en</text:span><text:span text:style-name="T457_20"><text:s/></text:span><text:span text:style-name="T457_21">todos</text:span><text:span text:style-name="T457_22"><text:s/></text:span><text:span text:style-name="T457_23">sus</text:span><text:span text:style-name="T457_24"><text:s/></text:span><text:span text:style-name="T457_25">modos</text:span><text:span text:style-name="T457_26"><text:s/></text:span><text:span text:style-name="T457_27">la</text:span><text:span text:style-name="T457_28"><text:s/></text:span><text:span text:style-name="T457_29">atraviesen</text:span><text:span text:style-name="T457_30"><text:s/></text:span><text:span text:style-name="T457_31">sin</text:span><text:span text:style-name="T457_32"><text:s/></text:span><text:span text:style-name="T457_33">problemas</text:span></text:p>
        </text:list-item>
        <text:list-item>
          <text:p text:style-name="P458"><text:span text:style-name="T458_1">Llenar</text:span><text:span text:style-name="T458_2"><text:s/></text:span><text:span text:style-name="T458_3">una</text:span><text:span text:style-name="T458_4"><text:s/></text:span><text:span text:style-name="T458_5">zona</text:span><text:span text:style-name="T458_6"><text:s/></text:span><text:span text:style-name="T458_7">pantano</text:span><text:span text:style-name="T458_8">,<text:s/></text:span><text:span text:style-name="T458_9">verificar</text:span><text:span text:style-name="T458_10"><text:s/></text:span><text:span text:style-name="T458_11">que</text:span><text:span text:style-name="T458_12"><text:s/></text:span><text:span text:style-name="T458_13">en</text:span><text:span text:style-name="T458_14"><text:s/></text:span><text:span text:style-name="T458_15">modo</text:span><text:span text:style-name="T458_16"><text:s/></text:span><text:span text:style-name="T458_17">humanoide</text:span><text:span text:style-name="T458_18"><text:s/></text:span><text:span text:style-name="T458_19">no</text:span><text:span text:style-name="T458_20"><text:s/></text:span><text:span text:style-name="T458_21">se</text:span><text:span text:style-name="T458_22"><text:s/></text:span><text:span text:style-name="T458_23">pueda</text:span><text:span text:style-name="T458_24"><text:s/></text:span><text:span text:style-name="T458_25">atravesar</text:span><text:span text:style-name="T458_26">.</text:span></text:p>
        </text:list-item>
        <text:list-item>
          <text:p text:style-name="P459"><text:span text:style-name="T459_1">LLenar</text:span><text:span text:style-name="T459_2"><text:s/></text:span><text:span text:style-name="T459_3">una</text:span><text:span text:style-name="T459_4"><text:s/></text:span><text:span text:style-name="T459_5">zona</text:span><text:span text:style-name="T459_6"><text:s/></text:span><text:span text:style-name="T459_7">pantano</text:span><text:span text:style-name="T459_8">,<text:s/></text:span><text:span text:style-name="T459_9">verificar</text:span><text:span text:style-name="T459_10"><text:s/></text:span><text:span text:style-name="T459_11">que</text:span><text:span text:style-name="T459_12"><text:s/></text:span><text:span text:style-name="T459_13">en</text:span><text:span text:style-name="T459_14"><text:s/></text:span><text:span text:style-name="T459_15">modo</text:span><text:span text:style-name="T459_16"><text:s/></text:span><text:span text:style-name="T459_17">alterno</text:span><text:span text:style-name="T459_18"><text:s/></text:span><text:span text:style-name="T459_19">las</text:span><text:span text:style-name="T459_20"><text:s/></text:span><text:span text:style-name="T459_21">unidades</text:span><text:span text:style-name="T459_22"><text:s/></text:span><text:span text:style-name="T459_23">terrestres</text:span><text:span text:style-name="T459_24"><text:s/></text:span><text:span text:style-name="T459_25">tardan</text:span><text:span text:style-name="T459_26"><text:s/></text:span><text:span text:style-name="T459_27">el</text:span><text:span text:style-name="T459_28"><text:s/></text:span><text:span text:style-name="T459_29">doble</text:span><text:span text:style-name="T459_30"><text:s/></text:span><text:span text:style-name="T459_31">que</text:span><text:span text:style-name="T459_32"><text:s/></text:span><text:span text:style-name="T459_33">rocoso</text:span></text:p>
        </text:list-item>
        <text:list-item>
          <text:p text:style-name="P460"><text:span text:style-name="T460_1">LLenar</text:span><text:span text:style-name="T460_2"><text:s/></text:span><text:span text:style-name="T460_3">una</text:span><text:span text:style-name="T460_4"><text:s/></text:span><text:span text:style-name="T460_5">zona</text:span><text:span text:style-name="T460_6"><text:s/></text:span><text:span text:style-name="T460_7">pantano</text:span><text:span text:style-name="T460_8">,<text:s/></text:span><text:span text:style-name="T460_9">verificar</text:span><text:span text:style-name="T460_10"><text:s/></text:span><text:span text:style-name="T460_11">que</text:span><text:span text:style-name="T460_12"><text:s/></text:span><text:span text:style-name="T460_13">las</text:span><text:span text:style-name="T460_14"><text:s/></text:span><text:span text:style-name="T460_15">unidades</text:span><text:span text:style-name="T460_16"><text:s/></text:span><text:span text:style-name="T460_17">aéreas</text:span><text:span text:style-name="T460_18"><text:s/></text:span><text:span text:style-name="T460_19">las</text:span><text:span text:style-name="T460_20"><text:s/></text:span><text:span text:style-name="T460_21">atraviesan</text:span><text:span text:style-name="T460_22"><text:s/></text:span><text:span text:style-name="T460_23">sin</text:span><text:span text:style-name="T460_24"><text:s/></text:span><text:span text:style-name="T460_25">problemas</text:span></text:p>
        </text:list-item>
        <text:list-item>
          <text:p text:style-name="P461"><text:span text:style-name="T461_1">Llenar</text:span><text:span text:style-name="T461_2"><text:s/></text:span><text:span text:style-name="T461_3">una</text:span><text:span text:style-name="T461_4"><text:s/></text:span><text:span text:style-name="T461_5">zona</text:span><text:span text:style-name="T461_6"><text:s/></text:span><text:span text:style-name="T461_7">de</text:span><text:span text:style-name="T461_8"><text:s/></text:span><text:span text:style-name="T461_9">espinas</text:span><text:span text:style-name="T461_10"><text:s/></text:span><text:span text:style-name="T461_11">verificar</text:span><text:span text:style-name="T461_12"><text:s/></text:span><text:span text:style-name="T461_13">que</text:span><text:span text:style-name="T461_14"><text:s/></text:span><text:span text:style-name="T461_15">todas</text:span><text:span text:style-name="T461_16"><text:s/></text:span><text:span text:style-name="T461_17">las</text:span><text:span text:style-name="T461_18"><text:s/></text:span><text:span text:style-name="T461_19">unidades</text:span><text:span text:style-name="T461_20"><text:s/></text:span><text:span text:style-name="T461_21">terrestres</text:span><text:span text:style-name="T461_22"><text:s/></text:span><text:span text:style-name="T461_23">pierden</text:span><text:span text:style-name="T461_24"><text:s/></text:span><text:span text:style-name="T461_25">un</text:span><text:span text:style-name="T461_26"><text:s/>5%<text:s/></text:span><text:span text:style-name="T461_27">de</text:span><text:span text:style-name="T461_28"><text:s/></text:span><text:span text:style-name="T461_29">sus</text:span><text:span text:style-name="T461_30"><text:s/></text:span><text:span text:style-name="T461_31">vida</text:span><text:span text:style-name="T461_32"><text:s/></text:span><text:span text:style-name="T461_33">por</text:span><text:span text:style-name="T461_34"><text:s/></text:span><text:span text:style-name="T461_35">cada</text:span><text:span text:style-name="T461_36"><text:s/></text:span><text:span text:style-name="T461_37">casillero</text:span><text:span text:style-name="T461_38"><text:s/></text:span><text:span text:style-name="T461_39">de</text:span><text:span text:style-name="T461_40"><text:s/></text:span><text:span text:style-name="T461_41">estos</text:span><text:span text:style-name="T461_42"><text:s/></text:span><text:span text:style-name="T461_43">que</text:span><text:span text:style-name="T461_44"><text:s/></text:span><text:span text:style-name="T461_45">atraviesen</text:span></text:p>
        </text:list-item>
        <text:list-item>
          <text:p text:style-name="P462"><text:span text:style-name="T462_1">LLenar</text:span><text:span text:style-name="T462_2"><text:s/></text:span><text:span text:style-name="T462_3">una</text:span><text:span text:style-name="T462_4"><text:s/></text:span><text:span text:style-name="T462_5">zona</text:span><text:span text:style-name="T462_6"><text:s/></text:span><text:span text:style-name="T462_7">de</text:span><text:span text:style-name="T462_8"><text:s/></text:span><text:span text:style-name="T462_9">espinas</text:span><text:span text:style-name="T462_10">,<text:s/></text:span><text:span text:style-name="T462_11">verificar</text:span><text:span text:style-name="T462_12"><text:s/></text:span><text:span text:style-name="T462_13">que</text:span><text:span text:style-name="T462_14"><text:s/></text:span><text:span text:style-name="T462_15">unidades</text:span><text:span text:style-name="T462_16"><text:s/></text:span><text:span text:style-name="T462_17">aéreas</text:span><text:span text:style-name="T462_18"><text:s/></text:span><text:span text:style-name="T462_19">no</text:span><text:span text:style-name="T462_20"><text:s/></text:span><text:span text:style-name="T462_21">tienen</text:span><text:span text:style-name="T462_22"><text:s/></text:span><text:span text:style-name="T462_23">problemas</text:span><text:span text:style-name="T462_24"><text:s/></text:span><text:span text:style-name="T462_25">al</text:span><text:span text:style-name="T462_26"><text:s/></text:span><text:span text:style-name="T462_27">atravesarlas</text:span><text:span text:style-name="T462_28">.</text:span></text:p>
        </text:list-item>
        <text:list-item>
          <text:p text:style-name="P463"><text:span text:style-name="T463_1">Llenar</text:span><text:span text:style-name="T463_2"><text:s/></text:span><text:span text:style-name="T463_3">una</text:span><text:span text:style-name="T463_4"><text:s/></text:span><text:span text:style-name="T463_5">zona</text:span><text:span text:style-name="T463_6"><text:s/></text:span><text:span text:style-name="T463_7">con</text:span><text:span text:style-name="T463_8"><text:s/></text:span><text:span text:style-name="T463_9">nubes</text:span><text:span text:style-name="T463_10">,<text:s/></text:span><text:span text:style-name="T463_11">verificar</text:span><text:span text:style-name="T463_12"><text:s/></text:span><text:span text:style-name="T463_13">que</text:span><text:span text:style-name="T463_14"><text:s/></text:span><text:span text:style-name="T463_15">las</text:span><text:span text:style-name="T463_16"><text:s/></text:span><text:span text:style-name="T463_17">unidades</text:span><text:span text:style-name="T463_18"><text:s/></text:span><text:span text:style-name="T463_19">aéreas</text:span><text:span text:style-name="T463_20"><text:s/></text:span><text:span text:style-name="T463_21">las</text:span><text:span text:style-name="T463_22"><text:s/></text:span><text:span text:style-name="T463_23">atraviesan</text:span><text:span text:style-name="T463_24"><text:s/></text:span><text:span text:style-name="T463_25">sin</text:span><text:span text:style-name="T463_26"><text:s/></text:span><text:span text:style-name="T463_27">problemas</text:span></text:p>
        </text:list-item>
        <text:list-item>
          <text:p text:style-name="P464"><text:span text:style-name="T464_1">Llenar</text:span><text:span text:style-name="T464_2"><text:s/></text:span><text:span text:style-name="T464_3">una</text:span><text:span text:style-name="T464_4"><text:s/></text:span><text:span text:style-name="T464_5">zona</text:span><text:span text:style-name="T464_6"><text:s/></text:span><text:span text:style-name="T464_7">de</text:span><text:span text:style-name="T464_8"><text:s/></text:span><text:span text:style-name="T464_9">nebulosa</text:span><text:span text:style-name="T464_10"><text:s/></text:span><text:span text:style-name="T464_11">de</text:span><text:span text:style-name="T464_12"><text:s/></text:span><text:span text:style-name="T464_13">andrómeda</text:span><text:span text:style-name="T464_14">,<text:s/></text:span><text:span text:style-name="T464_15">pasar</text:span><text:span text:style-name="T464_16"><text:s/></text:span><text:span text:style-name="T464_17">una</text:span><text:span text:style-name="T464_18"><text:s/></text:span><text:span text:style-name="T464_19">unidad</text:span><text:span text:style-name="T464_20"><text:s/></text:span><text:span text:style-name="T464_21">aérea</text:span><text:span text:style-name="T464_22">,<text:s/></text:span><text:span text:style-name="T464_23">corroborar</text:span><text:span text:style-name="T464_24"><text:s/></text:span><text:span text:style-name="T464_25">que</text:span><text:span text:style-name="T464_26"><text:s/></text:span><text:span text:style-name="T464_27">quede</text:span><text:span text:style-name="T464_28"><text:s/>3<text:s/></text:span><text:span text:style-name="T464_29">turnos</text:span><text:span text:style-name="T464_30"><text:s/></text:span><text:span text:style-name="T464_31">atrapada</text:span><text:span text:style-name="T464_32">,<text:s/></text:span><text:span text:style-name="T464_33">sin</text:span><text:span text:style-name="T464_34"><text:s/></text:span><text:span text:style-name="T464_35">moverse</text:span></text:p>
        </text:list-item>
        <text:list-item>
          <text:p text:style-name="P465"><text:span text:style-name="T465_1">Llenar</text:span><text:span text:style-name="T465_2"><text:s/></text:span><text:span text:style-name="T465_3">una</text:span><text:span text:style-name="T465_4"><text:s/></text:span><text:span text:style-name="T465_5">zona</text:span><text:span text:style-name="T465_6"><text:s/></text:span><text:span text:style-name="T465_7">de</text:span><text:span text:style-name="T465_8"><text:s/></text:span><text:span text:style-name="T465_9">tormenta</text:span><text:span text:style-name="T465_10"><text:s/></text:span><text:span text:style-name="T465_11">psiónica</text:span><text:span text:style-name="T465_12">,<text:s/></text:span><text:span text:style-name="T465_13">pasar</text:span><text:span text:style-name="T465_14"><text:s/></text:span><text:span text:style-name="T465_15">un</text:span><text:span text:style-name="T465_16"><text:s/></text:span><text:span text:style-name="T465_17">algoformer</text:span><text:span text:style-name="T465_18"><text:s/></text:span><text:span text:style-name="T465_19">alterno</text:span><text:span text:style-name="T465_20"><text:s/></text:span><text:span text:style-name="T465_21">aéreo</text:span><text:span text:style-name="T465_22">,<text:s/></text:span><text:span text:style-name="T465_23">ver</text:span><text:span text:style-name="T465_24"><text:s/></text:span><text:span text:style-name="T465_25">que</text:span><text:span text:style-name="T465_26"><text:s/></text:span><text:span text:style-name="T465_27">baje</text:span><text:span text:style-name="T465_28"><text:s/></text:span><text:span text:style-name="T465_29">su</text:span><text:span text:style-name="T465_30"><text:s/></text:span><text:span text:style-name="T465_31">capacidad</text:span><text:span text:style-name="T465_32"><text:s/></text:span><text:span text:style-name="T465_33">de</text:span><text:span text:style-name="T465_34"><text:s/></text:span><text:span text:style-name="T465_35">ataque</text:span></text:p>
        </text:list-item>
        <text:list-item>
          <text:p text:style-name="P466"><text:span text:style-name="T466_1">test</text:span><text:span text:style-name="T466_2"><text:s/>9<text:s/>+<text:s/></text:span><text:span text:style-name="T466_3">volver</text:span><text:span text:style-name="T466_4"><text:s/></text:span><text:span text:style-name="T466_5">a</text:span><text:span text:style-name="T466_6"><text:s/></text:span><text:span text:style-name="T466_7">pasar</text:span><text:span text:style-name="T466_8"><text:s/></text:span><text:span text:style-name="T466_9">y</text:span><text:span text:style-name="T466_10"><text:s/></text:span><text:span text:style-name="T466_11">ver</text:span><text:span text:style-name="T466_12"><text:s/></text:span><text:span text:style-name="T466_13">que</text:span><text:span text:style-name="T466_14"><text:s/></text:span><text:span text:style-name="T466_15">no</text:span><text:span text:style-name="T466_16"><text:s/></text:span><text:span text:style-name="T466_17">bajó</text:span><text:span text:style-name="T466_18"><text:s/></text:span><text:span text:style-name="T466_19">su</text:span><text:span text:style-name="T466_20"><text:s/></text:span><text:span text:style-name="T466_21">capacidad</text:span><text:span text:style-name="T466_22"><text:s/></text:span><text:span text:style-name="T466_23">de</text:span><text:span text:style-name="T466_24"><text:s/></text:span><text:span text:style-name="T466_25">ataque</text:span><text:span text:style-name="T466_26">.</text:span></text:p>
        </text:list-item>
      </text:list>
      <text:p text:style-name="P467"/>
      <text:p text:style-name="P468"><text:bookmark-start text:name="h.6q1i07qqfbld"/><text:bookmark-end text:name="h.6q1i07qqfbld"/><text:span text:style-name="T468_1">3</text:span><text:span text:style-name="T468_2">er</text:span><text:span text:style-name="T468_3"><text:s/></text:span><text:span text:style-name="T468_4">Entrega</text:span><text:span text:style-name="T468_5">:<text:s/></text:span><text:span text:style-name="T468_6">Jueves</text:span><text:span text:style-name="T468_7"><text:s/>16/06/2016<text:s/>-<text:s/></text:span><text:span text:style-name="T468_8">Lunes</text:span><text:span text:style-name="T468_9"><text:s/>20/06/2016<text:s/>-<text:s/></text:span><text:span text:style-name="T468_10">4<text:s/></text:span><text:span text:style-name="T468_11">semanas</text:span><text:span text:style-name="T468_12"><text:s/></text:span><text:span text:style-name="T468_13">desde</text:span><text:span text:style-name="T468_14"><text:s/></text:span><text:span text:style-name="T468_15">fecha</text:span><text:span text:style-name="T468_16"><text:s/></text:span><text:span text:style-name="T468_17">inicio</text:span><text:span text:style-name="T468_18"><text:s/></text:span><text:span text:style-name="T468_19">Lunes</text:span><text:span text:style-name="T468_20"><text:s/>13/6/2016<text:s/></text:span><text:span text:style-name="T468_21">para</text:span><text:span text:style-name="T468_22"><text:s/></text:span><text:span text:style-name="T468_23">el</text:span><text:span text:style-name="T468_24"><text:s/></text:span><text:span text:style-name="T468_25">turno</text:span><text:span text:style-name="T468_26"><text:s/></text:span><text:span text:style-name="T468_27">tarde</text:span></text:p>
      <text:p text:style-name="P469"><text:span text:style-name="T469_1">2</text:span><text:span text:style-name="T469_2">da</text:span><text:span text:style-name="T469_3"><text:s/></text:span><text:span text:style-name="T469_4">entrega</text:span><text:span text:style-name="T469_5"><text:s/>+<text:s/></text:span><text:span text:style-name="T469_6">Bonus</text:span><text:span text:style-name="T469_7">,<text:s/></text:span><text:span text:style-name="T469_8">Interfaz</text:span><text:span text:style-name="T469_9"><text:s/></text:span><text:span text:style-name="T469_10">gráfica</text:span><text:span text:style-name="T469_11"><text:s/></text:span><text:span text:style-name="T469_12">inicial</text:span></text:p>
      <text:p text:style-name="P470"/>
      <text:list text:style-name="LS10" xml:id="list42">
        <text:list-item>
          <text:p text:style-name="P471"><text:span text:style-name="T471_1">Ubico</text:span><text:span text:style-name="T471_2"><text:s/></text:span><text:span text:style-name="T471_3">un</text:span><text:span text:style-name="T471_4"><text:s/></text:span><text:span text:style-name="T471_5">algoformer</text:span><text:span text:style-name="T471_6">,<text:s/></text:span><text:span text:style-name="T471_7">ubico</text:span><text:span text:style-name="T471_8"><text:s/></text:span><text:span text:style-name="T471_9">un</text:span><text:span text:style-name="T471_10"><text:s/></text:span><text:span text:style-name="T471_11">bonus</text:span><text:span text:style-name="T471_12"><text:s/></text:span><text:span text:style-name="T471_13">doble</text:span><text:span text:style-name="T471_14"><text:s/></text:span><text:span text:style-name="T471_15">cañón</text:span><text:span text:style-name="T471_16">,</text:span><text:span text:style-name="T471_17">ubico</text:span><text:span text:style-name="T471_18"><text:s/></text:span><text:span text:style-name="T471_19">otro</text:span><text:span text:style-name="T471_20"><text:s/></text:span><text:span text:style-name="T471_21">algoformer</text:span><text:span text:style-name="T471_22"><text:s/></text:span><text:span text:style-name="T471_23">enemigo</text:span><text:span text:style-name="T471_24">,<text:s/></text:span><text:span text:style-name="T471_25">el</text:span><text:span text:style-name="T471_26"><text:s/></text:span><text:span text:style-name="T471_27">algoformer</text:span><text:span text:style-name="T471_28"><text:s/></text:span><text:span text:style-name="T471_29">captura</text:span><text:span text:style-name="T471_30"><text:s/></text:span><text:span text:style-name="T471_31">el</text:span><text:span text:style-name="T471_32"><text:s/></text:span><text:span text:style-name="T471_33">bonus</text:span><text:span text:style-name="T471_34"><text:s/></text:span><text:span text:style-name="T471_35">y</text:span><text:span text:style-name="T471_36"><text:s/></text:span><text:span text:style-name="T471_37">ataca</text:span><text:span text:style-name="T471_38"><text:s/></text:span><text:span text:style-name="T471_39">al</text:span><text:span text:style-name="T471_40"><text:s/></text:span><text:span text:style-name="T471_41">enemigo</text:span><text:span text:style-name="T471_42"><text:s/></text:span><text:span text:style-name="T471_43">verificando</text:span><text:span text:style-name="T471_44"><text:s/></text:span><text:span text:style-name="T471_45">que</text:span><text:span text:style-name="T471_46"><text:s/></text:span><text:span text:style-name="T471_47">causa</text:span><text:span text:style-name="T471_48"><text:s/></text:span><text:span text:style-name="T471_49">el</text:span><text:span text:style-name="T471_50"><text:s/></text:span><text:span text:style-name="T471_51">doble</text:span><text:span text:style-name="T471_52"><text:s/></text:span><text:span text:style-name="T471_53">de</text:span><text:span text:style-name="T471_54"><text:s/></text:span><text:span text:style-name="T471_55">daño</text:span><text:span text:style-name="T471_56"><text:s/></text:span><text:span text:style-name="T471_57">durante</text:span><text:span text:style-name="T471_58"><text:s/>10<text:s/></text:span><text:span text:style-name="T471_59">turnos</text:span><text:span text:style-name="T471_60">.</text:span></text:p>
          <text:list>
            <text:list-item>
              <text:p text:style-name="P472"><text:span text:style-name="T472_1">Repetir</text:span><text:span text:style-name="T472_2"><text:s/></text:span><text:span text:style-name="T472_3">para</text:span><text:span text:style-name="T472_4"><text:s/></text:span><text:span text:style-name="T472_5">el</text:span><text:span text:style-name="T472_6"><text:s/></text:span><text:span text:style-name="T472_7">modo</text:span><text:span text:style-name="T472_8"><text:s/></text:span><text:span text:style-name="T472_9">alterno</text:span><text:span text:style-name="T472_10">.</text:span></text:p>
            </text:list-item>
          </text:list>
        </text:list-item>
        <text:list-item>
          <text:p text:style-name="P473"><text:span text:style-name="T473_1">Ubico</text:span><text:span text:style-name="T473_2"><text:s/></text:span><text:span text:style-name="T473_3">un</text:span><text:span text:style-name="T473_4"><text:s/></text:span><text:span text:style-name="T473_5">algoformer</text:span><text:span text:style-name="T473_6">,<text:s/></text:span><text:span text:style-name="T473_7">ubico</text:span><text:span text:style-name="T473_8"><text:s/></text:span><text:span text:style-name="T473_9">un</text:span><text:span text:style-name="T473_10"><text:s/></text:span><text:span text:style-name="T473_11">bonus</text:span><text:span text:style-name="T473_12"><text:s/></text:span><text:span text:style-name="T473_13">burbuja</text:span><text:span text:style-name="T473_14">,<text:s/></text:span><text:span text:style-name="T473_15">ubico</text:span><text:span text:style-name="T473_16"><text:s/></text:span><text:span text:style-name="T473_17">un</text:span><text:span text:style-name="T473_18"><text:s/></text:span><text:span text:style-name="T473_19">otro</text:span><text:span text:style-name="T473_20"><text:s/></text:span><text:span text:style-name="T473_21">alfoformer</text:span><text:span text:style-name="T473_22"><text:s/></text:span><text:span text:style-name="T473_23">enemigo</text:span><text:span text:style-name="T473_24">,<text:s/></text:span><text:span text:style-name="T473_25">el</text:span><text:span text:style-name="T473_26"><text:s/></text:span><text:span text:style-name="T473_27">algoformer</text:span><text:span text:style-name="T473_28"><text:s/></text:span><text:span text:style-name="T473_29">captura</text:span><text:span text:style-name="T473_30"><text:s/></text:span><text:span text:style-name="T473_31">el</text:span><text:span text:style-name="T473_32"><text:s/></text:span><text:span text:style-name="T473_33">bonus</text:span><text:span text:style-name="T473_34">,<text:s/></text:span><text:span text:style-name="T473_35">el</text:span><text:span text:style-name="T473_36"><text:s/></text:span><text:span text:style-name="T473_37">otro</text:span><text:span text:style-name="T473_38"><text:s/></text:span><text:span text:style-name="T473_39">algoformer</text:span><text:span text:style-name="T473_40"><text:s/></text:span><text:span text:style-name="T473_41">ataca</text:span><text:span text:style-name="T473_42"><text:s/></text:span><text:span text:style-name="T473_43">al</text:span><text:span text:style-name="T473_44"><text:s/></text:span><text:span text:style-name="T473_45">primer</text:span><text:span text:style-name="T473_46"><text:s/></text:span><text:span text:style-name="T473_47">algoformer</text:span><text:span text:style-name="T473_48">,<text:s/></text:span><text:span text:style-name="T473_49">este</text:span><text:span text:style-name="T473_50"><text:s/></text:span><text:span text:style-name="T473_51">no</text:span><text:span text:style-name="T473_52"><text:s/></text:span><text:span text:style-name="T473_53">recibe</text:span><text:span text:style-name="T473_54"><text:s/></text:span><text:span text:style-name="T473_55">daños</text:span><text:span text:style-name="T473_56">,<text:s/></text:span><text:span text:style-name="T473_57">repetir</text:span><text:span text:style-name="T473_58"><text:s/></text:span><text:span text:style-name="T473_59">hasta</text:span><text:span text:style-name="T473_60"><text:s/>2<text:s/></text:span><text:span text:style-name="T473_61">turnos</text:span><text:span text:style-name="T473_62"><text:s/></text:span><text:span text:style-name="T473_63">propios</text:span><text:span text:style-name="T473_64">,<text:s/></text:span><text:span text:style-name="T473_65">continuar</text:span><text:span text:style-name="T473_66"><text:s/></text:span><text:span text:style-name="T473_67">y</text:span><text:span text:style-name="T473_68"><text:s/></text:span><text:span text:style-name="T473_69">verificar</text:span><text:span text:style-name="T473_70"><text:s/></text:span><text:span text:style-name="T473_71">que</text:span><text:span text:style-name="T473_72"><text:s/></text:span><text:span text:style-name="T473_73">en</text:span><text:span text:style-name="T473_74"><text:s/></text:span><text:span text:style-name="T473_75">el</text:span><text:span text:style-name="T473_76"><text:s/>3</text:span><text:span text:style-name="T473_77">ro</text:span><text:span text:style-name="T473_78"><text:s/></text:span><text:span text:style-name="T473_79">sí</text:span><text:span text:style-name="T473_80"><text:s/></text:span><text:span text:style-name="T473_81">reciba</text:span><text:span text:style-name="T473_82"><text:s/></text:span><text:span text:style-name="T473_83">daño</text:span><text:span text:style-name="T473_84">.</text:span></text:p>
          <text:list>
            <text:list-item>
              <text:p text:style-name="P474"><text:span text:style-name="T474_1">Realizar</text:span><text:span text:style-name="T474_2"><text:s/></text:span><text:span text:style-name="T474_3">el</text:span><text:span text:style-name="T474_4"><text:s/></text:span><text:span text:style-name="T474_5">mismo</text:span><text:span text:style-name="T474_6"><text:s/></text:span><text:span text:style-name="T474_7">test</text:span><text:span text:style-name="T474_8"><text:s/></text:span><text:span text:style-name="T474_9">en</text:span><text:span text:style-name="T474_10"><text:s/></text:span><text:span text:style-name="T474_11">modo</text:span><text:span text:style-name="T474_12"><text:s/></text:span><text:span text:style-name="T474_13">alterno</text:span></text:p>
            </text:list-item>
          </text:list>
        </text:list-item>
        <text:list-item>
          <text:p text:style-name="P475"><text:span text:style-name="T475_1">Ubico</text:span><text:span text:style-name="T475_2"><text:s/></text:span><text:span text:style-name="T475_3">un</text:span><text:span text:style-name="T475_4"><text:s/></text:span><text:span text:style-name="T475_5">algoformer</text:span><text:span text:style-name="T475_6">,<text:s/></text:span><text:span text:style-name="T475_7">ubico</text:span><text:span text:style-name="T475_8"><text:s/></text:span><text:span text:style-name="T475_9">un</text:span><text:span text:style-name="T475_10"><text:s/></text:span><text:span text:style-name="T475_11">bonus</text:span><text:span text:style-name="T475_12"><text:s/></text:span><text:span text:style-name="T475_13">flash</text:span><text:span text:style-name="T475_14">,<text:s/></text:span><text:span text:style-name="T475_15">verifico</text:span><text:span text:style-name="T475_16"><text:s/></text:span><text:span text:style-name="T475_17">que</text:span><text:span text:style-name="T475_18"><text:s/></text:span><text:span text:style-name="T475_19">se</text:span><text:span text:style-name="T475_20"><text:s/></text:span><text:span text:style-name="T475_21">mueve</text:span><text:span text:style-name="T475_22"><text:s/>3<text:s/></text:span><text:span text:style-name="T475_23">veces</text:span><text:span text:style-name="T475_24"><text:s/></text:span><text:span text:style-name="T475_25">más</text:span><text:span text:style-name="T475_26"><text:s/></text:span><text:span text:style-name="T475_27">rápido</text:span><text:span text:style-name="T475_28"><text:s/></text:span><text:span text:style-name="T475_29">durante</text:span><text:span text:style-name="T475_30"><text:s/>3<text:s/></text:span><text:span text:style-name="T475_31">turnos</text:span><text:span text:style-name="T475_32"><text:s/></text:span><text:span text:style-name="T475_33">propios</text:span><text:span text:style-name="T475_34">.</text:span></text:p>
          <text:list>
            <text:list-item>
              <text:p text:style-name="P476"><text:span text:style-name="T476_1">Repetir</text:span><text:span text:style-name="T476_2"><text:s/></text:span><text:span text:style-name="T476_3">en</text:span><text:span text:style-name="T476_4"><text:s/></text:span><text:span text:style-name="T476_5">modo</text:span><text:span text:style-name="T476_6"><text:s/></text:span><text:span text:style-name="T476_7">alterno</text:span></text:p>
            </text:list-item>
            <text:list-item>
              <text:p text:style-name="P477"><text:span text:style-name="T477_1">Repetir</text:span><text:span text:style-name="T477_2"><text:s/></text:span><text:span text:style-name="T477_3">en</text:span><text:span text:style-name="T477_4"><text:s/></text:span><text:span text:style-name="T477_5">modo</text:span><text:span text:style-name="T477_6"><text:s/></text:span><text:span text:style-name="T477_7">humanoide</text:span><text:span text:style-name="T477_8">-</text:span><text:span text:style-name="T477_9">alterno</text:span><text:span text:style-name="T477_10">-</text:span><text:span text:style-name="T477_11">humanoide</text:span></text:p>
            </text:list-item>
          </text:list>
        </text:list-item>
        <text:list-item>
          <text:p text:style-name="P478"><text:span text:style-name="T478_1">Test</text:span><text:span text:style-name="T478_2"><text:s/></text:span><text:span text:style-name="T478_3">boundary</text:span><text:span text:style-name="T478_4"><text:s/></text:span><text:span text:style-name="T478_5">cases</text:span><text:span text:style-name="T478_6"><text:s/>(</text:span><text:span text:style-name="T478_7">Si</text:span><text:span text:style-name="T478_8"><text:s/></text:span><text:span text:style-name="T478_9">ya</text:span><text:span text:style-name="T478_10"><text:s/></text:span><text:span text:style-name="T478_11">tiene</text:span><text:span text:style-name="T478_12"><text:s/></text:span><text:span text:style-name="T478_13">un</text:span><text:span text:style-name="T478_14"><text:s/></text:span><text:span text:style-name="T478_15">bonus</text:span><text:span text:style-name="T478_16"><text:s/></text:span><text:span text:style-name="T478_17">de</text:span><text:span text:style-name="T478_18"><text:s/></text:span><text:span text:style-name="T478_19">un</text:span><text:span text:style-name="T478_20"><text:s/></text:span><text:span text:style-name="T478_21">tipo</text:span><text:span text:style-name="T478_22"><text:s/></text:span><text:span text:style-name="T478_23">que</text:span><text:span text:style-name="T478_24"><text:s/></text:span><text:span text:style-name="T478_25">no</text:span><text:span text:style-name="T478_26"><text:s/></text:span><text:span text:style-name="T478_27">pueda</text:span><text:span text:style-name="T478_28"><text:s/></text:span><text:span text:style-name="T478_29">agarrar</text:span><text:span text:style-name="T478_30"><text:s/></text:span><text:span text:style-name="T478_31">otro</text:span><text:span text:style-name="T478_32"><text:s/></text:span><text:span text:style-name="T478_33">del</text:span><text:span text:style-name="T478_34"><text:s/></text:span><text:span text:style-name="T478_35">mismo</text:span><text:span text:style-name="T478_36"><text:s/></text:span><text:span text:style-name="T478_37">tipo</text:span><text:span text:style-name="T478_38">,<text:s/></text:span><text:span text:style-name="T478_39">Atrapar</text:span><text:span text:style-name="T478_40"><text:s/>2<text:s/></text:span><text:span text:style-name="T478_41">bonus</text:span><text:span text:style-name="T478_42"><text:s/></text:span><text:span text:style-name="T478_43">distintos</text:span><text:span text:style-name="T478_44"><text:s/></text:span><text:span text:style-name="T478_45">verifcar</text:span><text:span text:style-name="T478_46"><text:s/></text:span><text:span text:style-name="T478_47">ambos</text:span><text:span text:style-name="T478_48"><text:s/></text:span><text:span text:style-name="T478_49">comportamientos</text:span><text:span text:style-name="T478_50">,<text:s/></text:span><text:span text:style-name="T478_51">etc</text:span><text:span text:style-name="T478_52">…)</text:span></text:p>
        </text:list-item>
      </text:list>
      <text:p text:style-name="P479"/>
      <text:p text:style-name="P480"><text:bookmark-start text:name="h.fgyslfmq1p1h"/><text:bookmark-end text:name="h.fgyslfmq1p1h"/><text:span text:style-name="T480_1">4</text:span><text:span text:style-name="T480_2">ta</text:span><text:span text:style-name="T480_3"><text:s/></text:span><text:span text:style-name="T480_4">y</text:span><text:span text:style-name="T480_5"><text:s/></text:span><text:span text:style-name="T480_6">última</text:span><text:span text:style-name="T480_7"><text:s/></text:span><text:span text:style-name="T480_8">Entrega</text:span><text:span text:style-name="T480_9">:<text:s/></text:span><text:span text:style-name="T480_10">Jueves</text:span><text:span text:style-name="T480_11"><text:s/>23/06/2016<text:s/>-<text:s/></text:span><text:span text:style-name="T480_12">Lunes</text:span><text:span text:style-name="T480_13"><text:s/>27/06/2016<text:s/>-<text:s/></text:span><text:span text:style-name="T480_14">5<text:s/></text:span><text:span text:style-name="T480_15">semanas</text:span><text:span text:style-name="T480_16"><text:s/></text:span><text:span text:style-name="T480_17">desde</text:span><text:span text:style-name="T480_18"><text:s/></text:span><text:span text:style-name="T480_19">fecha</text:span><text:span text:style-name="T480_20"><text:s/></text:span><text:span text:style-name="T480_21">inicio</text:span><text:span text:style-name="T480_22"><text:s/></text:span><text:span text:style-name="T480_23">Lunes</text:span><text:span text:style-name="T480_24"><text:s/>20/6/2016<text:s/></text:span><text:span text:style-name="T480_25">para</text:span><text:span text:style-name="T480_26"><text:s/></text:span><text:span text:style-name="T480_27">el</text:span><text:span text:style-name="T480_28"><text:s/></text:span><text:span text:style-name="T480_29">turno</text:span><text:span text:style-name="T480_30"><text:s/></text:span><text:span text:style-name="T480_31">tarde</text:span></text:p>
      <text:p text:style-name="P481"><text:span text:style-name="T481_1">Trabajo</text:span><text:span text:style-name="T481_2"><text:s/></text:span><text:span text:style-name="T481_3">Práctico</text:span><text:span text:style-name="T481_4"><text:s/></text:span><text:span text:style-name="T481_5">completo</text:span><text:span text:style-name="T481_6"><text:s/></text:span><text:span text:style-name="T481_7">funcionando</text:span><text:span text:style-name="T481_8">,<text:s/></text:span><text:span text:style-name="T481_9">con</text:span><text:span text:style-name="T481_10"><text:s/></text:span><text:span text:style-name="T481_11">interfaz</text:span><text:span text:style-name="T481_12"><text:s/></text:span><text:span text:style-name="T481_13">gráfica</text:span><text:span text:style-name="T481_14"><text:s/></text:span><text:span text:style-name="T481_15">final</text:span><text:span text:style-name="T481_16">,<text:s/></text:span><text:span text:style-name="T481_17">sonidos</text:span><text:span text:style-name="T481_18"><text:s/></text:span><text:span text:style-name="T481_19">e</text:span><text:span text:style-name="T481_20"><text:s/></text:span><text:span text:style-name="T481_21">informe</text:span><text:span text:style-name="T481_22"><text:s/></text:span><text:span text:style-name="T481_23">completo</text:span><text:span text:style-name="T481_24">.</text:span></text:p>
      <text:p text:style-name="P482"/>
      <text:p text:style-name="P483"/>
      <table:table table:style-name="Table15">
        <table:table-column table:style-name="Column58"/>
        <table:table-row table:style-name="Row68">
          <table:table-cell table:style-name="Cell278">
            <text:p text:style-name="P484"><text:span text:style-name="T484_1">Tiempo</text:span><text:span text:style-name="T484_2"><text:s/></text:span><text:span text:style-name="T484_3">total</text:span><text:span text:style-name="T484_4"><text:s/></text:span><text:span text:style-name="T484_5">de</text:span><text:span text:style-name="T484_6"><text:s/></text:span><text:span text:style-name="T484_7">desarrollo</text:span><text:span text:style-name="T484_8"><text:s/></text:span><text:span text:style-name="T484_9">del</text:span><text:span text:style-name="T484_10"><text:s/></text:span><text:span text:style-name="T484_11">trabajo</text:span><text:span text:style-name="T484_12"><text:s/></text:span><text:span text:style-name="T484_13">práctico</text:span><text:span text:style-name="T484_14">:<text:s/></text:span><text:span text:style-name="T484_15">5<text:s/></text:span><text:span text:style-name="T484_16">semanas</text:span><text:span text:style-name="T484_17"><text:s/></text:span><text:span text:style-name="T484_18">completas</text:span><text:span text:style-name="T484_19">.</text:span></text:p>
          </table:table-cell>
        </table:table-row>
      </table:table>
      <text:p text:style-name="P485"><text:bookmark-start text:name="h.cegublf5cx59"/><text:bookmark-end text:name="h.cegublf5cx59"/></text:p>
      <text:p text:style-name="P486"><text:bookmark-start text:name="h.pd76gbrra7wz"/><text:bookmark-end text:name="h.pd76gbrra7wz"/><text:span text:style-name="T486_1">Informe</text:span></text:p>
      <text:h text:style-name="P487" text:outline-level="10"><text:bookmark-start text:name="h.ca0y5cwn2d2s"/><text:bookmark-end text:name="h.ca0y5cwn2d2s"/><text:span text:style-name="T487_1">Supuestos</text:span></text:h>
      <text:p text:style-name="P488"><text:span text:style-name="T488_1">[</text:span><text:span text:style-name="T488_2">Documentar</text:span><text:span text:style-name="T488_3"><text:s/></text:span><text:span text:style-name="T488_4">todos</text:span><text:span text:style-name="T488_5"><text:s/></text:span><text:span text:style-name="T488_6">los</text:span><text:span text:style-name="T488_7"><text:s/></text:span><text:span text:style-name="T488_8">supuestos</text:span><text:span text:style-name="T488_9"><text:s/></text:span><text:span text:style-name="T488_10">hechos</text:span><text:span text:style-name="T488_11"><text:s/></text:span><text:span text:style-name="T488_12">sobre</text:span><text:span text:style-name="T488_13"><text:s/></text:span><text:span text:style-name="T488_14">el</text:span><text:span text:style-name="T488_15"><text:s/></text:span><text:span text:style-name="T488_16">enunciado</text:span><text:span text:style-name="T488_17">.<text:s/></text:span><text:span text:style-name="T488_18">Asegurarse</text:span><text:span text:style-name="T488_19"><text:s/></text:span><text:span text:style-name="T488_20">de</text:span><text:span text:style-name="T488_21"><text:s/></text:span><text:span text:style-name="T488_22">validar</text:span><text:span text:style-name="T488_23"><text:s/></text:span><text:span text:style-name="T488_24">con</text:span><text:span text:style-name="T488_25"><text:s/></text:span><text:span text:style-name="T488_26">los</text:span><text:span text:style-name="T488_27"><text:s/></text:span><text:span text:style-name="T488_28">docentes</text:span><text:span text:style-name="T488_29">]</text:span></text:p>
      <text:p text:style-name="P489"/>
      <text:h text:style-name="P490" text:outline-level="10"><text:bookmark-start text:name="h.sm4fm5qv8tzq"/><text:bookmark-end text:name="h.sm4fm5qv8tzq"/><text:span text:style-name="T490_1">Modelo</text:span><text:span text:style-name="T490_2"><text:s/></text:span><text:span text:style-name="T490_3">de</text:span><text:span text:style-name="T490_4"><text:s/></text:span><text:span text:style-name="T490_5">dominio</text:span></text:h>
      <text:p text:style-name="P491"><text:span text:style-name="T491_1">[</text:span><text:span text:style-name="T491_2">Explicar</text:span><text:span text:style-name="T491_3"><text:s/></text:span><text:span text:style-name="T491_4">los</text:span><text:span text:style-name="T491_5"><text:s/></text:span><text:span text:style-name="T491_6">elementos</text:span><text:span text:style-name="T491_7"><text:s/></text:span><text:span text:style-name="T491_8">más</text:span><text:span text:style-name="T491_9"><text:s/></text:span><text:span text:style-name="T491_10">relevantes</text:span><text:span text:style-name="T491_11"><text:s/></text:span><text:span text:style-name="T491_12">del</text:span><text:span text:style-name="T491_13"><text:s/></text:span><text:span text:style-name="T491_14">diseño</text:span><text:span text:style-name="T491_15">.<text:s/></text:span><text:span text:style-name="T491_16">Es</text:span><text:span text:style-name="T491_17"><text:s/></text:span><text:span text:style-name="T491_18">decir</text:span><text:span text:style-name="T491_19">:<text:s/></text:span><text:span text:style-name="T491_20">qué</text:span><text:span text:style-name="T491_21"><text:s/></text:span><text:span text:style-name="T491_22">entidades</text:span><text:span text:style-name="T491_23"><text:s/></text:span><text:span text:style-name="T491_24">se</text:span><text:span text:style-name="T491_25"><text:s/></text:span><text:span text:style-name="T491_26">han</text:span><text:span text:style-name="T491_27"><text:s/></text:span><text:span text:style-name="T491_28">creado</text:span><text:span text:style-name="T491_29">,<text:s/></text:span><text:span text:style-name="T491_30">qué</text:span><text:span text:style-name="T491_31"><text:s/></text:span><text:span text:style-name="T491_32">responsabilidades</text:span><text:span text:style-name="T491_33"><text:s/></text:span><text:span text:style-name="T491_34">tienen</text:span><text:span text:style-name="T491_35"><text:s/></text:span><text:span text:style-name="T491_36">asignadas</text:span><text:span text:style-name="T491_37">,<text:s/></text:span><text:span text:style-name="T491_38">cómo</text:span><text:span text:style-name="T491_39"><text:s/></text:span><text:span text:style-name="T491_40">se</text:span><text:span text:style-name="T491_41"><text:s/></text:span><text:span text:style-name="T491_42">relacionan</text:span><text:span text:style-name="T491_43">,<text:s/></text:span><text:span text:style-name="T491_44">etc</text:span><text:span text:style-name="T491_45">]</text:span></text:p>
      <text:p text:style-name="P492"/>
      <text:h text:style-name="P493" text:outline-level="10"><text:bookmark-start text:name="h.x4y5yauds4i9"/><text:bookmark-end text:name="h.x4y5yauds4i9"/><text:span text:style-name="T493_1">Diagramas</text:span><text:span text:style-name="T493_2"><text:s/></text:span><text:span text:style-name="T493_3">de</text:span><text:span text:style-name="T493_4"><text:s/></text:span><text:span text:style-name="T493_5">clases</text:span></text:h>
      <text:p text:style-name="P494"><text:span text:style-name="T494_1">[</text:span><text:span text:style-name="T494_2">Varios</text:span><text:span text:style-name="T494_3"><text:s/></text:span><text:span text:style-name="T494_4">diagramas</text:span><text:span text:style-name="T494_5"><text:s/></text:span><text:span text:style-name="T494_6">de</text:span><text:span text:style-name="T494_7"><text:s/></text:span><text:span text:style-name="T494_8">clases</text:span><text:span text:style-name="T494_9">,<text:s/></text:span><text:span text:style-name="T494_10">mostrando</text:span><text:span text:style-name="T494_11"><text:s/></text:span><text:span text:style-name="T494_12">la</text:span><text:span text:style-name="T494_13"><text:s/></text:span><text:span text:style-name="T494_14">relación</text:span><text:span text:style-name="T494_15"><text:s/></text:span><text:span text:style-name="T494_16">estática</text:span><text:span text:style-name="T494_17"><text:s/></text:span><text:span text:style-name="T494_18">entre</text:span><text:span text:style-name="T494_19"><text:s/></text:span><text:span text:style-name="T494_20">las</text:span><text:span text:style-name="T494_21"><text:s/></text:span><text:span text:style-name="T494_22">clases</text:span><text:span text:style-name="T494_23">,<text:s/></text:span><text:span text:style-name="T494_24">pueden</text:span><text:span text:style-name="T494_25"><text:s/></text:span><text:span text:style-name="T494_26">agregar</text:span><text:span text:style-name="T494_27"><text:s/></text:span><text:span text:style-name="T494_28">todo</text:span><text:span text:style-name="T494_29"><text:s/></text:span><text:span text:style-name="T494_30">el</text:span><text:span text:style-name="T494_31"><text:s/></text:span><text:span text:style-name="T494_32">texto</text:span><text:span text:style-name="T494_33"><text:s/></text:span><text:span text:style-name="T494_34">necesario</text:span><text:span text:style-name="T494_35"><text:s/></text:span><text:span text:style-name="T494_36">para</text:span><text:span text:style-name="T494_37"><text:s/></text:span><text:span text:style-name="T494_38">aclarar</text:span><text:span text:style-name="T494_39"><text:s/></text:span><text:span text:style-name="T494_40">y</text:span><text:span text:style-name="T494_41"><text:s/></text:span><text:span text:style-name="T494_42">explicar</text:span><text:span text:style-name="T494_43"><text:s/></text:span><text:span text:style-name="T494_44">su</text:span><text:span text:style-name="T494_45"><text:s/></text:span><text:span text:style-name="T494_46">diseño</text:span><text:span text:style-name="T494_47">,<text:s/></text:span><text:span text:style-name="T494_48">recuerden</text:span><text:span text:style-name="T494_49"><text:s/></text:span><text:span text:style-name="T494_50">que</text:span><text:span text:style-name="T494_51"><text:s/></text:span><text:span text:style-name="T494_52">la</text:span><text:span text:style-name="T494_53"><text:s/></text:span><text:span text:style-name="T494_54">idea</text:span><text:span text:style-name="T494_55"><text:s/></text:span><text:span text:style-name="T494_56">de</text:span><text:span text:style-name="T494_57"><text:s/></text:span><text:span text:style-name="T494_58">todo</text:span><text:span text:style-name="T494_59"><text:s/></text:span><text:span text:style-name="T494_60">el</text:span><text:span text:style-name="T494_61"><text:s/></text:span><text:span text:style-name="T494_62">documento</text:span><text:span text:style-name="T494_63"><text:s/></text:span><text:span text:style-name="T494_64">es</text:span><text:span text:style-name="T494_65"><text:s/></text:span><text:span text:style-name="T494_66">que</text:span><text:span text:style-name="T494_67"><text:s/></text:span><text:span text:style-name="T494_68">quede</text:span><text:span text:style-name="T494_69"><text:s/></text:span><text:span text:style-name="T494_70">documentado</text:span><text:span text:style-name="T494_71"><text:s/></text:span><text:span text:style-name="T494_72">y</text:span><text:span text:style-name="T494_73"><text:s/></text:span><text:span text:style-name="T494_74">entendible</text:span><text:span text:style-name="T494_75"><text:s/></text:span><text:span text:style-name="T494_76">como</text:span><text:span text:style-name="T494_77"><text:s/></text:span><text:span text:style-name="T494_78">está</text:span><text:span text:style-name="T494_79"><text:s/></text:span><text:span text:style-name="T494_80">hecho</text:span><text:span text:style-name="T494_81"><text:s/></text:span><text:span text:style-name="T494_82">el</text:span><text:span text:style-name="T494_83"><text:s/></text:span><text:span text:style-name="T494_84">TP</text:span><text:span text:style-name="T494_85">]</text:span></text:p>
      <text:p text:style-name="P495"/>
      <text:h text:style-name="P496" text:outline-level="10"><text:bookmark-start text:name="h.yrosurf8aj9g"/><text:bookmark-end text:name="h.yrosurf8aj9g"/><text:span text:style-name="T496_1">Diagramas</text:span><text:span text:style-name="T496_2"><text:s/></text:span><text:span text:style-name="T496_3">de</text:span><text:span text:style-name="T496_4"><text:s/></text:span><text:span text:style-name="T496_5">secuencia</text:span></text:h>
      <text:p text:style-name="P497"><text:span text:style-name="T497_1">[</text:span><text:span text:style-name="T497_2">Varios</text:span><text:span text:style-name="T497_3"><text:s/></text:span><text:span text:style-name="T497_4">diagramas</text:span><text:span text:style-name="T497_5"><text:s/></text:span><text:span text:style-name="T497_6">de</text:span><text:span text:style-name="T497_7"><text:s/></text:span><text:span text:style-name="T497_8">secuencia</text:span><text:span text:style-name="T497_9">,<text:s/></text:span><text:span text:style-name="T497_10">mostrando</text:span><text:span text:style-name="T497_11"><text:s/></text:span><text:span text:style-name="T497_12">la</text:span><text:span text:style-name="T497_13"><text:s/></text:span><text:span text:style-name="T497_14">relación</text:span><text:span text:style-name="T497_15"><text:s/></text:span><text:span text:style-name="T497_16">dinámica</text:span><text:span text:style-name="T497_17"><text:s/></text:span><text:span text:style-name="T497_18">entre</text:span><text:span text:style-name="T497_19"><text:s/></text:span><text:span text:style-name="T497_20">las</text:span><text:span text:style-name="T497_21"><text:s/></text:span><text:span text:style-name="T497_22">clases</text:span><text:span text:style-name="T497_23"><text:s/></text:span><text:span text:style-name="T497_24">planteando</text:span><text:span text:style-name="T497_25"><text:s/></text:span><text:span text:style-name="T497_26">una</text:span><text:span text:style-name="T497_27"><text:s/></text:span><text:span text:style-name="T497_28">gran</text:span><text:span text:style-name="T497_29"><text:s/></text:span><text:span text:style-name="T497_30">cantidad</text:span><text:span text:style-name="T497_31"><text:s/></text:span><text:span text:style-name="T497_32">de</text:span><text:span text:style-name="T497_33"><text:s/></text:span><text:span text:style-name="T497_34">escenarios</text:span><text:span text:style-name="T497_35"><text:s/></text:span><text:span text:style-name="T497_36">que</text:span><text:span text:style-name="T497_37"><text:s/></text:span><text:span text:style-name="T497_38">contemplen</text:span><text:span text:style-name="T497_39"><text:s/></text:span><text:span text:style-name="T497_40">las</text:span><text:span text:style-name="T497_41"><text:s/></text:span><text:span text:style-name="T497_42">situaciones</text:span><text:span text:style-name="T497_43"><text:s/></text:span><text:span text:style-name="T497_44">del</text:span><text:span text:style-name="T497_45"><text:s/></text:span><text:span text:style-name="T497_46">trabajo</text:span><text:span text:style-name="T497_47"><text:s/></text:span><text:span text:style-name="T497_48">práctico</text:span><text:span text:style-name="T497_49">]</text:span></text:p>
      <text:p text:style-name="P498"/>
      <text:h text:style-name="P499" text:outline-level="10"><text:bookmark-start text:name="h.qhzzc36nw9a9"/><text:bookmark-end text:name="h.qhzzc36nw9a9"/><text:span text:style-name="T499_1">Diagrama</text:span><text:span text:style-name="T499_2"><text:s/></text:span><text:span text:style-name="T499_3">de</text:span><text:span text:style-name="T499_4"><text:s/></text:span><text:span text:style-name="T499_5">paquetes</text:span></text:h>
      <text:p text:style-name="P500"><text:span text:style-name="T500_1">[</text:span><text:span text:style-name="T500_2">incluir</text:span><text:span text:style-name="T500_3"><text:s/></text:span><text:span text:style-name="T500_4">un</text:span><text:span text:style-name="T500_5"><text:s/></text:span><text:span text:style-name="T500_6">diagrama</text:span><text:span text:style-name="T500_7"><text:s/></text:span><text:span text:style-name="T500_8">de</text:span><text:span text:style-name="T500_9"><text:s/></text:span><text:span text:style-name="T500_10">paquetes</text:span><text:span text:style-name="T500_11"><text:s/></text:span><text:span text:style-name="T500_12">para</text:span><text:span text:style-name="T500_13"><text:s/></text:span><text:span text:style-name="T500_14">mostrar</text:span><text:span text:style-name="T500_15"><text:s/></text:span><text:span text:style-name="T500_16">el</text:span><text:span text:style-name="T500_17"><text:s/></text:span><text:span text:style-name="T500_18">acoplamiento</text:span><text:span text:style-name="T500_19"><text:s/></text:span><text:span text:style-name="T500_20">de</text:span><text:span text:style-name="T500_21"><text:s/></text:span><text:span text:style-name="T500_22">su</text:span><text:span text:style-name="T500_23"><text:s/></text:span><text:span text:style-name="T500_24">trabajo</text:span><text:span text:style-name="T500_25"><text:s/>]</text:span></text:p>
      <text:p text:style-name="P501"/>
      <text:h text:style-name="P502" text:outline-level="10"><text:bookmark-start text:name="h.urrvy14wky6v"/><text:bookmark-end text:name="h.urrvy14wky6v"/><text:span text:style-name="T502_1">Diagramas</text:span><text:span text:style-name="T502_2"><text:s/></text:span><text:span text:style-name="T502_3">de</text:span><text:span text:style-name="T502_4"><text:s/></text:span><text:span text:style-name="T502_5">estado</text:span></text:h>
      <text:p text:style-name="P503"><text:span text:style-name="T503_1">[</text:span><text:span text:style-name="T503_2">Incluir</text:span><text:span text:style-name="T503_3"><text:s/></text:span><text:span text:style-name="T503_4">diagramas</text:span><text:span text:style-name="T503_5"><text:s/></text:span><text:span text:style-name="T503_6">de</text:span><text:span text:style-name="T503_7"><text:s/></text:span><text:span text:style-name="T503_8">estados</text:span><text:span text:style-name="T503_9">,<text:s/></text:span><text:span text:style-name="T503_10">mostrando</text:span><text:span text:style-name="T503_11"><text:s/></text:span><text:span text:style-name="T503_12">tanto</text:span><text:span text:style-name="T503_13"><text:s/></text:span><text:span text:style-name="T503_14">los</text:span><text:span text:style-name="T503_15"><text:s/></text:span><text:span text:style-name="T503_16">estados</text:span><text:span text:style-name="T503_17"><text:s/></text:span><text:span text:style-name="T503_18">como</text:span><text:span text:style-name="T503_19"><text:s text:c="2"/></text:span><text:span text:style-name="T503_20">las</text:span><text:span text:style-name="T503_21"><text:s/></text:span><text:span text:style-name="T503_22">distintas</text:span><text:span text:style-name="T503_23"><text:s/></text:span><text:span text:style-name="T503_24">transiciones</text:span><text:span text:style-name="T503_25"><text:s/></text:span><text:span text:style-name="T503_26">de</text:span><text:span text:style-name="T503_27"><text:s/></text:span><text:span text:style-name="T503_28">los</text:span><text:span text:style-name="T503_29"><text:s/></text:span><text:span text:style-name="T503_30">mismos</text:span><text:span text:style-name="T503_31"><text:s/></text:span><text:span text:style-name="T503_32">para</text:span><text:span text:style-name="T503_33"><text:s/></text:span><text:span text:style-name="T503_34">varias</text:span><text:span text:style-name="T503_35"><text:s/></text:span><text:span text:style-name="T503_36">entidades</text:span><text:span text:style-name="T503_37"><text:s/></text:span><text:span text:style-name="T503_38">del</text:span><text:span text:style-name="T503_39"><text:s/></text:span><text:span text:style-name="T503_40">trabajo</text:span><text:span text:style-name="T503_41"><text:s/></text:span><text:span text:style-name="T503_42">práctico</text:span><text:span text:style-name="T503_43"><text:s/>]</text:span></text:p>
      <text:h text:style-name="P504" text:outline-level="10"><text:bookmark-start text:name="h.mz6hycflsime"/><text:bookmark-end text:name="h.mz6hycflsime"/><text:span text:style-name="T504_1">Detalles</text:span><text:span text:style-name="T504_2"><text:s/></text:span><text:span text:style-name="T504_3">de</text:span><text:span text:style-name="T504_4"><text:s/></text:span><text:span text:style-name="T504_5">implementación</text:span></text:h>
      <text:p text:style-name="P505"><text:span text:style-name="T505_1">[</text:span><text:span text:style-name="T505_2">Deben</text:span><text:span text:style-name="T505_3"><text:s/></text:span><text:span text:style-name="T505_4">detallar</text:span><text:span text:style-name="T505_5">/</text:span><text:span text:style-name="T505_6">explicar</text:span><text:span text:style-name="T505_7"><text:s/></text:span><text:span text:style-name="T505_8">qué</text:span><text:span text:style-name="T505_9"><text:s/></text:span><text:span text:style-name="T505_10">estrategias</text:span><text:span text:style-name="T505_11"><text:s/></text:span><text:span text:style-name="T505_12">utilizaron</text:span><text:span text:style-name="T505_13"><text:s/></text:span><text:span text:style-name="T505_14">para</text:span><text:span text:style-name="T505_15"><text:s/></text:span><text:span text:style-name="T505_16">resolver</text:span><text:span text:style-name="T505_17"><text:s/></text:span><text:span text:style-name="T505_18">todos</text:span><text:span text:style-name="T505_19"><text:s/></text:span><text:span text:style-name="T505_20">los</text:span><text:span text:style-name="T505_21"><text:s/></text:span><text:span text:style-name="T505_22">puntos</text:span><text:span text:style-name="T505_23"><text:s/></text:span><text:span text:style-name="T505_24">más</text:span><text:span text:style-name="T505_25"><text:s/></text:span><text:span text:style-name="T505_26">conflictivos</text:span><text:span text:style-name="T505_27"><text:s/></text:span><text:span text:style-name="T505_28">del</text:span><text:span text:style-name="T505_29"><text:s/></text:span><text:span text:style-name="T505_30">trabajo</text:span><text:span text:style-name="T505_31"><text:s/></text:span><text:span text:style-name="T505_32">práctico</text:span><text:span text:style-name="T505_33">.<text:s/>]</text:span></text:p>
      <text:p text:style-name="P506"/>
      <text:h text:style-name="P507" text:outline-level="10"><text:bookmark-start text:name="h.rnbouaam6oso"/><text:bookmark-end text:name="h.rnbouaam6oso"/><text:span text:style-name="T507_1">Excepciones</text:span></text:h>
      <text:p text:style-name="P508"><text:span text:style-name="T508_1">[</text:span><text:span text:style-name="T508_2">Explicar</text:span><text:span text:style-name="T508_3"><text:s/></text:span><text:span text:style-name="T508_4">las</text:span><text:span text:style-name="T508_5"><text:s/></text:span><text:span text:style-name="T508_6">excepciones</text:span><text:span text:style-name="T508_7"><text:s/></text:span><text:span text:style-name="T508_8">creadas</text:span><text:span text:style-name="T508_9">,<text:s/></text:span><text:span text:style-name="T508_10">con</text:span><text:span text:style-name="T508_11"><text:s/></text:span><text:span text:style-name="T508_12">qué</text:span><text:span text:style-name="T508_13"><text:s/></text:span><text:span text:style-name="T508_14">fin</text:span><text:span text:style-name="T508_15"><text:s/></text:span><text:span text:style-name="T508_16">fueron</text:span><text:span text:style-name="T508_17"><text:s/></text:span><text:span text:style-name="T508_18">creadas</text:span><text:span text:style-name="T508_19"><text:s/></text:span><text:span text:style-name="T508_20">y</text:span><text:span text:style-name="T508_21"><text:s/></text:span><text:span text:style-name="T508_22">cómo</text:span><text:span text:style-name="T508_23"><text:s/></text:span><text:span text:style-name="T508_24">y</text:span><text:span text:style-name="T508_25"><text:s/></text:span><text:span text:style-name="T508_26">dónde</text:span><text:span text:style-name="T508_27"><text:s/></text:span><text:span text:style-name="T508_28">se</text:span><text:span text:style-name="T508_29"><text:s/></text:span><text:span text:style-name="T508_30">las</text:span><text:span text:style-name="T508_31"><text:s/></text:span><text:span text:style-name="T508_32">atrapa</text:span><text:span text:style-name="T508_33"><text:s/></text:span><text:span text:style-name="T508_34">explicando</text:span><text:span text:style-name="T508_35"><text:s/></text:span><text:span text:style-name="T508_36">qué</text:span><text:span text:style-name="T508_37"><text:s/></text:span><text:span text:style-name="T508_38">acciones</text:span><text:span text:style-name="T508_39"><text:s/></text:span><text:span text:style-name="T508_40">se</text:span><text:span text:style-name="T508_41"><text:s/></text:span><text:span text:style-name="T508_42">toman</text:span><text:span text:style-name="T508_43"><text:s/></text:span><text:span text:style-name="T508_44">al</text:span><text:span text:style-name="T508_45"><text:s/></text:span><text:span text:style-name="T508_46">respecto</text:span><text:span text:style-name="T508_47"><text:s/></text:span><text:span text:style-name="T508_48">una</text:span><text:span text:style-name="T508_49"><text:s/></text:span><text:span text:style-name="T508_50">vez</text:span><text:span text:style-name="T508_51"><text:s/></text:span><text:span text:style-name="T508_52">capturadas</text:span><text:span text:style-name="T508_53">.]</text:span></text:p>
      <text:h text:style-name="P509" text:outline-level="10"><text:bookmark-start text:name="h.9nsoa42j71k0"/><text:bookmark-end text:name="h.9nsoa42j71k0"/></text:h>
      <text:h text:style-name="P510" text:outline-level="10"><text:bookmark-start text:name="h.ywd3cxbe8j4o"/><text:bookmark-end text:name="h.ywd3cxbe8j4o"/><text:bookmark-start text:name="h.62o2ixovn4ec"/><text:bookmark-end text:name="h.62o2ixovn4ec"/><text:span text:style-name="T510_1">Checklist</text:span><text:span text:style-name="T510_2"><text:s/></text:span><text:span text:style-name="T510_3">de</text:span><text:span text:style-name="T510_4"><text:s/></text:span><text:span text:style-name="T510_5">corrección</text:span></text:h>
      <text:p text:style-name="P511"><text:span text:style-name="T511_1">Esta</text:span><text:span text:style-name="T511_2"><text:s/></text:span><text:span text:style-name="T511_3">sección</text:span><text:span text:style-name="T511_4"><text:s/></text:span><text:span text:style-name="T511_5">es</text:span><text:span text:style-name="T511_6"><text:s/></text:span><text:span text:style-name="T511_7">para</text:span><text:span text:style-name="T511_8"><text:s/></text:span><text:span text:style-name="T511_9">uso</text:span><text:span text:style-name="T511_10"><text:s/></text:span><text:span text:style-name="T511_11">exclusivo</text:span><text:span text:style-name="T511_12"><text:s/></text:span><text:span text:style-name="T511_13">de</text:span><text:span text:style-name="T511_14"><text:s/></text:span><text:span text:style-name="T511_15">los</text:span><text:span text:style-name="T511_16"><text:s/></text:span><text:span text:style-name="T511_17">docentes</text:span><text:span text:style-name="T511_18">,<text:s/></text:span><text:span text:style-name="T511_19">por</text:span><text:span text:style-name="T511_20"><text:s/></text:span><text:span text:style-name="T511_21">favor</text:span><text:span text:style-name="T511_22"><text:s/></text:span><text:span text:style-name="T511_23">no</text:span><text:span text:style-name="T511_24"><text:s/></text:span><text:span text:style-name="T511_25">modificar</text:span><text:span text:style-name="T511_26">.</text:span></text:p>
      <text:p text:style-name="P512"/>
      <text:h text:style-name="P513" text:outline-level="10"><text:bookmark-start text:name="h.rw2jd4pw07u0"/><text:bookmark-end text:name="h.rw2jd4pw07u0"/><text:span text:style-name="T513_1">Carpeta</text:span></text:h>
      <text:p text:style-name="P514"><text:span text:style-name="T514_1">Generalidades</text:span></text:p>
      <text:list text:style-name="LS11" xml:id="list50">
        <text:list-item>
          <text:p text:style-name="P515"><text:span text:style-name="T515_1">¿</text:span><text:span text:style-name="T515_2">Son</text:span><text:span text:style-name="T515_3"><text:s/></text:span><text:span text:style-name="T515_4">correctos</text:span><text:span text:style-name="T515_5"><text:s/></text:span><text:span text:style-name="T515_6">los</text:span><text:span text:style-name="T515_7"><text:s/></text:span><text:span text:style-name="T515_8">supuestos</text:span><text:span text:style-name="T515_9"><text:s/></text:span><text:span text:style-name="T515_10">y</text:span><text:span text:style-name="T515_11"><text:s/></text:span><text:span text:style-name="T515_12">extensiones</text:span><text:span text:style-name="T515_13">?</text:span></text:p>
        </text:list-item>
        <text:list-item>
          <text:p text:style-name="P516"><text:span text:style-name="T516_1">¿</text:span><text:span text:style-name="T516_2">Es</text:span><text:span text:style-name="T516_3"><text:s/></text:span><text:span text:style-name="T516_4">prolija</text:span><text:span text:style-name="T516_5"><text:s/></text:span><text:span text:style-name="T516_6">la</text:span><text:span text:style-name="T516_7"><text:s/></text:span><text:span text:style-name="T516_8">presentación</text:span><text:span text:style-name="T516_9">?<text:s/>(</text:span><text:span text:style-name="T516_10">hojas</text:span><text:span text:style-name="T516_11"><text:s/></text:span><text:span text:style-name="T516_12">del</text:span><text:span text:style-name="T516_13"><text:s/></text:span><text:span text:style-name="T516_14">mismo</text:span><text:span text:style-name="T516_15"><text:s/></text:span><text:span text:style-name="T516_16">tamaño</text:span><text:span text:style-name="T516_17">,<text:s/></text:span><text:span text:style-name="T516_18">numeradas</text:span><text:span text:style-name="T516_19"><text:s/></text:span><text:span text:style-name="T516_20">y</text:span><text:span text:style-name="T516_21"><text:s/></text:span><text:span text:style-name="T516_22">con</text:span><text:span text:style-name="T516_23"><text:s/></text:span><text:span text:style-name="T516_24">tipografía</text:span><text:span text:style-name="T516_25"><text:s/></text:span><text:span text:style-name="T516_26">uniforme</text:span><text:span text:style-name="T516_27">)</text:span></text:p>
        </text:list-item>
      </text:list>
      <text:p text:style-name="P517"><text:span text:style-name="T517_1">Modelo</text:span></text:p>
      <text:list text:style-name="LS11" xml:id="list52">
        <text:list-item>
          <text:p text:style-name="P518"><text:span text:style-name="T518_1">¿</text:span><text:span text:style-name="T518_2">Está</text:span><text:span text:style-name="T518_3"><text:s/></text:span><text:span text:style-name="T518_4">completo</text:span><text:span text:style-name="T518_5">?¿</text:span><text:span text:style-name="T518_6">Contempla</text:span><text:span text:style-name="T518_7"><text:s/></text:span><text:span text:style-name="T518_8">la</text:span><text:span text:style-name="T518_9"><text:s/></text:span><text:span text:style-name="T518_10">totalidad</text:span><text:span text:style-name="T518_11"><text:s/></text:span><text:span text:style-name="T518_12">del</text:span><text:span text:style-name="T518_13"><text:s/></text:span><text:span text:style-name="T518_14">problema</text:span><text:span text:style-name="T518_15">?</text:span></text:p>
        </text:list-item>
        <text:list-item>
          <text:p text:style-name="P519"><text:span text:style-name="T519_1">¿</text:span><text:span text:style-name="T519_2">Respeta</text:span><text:span text:style-name="T519_3"><text:s/></text:span><text:span text:style-name="T519_4">encapsulamiento</text:span><text:span text:style-name="T519_5">?</text:span></text:p>
        </text:list-item>
        <text:list-item>
          <text:p text:style-name="P520"><text:span text:style-name="T520_1">¿</text:span><text:span text:style-name="T520_2">Hace</text:span><text:span text:style-name="T520_3"><text:s/></text:span><text:span text:style-name="T520_4">un</text:span><text:span text:style-name="T520_5"><text:s/></text:span><text:span text:style-name="T520_6">buen</text:span><text:span text:style-name="T520_7"><text:s/></text:span><text:span text:style-name="T520_8">uso</text:span><text:span text:style-name="T520_9"><text:s/></text:span><text:span text:style-name="T520_10">de</text:span><text:span text:style-name="T520_11"><text:s/></text:span><text:span text:style-name="T520_12">excepciones</text:span><text:span text:style-name="T520_13">?</text:span></text:p>
        </text:list-item>
        <text:list-item>
          <text:p text:style-name="P521"><text:span text:style-name="T521_1">¿</text:span><text:span text:style-name="T521_2">Utiliza</text:span><text:span text:style-name="T521_3"><text:s/></text:span><text:span text:style-name="T521_4">polimorfismo</text:span><text:span text:style-name="T521_5"><text:s/></text:span><text:span text:style-name="T521_6">en</text:span><text:span text:style-name="T521_7"><text:s/></text:span><text:span text:style-name="T521_8">las</text:span><text:span text:style-name="T521_9"><text:s/></text:span><text:span text:style-name="T521_10">situaciones</text:span><text:span text:style-name="T521_11"><text:s/></text:span><text:span text:style-name="T521_12">esperadas</text:span><text:span text:style-name="T521_13">?</text:span></text:p>
        </text:list-item>
      </text:list>
      <text:p text:style-name="P522"/>
      <text:h text:style-name="P523" text:outline-level="10"><text:bookmark-start text:name="h.gqtdp9vx8b5k"/><text:bookmark-end text:name="h.gqtdp9vx8b5k"/><text:span text:style-name="T523_1">Diagramas</text:span></text:h>
      <text:p text:style-name="P524"><text:span text:style-name="T524_1">Diagrama</text:span><text:span text:style-name="T524_2"><text:s/></text:span><text:span text:style-name="T524_3">de</text:span><text:span text:style-name="T524_4"><text:s/></text:span><text:span text:style-name="T524_5">clases</text:span></text:p>
      <text:list text:style-name="LS11" xml:id="list56">
        <text:list-item>
          <text:p text:style-name="P525"><text:span text:style-name="T525_1">¿</text:span><text:span text:style-name="T525_2">Está</text:span><text:span text:style-name="T525_3"><text:s/></text:span><text:span text:style-name="T525_4">completo</text:span><text:span text:style-name="T525_5">?</text:span></text:p>
        </text:list-item>
        <text:list-item>
          <text:p text:style-name="P526"><text:span text:style-name="T526_1">¿</text:span><text:span text:style-name="T526_2">Está</text:span><text:span text:style-name="T526_3"><text:s/></text:span><text:span text:style-name="T526_4">bien</text:span><text:span text:style-name="T526_5"><text:s/></text:span><text:span text:style-name="T526_6">utilizada</text:span><text:span text:style-name="T526_7"><text:s/></text:span><text:span text:style-name="T526_8">la</text:span><text:span text:style-name="T526_9"><text:s/></text:span><text:span text:style-name="T526_10">notación</text:span><text:span text:style-name="T526_11">?</text:span></text:p>
        </text:list-item>
      </text:list>
      <text:p text:style-name="P527"><text:span text:style-name="T527_1">Diagramas</text:span><text:span text:style-name="T527_2"><text:s/></text:span><text:span text:style-name="T527_3">de</text:span><text:span text:style-name="T527_4"><text:s/></text:span><text:span text:style-name="T527_5">secuencia</text:span></text:p>
      <text:list text:style-name="LS11" xml:id="list58">
        <text:list-item>
          <text:p text:style-name="P528"><text:span text:style-name="T528_1">¿</text:span><text:span text:style-name="T528_2">Está</text:span><text:span text:style-name="T528_3"><text:s/></text:span><text:span text:style-name="T528_4">completo</text:span><text:span text:style-name="T528_5">?</text:span></text:p>
        </text:list-item>
        <text:list-item>
          <text:p text:style-name="P529"><text:span text:style-name="T529_1">¿</text:span><text:span text:style-name="T529_2">Es</text:span><text:span text:style-name="T529_3"><text:s/></text:span><text:span text:style-name="T529_4">consistente</text:span><text:span text:style-name="T529_5"><text:s/></text:span><text:span text:style-name="T529_6">con</text:span><text:span text:style-name="T529_7"><text:s/></text:span><text:span text:style-name="T529_8">el</text:span><text:span text:style-name="T529_9"><text:s/></text:span><text:span text:style-name="T529_10">diagrama</text:span><text:span text:style-name="T529_11"><text:s/></text:span><text:span text:style-name="T529_12">de</text:span><text:span text:style-name="T529_13"><text:s/></text:span><text:span text:style-name="T529_14">clases</text:span><text:span text:style-name="T529_15">?</text:span></text:p>
        </text:list-item>
        <text:list-item>
          <text:p text:style-name="P530"><text:span text:style-name="T530_1">¿</text:span><text:span text:style-name="T530_2">Está</text:span><text:span text:style-name="T530_3"><text:s/></text:span><text:span text:style-name="T530_4">bien</text:span><text:span text:style-name="T530_5"><text:s/></text:span><text:span text:style-name="T530_6">utilizada</text:span><text:span text:style-name="T530_7"><text:s/></text:span><text:span text:style-name="T530_8">la</text:span><text:span text:style-name="T530_9"><text:s/></text:span><text:span text:style-name="T530_10">notación</text:span><text:span text:style-name="T530_11">?</text:span></text:p>
        </text:list-item>
      </text:list>
      <text:p text:style-name="P531"><text:span text:style-name="T531_1">Diagrama</text:span><text:span text:style-name="T531_2"><text:s/></text:span><text:span text:style-name="T531_3">de</text:span><text:span text:style-name="T531_4"><text:s/></text:span><text:span text:style-name="T531_5">estados</text:span></text:p>
      <text:list text:style-name="LS11" xml:id="list61">
        <text:list-item>
          <text:p text:style-name="P532"><text:span text:style-name="T532_1">¿</text:span><text:span text:style-name="T532_2">Está</text:span><text:span text:style-name="T532_3"><text:s/></text:span><text:span text:style-name="T532_4">completo</text:span><text:span text:style-name="T532_5">?</text:span></text:p>
        </text:list-item>
        <text:list-item>
          <text:p text:style-name="P533"><text:span text:style-name="T533_1">¿</text:span><text:span text:style-name="T533_2">Está</text:span><text:span text:style-name="T533_3"><text:s/></text:span><text:span text:style-name="T533_4">bien</text:span><text:span text:style-name="T533_5"><text:s/></text:span><text:span text:style-name="T533_6">utilizada</text:span><text:span text:style-name="T533_7"><text:s/></text:span><text:span text:style-name="T533_8">la</text:span><text:span text:style-name="T533_9"><text:s/></text:span><text:span text:style-name="T533_10">notación</text:span><text:span text:style-name="T533_11">?</text:span></text:p>
        </text:list-item>
      </text:list>
      <text:p text:style-name="P534"/>
      <text:h text:style-name="P535" text:outline-level="10"><text:bookmark-start text:name="h.ycmx8rh8mdku"/><text:bookmark-end text:name="h.ycmx8rh8mdku"/><text:span text:style-name="T535_1">Código</text:span></text:h>
      <text:p text:style-name="P536"><text:span text:style-name="T536_1">Generalidades</text:span></text:p>
      <text:list text:style-name="LS12" xml:id="list63">
        <text:list-item>
          <text:p text:style-name="P537"><text:span text:style-name="T537_1">¿</text:span><text:span text:style-name="T537_2">Respeta</text:span><text:span text:style-name="T537_3"><text:s/></text:span><text:span text:style-name="T537_4">estándares</text:span><text:span text:style-name="T537_5"><text:s/></text:span><text:span text:style-name="T537_6">de</text:span><text:span text:style-name="T537_7"><text:s/></text:span><text:span text:style-name="T537_8">codificación</text:span><text:span text:style-name="T537_9">?</text:span></text:p>
        </text:list-item>
        <text:list-item>
          <text:p text:style-name="P538"><text:span text:style-name="T538_1">¿</text:span><text:span text:style-name="T538_2">Está</text:span><text:span text:style-name="T538_3"><text:s/></text:span><text:span text:style-name="T538_4">correctamente</text:span><text:span text:style-name="T538_5"><text:s/></text:span><text:span text:style-name="T538_6">documentado</text:span><text:span text:style-name="T538_7">?</text:span></text:p>
        </text:list-item>
      </text:list>
      <text:p text:style-name="P53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mbria" svg:font-family="Cambria"/>
    <style:font-face style:name="Consolas" svg:font-family="Consolas"/>
    <style:font-face style:name="Trebuchet MS" svg:font-family="Trebuchet M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number style:num-format="1" text:style-name="List5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5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5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number style:num-format="1" text:style-name="List6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6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6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6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6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6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6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6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6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7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7">
      <text:list-level-style-number style:num-format="1" text:style-name="List7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number>
      <text:list-level-style-number style:num-format="a" text:style-name="List7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number>
      <text:list-level-style-number style:num-format="i" text:style-name="List7Level2" style:num-suffix="." text:level="3">
        <style:list-level-properties text:min-label-width="2.54cm" text:min-label-distance="-0.952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number>
      <text:list-level-style-number style:num-format="1" text:style-name="List7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number>
      <text:list-level-style-number style:num-format="a" text:style-name="List7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number>
      <text:list-level-style-number style:num-format="i" text:style-name="List7Level5" style:num-suffix="." text:level="6">
        <style:list-level-properties text:min-label-width="4.445cm" text:min-label-distance="-2.858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number>
      <text:list-level-style-number style:num-format="1" text:style-name="List7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number>
      <text:list-level-style-number style:num-format="a" text:style-name="List7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number>
      <text:list-level-style-number style:num-format="i" text:style-name="List7Level8" style:num-suffix="." text:level="9">
        <style:list-level-properties text:min-label-width="6.35cm" text:min-label-distance="-4.762cm" fo:text-align="end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number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number style:num-format="1" text:style-name="List8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8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8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8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8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8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8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8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8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number style:num-format="1" text:style-name="List9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9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9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9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9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9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9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9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9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number style:num-format="1" text:style-name="List10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0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0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0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0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0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0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0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0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1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1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1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1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1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1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1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1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1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1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1Level2" text:level="3">
        <style:list-level-properties text:space-before="3.492cm" text:min-label-width="-3.49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1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1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1Level5" text:level="6">
        <style:list-level-properties text:space-before="7.302cm" text:min-label-width="-7.30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1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1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1Level8" text:level="9">
        <style:list-level-properties text:space-before="11.112cm" text:min-label-width="-11.11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12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2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2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2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2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2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2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2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2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-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2Level1" text:level="2">
        <style:list-level-properties text:space-before="1.905cm" text:min-label-width="-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2Level2" text:level="3">
        <style:list-level-properties text:space-before="3.492cm" text:min-label-width="-3.49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2Level3" text:level="4">
        <style:list-level-properties text:space-before="4.445cm" text:min-label-width="-4.44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2Level4" text:level="5">
        <style:list-level-properties text:space-before="5.715cm" text:min-label-width="-5.71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2Level5" text:level="6">
        <style:list-level-properties text:space-before="7.302cm" text:min-label-width="-7.30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2Level6" text:level="7">
        <style:list-level-properties text:space-before="8.255cm" text:min-label-width="-8.25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2Level7" text:level="8">
        <style:list-level-properties text:space-before="9.525cm" text:min-label-width="-9.52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2Level8" text:level="9">
        <style:list-level-properties text:space-before="11.112cm" text:min-label-width="-11.11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start-numbering-at="document" text:citation-style-name="Footnote_20_reference" text:citation-body-style-name="Footnote_20_tex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cm" fo:padding-bottom="0cm" fo:margin-bottom="2cm" fo:padding-left="0cm" fo:margin-left="2cm" fo:padding-right="0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